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791in"/>
    </style:style>
    <style:style style:name="co7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3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4">
      <style:table-cell-properties fo:border="0.06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3" style:family="table-cell" style:parent-style-name="Default" style:data-style-name="N11"/>
    <style:style style:name="ce4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4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9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0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6.2937in" svg:height="3.5453in" svg:x="13.8413in" svg:y="8.0728in">
            <draw:object draw:notify-on-update-of-ranges="Planilha1.H49:Planilha1.H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43in" svg:height="3.5449in" svg:x="5.9583in" svg:y="14.4626in">
            <draw:object draw:notify-on-update-of-ranges="Planilha1.G82:Planilha1.G109 Planilha1.F81:Planilha1.F81 Planilha1.F82:Planilha1.F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5" table:default-cell-style-name="ce23"/>
        <table:table-column table:style-name="co5" table:number-columns-repeated="4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 table:style-name="ce1"/>
          <table:table-cell table:style-name="ce6" office:value-type="string" calcext:value-type="string" table:number-columns-spanned="1" table:number-rows-spanned="2">
            <text:p>instance</text:p>
          </table:table-cell>
          <table:table-cell table:style-name="ce6" office:value-type="string" calcext:value-type="string" table:number-columns-spanned="5" table:number-rows-spanned="1">
            <text:p>Costs</text:p>
          </table:table-cell>
          <table:covered-table-cell table:number-columns-repeated="3" table:style-name="ce11"/>
          <table:covered-table-cell table:style-name="ce1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17"/>
          <table:table-cell table:number-columns-repeated="3"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number-columns-repeated="2" table:style-name="ce2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35"/>
          <table:table-cell/>
        </table:table-row>
        <table:table-row table:style-name="ro1">
          <table:table-cell table:style-name="ce1"/>
          <table:covered-table-cell table:style-name="ce3"/>
          <table:table-cell table:style-name="ce8" office:value-type="string" calcext:value-type="string">
            <text:p>stock</text:p>
          </table:table-cell>
          <table:table-cell table:style-name="ce12" office:value-type="string" calcext:value-type="string">
            <text:p>backlog</text:p>
          </table:table-cell>
          <table:table-cell table:style-name="ce12" office:value-type="string" calcext:value-type="string">
            <text:p>setup</text:p>
          </table:table-cell>
          <table:table-cell table:style-name="ce12" office:value-type="string" calcext:value-type="string">
            <text:p>production</text:p>
          </table:table-cell>
          <table:table-cell table:style-name="ce18" office:value-type="string" calcext:value-type="string">
            <text:p>total</text:p>
          </table:table-cell>
          <table:table-cell table:style-name="ce22" office:value-type="string" calcext:value-type="string">
            <text:p>used</text:p>
          </table:table-cell>
          <table:table-cell table:style-name="ce18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26" office:value-type="string" calcext:value-type="string">
            <text:p>total</text:p>
          </table:table-cell>
          <table:table-cell table:style-name="ce35" office:value-type="string" calcext:value-type="string">
            <text:p>used</text:p>
          </table:table-cell>
          <table:table-cell table:style-name="ce35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P7.txt</text:p>
          </table:table-cell>
          <table:table-cell table:style-name="ce4" office:value-type="string" calcext:value-type="string">
            <text:p>P1</text:p>
          </table:table-cell>
          <table:table-cell table:style-name="ce9" office:value-type="float" office:value="357711" calcext:value-type="float">
            <text:p>357,711.00</text:p>
          </table:table-cell>
          <table:table-cell table:style-name="ce13" office:value-type="float" office:value="20067.9" calcext:value-type="float">
            <text:p>20,067.90</text:p>
          </table:table-cell>
          <table:table-cell table:style-name="ce13" office:value-type="float" office:value="38435.4" calcext:value-type="float">
            <text:p>38,435.40</text:p>
          </table:table-cell>
          <table:table-cell table:style-name="ce13" office:value-type="float" office:value="226694" calcext:value-type="float">
            <text:p>226,694.00</text:p>
          </table:table-cell>
          <table:table-cell table:style-name="ce19" table:formula="of:=SUM([.C7:.F7])" office:value-type="float" office:value="642908.3" calcext:value-type="float">
            <text:p>642,908.30</text:p>
          </table:table-cell>
          <table:table-cell office:value-type="float" office:value="126308" calcext:value-type="float">
            <text:p>126,308.00</text:p>
          </table:table-cell>
          <table:table-cell table:style-name="ce19" office:value-type="float" office:value="195000" calcext:value-type="float">
            <text:p>195,000.00</text:p>
          </table:table-cell>
          <table:table-cell table:formula="of:=[.H7]/[.I7]" office:value-type="percentage" office:value="0.647733333333333" calcext:value-type="percentage">
            <text:p>64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M7:.P7])" office:value-type="float" office:value="649588.1" calcext:value-type="float">
            <text:p>649,588.10</text:p>
          </table:table-cell>
          <table:table-cell table:style-name="ce16" office:value-type="float" office:value="125500" calcext:value-type="float">
            <text:p>125,500.00</text:p>
          </table:table-cell>
          <table:table-cell table:style-name="ce16" office:value-type="float" office:value="126000" calcext:value-type="float">
            <text:p>126,000.00</text:p>
          </table:table-cell>
          <table:table-cell/>
        </table:table-row>
        <table:table-row table:style-name="ro1">
          <table:table-cell office:value-type="string" calcext:value-type="string">
            <text:p>P6.txt</text:p>
          </table:table-cell>
          <table:table-cell table:style-name="ce4" office:value-type="string" calcext:value-type="string">
            <text:p>P2</text:p>
          </table:table-cell>
          <table:table-cell table:style-name="ce9" office:value-type="float" office:value="13202.8" calcext:value-type="float">
            <text:p>13,202.80</text:p>
          </table:table-cell>
          <table:table-cell table:style-name="ce13" office:value-type="float" office:value="930.34" calcext:value-type="float">
            <text:p>930.34</text:p>
          </table:table-cell>
          <table:table-cell table:style-name="ce13" office:value-type="float" office:value="6368.75" calcext:value-type="float">
            <text:p>6,368.75</text:p>
          </table:table-cell>
          <table:table-cell table:style-name="ce13" office:value-type="float" office:value="267.316" calcext:value-type="float">
            <text:p>267.32</text:p>
          </table:table-cell>
          <table:table-cell table:style-name="ce19" table:formula="of:=SUM([.C8:.F8])" office:value-type="float" office:value="20769.206" calcext:value-type="float">
            <text:p>20,769.21</text:p>
          </table:table-cell>
          <table:table-cell office:value-type="float" office:value="25856" calcext:value-type="float">
            <text:p>25,856.00</text:p>
          </table:table-cell>
          <table:table-cell table:style-name="ce19" office:value-type="float" office:value="51000" calcext:value-type="float">
            <text:p>51,000.00</text:p>
          </table:table-cell>
          <table:table-cell table:formula="of:=[.H8]/[.I8]" office:value-type="percentage" office:value="0.506980392156863" calcext:value-type="percentage">
            <text:p>50.70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8:.P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/>
        </table:table-row>
        <table:table-row table:style-name="ro1">
          <table:table-cell office:value-type="string" calcext:value-type="string">
            <text:p>P8.txt</text:p>
          </table:table-cell>
          <table:table-cell table:style-name="ce4" office:value-type="string" calcext:value-type="string">
            <text:p>P3</text:p>
          </table:table-cell>
          <table:table-cell table:style-name="ce9" office:value-type="float" office:value="118962" calcext:value-type="float">
            <text:p>118,962.00</text:p>
          </table:table-cell>
          <table:table-cell table:style-name="ce13" office:value-type="float" office:value="26534.3" calcext:value-type="float">
            <text:p>26,534.30</text:p>
          </table:table-cell>
          <table:table-cell table:style-name="ce13" office:value-type="float" office:value="18411.3" calcext:value-type="float">
            <text:p>18,411.30</text:p>
          </table:table-cell>
          <table:table-cell table:style-name="ce13" office:value-type="float" office:value="312372" calcext:value-type="float">
            <text:p>312,372.00</text:p>
          </table:table-cell>
          <table:table-cell table:style-name="ce19" table:formula="of:=SUM([.C9:.F9])" office:value-type="float" office:value="476279.6" calcext:value-type="float">
            <text:p>476,279.60</text:p>
          </table:table-cell>
          <table:table-cell office:value-type="float" office:value="62447" calcext:value-type="float">
            <text:p>62,447.00</text:p>
          </table:table-cell>
          <table:table-cell table:style-name="ce19" office:value-type="float" office:value="105000" calcext:value-type="float">
            <text:p>105,000.00</text:p>
          </table:table-cell>
          <table:table-cell table:formula="of:=[.H9]/[.I9]" office:value-type="percentage" office:value="0.594733333333333" calcext:value-type="percentage">
            <text:p>59.47%</text:p>
          </table:table-cell>
          <table:table-cell table:number-columns-repeated="2"/>
          <table:table-cell table:style-name="ce16" table:number-columns-repeated="7"/>
          <table:table-cell/>
        </table:table-row>
        <table:table-row table:style-name="ro1">
          <table:table-cell office:value-type="string" calcext:value-type="string">
            <text:p>P9.txt</text:p>
          </table:table-cell>
          <table:table-cell table:style-name="ce4" office:value-type="string" calcext:value-type="string">
            <text:p>P4</text:p>
          </table:table-cell>
          <table:table-cell table:style-name="ce9" office:value-type="float" office:value="205631" calcext:value-type="float">
            <text:p>205,631.00</text:p>
          </table:table-cell>
          <table:table-cell table:style-name="ce13" office:value-type="float" office:value="27673.5" calcext:value-type="float">
            <text:p>27,673.50</text:p>
          </table:table-cell>
          <table:table-cell table:style-name="ce13" office:value-type="float" office:value="78430.9" calcext:value-type="float">
            <text:p>78,430.90</text:p>
          </table:table-cell>
          <table:table-cell table:style-name="ce13" office:value-type="float" office:value="136967" calcext:value-type="float">
            <text:p>136,967.00</text:p>
          </table:table-cell>
          <table:table-cell table:style-name="ce19" table:formula="of:=SUM([.C10:.F10])" office:value-type="float" office:value="448702.4" calcext:value-type="float">
            <text:p>448,702.40</text:p>
          </table:table-cell>
          <table:table-cell office:value-type="float" office:value="74759" calcext:value-type="float">
            <text:p>74,759.00</text:p>
          </table:table-cell>
          <table:table-cell table:style-name="ce19" office:value-type="float" office:value="152000" calcext:value-type="float">
            <text:p>152,000.00</text:p>
          </table:table-cell>
          <table:table-cell table:formula="of:=[.H10]/[.I10]" office:value-type="percentage" office:value="0.491835526315789" calcext:value-type="percentage">
            <text:p>49.18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0:.P10])" office:value-type="float" office:value="645528.9" calcext:value-type="float">
            <text:p>645,528.90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table:formula="of:=CEILING([.R10]*[.T10])" office:value-type="float" office:value="126750" calcext:value-type="float">
            <text:p>126,75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table:style-name="ce4" office:value-type="string" calcext:value-type="string">
            <text:p>P5</text:p>
          </table:table-cell>
          <table:table-cell table:style-name="ce9" office:value-type="float" office:value="7952.06" calcext:value-type="float">
            <text:p>7,952.06</text:p>
          </table:table-cell>
          <table:table-cell table:style-name="ce13" office:value-type="float" office:value="901.822" calcext:value-type="float">
            <text:p>901.82</text:p>
          </table:table-cell>
          <table:table-cell table:style-name="ce13" office:value-type="float" office:value="8495.25" calcext:value-type="float">
            <text:p>8,495.25</text:p>
          </table:table-cell>
          <table:table-cell table:style-name="ce13" office:value-type="float" office:value="0" calcext:value-type="float">
            <text:p>0.00</text:p>
          </table:table-cell>
          <table:table-cell table:style-name="ce19" table:formula="of:=SUM([.C11:.F11])" office:value-type="float" office:value="17349.132" calcext:value-type="float">
            <text:p>17,349.13</text:p>
          </table:table-cell>
          <table:table-cell office:value-type="float" office:value="10308" calcext:value-type="float">
            <text:p>10,308.00</text:p>
          </table:table-cell>
          <table:table-cell table:style-name="ce19" office:value-type="float" office:value="25000" calcext:value-type="float">
            <text:p>25,000.00</text:p>
          </table:table-cell>
          <table:table-cell table:formula="of:=[.H11]/[.I11]" office:value-type="percentage" office:value="0.41232" calcext:value-type="percentage">
            <text:p>41.23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1:.P11])" office:value-type="float" office:value="645528.9" calcext:value-type="float">
            <text:p>645,528.90</text:p>
          </table:table-cell>
          <table:table-cell table:style-name="ce16" office:value-type="float" office:value="0.7" calcext:value-type="float">
            <text:p>0.70</text:p>
          </table:table-cell>
          <table:table-cell table:style-name="ce16" table:formula="of:=CEILING([.R11]*[.T11])" office:value-type="float" office:value="136500" calcext:value-type="float">
            <text:p>136,50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4" office:value-type="string" calcext:value-type="string">
            <text:p>P6</text:p>
          </table:table-cell>
          <table:table-cell table:style-name="ce9" office:value-type="float" office:value="360198" calcext:value-type="float">
            <text:p>360,198.00</text:p>
          </table:table-cell>
          <table:table-cell table:style-name="ce13" office:value-type="float" office:value="39065.1" calcext:value-type="float">
            <text:p>39,065.10</text:p>
          </table:table-cell>
          <table:table-cell table:style-name="ce13" office:value-type="float" office:value="57208" calcext:value-type="float">
            <text:p>57,208.00</text:p>
          </table:table-cell>
          <table:table-cell table:style-name="ce13" office:value-type="float" office:value="1148.76" calcext:value-type="float">
            <text:p>1,148.76</text:p>
          </table:table-cell>
          <table:table-cell table:style-name="ce19" table:formula="of:=SUM([.C12:.F12])" office:value-type="float" office:value="457619.86" calcext:value-type="float">
            <text:p>457,619.86</text:p>
          </table:table-cell>
          <table:table-cell office:value-type="float" office:value="463875" calcext:value-type="float">
            <text:p>463,875.00</text:p>
          </table:table-cell>
          <table:table-cell table:style-name="ce19" office:value-type="float" office:value="650000" calcext:value-type="float">
            <text:p>650,000.00</text:p>
          </table:table-cell>
          <table:table-cell table:formula="of:=[.H12]/[.I12]" office:value-type="percentage" office:value="0.713653846153846" calcext:value-type="percentage">
            <text:p>71.3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2:.P12])" office:value-type="float" office:value="645528.9" calcext:value-type="float">
            <text:p>645,528.90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table:formula="of:=CEILING([.R12]*[.T12])" office:value-type="float" office:value="146250" calcext:value-type="float">
            <text:p>146,25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table:style-name="ce4" office:value-type="string" calcext:value-type="string">
            <text:p>P7</text:p>
          </table:table-cell>
          <table:table-cell table:style-name="ce9" office:value-type="float" office:value="126749" calcext:value-type="float">
            <text:p>126,749.00</text:p>
          </table:table-cell>
          <table:table-cell table:style-name="ce13" office:value-type="float" office:value="22822.3" calcext:value-type="float">
            <text:p>22,822.30</text:p>
          </table:table-cell>
          <table:table-cell table:style-name="ce13" office:value-type="float" office:value="55179.1" calcext:value-type="float">
            <text:p>55,179.10</text:p>
          </table:table-cell>
          <table:table-cell table:style-name="ce13" office:value-type="float" office:value="206528" calcext:value-type="float">
            <text:p>206,528.00</text:p>
          </table:table-cell>
          <table:table-cell table:style-name="ce19" table:formula="of:=SUM([.C13:.F13])" office:value-type="float" office:value="411278.4" calcext:value-type="float">
            <text:p>411,278.40</text:p>
          </table:table-cell>
          <table:table-cell office:value-type="float" office:value="130954" calcext:value-type="float">
            <text:p>130,954.00</text:p>
          </table:table-cell>
          <table:table-cell table:style-name="ce19" office:value-type="float" office:value="215000" calcext:value-type="float">
            <text:p>215,000.00</text:p>
          </table:table-cell>
          <table:table-cell table:formula="of:=[.H13]/[.I13]" office:value-type="percentage" office:value="0.609088372093023" calcext:value-type="percentage">
            <text:p>60.91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3:.P13])" office:value-type="float" office:value="645528.9" calcext:value-type="float">
            <text:p>645,528.90</text:p>
          </table:table-cell>
          <table:table-cell table:style-name="ce16" office:value-type="float" office:value="0.8" calcext:value-type="float">
            <text:p>0.80</text:p>
          </table:table-cell>
          <table:table-cell table:style-name="ce16" table:formula="of:=CEILING([.R13]*[.T13])" office:value-type="float" office:value="156000" calcext:value-type="float">
            <text:p>156,00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table:style-name="ce5" office:value-type="string" calcext:value-type="string">
            <text:p>P8</text:p>
          </table:table-cell>
          <table:table-cell table:style-name="ce10" office:value-type="float" office:value="698294" calcext:value-type="float">
            <text:p>698,294.00</text:p>
          </table:table-cell>
          <table:table-cell table:style-name="ce14" office:value-type="float" office:value="263668" calcext:value-type="float">
            <text:p>263,668.00</text:p>
          </table:table-cell>
          <table:table-cell table:style-name="ce14" office:value-type="float" office:value="155921" calcext:value-type="float">
            <text:p>155,921.00</text:p>
          </table:table-cell>
          <table:table-cell table:style-name="ce14" office:value-type="float" office:value="592622" calcext:value-type="float">
            <text:p>592,622.00</text:p>
          </table:table-cell>
          <table:table-cell table:style-name="ce20" table:formula="of:=SUM([.C14:.F14])" office:value-type="float" office:value="1710505" calcext:value-type="float">
            <text:p>1,710,505.00</text:p>
          </table:table-cell>
          <table:table-cell table:style-name="ce14" office:value-type="float" office:value="220357" calcext:value-type="float">
            <text:p>220,357.00</text:p>
          </table:table-cell>
          <table:table-cell table:style-name="ce20" office:value-type="float" office:value="330000" calcext:value-type="float">
            <text:p>330,000.00</text:p>
          </table:table-cell>
          <table:table-cell table:formula="of:=[.H14]/[.I14]" office:value-type="percentage" office:value="0.667748484848485" calcext:value-type="percentage">
            <text:p>66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4:.P14])" office:value-type="float" office:value="645528.9" calcext:value-type="float">
            <text:p>645,528.90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table:formula="of:=CEILING([.R14]*[.T14])" office:value-type="float" office:value="165750" calcext:value-type="float">
            <text:p>165,75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 table:number-columns-repeated="11"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5:.P15])" office:value-type="float" office:value="645528.9" calcext:value-type="float">
            <text:p>645,528.90</text:p>
          </table:table-cell>
          <table:table-cell table:style-name="ce16" office:value-type="float" office:value="0.9" calcext:value-type="float">
            <text:p>0.90</text:p>
          </table:table-cell>
          <table:table-cell table:style-name="ce16" table:formula="of:=CEILING([.R15]*[.T15])" office:value-type="float" office:value="175500" calcext:value-type="float">
            <text:p>175,50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table:style-name="ce19" table:formula="of:=SUM([.C16:.F16])" office:value-type="float" office:value="649588.1" calcext:value-type="float">
            <text:p>649,588.10</text:p>
          </table:table-cell>
          <table:table-cell office:value-type="float" office:value="125500" calcext:value-type="float">
            <text:p>125,500.00</text:p>
          </table:table-cell>
          <table:table-cell table:style-name="ce13" office:value-type="float" office:value="126000" calcext:value-type="float">
            <text:p>126,000.00</text:p>
          </table:table-cell>
          <table:table-cell table:number-columns-repeated="2"/>
          <table:table-cell table:style-name="ce4" office:value-type="string" calcext:value-type="string">
            <text:p>P1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M16:.P16])" office:value-type="float" office:value="642908.3" calcext:value-type="float">
            <text:p>642,908.30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table:formula="of:=CEILING([.R16]*[.T16])" office:value-type="float" office:value="185250" calcext:value-type="float">
            <text:p>185,250.00</text:p>
          </table:table-cell>
          <table:table-cell table:style-name="ce19" office:value-type="float" office:value="195000" calcext:value-type="float">
            <text:p>195,000.00</text:p>
          </table:table-cell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9" table:formula="of:=SUM([.C17:.F17])" office:value-type="float" office:value="645528.9" calcext:value-type="float">
            <text:p>645,528.90</text:p>
          </table:table-cell>
          <table:table-cell office:value-type="float" office:value="126307" calcext:value-type="float">
            <text:p>126,307.00</text:p>
          </table:table-cell>
          <table:table-cell table:style-name="ce13" office:value-type="float" office:value="127000" calcext:value-type="float">
            <text:p>127,000.00</text:p>
          </table:table-cell>
          <table:table-cell table:number-columns-repeated="11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/>
          <table:table-cell office:value-type="float" office:value="2482.62" calcext:value-type="float">
            <text:p>2482.6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2496.18" calcext:value-type="float">
            <text:p>2496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4:.N34])" office:value-type="float" office:value="645528.9" calcext:value-type="float">
            <text:p>645,528.90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5:.N35])" office:value-type="float" office:value="645528.9" calcext:value-type="float">
            <text:p>645,528.9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6:.N36])" office:value-type="float" office:value="645528.9" calcext:value-type="float">
            <text:p>645,528.9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7:.N37])" office:value-type="float" office:value="645528.9" calcext:value-type="float">
            <text:p>645,528.9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8:.N38])" office:value-type="float" office:value="645906.3" calcext:value-type="float">
            <text:p>645,906.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9:.N39])" office:value-type="float" office:value="360709" calcext:value-type="float">
            <text:p>360,709.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formula="of:=SUM([.K40:.N40])" office:value-type="float" office:value="357711" calcext:value-type="float">
            <text:p>357,711.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table:number-columns-repeated="9"/>
        </table:table-row>
        <table:table-row table:style-name="ro1" table:number-rows-repeated="5">
          <table:table-cell table:number-columns-repeated="20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number-columns-repeated="2" table:style-name="ce26"/>
          <table:table-cell table:number-columns-repeated="14"/>
        </table:table-row>
        <table:table-row table:style-name="ro1">
          <table:table-cell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26" office:value-type="string" calcext:value-type="string">
            <text:p>total</text:p>
          </table:table-cell>
          <table:table-cell office:value-type="string" calcext:value-type="string">
            <text:p>capac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9234" calcext:value-type="float">
            <text:p>359234</text:p>
          </table:table-cell>
          <table:table-cell office:value-type="float" office:value="22293" calcext:value-type="float">
            <text:p>22293</text:p>
          </table:table-cell>
          <table:table-cell office:value-type="float" office:value="41747.8" calcext:value-type="float">
            <text:p>41747.8</text:p>
          </table:table-cell>
          <table:table-cell office:value-type="float" office:value="229405" calcext:value-type="float">
            <text:p>229405</text:p>
          </table:table-cell>
          <table:table-cell table:style-name="ce13" table:formula="of:=SUM([.B49:.E49])" office:value-type="float" office:value="652679.8" calcext:value-type="float">
            <text:p>652,679.80</text:p>
          </table:table-cell>
          <table:table-cell office:value-type="float" office:value="127000" calcext:value-type="float">
            <text:p>127000</text:p>
          </table:table-cell>
          <table:table-cell office:value-type="float" office:value="652680" calcext:value-type="float">
            <text:p>652,680.00</text:p>
          </table:table-cell>
          <table:table-cell office:value-type="float" office:value="2665.33" calcext:value-type="float">
            <text:p>2665.3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7000" calcext:value-type="float">
            <text:p>127000</text:p>
          </table:table-cell>
          <table:table-cell/>
          <table:table-cell table:formula="of:=IF(ROUND([.F49];0)=[.H49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549" calcext:value-type="float">
            <text:p>360549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table:style-name="ce13" table:formula="of:=SUM([.B50:.E50])" office:value-type="float" office:value="647849.6" calcext:value-type="float">
            <text:p>647,849.60</text:p>
          </table:table-cell>
          <table:table-cell office:value-type="float" office:value="126950" calcext:value-type="float">
            <text:p>126950</text:p>
          </table:table-cell>
          <table:table-cell office:value-type="float" office:value="647849" calcext:value-type="float">
            <text:p>647,849.00</text:p>
          </table:table-cell>
          <table:table-cell office:value-type="float" office:value="2647.37" calcext:value-type="float">
            <text:p>2647.3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50" calcext:value-type="float">
            <text:p>126950</text:p>
          </table:table-cell>
          <table:table-cell/>
          <table:table-cell table:formula="of:=IF(ROUND([.F50];0)=[.H50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3" table:formula="of:=SUM([.B51:.E51])" office:value-type="float" office:value="645528.9" calcext:value-type="float">
            <text:p>645,528.90</text:p>
          </table:table-cell>
          <table:table-cell office:value-type="float" office:value="126900" calcext:value-type="float">
            <text:p>126900</text:p>
          </table:table-cell>
          <table:table-cell office:value-type="float" office:value="645529" calcext:value-type="float">
            <text:p>645,529.00</text:p>
          </table:table-cell>
          <table:table-cell office:value-type="float" office:value="2713.03" calcext:value-type="float">
            <text:p>2713.0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00" calcext:value-type="float">
            <text:p>126900</text:p>
          </table:table-cell>
          <table:table-cell/>
          <table:table-cell table:formula="of:=IF(ROUND([.F51];0)=[.H51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549" calcext:value-type="float">
            <text:p>360549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table:style-name="ce13" table:formula="of:=SUM([.B52:.E52])" office:value-type="float" office:value="647849.6" calcext:value-type="float">
            <text:p>647,849.60</text:p>
          </table:table-cell>
          <table:table-cell office:value-type="float" office:value="126850" calcext:value-type="float">
            <text:p>126850</text:p>
          </table:table-cell>
          <table:table-cell office:value-type="float" office:value="647849" calcext:value-type="float">
            <text:p>647,849.00</text:p>
          </table:table-cell>
          <table:table-cell office:value-type="float" office:value="2647.66" calcext:value-type="float">
            <text:p>2647.6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50" calcext:value-type="float">
            <text:p>126850</text:p>
          </table:table-cell>
          <table:table-cell/>
          <table:table-cell table:formula="of:=IF(ROUND([.F52];0)=[.H52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3" table:formula="of:=SUM([.B53:.E53])" office:value-type="float" office:value="645528.9" calcext:value-type="float">
            <text:p>645,528.90</text:p>
          </table:table-cell>
          <table:table-cell office:value-type="float" office:value="126800" calcext:value-type="float">
            <text:p>126800</text:p>
          </table:table-cell>
          <table:table-cell office:value-type="float" office:value="645529" calcext:value-type="float">
            <text:p>645,529.00</text:p>
          </table:table-cell>
          <table:table-cell office:value-type="float" office:value="2650.73" calcext:value-type="float">
            <text:p>2650.7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00" calcext:value-type="float">
            <text:p>126800</text:p>
          </table:table-cell>
          <table:table-cell/>
          <table:table-cell table:formula="of:=IF(ROUND([.F53];0)=[.H53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3" table:formula="of:=SUM([.B54:.E54])" office:value-type="float" office:value="645528.9" calcext:value-type="float">
            <text:p>645,528.90</text:p>
          </table:table-cell>
          <table:table-cell office:value-type="float" office:value="126750" calcext:value-type="float">
            <text:p>126750</text:p>
          </table:table-cell>
          <table:table-cell office:value-type="float" office:value="645529" calcext:value-type="float">
            <text:p>645,529.00</text:p>
          </table:table-cell>
          <table:table-cell office:value-type="float" office:value="2650.84" calcext:value-type="float">
            <text:p>2650.8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50" calcext:value-type="float">
            <text:p>126750</text:p>
          </table:table-cell>
          <table:table-cell/>
          <table:table-cell table:formula="of:=IF(ROUND([.F54];0)=[.H54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926" calcext:value-type="float">
            <text:p>357926</text:p>
          </table:table-cell>
          <table:table-cell office:value-type="float" office:value="18414.3" calcext:value-type="float">
            <text:p>18414.3</text:p>
          </table:table-cell>
          <table:table-cell office:value-type="float" office:value="37338.6" calcext:value-type="float">
            <text:p>37338.6</text:p>
          </table:table-cell>
          <table:table-cell office:value-type="float" office:value="228616" calcext:value-type="float">
            <text:p>228616</text:p>
          </table:table-cell>
          <table:table-cell table:style-name="ce13" table:formula="of:=SUM([.B55:.E55])" office:value-type="float" office:value="642294.9" calcext:value-type="float">
            <text:p>642,294.90</text:p>
          </table:table-cell>
          <table:table-cell office:value-type="float" office:value="126700" calcext:value-type="float">
            <text:p>126700</text:p>
          </table:table-cell>
          <table:table-cell office:value-type="float" office:value="642295" calcext:value-type="float">
            <text:p>642,295.00</text:p>
          </table:table-cell>
          <table:table-cell office:value-type="float" office:value="2657.71" calcext:value-type="float">
            <text:p>2657.7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00" calcext:value-type="float">
            <text:p>126700</text:p>
          </table:table-cell>
          <table:table-cell/>
          <table:table-cell table:formula="of:=IF(ROUND([.F55];0)=[.H55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549" calcext:value-type="float">
            <text:p>360549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table:style-name="ce13" table:formula="of:=SUM([.B56:.E56])" office:value-type="float" office:value="647849.6" calcext:value-type="float">
            <text:p>647,849.60</text:p>
          </table:table-cell>
          <table:table-cell office:value-type="float" office:value="126650" calcext:value-type="float">
            <text:p>126650</text:p>
          </table:table-cell>
          <table:table-cell office:value-type="float" office:value="647849" calcext:value-type="float">
            <text:p>647,849.00</text:p>
          </table:table-cell>
          <table:table-cell office:value-type="float" office:value="2642.4" calcext:value-type="float">
            <text:p>2642.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50" calcext:value-type="float">
            <text:p>126650</text:p>
          </table:table-cell>
          <table:table-cell/>
          <table:table-cell table:formula="of:=IF(ROUND([.F56];0)=[.H56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549" calcext:value-type="float">
            <text:p>360549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table:style-name="ce13" table:formula="of:=SUM([.B57:.E57])" office:value-type="float" office:value="647849.6" calcext:value-type="float">
            <text:p>647,849.60</text:p>
          </table:table-cell>
          <table:table-cell office:value-type="float" office:value="126600" calcext:value-type="float">
            <text:p>126600</text:p>
          </table:table-cell>
          <table:table-cell office:value-type="float" office:value="647849" calcext:value-type="float">
            <text:p>647,849.00</text:p>
          </table:table-cell>
          <table:table-cell office:value-type="float" office:value="2655.38" calcext:value-type="float">
            <text:p>2655.3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00" calcext:value-type="float">
            <text:p>126600</text:p>
          </table:table-cell>
          <table:table-cell/>
          <table:table-cell table:formula="of:=IF(ROUND([.F57];0)=[.H57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style-name="ce13" table:formula="of:=SUM([.B58:.E58])" office:value-type="float" office:value="642908.3" calcext:value-type="float">
            <text:p>642,908.30</text:p>
          </table:table-cell>
          <table:table-cell office:value-type="float" office:value="126550" calcext:value-type="float">
            <text:p>126550</text:p>
          </table:table-cell>
          <table:table-cell office:value-type="float" office:value="642909" calcext:value-type="float">
            <text:p>642,909.00</text:p>
          </table:table-cell>
          <table:table-cell office:value-type="float" office:value="2629.55" calcext:value-type="float">
            <text:p>2629.5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50" calcext:value-type="float">
            <text:p>126550</text:p>
          </table:table-cell>
          <table:table-cell/>
          <table:table-cell table:formula="of:=IF(ROUND([.F58];0)=[.H58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9588" calcext:value-type="float">
            <text:p>359588</text:p>
          </table:table-cell>
          <table:table-cell office:value-type="float" office:value="18733.5" calcext:value-type="float">
            <text:p>18733.5</text:p>
          </table:table-cell>
          <table:table-cell office:value-type="float" office:value="38079.1" calcext:value-type="float">
            <text:p>38079.1</text:p>
          </table:table-cell>
          <table:table-cell office:value-type="float" office:value="228935" calcext:value-type="float">
            <text:p>228935</text:p>
          </table:table-cell>
          <table:table-cell table:style-name="ce13" table:formula="of:=SUM([.B59:.E59])" office:value-type="float" office:value="645335.6" calcext:value-type="float">
            <text:p>645,335.60</text:p>
          </table:table-cell>
          <table:table-cell office:value-type="float" office:value="126500" calcext:value-type="float">
            <text:p>126500</text:p>
          </table:table-cell>
          <table:table-cell office:value-type="float" office:value="645336" calcext:value-type="float">
            <text:p>645,336.00</text:p>
          </table:table-cell>
          <table:table-cell office:value-type="float" office:value="2627.76" calcext:value-type="float">
            <text:p>2627.7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00" calcext:value-type="float">
            <text:p>126500</text:p>
          </table:table-cell>
          <table:table-cell/>
          <table:table-cell table:formula="of:=IF(ROUND([.F59];0)=[.H59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style-name="ce13" table:formula="of:=SUM([.B60:.E60])" office:value-type="float" office:value="642908.3" calcext:value-type="float">
            <text:p>642,908.30</text:p>
          </table:table-cell>
          <table:table-cell office:value-type="float" office:value="126450" calcext:value-type="float">
            <text:p>126450</text:p>
          </table:table-cell>
          <table:table-cell office:value-type="float" office:value="642909" calcext:value-type="float">
            <text:p>642,909.00</text:p>
          </table:table-cell>
          <table:table-cell office:value-type="float" office:value="2614.03" calcext:value-type="float">
            <text:p>2614.0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50" calcext:value-type="float">
            <text:p>126450</text:p>
          </table:table-cell>
          <table:table-cell/>
          <table:table-cell table:formula="of:=IF(ROUND([.F60];0)=[.H60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style-name="ce13" table:formula="of:=SUM([.B61:.E61])" office:value-type="float" office:value="645528.9" calcext:value-type="float">
            <text:p>645,528.90</text:p>
          </table:table-cell>
          <table:table-cell office:value-type="float" office:value="126400" calcext:value-type="float">
            <text:p>126400</text:p>
          </table:table-cell>
          <table:table-cell office:value-type="float" office:value="645529" calcext:value-type="float">
            <text:p>645,529.00</text:p>
          </table:table-cell>
          <table:table-cell office:value-type="float" office:value="2651.19" calcext:value-type="float">
            <text:p>2651.1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00" calcext:value-type="float">
            <text:p>126400</text:p>
          </table:table-cell>
          <table:table-cell/>
          <table:table-cell table:formula="of:=IF(ROUND([.F61];0)=[.H61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1351" calcext:value-type="float">
            <text:p>361351</text:p>
          </table:table-cell>
          <table:table-cell office:value-type="float" office:value="18733.5" calcext:value-type="float">
            <text:p>18733.5</text:p>
          </table:table-cell>
          <table:table-cell office:value-type="float" office:value="38545.7" calcext:value-type="float">
            <text:p>38545.7</text:p>
          </table:table-cell>
          <table:table-cell office:value-type="float" office:value="227553" calcext:value-type="float">
            <text:p>227553</text:p>
          </table:table-cell>
          <table:table-cell table:style-name="ce13" table:formula="of:=SUM([.B62:.E62])" office:value-type="float" office:value="646183.2" calcext:value-type="float">
            <text:p>646,183.20</text:p>
          </table:table-cell>
          <table:table-cell office:value-type="float" office:value="126350" calcext:value-type="float">
            <text:p>126350</text:p>
          </table:table-cell>
          <table:table-cell office:value-type="float" office:value="646183" calcext:value-type="float">
            <text:p>646,183.00</text:p>
          </table:table-cell>
          <table:table-cell office:value-type="float" office:value="2636.57" calcext:value-type="float">
            <text:p>2636.5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50" calcext:value-type="float">
            <text:p>126350</text:p>
          </table:table-cell>
          <table:table-cell/>
          <table:table-cell table:formula="of:=IF(ROUND([.F62];0)=[.H62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982" calcext:value-type="float">
            <text:p>364982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table:style-name="ce13" table:formula="of:=SUM([.B63:.E63])" office:value-type="float" office:value="647296.2" calcext:value-type="float">
            <text:p>647,296.20</text:p>
          </table:table-cell>
          <table:table-cell office:value-type="float" office:value="126300" calcext:value-type="float">
            <text:p>126300</text:p>
          </table:table-cell>
          <table:table-cell office:value-type="float" office:value="647296" calcext:value-type="float">
            <text:p>647,296.00</text:p>
          </table:table-cell>
          <table:table-cell office:value-type="float" office:value="2685.02" calcext:value-type="float">
            <text:p>2685.0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00" calcext:value-type="float">
            <text:p>126300</text:p>
          </table:table-cell>
          <table:table-cell/>
          <table:table-cell table:formula="of:=IF(ROUND([.F63];0)=[.H63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826" calcext:value-type="float">
            <text:p>364826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table:style-name="ce13" table:formula="of:=SUM([.B64:.E64])" office:value-type="float" office:value="649322.9" calcext:value-type="float">
            <text:p>649,322.90</text:p>
          </table:table-cell>
          <table:table-cell office:value-type="float" office:value="126250" calcext:value-type="float">
            <text:p>126250</text:p>
          </table:table-cell>
          <table:table-cell office:value-type="float" office:value="649323" calcext:value-type="float">
            <text:p>649,323.00</text:p>
          </table:table-cell>
          <table:table-cell office:value-type="float" office:value="2662.11" calcext:value-type="float">
            <text:p>2662.1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50" calcext:value-type="float">
            <text:p>126250</text:p>
          </table:table-cell>
          <table:table-cell/>
          <table:table-cell table:formula="of:=IF(ROUND([.F64];0)=[.H64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826" calcext:value-type="float">
            <text:p>364826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table:style-name="ce13" table:formula="of:=SUM([.B65:.E65])" office:value-type="float" office:value="649322.9" calcext:value-type="float">
            <text:p>649,322.90</text:p>
          </table:table-cell>
          <table:table-cell office:value-type="float" office:value="126200" calcext:value-type="float">
            <text:p>126200</text:p>
          </table:table-cell>
          <table:table-cell office:value-type="float" office:value="649323" calcext:value-type="float">
            <text:p>649,323.00</text:p>
          </table:table-cell>
          <table:table-cell office:value-type="float" office:value="2673.28" calcext:value-type="float">
            <text:p>2673.2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00" calcext:value-type="float">
            <text:p>126200</text:p>
          </table:table-cell>
          <table:table-cell/>
          <table:table-cell table:formula="of:=IF(ROUND([.F65];0)=[.H65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99" calcext:value-type="float">
            <text:p>36479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table:style-name="ce13" table:formula="of:=SUM([.B66:.E66])" office:value-type="float" office:value="647113.2" calcext:value-type="float">
            <text:p>647,113.20</text:p>
          </table:table-cell>
          <table:table-cell office:value-type="float" office:value="126150" calcext:value-type="float">
            <text:p>126150</text:p>
          </table:table-cell>
          <table:table-cell office:value-type="float" office:value="647113" calcext:value-type="float">
            <text:p>647,113.00</text:p>
          </table:table-cell>
          <table:table-cell office:value-type="float" office:value="2687.45" calcext:value-type="float">
            <text:p>2687.4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50" calcext:value-type="float">
            <text:p>126150</text:p>
          </table:table-cell>
          <table:table-cell/>
          <table:table-cell table:formula="of:=IF(ROUND([.F66];0)=[.H66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1478" calcext:value-type="float">
            <text:p>361478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41351.1" calcext:value-type="float">
            <text:p>41351.1</text:p>
          </table:table-cell>
          <table:table-cell office:value-type="float" office:value="224278" calcext:value-type="float">
            <text:p>224278</text:p>
          </table:table-cell>
          <table:table-cell table:style-name="ce13" table:formula="of:=SUM([.B67:.E67])" office:value-type="float" office:value="647175" calcext:value-type="float">
            <text:p>647,175.00</text:p>
          </table:table-cell>
          <table:table-cell office:value-type="float" office:value="126100" calcext:value-type="float">
            <text:p>126100</text:p>
          </table:table-cell>
          <table:table-cell office:value-type="float" office:value="647175" calcext:value-type="float">
            <text:p>647,175.00</text:p>
          </table:table-cell>
          <table:table-cell office:value-type="float" office:value="2613.42" calcext:value-type="float">
            <text:p>2613.4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00" calcext:value-type="float">
            <text:p>126100</text:p>
          </table:table-cell>
          <table:table-cell/>
          <table:table-cell table:formula="of:=IF(ROUND([.F67];0)=[.H67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30" calcext:value-type="float">
            <text:p>364730</text:p>
          </table:table-cell>
          <table:table-cell office:value-type="float" office:value="19118.8" calcext:value-type="float">
            <text:p>19118.8</text:p>
          </table:table-cell>
          <table:table-cell office:value-type="float" office:value="41076" calcext:value-type="float">
            <text:p>41076</text:p>
          </table:table-cell>
          <table:table-cell office:value-type="float" office:value="226873" calcext:value-type="float">
            <text:p>226873</text:p>
          </table:table-cell>
          <table:table-cell table:style-name="ce13" table:formula="of:=SUM([.B68:.E68])" office:value-type="float" office:value="651797.8" calcext:value-type="float">
            <text:p>651,797.80</text:p>
          </table:table-cell>
          <table:table-cell office:value-type="float" office:value="126050" calcext:value-type="float">
            <text:p>126050</text:p>
          </table:table-cell>
          <table:table-cell office:value-type="float" office:value="651798" calcext:value-type="float">
            <text:p>651,798.00</text:p>
          </table:table-cell>
          <table:table-cell office:value-type="float" office:value="2606.23" calcext:value-type="float">
            <text:p>2606.2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50" calcext:value-type="float">
            <text:p>126050</text:p>
          </table:table-cell>
          <table:table-cell/>
          <table:table-cell table:formula="of:=IF(ROUND([.F68];0)=[.H68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530" calcext:value-type="float">
            <text:p>36453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277.2" calcext:value-type="float">
            <text:p>41277.2</text:p>
          </table:table-cell>
          <table:table-cell office:value-type="float" office:value="226484" calcext:value-type="float">
            <text:p>226484</text:p>
          </table:table-cell>
          <table:table-cell table:style-name="ce13" table:formula="of:=SUM([.B69:.E69])" office:value-type="float" office:value="649849.6" calcext:value-type="float">
            <text:p>649,849.60</text:p>
          </table:table-cell>
          <table:table-cell office:value-type="float" office:value="126000" calcext:value-type="float">
            <text:p>126000</text:p>
          </table:table-cell>
          <table:table-cell office:value-type="float" office:value="649850" calcext:value-type="float">
            <text:p>649,850.00</text:p>
          </table:table-cell>
          <table:table-cell office:value-type="float" office:value="2599.51" calcext:value-type="float">
            <text:p>2599.5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00" calcext:value-type="float">
            <text:p>126000</text:p>
          </table:table-cell>
          <table:table-cell/>
          <table:table-cell table:formula="of:=IF(ROUND([.F69];0)=[.H69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3907" calcext:value-type="float">
            <text:p>353907</text:p>
          </table:table-cell>
          <table:table-cell office:value-type="float" office:value="18414.3" calcext:value-type="float">
            <text:p>18414.3</text:p>
          </table:table-cell>
          <table:table-cell office:value-type="float" office:value="36238.5" calcext:value-type="float">
            <text:p>36238.5</text:p>
          </table:table-cell>
          <table:table-cell office:value-type="float" office:value="230201" calcext:value-type="float">
            <text:p>230201</text:p>
          </table:table-cell>
          <table:table-cell table:style-name="ce13" table:formula="of:=SUM([.B70:.E70])" office:value-type="float" office:value="638760.8" calcext:value-type="float">
            <text:p>638,760.80</text:p>
          </table:table-cell>
          <table:table-cell office:value-type="float" office:value="125950" calcext:value-type="float">
            <text:p>125950</text:p>
          </table:table-cell>
          <table:table-cell office:value-type="float" office:value="638761" calcext:value-type="float">
            <text:p>638,761.00</text:p>
          </table:table-cell>
          <table:table-cell office:value-type="float" office:value="2497.08" calcext:value-type="float">
            <text:p>2497.0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50" calcext:value-type="float">
            <text:p>125950</text:p>
          </table:table-cell>
          <table:table-cell/>
          <table:table-cell table:formula="of:=IF(ROUND([.F70];0)=[.H70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3966" calcext:value-type="float">
            <text:p>363966</text:p>
          </table:table-cell>
          <table:table-cell office:value-type="float" office:value="17716.2" calcext:value-type="float">
            <text:p>17716.2</text:p>
          </table:table-cell>
          <table:table-cell office:value-type="float" office:value="40611" calcext:value-type="float">
            <text:p>40611</text:p>
          </table:table-cell>
          <table:table-cell office:value-type="float" office:value="226454" calcext:value-type="float">
            <text:p>226454</text:p>
          </table:table-cell>
          <table:table-cell table:style-name="ce13" table:formula="of:=SUM([.B71:.E71])" office:value-type="float" office:value="648747.2" calcext:value-type="float">
            <text:p>648,747.20</text:p>
          </table:table-cell>
          <table:table-cell office:value-type="float" office:value="125900" calcext:value-type="float">
            <text:p>125900</text:p>
          </table:table-cell>
          <table:table-cell office:value-type="float" office:value="648748" calcext:value-type="float">
            <text:p>648,748.00</text:p>
          </table:table-cell>
          <table:table-cell office:value-type="float" office:value="2608.82" calcext:value-type="float">
            <text:p>2608.8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00" calcext:value-type="float">
            <text:p>125900</text:p>
          </table:table-cell>
          <table:table-cell/>
          <table:table-cell table:formula="of:=IF(ROUND([.F71];0)=[.H71];1;0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table:style-name="ce13" table:formula="of:=SUM([.B72:.E72])" office:value-type="float" office:value="649588.1" calcext:value-type="float">
            <text:p>649,588.10</text:p>
          </table:table-cell>
          <table:table-cell office:value-type="float" office:value="125850" calcext:value-type="float">
            <text:p>125850</text:p>
          </table:table-cell>
          <table:table-cell office:value-type="float" office:value="649588" calcext:value-type="float">
            <text:p>649,588.00</text:p>
          </table:table-cell>
          <table:table-cell office:value-type="float" office:value="2485.43" calcext:value-type="float">
            <text:p>2485.4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50" calcext:value-type="float">
            <text:p>125850</text:p>
          </table:table-cell>
          <table:table-cell/>
          <table:table-cell table:formula="of:=IF(ROUND([.F72];0)=[.H72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344" calcext:value-type="float">
            <text:p>364344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table:style-name="ce13" table:formula="of:=SUM([.B73:.E73])" office:value-type="float" office:value="648854.8" calcext:value-type="float">
            <text:p>648,854.80</text:p>
          </table:table-cell>
          <table:table-cell office:value-type="float" office:value="125800" calcext:value-type="float">
            <text:p>125800</text:p>
          </table:table-cell>
          <table:table-cell office:value-type="float" office:value="648855" calcext:value-type="float">
            <text:p>648,855.00</text:p>
          </table:table-cell>
          <table:table-cell office:value-type="float" office:value="2485.13" calcext:value-type="float">
            <text:p>2485.1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00" calcext:value-type="float">
            <text:p>125800</text:p>
          </table:table-cell>
          <table:table-cell/>
          <table:table-cell table:formula="of:=IF(ROUND([.F73];0)=[.H73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344" calcext:value-type="float">
            <text:p>364344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table:style-name="ce13" table:formula="of:=SUM([.B74:.E74])" office:value-type="float" office:value="648854.8" calcext:value-type="float">
            <text:p>648,854.80</text:p>
          </table:table-cell>
          <table:table-cell office:value-type="float" office:value="125750" calcext:value-type="float">
            <text:p>125750</text:p>
          </table:table-cell>
          <table:table-cell office:value-type="float" office:value="648855" calcext:value-type="float">
            <text:p>648,855.00</text:p>
          </table:table-cell>
          <table:table-cell office:value-type="float" office:value="2493.34" calcext:value-type="float">
            <text:p>2493.3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50" calcext:value-type="float">
            <text:p>125750</text:p>
          </table:table-cell>
          <table:table-cell/>
          <table:table-cell table:formula="of:=IF(ROUND([.F74];0)=[.H74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6723" calcext:value-type="float">
            <text:p>36672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table:style-name="ce13" table:formula="of:=SUM([.B75:.E75])" office:value-type="float" office:value="652282" calcext:value-type="float">
            <text:p>652,282.00</text:p>
          </table:table-cell>
          <table:table-cell office:value-type="float" office:value="125700" calcext:value-type="float">
            <text:p>125700</text:p>
          </table:table-cell>
          <table:table-cell office:value-type="float" office:value="652282" calcext:value-type="float">
            <text:p>652,282.00</text:p>
          </table:table-cell>
          <table:table-cell office:value-type="float" office:value="2487.93" calcext:value-type="float">
            <text:p>2487.93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00" calcext:value-type="float">
            <text:p>125700</text:p>
          </table:table-cell>
          <table:table-cell/>
          <table:table-cell table:formula="of:=IF(ROUND([.F75];0)=[.H75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6723" calcext:value-type="float">
            <text:p>36672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table:style-name="ce13" table:formula="of:=SUM([.B76:.E76])" office:value-type="float" office:value="652282" calcext:value-type="float">
            <text:p>652,282.00</text:p>
          </table:table-cell>
          <table:table-cell office:value-type="float" office:value="125650" calcext:value-type="float">
            <text:p>125650</text:p>
          </table:table-cell>
          <table:table-cell office:value-type="float" office:value="652282" calcext:value-type="float">
            <text:p>652,282.00</text:p>
          </table:table-cell>
          <table:table-cell office:value-type="float" office:value="2488.25" calcext:value-type="float">
            <text:p>2488.2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650" calcext:value-type="float">
            <text:p>125650</text:p>
          </table:table-cell>
          <table:table-cell/>
          <table:table-cell table:formula="of:=IF(ROUND([.F76];0)=[.H76];1;0)" office:value-type="float" office:value="1" calcext:value-type="float">
            <text:p>1.00</text:p>
          </table:table-cell>
          <table:table-cell table:number-columns-repeated="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number-columns-repeated="2" table:style-name="ce26"/>
          <table:table-cell table:style-name="ce7"/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26" office:value-type="string" calcext:value-type="string">
            <text:p>total cost</text:p>
          </table:table-cell>
          <table:table-cell table:style-name="ce26" office:value-type="string" calcext:value-type="string">
            <text:p>Total capacity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9234" calcext:value-type="float">
            <text:p>359234</text:p>
          </table:table-cell>
          <table:table-cell table:style-name="ce7" office:value-type="float" office:value="22293" calcext:value-type="float">
            <text:p>22293</text:p>
          </table:table-cell>
          <table:table-cell table:style-name="ce7" office:value-type="float" office:value="41747.8" calcext:value-type="float">
            <text:p>41747.8</text:p>
          </table:table-cell>
          <table:table-cell table:style-name="ce7" office:value-type="float" office:value="229405" calcext:value-type="float">
            <text:p>229405</text:p>
          </table:table-cell>
          <table:table-cell table:style-name="ce16" table:formula="of:=SUM([.B82:.E82])" office:value-type="float" office:value="652679.8" calcext:value-type="float">
            <text:p>652,679.80</text:p>
          </table:table-cell>
          <table:table-cell table:style-name="ce7" office:value-type="float" office:value="127000" calcext:value-type="float">
            <text:p>1270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549" calcext:value-type="float">
            <text:p>360549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38594.8" calcext:value-type="float">
            <text:p>38594.8</text:p>
          </table:table-cell>
          <table:table-cell table:style-name="ce7" office:value-type="float" office:value="229587" calcext:value-type="float">
            <text:p>229587</text:p>
          </table:table-cell>
          <table:table-cell table:style-name="ce16" table:formula="of:=SUM([.B83:.E83])" office:value-type="float" office:value="647849.6" calcext:value-type="float">
            <text:p>647,849.60</text:p>
          </table:table-cell>
          <table:table-cell table:style-name="ce7" office:value-type="float" office:value="126950" calcext:value-type="float">
            <text:p>1269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709" calcext:value-type="float">
            <text:p>36070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38361.5" calcext:value-type="float">
            <text:p>38361.5</text:p>
          </table:table-cell>
          <table:table-cell table:style-name="ce7" office:value-type="float" office:value="228900" calcext:value-type="float">
            <text:p>228900</text:p>
          </table:table-cell>
          <table:table-cell table:style-name="ce16" table:formula="of:=SUM([.B84:.E84])" office:value-type="float" office:value="645528.9" calcext:value-type="float">
            <text:p>645,528.90</text:p>
          </table:table-cell>
          <table:table-cell table:style-name="ce7" office:value-type="float" office:value="126900" calcext:value-type="float">
            <text:p>1269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549" calcext:value-type="float">
            <text:p>360549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38594.8" calcext:value-type="float">
            <text:p>38594.8</text:p>
          </table:table-cell>
          <table:table-cell table:style-name="ce7" office:value-type="float" office:value="229587" calcext:value-type="float">
            <text:p>229587</text:p>
          </table:table-cell>
          <table:table-cell table:style-name="ce16" table:formula="of:=SUM([.B85:.E85])" office:value-type="float" office:value="647849.6" calcext:value-type="float">
            <text:p>647,849.60</text:p>
          </table:table-cell>
          <table:table-cell table:style-name="ce7" office:value-type="float" office:value="126850" calcext:value-type="float">
            <text:p>1268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709" calcext:value-type="float">
            <text:p>36070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38361.5" calcext:value-type="float">
            <text:p>38361.5</text:p>
          </table:table-cell>
          <table:table-cell table:style-name="ce7" office:value-type="float" office:value="228900" calcext:value-type="float">
            <text:p>228900</text:p>
          </table:table-cell>
          <table:table-cell table:style-name="ce16" table:formula="of:=SUM([.B86:.E86])" office:value-type="float" office:value="645528.9" calcext:value-type="float">
            <text:p>645,528.90</text:p>
          </table:table-cell>
          <table:table-cell table:style-name="ce7" office:value-type="float" office:value="126800" calcext:value-type="float">
            <text:p>1268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709" calcext:value-type="float">
            <text:p>36070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38361.5" calcext:value-type="float">
            <text:p>38361.5</text:p>
          </table:table-cell>
          <table:table-cell table:style-name="ce7" office:value-type="float" office:value="228900" calcext:value-type="float">
            <text:p>228900</text:p>
          </table:table-cell>
          <table:table-cell table:style-name="ce16" table:formula="of:=SUM([.B87:.E87])" office:value-type="float" office:value="645528.9" calcext:value-type="float">
            <text:p>645,528.90</text:p>
          </table:table-cell>
          <table:table-cell table:style-name="ce7" office:value-type="float" office:value="126750" calcext:value-type="float">
            <text:p>1267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7926" calcext:value-type="float">
            <text:p>357926</text:p>
          </table:table-cell>
          <table:table-cell table:style-name="ce7" office:value-type="float" office:value="18414.3" calcext:value-type="float">
            <text:p>18414.3</text:p>
          </table:table-cell>
          <table:table-cell table:style-name="ce7" office:value-type="float" office:value="37338.6" calcext:value-type="float">
            <text:p>37338.6</text:p>
          </table:table-cell>
          <table:table-cell table:style-name="ce7" office:value-type="float" office:value="228616" calcext:value-type="float">
            <text:p>228616</text:p>
          </table:table-cell>
          <table:table-cell table:style-name="ce16" table:formula="of:=SUM([.B88:.E88])" office:value-type="float" office:value="642294.9" calcext:value-type="float">
            <text:p>642,294.90</text:p>
          </table:table-cell>
          <table:table-cell table:style-name="ce7" office:value-type="float" office:value="126700" calcext:value-type="float">
            <text:p>1267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549" calcext:value-type="float">
            <text:p>360549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38594.8" calcext:value-type="float">
            <text:p>38594.8</text:p>
          </table:table-cell>
          <table:table-cell table:style-name="ce7" office:value-type="float" office:value="229587" calcext:value-type="float">
            <text:p>229587</text:p>
          </table:table-cell>
          <table:table-cell table:style-name="ce16" table:formula="of:=SUM([.B89:.E89])" office:value-type="float" office:value="647849.6" calcext:value-type="float">
            <text:p>647,849.60</text:p>
          </table:table-cell>
          <table:table-cell table:style-name="ce7" office:value-type="float" office:value="126650" calcext:value-type="float">
            <text:p>1266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549" calcext:value-type="float">
            <text:p>360549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38594.8" calcext:value-type="float">
            <text:p>38594.8</text:p>
          </table:table-cell>
          <table:table-cell table:style-name="ce7" office:value-type="float" office:value="229587" calcext:value-type="float">
            <text:p>229587</text:p>
          </table:table-cell>
          <table:table-cell table:style-name="ce16" table:formula="of:=SUM([.B90:.E90])" office:value-type="float" office:value="647849.6" calcext:value-type="float">
            <text:p>647,849.60</text:p>
          </table:table-cell>
          <table:table-cell table:style-name="ce7" office:value-type="float" office:value="126600" calcext:value-type="float">
            <text:p>1266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7711" calcext:value-type="float">
            <text:p>357711</text:p>
          </table:table-cell>
          <table:table-cell table:style-name="ce7" office:value-type="float" office:value="20067.9" calcext:value-type="float">
            <text:p>20067.9</text:p>
          </table:table-cell>
          <table:table-cell table:style-name="ce7" office:value-type="float" office:value="38435.4" calcext:value-type="float">
            <text:p>38435.4</text:p>
          </table:table-cell>
          <table:table-cell table:style-name="ce7" office:value-type="float" office:value="226694" calcext:value-type="float">
            <text:p>226694</text:p>
          </table:table-cell>
          <table:table-cell table:style-name="ce16" table:formula="of:=SUM([.B91:.E91])" office:value-type="float" office:value="642908.3" calcext:value-type="float">
            <text:p>642,908.30</text:p>
          </table:table-cell>
          <table:table-cell table:style-name="ce7" office:value-type="float" office:value="126550" calcext:value-type="float">
            <text:p>1265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9588" calcext:value-type="float">
            <text:p>359588</text:p>
          </table:table-cell>
          <table:table-cell table:style-name="ce7" office:value-type="float" office:value="18733.5" calcext:value-type="float">
            <text:p>18733.5</text:p>
          </table:table-cell>
          <table:table-cell table:style-name="ce7" office:value-type="float" office:value="38079.1" calcext:value-type="float">
            <text:p>38079.1</text:p>
          </table:table-cell>
          <table:table-cell table:style-name="ce7" office:value-type="float" office:value="228935" calcext:value-type="float">
            <text:p>228935</text:p>
          </table:table-cell>
          <table:table-cell table:style-name="ce16" table:formula="of:=SUM([.B92:.E92])" office:value-type="float" office:value="645335.6" calcext:value-type="float">
            <text:p>645,335.60</text:p>
          </table:table-cell>
          <table:table-cell table:style-name="ce7" office:value-type="float" office:value="126500" calcext:value-type="float">
            <text:p>1265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7711" calcext:value-type="float">
            <text:p>357711</text:p>
          </table:table-cell>
          <table:table-cell table:style-name="ce7" office:value-type="float" office:value="20067.9" calcext:value-type="float">
            <text:p>20067.9</text:p>
          </table:table-cell>
          <table:table-cell table:style-name="ce7" office:value-type="float" office:value="38435.4" calcext:value-type="float">
            <text:p>38435.4</text:p>
          </table:table-cell>
          <table:table-cell table:style-name="ce7" office:value-type="float" office:value="226694" calcext:value-type="float">
            <text:p>226694</text:p>
          </table:table-cell>
          <table:table-cell table:style-name="ce16" table:formula="of:=SUM([.B93:.E93])" office:value-type="float" office:value="642908.3" calcext:value-type="float">
            <text:p>642,908.30</text:p>
          </table:table-cell>
          <table:table-cell table:style-name="ce7" office:value-type="float" office:value="126450" calcext:value-type="float">
            <text:p>1264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0709" calcext:value-type="float">
            <text:p>36070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38361.5" calcext:value-type="float">
            <text:p>38361.5</text:p>
          </table:table-cell>
          <table:table-cell table:style-name="ce7" office:value-type="float" office:value="228900" calcext:value-type="float">
            <text:p>228900</text:p>
          </table:table-cell>
          <table:table-cell table:style-name="ce16" table:formula="of:=SUM([.B94:.E94])" office:value-type="float" office:value="645528.9" calcext:value-type="float">
            <text:p>645,528.90</text:p>
          </table:table-cell>
          <table:table-cell table:style-name="ce7" office:value-type="float" office:value="126400" calcext:value-type="float">
            <text:p>1264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1351" calcext:value-type="float">
            <text:p>361351</text:p>
          </table:table-cell>
          <table:table-cell table:style-name="ce7" office:value-type="float" office:value="18733.5" calcext:value-type="float">
            <text:p>18733.5</text:p>
          </table:table-cell>
          <table:table-cell table:style-name="ce7" office:value-type="float" office:value="38545.7" calcext:value-type="float">
            <text:p>38545.7</text:p>
          </table:table-cell>
          <table:table-cell table:style-name="ce7" office:value-type="float" office:value="227553" calcext:value-type="float">
            <text:p>227553</text:p>
          </table:table-cell>
          <table:table-cell table:style-name="ce16" table:formula="of:=SUM([.B95:.E95])" office:value-type="float" office:value="646183.2" calcext:value-type="float">
            <text:p>646,183.20</text:p>
          </table:table-cell>
          <table:table-cell table:style-name="ce7" office:value-type="float" office:value="126350" calcext:value-type="float">
            <text:p>1263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982" calcext:value-type="float">
            <text:p>364982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549.8" calcext:value-type="float">
            <text:p>40549.8</text:p>
          </table:table-cell>
          <table:table-cell table:style-name="ce7" office:value-type="float" office:value="224206" calcext:value-type="float">
            <text:p>224206</text:p>
          </table:table-cell>
          <table:table-cell table:style-name="ce16" table:formula="of:=SUM([.B96:.E96])" office:value-type="float" office:value="647296.2" calcext:value-type="float">
            <text:p>647,296.20</text:p>
          </table:table-cell>
          <table:table-cell table:style-name="ce7" office:value-type="float" office:value="126300" calcext:value-type="float">
            <text:p>1263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826" calcext:value-type="float">
            <text:p>364826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40783.1" calcext:value-type="float">
            <text:p>40783.1</text:p>
          </table:table-cell>
          <table:table-cell table:style-name="ce7" office:value-type="float" office:value="224595" calcext:value-type="float">
            <text:p>224595</text:p>
          </table:table-cell>
          <table:table-cell table:style-name="ce16" table:formula="of:=SUM([.B97:.E97])" office:value-type="float" office:value="649322.9" calcext:value-type="float">
            <text:p>649,322.90</text:p>
          </table:table-cell>
          <table:table-cell table:style-name="ce7" office:value-type="float" office:value="126250" calcext:value-type="float">
            <text:p>1262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826" calcext:value-type="float">
            <text:p>364826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40783.1" calcext:value-type="float">
            <text:p>40783.1</text:p>
          </table:table-cell>
          <table:table-cell table:style-name="ce7" office:value-type="float" office:value="224595" calcext:value-type="float">
            <text:p>224595</text:p>
          </table:table-cell>
          <table:table-cell table:style-name="ce16" table:formula="of:=SUM([.B98:.E98])" office:value-type="float" office:value="649322.9" calcext:value-type="float">
            <text:p>649,322.90</text:p>
          </table:table-cell>
          <table:table-cell table:style-name="ce7" office:value-type="float" office:value="126200" calcext:value-type="float">
            <text:p>1262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799" calcext:value-type="float">
            <text:p>364799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549.8" calcext:value-type="float">
            <text:p>40549.8</text:p>
          </table:table-cell>
          <table:table-cell table:style-name="ce7" office:value-type="float" office:value="224206" calcext:value-type="float">
            <text:p>224206</text:p>
          </table:table-cell>
          <table:table-cell table:style-name="ce16" table:formula="of:=SUM([.B99:.E99])" office:value-type="float" office:value="647113.2" calcext:value-type="float">
            <text:p>647,113.20</text:p>
          </table:table-cell>
          <table:table-cell table:style-name="ce7" office:value-type="float" office:value="126150" calcext:value-type="float">
            <text:p>1261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1478" calcext:value-type="float">
            <text:p>361478</text:p>
          </table:table-cell>
          <table:table-cell table:style-name="ce7" office:value-type="float" office:value="20067.9" calcext:value-type="float">
            <text:p>20067.9</text:p>
          </table:table-cell>
          <table:table-cell table:style-name="ce7" office:value-type="float" office:value="41351.1" calcext:value-type="float">
            <text:p>41351.1</text:p>
          </table:table-cell>
          <table:table-cell table:style-name="ce7" office:value-type="float" office:value="224278" calcext:value-type="float">
            <text:p>224278</text:p>
          </table:table-cell>
          <table:table-cell table:style-name="ce16" table:formula="of:=SUM([.B100:.E100])" office:value-type="float" office:value="647175" calcext:value-type="float">
            <text:p>647,175.00</text:p>
          </table:table-cell>
          <table:table-cell table:style-name="ce7" office:value-type="float" office:value="126100" calcext:value-type="float">
            <text:p>1261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730" calcext:value-type="float">
            <text:p>364730</text:p>
          </table:table-cell>
          <table:table-cell table:style-name="ce7" office:value-type="float" office:value="19118.8" calcext:value-type="float">
            <text:p>19118.8</text:p>
          </table:table-cell>
          <table:table-cell table:style-name="ce7" office:value-type="float" office:value="41076" calcext:value-type="float">
            <text:p>41076</text:p>
          </table:table-cell>
          <table:table-cell table:style-name="ce7" office:value-type="float" office:value="226873" calcext:value-type="float">
            <text:p>226873</text:p>
          </table:table-cell>
          <table:table-cell table:style-name="ce16" table:formula="of:=SUM([.B101:.E101])" office:value-type="float" office:value="651797.8" calcext:value-type="float">
            <text:p>651,797.80</text:p>
          </table:table-cell>
          <table:table-cell table:style-name="ce7" office:value-type="float" office:value="126050" calcext:value-type="float">
            <text:p>1260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530" calcext:value-type="float">
            <text:p>364530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1277.2" calcext:value-type="float">
            <text:p>41277.2</text:p>
          </table:table-cell>
          <table:table-cell table:style-name="ce7" office:value-type="float" office:value="226484" calcext:value-type="float">
            <text:p>226484</text:p>
          </table:table-cell>
          <table:table-cell table:style-name="ce16" table:formula="of:=SUM([.B102:.E102])" office:value-type="float" office:value="649849.6" calcext:value-type="float">
            <text:p>649,849.60</text:p>
          </table:table-cell>
          <table:table-cell table:style-name="ce7" office:value-type="float" office:value="126000" calcext:value-type="float">
            <text:p>1260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53907" calcext:value-type="float">
            <text:p>353907</text:p>
          </table:table-cell>
          <table:table-cell table:style-name="ce7" office:value-type="float" office:value="18414.3" calcext:value-type="float">
            <text:p>18414.3</text:p>
          </table:table-cell>
          <table:table-cell table:style-name="ce7" office:value-type="float" office:value="36238.5" calcext:value-type="float">
            <text:p>36238.5</text:p>
          </table:table-cell>
          <table:table-cell table:style-name="ce7" office:value-type="float" office:value="230201" calcext:value-type="float">
            <text:p>230201</text:p>
          </table:table-cell>
          <table:table-cell table:style-name="ce16" table:formula="of:=SUM([.B103:.E103])" office:value-type="float" office:value="638760.8" calcext:value-type="float">
            <text:p>638,760.80</text:p>
          </table:table-cell>
          <table:table-cell table:style-name="ce7" office:value-type="float" office:value="125950" calcext:value-type="float">
            <text:p>1259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3966" calcext:value-type="float">
            <text:p>363966</text:p>
          </table:table-cell>
          <table:table-cell table:style-name="ce7" office:value-type="float" office:value="17716.2" calcext:value-type="float">
            <text:p>17716.2</text:p>
          </table:table-cell>
          <table:table-cell table:style-name="ce7" office:value-type="float" office:value="40611" calcext:value-type="float">
            <text:p>40611</text:p>
          </table:table-cell>
          <table:table-cell table:style-name="ce7" office:value-type="float" office:value="226454" calcext:value-type="float">
            <text:p>226454</text:p>
          </table:table-cell>
          <table:table-cell table:style-name="ce16" table:formula="of:=SUM([.B104:.E104])" office:value-type="float" office:value="648747.2" calcext:value-type="float">
            <text:p>648,747.20</text:p>
          </table:table-cell>
          <table:table-cell table:style-name="ce7" office:value-type="float" office:value="125900" calcext:value-type="float">
            <text:p>1259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703" calcext:value-type="float">
            <text:p>364703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842.7" calcext:value-type="float">
            <text:p>40842.7</text:p>
          </table:table-cell>
          <table:table-cell table:style-name="ce7" office:value-type="float" office:value="226484" calcext:value-type="float">
            <text:p>226484</text:p>
          </table:table-cell>
          <table:table-cell table:style-name="ce16" table:formula="of:=SUM([.B105:.E105])" office:value-type="float" office:value="649588.1" calcext:value-type="float">
            <text:p>649,588.10</text:p>
          </table:table-cell>
          <table:table-cell table:style-name="ce7" office:value-type="float" office:value="125850" calcext:value-type="float">
            <text:p>1258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344" calcext:value-type="float">
            <text:p>364344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468.4" calcext:value-type="float">
            <text:p>40468.4</text:p>
          </table:table-cell>
          <table:table-cell table:style-name="ce7" office:value-type="float" office:value="226484" calcext:value-type="float">
            <text:p>226484</text:p>
          </table:table-cell>
          <table:table-cell table:style-name="ce16" table:formula="of:=SUM([.B106:.E106])" office:value-type="float" office:value="648854.8" calcext:value-type="float">
            <text:p>648,854.80</text:p>
          </table:table-cell>
          <table:table-cell table:style-name="ce7" office:value-type="float" office:value="125800" calcext:value-type="float">
            <text:p>1258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4344" calcext:value-type="float">
            <text:p>364344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0468.4" calcext:value-type="float">
            <text:p>40468.4</text:p>
          </table:table-cell>
          <table:table-cell table:style-name="ce7" office:value-type="float" office:value="226484" calcext:value-type="float">
            <text:p>226484</text:p>
          </table:table-cell>
          <table:table-cell table:style-name="ce16" table:formula="of:=SUM([.B107:.E107])" office:value-type="float" office:value="648854.8" calcext:value-type="float">
            <text:p>648,854.80</text:p>
          </table:table-cell>
          <table:table-cell table:style-name="ce7" office:value-type="float" office:value="125750" calcext:value-type="float">
            <text:p>12575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6723" calcext:value-type="float">
            <text:p>366723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1654.6" calcext:value-type="float">
            <text:p>41654.6</text:p>
          </table:table-cell>
          <table:table-cell table:style-name="ce7" office:value-type="float" office:value="226346" calcext:value-type="float">
            <text:p>226346</text:p>
          </table:table-cell>
          <table:table-cell table:style-name="ce16" table:formula="of:=SUM([.B108:.E108])" office:value-type="float" office:value="652282" calcext:value-type="float">
            <text:p>652,282.00</text:p>
          </table:table-cell>
          <table:table-cell table:style-name="ce7" office:value-type="float" office:value="125700" calcext:value-type="float">
            <text:p>125700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float" office:value="366723" calcext:value-type="float">
            <text:p>366723</text:p>
          </table:table-cell>
          <table:table-cell table:style-name="ce7" office:value-type="float" office:value="17558.4" calcext:value-type="float">
            <text:p>17558.4</text:p>
          </table:table-cell>
          <table:table-cell table:style-name="ce7" office:value-type="float" office:value="41654.6" calcext:value-type="float">
            <text:p>41654.6</text:p>
          </table:table-cell>
          <table:table-cell table:style-name="ce7" office:value-type="float" office:value="226346" calcext:value-type="float">
            <text:p>226346</text:p>
          </table:table-cell>
          <table:table-cell table:style-name="ce16" table:formula="of:=SUM([.B109:.E109])" office:value-type="float" office:value="652282" calcext:value-type="float">
            <text:p>652,282.00</text:p>
          </table:table-cell>
          <table:table-cell table:style-name="ce7" office:value-type="float" office:value="125650" calcext:value-type="float">
            <text:p>125650</text:p>
          </table:table-cell>
          <table:table-cell table:number-columns-repeated="13"/>
        </table:table-row>
        <table:table-row table:style-name="ro1" table:number-rows-repeated="104846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7200s" table:style-name="ta1">
        <table:shapes>
          <draw:frame draw:z-index="0" draw:style-name="gr1" draw:text-style-name="P1" svg:width="6.2937in" svg:height="3.5453in" svg:x="13.8413in" svg:y="8.0728in">
            <draw:object draw:notify-on-update-of-ranges="7200s.H49:7200s.H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09in" svg:height="3.5449in" svg:x="7.5453in" svg:y="14.5358in">
            <draw:object draw:notify-on-update-of-ranges="7200s.H82:7200s.H109 7200s.F81:7200s.F81 7200s.F82:7200s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302in" svg:height="3.5453in" svg:x="9.9772in" svg:y="20.2563in">
            <draw:object draw:notify-on-update-of-ranges="7200s.H116:7200s.H143 7200s.K115:7200s.K115 7200s.K116:7200s.K1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302in" svg:height="3.5453in" svg:x="7.8154in" svg:y="23.5921in">
            <draw:object draw:notify-on-update-of-ranges="7200s.H116:7200s.H143 7200s.G115:7200s.G115 7200s.G116:7200s.G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.9358in" svg:height="3.5429in" svg:x="9.828in" svg:y="28.3591in">
            <draw:object draw:notify-on-update-of-ranges="7200s.H158:7200s.H378 7200s.F157:7200s.F157 7200s.J158:7200s.J37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6.2988in" svg:height="3.5429in" svg:x="11.2984in" svg:y="32.4886in">
            <draw:object draw:notify-on-update-of-ranges="7200s.H158:7200s.H378 7200s.G157:7200s.G157 7200s.G158:7200s.G37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6.2988in" svg:height="3.5429in" svg:x="10.602in" svg:y="70.8366in">
            <draw:object draw:notify-on-update-of-ranges="7200s.H401:7200s.H408 7200s.J401:7200s.J40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Default"/>
        <table:table-column table:style-name="co7" table:default-cell-style-name="ce23"/>
        <table:table-column table:style-name="co5" table:number-columns-repeated="4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default-cell-style-name="Default"/>
        <table:table-row table:style-name="ro1" table:number-rows-repeated="4">
          <table:table-cell table:number-columns-repeated="24"/>
        </table:table-row>
        <table:table-row table:style-name="ro1">
          <table:table-cell table:style-name="ce1"/>
          <table:table-cell table:style-name="ce6" office:value-type="string" calcext:value-type="string" table:number-columns-spanned="1" table:number-rows-spanned="2">
            <text:p>instance</text:p>
          </table:table-cell>
          <table:table-cell table:style-name="ce6" office:value-type="string" calcext:value-type="string" table:number-columns-spanned="5" table:number-rows-spanned="1">
            <text:p>Costs</text:p>
          </table:table-cell>
          <table:covered-table-cell table:number-columns-repeated="2" table:style-name="ce11"/>
          <table:covered-table-cell table:style-name="ce45"/>
          <table:covered-table-cell table:style-name="ce49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17"/>
          <table:table-cell table:number-columns-repeated="3"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number-columns-repeated="2" table:style-name="ce26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35"/>
          <table:table-cell table:number-columns-repeated="5"/>
        </table:table-row>
        <table:table-row table:style-name="ro1">
          <table:table-cell table:style-name="ce1"/>
          <table:covered-table-cell table:style-name="ce3"/>
          <table:table-cell table:style-name="ce8" office:value-type="string" calcext:value-type="string">
            <text:p>stock</text:p>
          </table:table-cell>
          <table:table-cell table:style-name="ce12" office:value-type="string" calcext:value-type="string">
            <text:p>backlog</text:p>
          </table:table-cell>
          <table:table-cell table:style-name="ce12" office:value-type="string" calcext:value-type="string">
            <text:p>setup</text:p>
          </table:table-cell>
          <table:table-cell table:style-name="ce46" office:value-type="string" calcext:value-type="string">
            <text:p>production</text:p>
          </table:table-cell>
          <table:table-cell table:style-name="ce50" office:value-type="string" calcext:value-type="string">
            <text:p>total</text:p>
          </table:table-cell>
          <table:table-cell table:style-name="ce22" office:value-type="string" calcext:value-type="string">
            <text:p>used</text:p>
          </table:table-cell>
          <table:table-cell table:style-name="ce18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26" office:value-type="string" calcext:value-type="string">
            <text:p>total</text:p>
          </table:table-cell>
          <table:table-cell table:style-name="ce35" office:value-type="string" calcext:value-type="string">
            <text:p>used</text:p>
          </table:table-cell>
          <table:table-cell table:style-name="ce3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table:style-name="ce4" office:value-type="string" calcext:value-type="string">
            <text:p>P1</text:p>
          </table:table-cell>
          <table:table-cell table:style-name="ce9" office:value-type="float" office:value="357711" calcext:value-type="float">
            <text:p>357,711.00</text:p>
          </table:table-cell>
          <table:table-cell table:style-name="ce13" office:value-type="float" office:value="20067.9" calcext:value-type="float">
            <text:p>20,067.90</text:p>
          </table:table-cell>
          <table:table-cell table:style-name="ce13" office:value-type="float" office:value="38435.4" calcext:value-type="float">
            <text:p>38,435.40</text:p>
          </table:table-cell>
          <table:table-cell office:value-type="float" office:value="226694" calcext:value-type="float">
            <text:p>226,694.00</text:p>
          </table:table-cell>
          <table:table-cell table:style-name="ce19" table:formula="of:=SUM([.C7:.F7])" office:value-type="float" office:value="642908.3" calcext:value-type="float">
            <text:p>642,908.30</text:p>
          </table:table-cell>
          <table:table-cell office:value-type="float" office:value="126308" calcext:value-type="float">
            <text:p>126,308.00</text:p>
          </table:table-cell>
          <table:table-cell table:style-name="ce19" office:value-type="float" office:value="195000" calcext:value-type="float">
            <text:p>195,000.00</text:p>
          </table:table-cell>
          <table:table-cell table:formula="of:=[.H7]/[.I7]" office:value-type="percentage" office:value="0.647733333333333" calcext:value-type="percentage">
            <text:p>64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M7:.P7])" office:value-type="float" office:value="649588.1" calcext:value-type="float">
            <text:p>649,588.10</text:p>
          </table:table-cell>
          <table:table-cell table:style-name="ce16" office:value-type="float" office:value="125500" calcext:value-type="float">
            <text:p>125,500.00</text:p>
          </table:table-cell>
          <table:table-cell table:style-name="ce16" office:value-type="float" office:value="126000" calcext:value-type="float">
            <text:p>126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table:style-name="ce4" office:value-type="string" calcext:value-type="string">
            <text:p>P2</text:p>
          </table:table-cell>
          <table:table-cell table:style-name="ce9" office:value-type="float" office:value="13202.8" calcext:value-type="float">
            <text:p>13,202.80</text:p>
          </table:table-cell>
          <table:table-cell table:style-name="ce13" office:value-type="float" office:value="930.34" calcext:value-type="float">
            <text:p>930.34</text:p>
          </table:table-cell>
          <table:table-cell table:style-name="ce13" office:value-type="float" office:value="6368.75" calcext:value-type="float">
            <text:p>6,368.75</text:p>
          </table:table-cell>
          <table:table-cell office:value-type="float" office:value="267.316" calcext:value-type="float">
            <text:p>267.32</text:p>
          </table:table-cell>
          <table:table-cell table:style-name="ce19" table:formula="of:=SUM([.C8:.F8])" office:value-type="float" office:value="20769.206" calcext:value-type="float">
            <text:p>20,769.21</text:p>
          </table:table-cell>
          <table:table-cell office:value-type="float" office:value="25856" calcext:value-type="float">
            <text:p>25,856.00</text:p>
          </table:table-cell>
          <table:table-cell table:style-name="ce19" office:value-type="float" office:value="51000" calcext:value-type="float">
            <text:p>51,000.00</text:p>
          </table:table-cell>
          <table:table-cell table:formula="of:=[.H8]/[.I8]" office:value-type="percentage" office:value="0.506980392156863" calcext:value-type="percentage">
            <text:p>50.70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8:.P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table:style-name="ce4" office:value-type="string" calcext:value-type="string">
            <text:p>P3</text:p>
          </table:table-cell>
          <table:table-cell table:style-name="ce9" office:value-type="float" office:value="118962" calcext:value-type="float">
            <text:p>118,962.00</text:p>
          </table:table-cell>
          <table:table-cell table:style-name="ce13" office:value-type="float" office:value="26534.3" calcext:value-type="float">
            <text:p>26,534.30</text:p>
          </table:table-cell>
          <table:table-cell table:style-name="ce13" office:value-type="float" office:value="18411.3" calcext:value-type="float">
            <text:p>18,411.30</text:p>
          </table:table-cell>
          <table:table-cell office:value-type="float" office:value="312372" calcext:value-type="float">
            <text:p>312,372.00</text:p>
          </table:table-cell>
          <table:table-cell table:style-name="ce19" table:formula="of:=SUM([.C9:.F9])" office:value-type="float" office:value="476279.6" calcext:value-type="float">
            <text:p>476,279.60</text:p>
          </table:table-cell>
          <table:table-cell office:value-type="float" office:value="62447" calcext:value-type="float">
            <text:p>62,447.00</text:p>
          </table:table-cell>
          <table:table-cell table:style-name="ce19" office:value-type="float" office:value="105000" calcext:value-type="float">
            <text:p>105,000.00</text:p>
          </table:table-cell>
          <table:table-cell table:formula="of:=[.H9]/[.I9]" office:value-type="percentage" office:value="0.594733333333333" calcext:value-type="percentage">
            <text:p>59.47%</text:p>
          </table:table-cell>
          <table:table-cell table:number-columns-repeated="2"/>
          <table:table-cell table:style-name="ce16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table:style-name="ce4" office:value-type="string" calcext:value-type="string">
            <text:p>P4</text:p>
          </table:table-cell>
          <table:table-cell table:style-name="ce9" office:value-type="float" office:value="205631" calcext:value-type="float">
            <text:p>205,631.00</text:p>
          </table:table-cell>
          <table:table-cell table:style-name="ce13" office:value-type="float" office:value="27673.5" calcext:value-type="float">
            <text:p>27,673.50</text:p>
          </table:table-cell>
          <table:table-cell table:style-name="ce13" office:value-type="float" office:value="78430.9" calcext:value-type="float">
            <text:p>78,430.90</text:p>
          </table:table-cell>
          <table:table-cell office:value-type="float" office:value="136967" calcext:value-type="float">
            <text:p>136,967.00</text:p>
          </table:table-cell>
          <table:table-cell table:style-name="ce19" table:formula="of:=SUM([.C10:.F10])" office:value-type="float" office:value="448702.4" calcext:value-type="float">
            <text:p>448,702.40</text:p>
          </table:table-cell>
          <table:table-cell office:value-type="float" office:value="74759" calcext:value-type="float">
            <text:p>74,759.00</text:p>
          </table:table-cell>
          <table:table-cell table:style-name="ce19" office:value-type="float" office:value="152000" calcext:value-type="float">
            <text:p>152,000.00</text:p>
          </table:table-cell>
          <table:table-cell table:formula="of:=[.H10]/[.I10]" office:value-type="percentage" office:value="0.491835526315789" calcext:value-type="percentage">
            <text:p>49.18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0:.P10])" office:value-type="float" office:value="645528.9" calcext:value-type="float">
            <text:p>645,528.90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table:formula="of:=CEILING([.R10]*[.T10])" office:value-type="float" office:value="126750" calcext:value-type="float">
            <text:p>126,7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txt</text:p>
          </table:table-cell>
          <table:table-cell table:style-name="ce4" office:value-type="string" calcext:value-type="string">
            <text:p>P5</text:p>
          </table:table-cell>
          <table:table-cell table:style-name="ce9" office:value-type="float" office:value="7952.06" calcext:value-type="float">
            <text:p>7,952.06</text:p>
          </table:table-cell>
          <table:table-cell table:style-name="ce13" office:value-type="float" office:value="901.822" calcext:value-type="float">
            <text:p>901.82</text:p>
          </table:table-cell>
          <table:table-cell table:style-name="ce13" office:value-type="float" office:value="8495.25" calcext:value-type="float">
            <text:p>8,495.25</text:p>
          </table:table-cell>
          <table:table-cell office:value-type="float" office:value="0" calcext:value-type="float">
            <text:p>0.00</text:p>
          </table:table-cell>
          <table:table-cell table:style-name="ce19" table:formula="of:=SUM([.C11:.F11])" office:value-type="float" office:value="17349.132" calcext:value-type="float">
            <text:p>17,349.13</text:p>
          </table:table-cell>
          <table:table-cell office:value-type="float" office:value="10308" calcext:value-type="float">
            <text:p>10,308.00</text:p>
          </table:table-cell>
          <table:table-cell table:style-name="ce19" office:value-type="float" office:value="25000" calcext:value-type="float">
            <text:p>25,000.00</text:p>
          </table:table-cell>
          <table:table-cell table:formula="of:=[.H11]/[.I11]" office:value-type="percentage" office:value="0.41232" calcext:value-type="percentage">
            <text:p>41.23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1:.P11])" office:value-type="float" office:value="645528.9" calcext:value-type="float">
            <text:p>645,528.90</text:p>
          </table:table-cell>
          <table:table-cell table:style-name="ce16" office:value-type="float" office:value="0.7" calcext:value-type="float">
            <text:p>0.70</text:p>
          </table:table-cell>
          <table:table-cell table:style-name="ce16" table:formula="of:=CEILING([.R11]*[.T11])" office:value-type="float" office:value="136500" calcext:value-type="float">
            <text:p>136,5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.txt</text:p>
          </table:table-cell>
          <table:table-cell table:style-name="ce4" office:value-type="string" calcext:value-type="string">
            <text:p>P6</text:p>
          </table:table-cell>
          <table:table-cell table:style-name="ce9" office:value-type="float" office:value="360198" calcext:value-type="float">
            <text:p>360,198.00</text:p>
          </table:table-cell>
          <table:table-cell table:style-name="ce13" office:value-type="float" office:value="39065.1" calcext:value-type="float">
            <text:p>39,065.10</text:p>
          </table:table-cell>
          <table:table-cell table:style-name="ce13" office:value-type="float" office:value="57208" calcext:value-type="float">
            <text:p>57,208.00</text:p>
          </table:table-cell>
          <table:table-cell office:value-type="float" office:value="1148.76" calcext:value-type="float">
            <text:p>1,148.76</text:p>
          </table:table-cell>
          <table:table-cell table:style-name="ce19" table:formula="of:=SUM([.C12:.F12])" office:value-type="float" office:value="457619.86" calcext:value-type="float">
            <text:p>457,619.86</text:p>
          </table:table-cell>
          <table:table-cell office:value-type="float" office:value="463875" calcext:value-type="float">
            <text:p>463,875.00</text:p>
          </table:table-cell>
          <table:table-cell table:style-name="ce19" office:value-type="float" office:value="650000" calcext:value-type="float">
            <text:p>650,000.00</text:p>
          </table:table-cell>
          <table:table-cell table:formula="of:=[.H12]/[.I12]" office:value-type="percentage" office:value="0.713653846153846" calcext:value-type="percentage">
            <text:p>71.3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2:.P12])" office:value-type="float" office:value="645528.9" calcext:value-type="float">
            <text:p>645,528.90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table:formula="of:=CEILING([.R12]*[.T12])" office:value-type="float" office:value="146250" calcext:value-type="float">
            <text:p>146,2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.txt</text:p>
          </table:table-cell>
          <table:table-cell table:style-name="ce4" office:value-type="string" calcext:value-type="string">
            <text:p>P7</text:p>
          </table:table-cell>
          <table:table-cell table:style-name="ce9" office:value-type="float" office:value="126749" calcext:value-type="float">
            <text:p>126,749.00</text:p>
          </table:table-cell>
          <table:table-cell table:style-name="ce13" office:value-type="float" office:value="22822.3" calcext:value-type="float">
            <text:p>22,822.30</text:p>
          </table:table-cell>
          <table:table-cell table:style-name="ce13" office:value-type="float" office:value="55179.1" calcext:value-type="float">
            <text:p>55,179.10</text:p>
          </table:table-cell>
          <table:table-cell office:value-type="float" office:value="206528" calcext:value-type="float">
            <text:p>206,528.00</text:p>
          </table:table-cell>
          <table:table-cell table:style-name="ce19" table:formula="of:=SUM([.C13:.F13])" office:value-type="float" office:value="411278.4" calcext:value-type="float">
            <text:p>411,278.40</text:p>
          </table:table-cell>
          <table:table-cell office:value-type="float" office:value="130954" calcext:value-type="float">
            <text:p>130,954.00</text:p>
          </table:table-cell>
          <table:table-cell table:style-name="ce19" office:value-type="float" office:value="215000" calcext:value-type="float">
            <text:p>215,000.00</text:p>
          </table:table-cell>
          <table:table-cell table:formula="of:=[.H13]/[.I13]" office:value-type="percentage" office:value="0.609088372093023" calcext:value-type="percentage">
            <text:p>60.91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3:.P13])" office:value-type="float" office:value="645528.9" calcext:value-type="float">
            <text:p>645,528.90</text:p>
          </table:table-cell>
          <table:table-cell table:style-name="ce16" office:value-type="float" office:value="0.8" calcext:value-type="float">
            <text:p>0.80</text:p>
          </table:table-cell>
          <table:table-cell table:style-name="ce16" table:formula="of:=CEILING([.R13]*[.T13])" office:value-type="float" office:value="156000" calcext:value-type="float">
            <text:p>156,0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2.txt</text:p>
          </table:table-cell>
          <table:table-cell table:style-name="ce5" office:value-type="string" calcext:value-type="string">
            <text:p>P8</text:p>
          </table:table-cell>
          <table:table-cell table:style-name="ce10" office:value-type="float" office:value="698294" calcext:value-type="float">
            <text:p>698,294.00</text:p>
          </table:table-cell>
          <table:table-cell table:style-name="ce14" office:value-type="float" office:value="263668" calcext:value-type="float">
            <text:p>263,668.00</text:p>
          </table:table-cell>
          <table:table-cell table:style-name="ce14" office:value-type="float" office:value="155921" calcext:value-type="float">
            <text:p>155,921.00</text:p>
          </table:table-cell>
          <table:table-cell table:style-name="ce14" office:value-type="float" office:value="592622" calcext:value-type="float">
            <text:p>592,622.00</text:p>
          </table:table-cell>
          <table:table-cell table:style-name="ce20" table:formula="of:=SUM([.C14:.F14])" office:value-type="float" office:value="1710505" calcext:value-type="float">
            <text:p>1,710,505.00</text:p>
          </table:table-cell>
          <table:table-cell table:style-name="ce14" office:value-type="float" office:value="220357" calcext:value-type="float">
            <text:p>220,357.00</text:p>
          </table:table-cell>
          <table:table-cell table:style-name="ce20" office:value-type="float" office:value="330000" calcext:value-type="float">
            <text:p>330,000.00</text:p>
          </table:table-cell>
          <table:table-cell table:formula="of:=[.H14]/[.I14]" office:value-type="percentage" office:value="0.667748484848485" calcext:value-type="percentage">
            <text:p>66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4:.P14])" office:value-type="float" office:value="645528.9" calcext:value-type="float">
            <text:p>645,528.90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table:formula="of:=CEILING([.R14]*[.T14])" office:value-type="float" office:value="165750" calcext:value-type="float">
            <text:p>165,7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5:.P15])" office:value-type="float" office:value="645528.9" calcext:value-type="float">
            <text:p>645,528.90</text:p>
          </table:table-cell>
          <table:table-cell table:style-name="ce16" office:value-type="float" office:value="0.9" calcext:value-type="float">
            <text:p>0.90</text:p>
          </table:table-cell>
          <table:table-cell table:style-name="ce16" table:formula="of:=CEILING([.R15]*[.T15])" office:value-type="float" office:value="175500" calcext:value-type="float">
            <text:p>175,5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,484.00</text:p>
          </table:table-cell>
          <table:table-cell table:style-name="ce19" table:formula="of:=SUM([.C16:.F16])" office:value-type="float" office:value="649588.1" calcext:value-type="float">
            <text:p>649,588.10</text:p>
          </table:table-cell>
          <table:table-cell office:value-type="float" office:value="125500" calcext:value-type="float">
            <text:p>125,500.00</text:p>
          </table:table-cell>
          <table:table-cell table:style-name="ce13" office:value-type="float" office:value="126000" calcext:value-type="float">
            <text:p>126,000.00</text:p>
          </table:table-cell>
          <table:table-cell table:number-columns-repeated="2"/>
          <table:table-cell table:style-name="ce4" office:value-type="string" calcext:value-type="string">
            <text:p>P1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M16:.P16])" office:value-type="float" office:value="642908.3" calcext:value-type="float">
            <text:p>642,908.30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table:formula="of:=CEILING([.R16]*[.T16])" office:value-type="float" office:value="185250" calcext:value-type="float">
            <text:p>185,2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,900.00</text:p>
          </table:table-cell>
          <table:table-cell table:style-name="ce19" table:formula="of:=SUM([.C17:.F17])" office:value-type="float" office:value="645528.9" calcext:value-type="float">
            <text:p>645,528.90</text:p>
          </table:table-cell>
          <table:table-cell office:value-type="float" office:value="126307" calcext:value-type="float">
            <text:p>126,307.00</text:p>
          </table:table-cell>
          <table:table-cell table:style-name="ce13" office:value-type="float" office:value="127000" calcext:value-type="float">
            <text:p>127,000.00</text:p>
          </table:table-cell>
          <table:table-cell table:number-columns-repeated="15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/>
          <table:table-cell office:value-type="float" office:value="2482.62" calcext:value-type="float">
            <text:p>2482.6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2496.18" calcext:value-type="float">
            <text:p>2496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4:.N34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5:.N35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6:.N36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7:.N37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8:.N38])" office:value-type="float" office:value="645906.3" calcext:value-type="float">
            <text:p>645,906.3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9:.N39])" office:value-type="float" office:value="360709" calcext:value-type="float">
            <text:p>360,709.0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formula="of:=SUM([.K40:.N40])" office:value-type="float" office:value="357711" calcext:value-type="float">
            <text:p>357,711.0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table:number-columns-repeated="1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style-name="ce26"/>
          <table:covered-table-cell table:style-name="ce35"/>
          <table:table-cell table:number-columns-repeated="18"/>
        </table:table-row>
        <table:table-row table:style-name="ro1">
          <table:table-cell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35" office:value-type="string" calcext:value-type="string">
            <text:p>total</text:p>
          </table:table-cell>
          <table:table-cell office:value-type="string" calcext:value-type="string">
            <text:p>capacity</text:p>
          </table:table-cell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99" calcext:value-type="float">
            <text:p>649599</text:p>
          </table:table-cell>
          <table:table-cell office:value-type="float" office:value="4931.18" calcext:value-type="float">
            <text:p>4931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650" calcext:value-type="float">
            <text:p>125,6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52282" calcext:value-type="float">
            <text:p>652282</text:p>
          </table:table-cell>
          <table:table-cell office:value-type="float" office:value="4931.94" calcext:value-type="float">
            <text:p>4931.9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00" calcext:value-type="float">
            <text:p>125,7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4935.92" calcext:value-type="float">
            <text:p>4935.9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50" calcext:value-type="float">
            <text:p>125,7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8855" calcext:value-type="float">
            <text:p>648855</text:p>
          </table:table-cell>
          <table:table-cell office:value-type="float" office:value="4928.2" calcext:value-type="float">
            <text:p>4928.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00" calcext:value-type="float">
            <text:p>125,8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4927.44" calcext:value-type="float">
            <text:p>4927.4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50" calcext:value-type="float">
            <text:p>125,8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51798" calcext:value-type="float">
            <text:p>651798</text:p>
          </table:table-cell>
          <table:table-cell office:value-type="float" office:value="5041.81" calcext:value-type="float">
            <text:p>5041.8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00" calcext:value-type="float">
            <text:p>125,9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47" calcext:value-type="float">
            <text:p>647147</text:p>
          </table:table-cell>
          <table:table-cell office:value-type="float" office:value="4937.9" calcext:value-type="float">
            <text:p>4937.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50" calcext:value-type="float">
            <text:p>125,9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5042.88" calcext:value-type="float">
            <text:p>5042.8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00" calcext:value-type="float">
            <text:p>126,0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8855" calcext:value-type="float">
            <text:p>648855</text:p>
          </table:table-cell>
          <table:table-cell office:value-type="float" office:value="5050.12" calcext:value-type="float">
            <text:p>5050.1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50" calcext:value-type="float">
            <text:p>126,0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5062.25" calcext:value-type="float">
            <text:p>5062.2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00" calcext:value-type="float">
            <text:p>126,1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13" calcext:value-type="float">
            <text:p>647113</text:p>
          </table:table-cell>
          <table:table-cell office:value-type="float" office:value="5130.48" calcext:value-type="float">
            <text:p>5130.4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50" calcext:value-type="float">
            <text:p>126,1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323" calcext:value-type="float">
            <text:p>649323</text:p>
          </table:table-cell>
          <table:table-cell office:value-type="float" office:value="5112.98" calcext:value-type="float">
            <text:p>5112.9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00" calcext:value-type="float">
            <text:p>126,2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323" calcext:value-type="float">
            <text:p>649323</text:p>
          </table:table-cell>
          <table:table-cell office:value-type="float" office:value="5101.05" calcext:value-type="float">
            <text:p>5101.0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50" calcext:value-type="float">
            <text:p>126,2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13" calcext:value-type="float">
            <text:p>647113</text:p>
          </table:table-cell>
          <table:table-cell office:value-type="float" office:value="5131.28" calcext:value-type="float">
            <text:p>5131.2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00" calcext:value-type="float">
            <text:p>126,3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4.8" calcext:value-type="float">
            <text:p>5084.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50" calcext:value-type="float">
            <text:p>126,3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1.57" calcext:value-type="float">
            <text:p>5081.5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00" calcext:value-type="float">
            <text:p>126,4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61.67" calcext:value-type="float">
            <text:p>5061.6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50" calcext:value-type="float">
            <text:p>126,4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1.96" calcext:value-type="float">
            <text:p>5081.9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00" calcext:value-type="float">
            <text:p>126,5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2909" calcext:value-type="float">
            <text:p>642909</text:p>
          </table:table-cell>
          <table:table-cell office:value-type="float" office:value="5076.41" calcext:value-type="float">
            <text:p>5076.4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50" calcext:value-type="float">
            <text:p>126,5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093.02" calcext:value-type="float">
            <text:p>5093.0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00" calcext:value-type="float">
            <text:p>126,6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00.19" calcext:value-type="float">
            <text:p>5100.1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50" calcext:value-type="float">
            <text:p>126,6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0.65" calcext:value-type="float">
            <text:p>5090.6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00" calcext:value-type="float">
            <text:p>126,7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2.32" calcext:value-type="float">
            <text:p>5092.3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50" calcext:value-type="float">
            <text:p>126,7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2.16" calcext:value-type="float">
            <text:p>5092.1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00" calcext:value-type="float">
            <text:p>126,8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099.59" calcext:value-type="float">
            <text:p>5099.5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50" calcext:value-type="float">
            <text:p>126,8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47.65" calcext:value-type="float">
            <text:p>5147.6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00" calcext:value-type="float">
            <text:p>126,9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105.18" calcext:value-type="float">
            <text:p>5105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50" calcext:value-type="float">
            <text:p>126,9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11.72" calcext:value-type="float">
            <text:p>5111.7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7000" calcext:value-type="float">
            <text:p>127,000.0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style-name="ce7"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style-name="ce26"/>
          <table:covered-table-cell table:style-name="ce35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6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35" office:value-type="string" calcext:value-type="string">
            <text:p>total cost</text:p>
          </table:table-cell>
          <table:table-cell table:style-name="ce35" office:value-type="string" calcext:value-type="string">
            <text:p>used</text:p>
          </table:table-cell>
          <table:table-cell table:style-name="ce26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2:.E8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style-name="ce16" office:value-type="float" office:value="5111.72" calcext:value-type="float">
            <text:p>5,111.7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3663" calcext:value-type="float">
            <text:p>363,663.00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41728.5" calcext:value-type="float">
            <text:p>41728.5</text:p>
          </table:table-cell>
          <table:table-cell office:value-type="float" office:value="224140" calcext:value-type="float">
            <text:p>224140</text:p>
          </table:table-cell>
          <table:table-cell office:value-type="float" office:value="125646" calcext:value-type="float">
            <text:p>125,646.00</text:p>
          </table:table-cell>
          <table:table-cell office:value-type="float" office:value="125650" calcext:value-type="float">
            <text:p>1256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83:.E83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50" calcext:value-type="float">
            <text:p>126,950.00</text:p>
          </table:table-cell>
          <table:table-cell table:style-name="ce16" office:value-type="float" office:value="5105.18" calcext:value-type="float">
            <text:p>5,105.1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6723" calcext:value-type="float">
            <text:p>366,72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office:value-type="float" office:value="125646" calcext:value-type="float">
            <text:p>125,646.00</text:p>
          </table:table-cell>
          <table:table-cell office:value-type="float" office:value="125700" calcext:value-type="float">
            <text:p>1257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4:.E84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00" calcext:value-type="float">
            <text:p>126,900.00</text:p>
          </table:table-cell>
          <table:table-cell table:style-name="ce16" office:value-type="float" office:value="5147.65" calcext:value-type="float">
            <text:p>5,147.6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,70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750" calcext:value-type="float">
            <text:p>1257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85:.E85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50" calcext:value-type="float">
            <text:p>126,850.00</text:p>
          </table:table-cell>
          <table:table-cell table:style-name="ce16" office:value-type="float" office:value="5099.59" calcext:value-type="float">
            <text:p>5,099.59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344" calcext:value-type="float">
            <text:p>364,344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800" calcext:value-type="float">
            <text:p>1258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6:.E86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00" calcext:value-type="float">
            <text:p>126,800.00</text:p>
          </table:table-cell>
          <table:table-cell table:style-name="ce16" office:value-type="float" office:value="5092.16" calcext:value-type="float">
            <text:p>5,092.16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,70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850" calcext:value-type="float">
            <text:p>1258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7:.E87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50" calcext:value-type="float">
            <text:p>126,750.00</text:p>
          </table:table-cell>
          <table:table-cell table:style-name="ce16" office:value-type="float" office:value="5092.32" calcext:value-type="float">
            <text:p>5,092.3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30" calcext:value-type="float">
            <text:p>364730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1076" calcext:value-type="float">
            <text:p>41076</text:p>
          </table:table-cell>
          <table:table-cell office:value-type="float" office:value="226873" calcext:value-type="float">
            <text:p>226873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900" calcext:value-type="float">
            <text:p>1259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8:.E8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00" calcext:value-type="float">
            <text:p>126,700.00</text:p>
          </table:table-cell>
          <table:table-cell table:style-name="ce16" office:value-type="float" office:value="5090.65" calcext:value-type="float">
            <text:p>5,090.6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59756" calcext:value-type="float">
            <text:p>359756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654.4" calcext:value-type="float">
            <text:p>38654.4</text:p>
          </table:table-cell>
          <table:table-cell office:value-type="float" office:value="231178" calcext:value-type="float">
            <text:p>231178</text:p>
          </table:table-cell>
          <table:table-cell office:value-type="float" office:value="125923" calcext:value-type="float">
            <text:p>125,923.00</text:p>
          </table:table-cell>
          <table:table-cell office:value-type="float" office:value="125950" calcext:value-type="float">
            <text:p>1259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9:.E89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50" calcext:value-type="float">
            <text:p>126,650.00</text:p>
          </table:table-cell>
          <table:table-cell table:style-name="ce16" office:value-type="float" office:value="5100.19" calcext:value-type="float">
            <text:p>5,100.19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03" calcext:value-type="float">
            <text:p>364703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90:.E90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00" calcext:value-type="float">
            <text:p>126,600.00</text:p>
          </table:table-cell>
          <table:table-cell table:style-name="ce16" office:value-type="float" office:value="5093.02" calcext:value-type="float">
            <text:p>5,093.0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344" calcext:value-type="float">
            <text:p>364344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050" calcext:value-type="float">
            <text:p>1260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B91:.E91])" office:value-type="float" office:value="642908.3" calcext:value-type="float">
            <text:p>642,908.3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50" calcext:value-type="float">
            <text:p>126,550.00</text:p>
          </table:table-cell>
          <table:table-cell table:style-name="ce16" office:value-type="float" office:value="5076.41" calcext:value-type="float">
            <text:p>5,076.41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03" calcext:value-type="float">
            <text:p>364703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100" calcext:value-type="float">
            <text:p>1261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2:.E9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00" calcext:value-type="float">
            <text:p>126,500.00</text:p>
          </table:table-cell>
          <table:table-cell table:style-name="ce16" office:value-type="float" office:value="5081.96" calcext:value-type="float">
            <text:p>5,081.96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99" calcext:value-type="float">
            <text:p>36479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150" calcext:value-type="float">
            <text:p>1261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3:.E9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50" calcext:value-type="float">
            <text:p>126,450.00</text:p>
          </table:table-cell>
          <table:table-cell table:style-name="ce16" office:value-type="float" office:value="5061.67" calcext:value-type="float">
            <text:p>5,061.67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826" calcext:value-type="float">
            <text:p>364826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200" calcext:value-type="float">
            <text:p>1262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4:.E94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00" calcext:value-type="float">
            <text:p>126,400.00</text:p>
          </table:table-cell>
          <table:table-cell table:style-name="ce16" office:value-type="float" office:value="5081.57" calcext:value-type="float">
            <text:p>5,081.57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826" calcext:value-type="float">
            <text:p>364826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250" calcext:value-type="float">
            <text:p>1262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5:.E95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350" calcext:value-type="float">
            <text:p>126,350.00</text:p>
          </table:table-cell>
          <table:table-cell table:style-name="ce16" office:value-type="float" office:value="5084.8" calcext:value-type="float">
            <text:p>5,084.80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99" calcext:value-type="float">
            <text:p>36479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300" calcext:value-type="float">
            <text:p>1263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96:.E96])" office:value-type="float" office:value="647113.2" calcext:value-type="float">
            <text:p>647,113.2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300" calcext:value-type="float">
            <text:p>126,300.00</text:p>
          </table:table-cell>
          <table:table-cell table:style-name="ce16" office:value-type="float" office:value="5131.28" calcext:value-type="float">
            <text:p>5,131.2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350" calcext:value-type="float">
            <text:p>1263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97:.E97])" office:value-type="float" office:value="649322.9" calcext:value-type="float">
            <text:p>649,322.9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250" calcext:value-type="float">
            <text:p>126,250.00</text:p>
          </table:table-cell>
          <table:table-cell table:style-name="ce16" office:value-type="float" office:value="5101.05" calcext:value-type="float">
            <text:p>5,101.0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400" calcext:value-type="float">
            <text:p>1264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98:.E98])" office:value-type="float" office:value="649322.9" calcext:value-type="float">
            <text:p>649,322.9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200" calcext:value-type="float">
            <text:p>126,200.00</text:p>
          </table:table-cell>
          <table:table-cell table:style-name="ce16" office:value-type="float" office:value="5112.98" calcext:value-type="float">
            <text:p>5,112.9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450" calcext:value-type="float">
            <text:p>1264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99:.E99])" office:value-type="float" office:value="647113.2" calcext:value-type="float">
            <text:p>647,113.2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150" calcext:value-type="float">
            <text:p>126,150.00</text:p>
          </table:table-cell>
          <table:table-cell table:style-name="ce16" office:value-type="float" office:value="5130.48" calcext:value-type="float">
            <text:p>5,130.4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500" calcext:value-type="float">
            <text:p>1265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0:.E100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00" calcext:value-type="float">
            <text:p>126,100.00</text:p>
          </table:table-cell>
          <table:table-cell table:style-name="ce16" office:value-type="float" office:value="5062.25" calcext:value-type="float">
            <text:p>5,062.2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57711" calcext:value-type="float">
            <text:p>357711</text:p>
          </table:table-cell>
          <table:table-cell table:style-name="ce13" office:value-type="float" office:value="20067.9" calcext:value-type="float">
            <text:p>20,067.90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550" calcext:value-type="float">
            <text:p>1265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1:.E101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50" calcext:value-type="float">
            <text:p>126,050.00</text:p>
          </table:table-cell>
          <table:table-cell table:style-name="ce16" office:value-type="float" office:value="5050.12" calcext:value-type="float">
            <text:p>5,050.1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600" calcext:value-type="float">
            <text:p>1266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2:.E102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00" calcext:value-type="float">
            <text:p>126,000.00</text:p>
          </table:table-cell>
          <table:table-cell table:style-name="ce16" office:value-type="float" office:value="5042.88" calcext:value-type="float">
            <text:p>5,042.8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650" calcext:value-type="float">
            <text:p>1266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9756" calcext:value-type="float">
            <text:p>359,756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654.4" calcext:value-type="float">
            <text:p>38,654.40</text:p>
          </table:table-cell>
          <table:table-cell table:style-name="ce16" office:value-type="float" office:value="231178" calcext:value-type="float">
            <text:p>231,178.00</text:p>
          </table:table-cell>
          <table:table-cell table:style-name="ce16" table:formula="of:=SUM([.B103:.E103])" office:value-type="float" office:value="647146.8" calcext:value-type="float">
            <text:p>647,146.80</text:p>
          </table:table-cell>
          <table:table-cell table:style-name="ce16" office:value-type="float" office:value="125923" calcext:value-type="float">
            <text:p>125,923.00</text:p>
          </table:table-cell>
          <table:table-cell table:style-name="ce16" office:value-type="float" office:value="125950" calcext:value-type="float">
            <text:p>125,950.00</text:p>
          </table:table-cell>
          <table:table-cell table:style-name="ce16" office:value-type="float" office:value="4937.9" calcext:value-type="float">
            <text:p>4,937.90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700" calcext:value-type="float">
            <text:p>1267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30" calcext:value-type="float">
            <text:p>364,730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1076" calcext:value-type="float">
            <text:p>41,076.00</text:p>
          </table:table-cell>
          <table:table-cell table:style-name="ce16" office:value-type="float" office:value="226873" calcext:value-type="float">
            <text:p>226,873.00</text:p>
          </table:table-cell>
          <table:table-cell table:style-name="ce16" table:formula="of:=SUM([.B104:.E104])" office:value-type="float" office:value="651797.8" calcext:value-type="float">
            <text:p>651,797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00" calcext:value-type="float">
            <text:p>125,900.00</text:p>
          </table:table-cell>
          <table:table-cell table:style-name="ce16" office:value-type="float" office:value="5041.81" calcext:value-type="float">
            <text:p>5,041.81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750" calcext:value-type="float">
            <text:p>1267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5:.E105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50" calcext:value-type="float">
            <text:p>125,850.00</text:p>
          </table:table-cell>
          <table:table-cell table:style-name="ce16" office:value-type="float" office:value="4927.44" calcext:value-type="float">
            <text:p>4,927.44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800" calcext:value-type="float">
            <text:p>1268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6:.E106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00" calcext:value-type="float">
            <text:p>125,800.00</text:p>
          </table:table-cell>
          <table:table-cell table:style-name="ce16" office:value-type="float" office:value="4928.2" calcext:value-type="float">
            <text:p>4,928.20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850" calcext:value-type="float">
            <text:p>1268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7:.E107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750" calcext:value-type="float">
            <text:p>125,750.00</text:p>
          </table:table-cell>
          <table:table-cell table:style-name="ce16" office:value-type="float" office:value="4935.92" calcext:value-type="float">
            <text:p>4,935.92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900" calcext:value-type="float">
            <text:p>1269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6723" calcext:value-type="float">
            <text:p>366,72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1654.6" calcext:value-type="float">
            <text:p>41,654.60</text:p>
          </table:table-cell>
          <table:table-cell table:style-name="ce16" office:value-type="float" office:value="226346" calcext:value-type="float">
            <text:p>226,346.00</text:p>
          </table:table-cell>
          <table:table-cell table:style-name="ce16" table:formula="of:=SUM([.B108:.E108])" office:value-type="float" office:value="652282" calcext:value-type="float">
            <text:p>652,282.0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700" calcext:value-type="float">
            <text:p>125,700.00</text:p>
          </table:table-cell>
          <table:table-cell table:style-name="ce16" office:value-type="float" office:value="4931.94" calcext:value-type="float">
            <text:p>4,931.94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950" calcext:value-type="float">
            <text:p>1269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3663" calcext:value-type="float">
            <text:p>363,663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41728.5" calcext:value-type="float">
            <text:p>41,728.50</text:p>
          </table:table-cell>
          <table:table-cell table:style-name="ce16" office:value-type="float" office:value="224140" calcext:value-type="float">
            <text:p>224,140.00</text:p>
          </table:table-cell>
          <table:table-cell table:style-name="ce16" table:formula="of:=SUM([.B109:.E109])" office:value-type="float" office:value="649599.4" calcext:value-type="float">
            <text:p>649,599.4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650" calcext:value-type="float">
            <text:p>125,650.00</text:p>
          </table:table-cell>
          <table:table-cell table:style-name="ce16" office:value-type="float" office:value="4931.18" calcext:value-type="float">
            <text:p>4,931.18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7000" calcext:value-type="float">
            <text:p>127000</text:p>
          </table:table-cell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style-name="ce7"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style-name="ce26"/>
          <table:covered-table-cell table:style-name="ce35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6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35" office:value-type="string" calcext:value-type="string">
            <text:p>total cost</text:p>
          </table:table-cell>
          <table:table-cell table:style-name="ce35" office:value-type="string" calcext:value-type="string">
            <text:p>used</text:p>
          </table:table-cell>
          <table:table-cell table:style-name="ce26" office:value-type="string" calcext:value-type="string">
            <text:p>total</text:p>
          </table:table-cell>
          <table:covered-table-cell table:style-name="ce7"/>
          <table:table-cell/>
          <table:table-cell table:style-name="ce26" office:value-type="string" calcext:value-type="string">
            <text:p>total cost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3663" calcext:value-type="float">
            <text:p>363,663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41728.5" calcext:value-type="float">
            <text:p>41,728.50</text:p>
          </table:table-cell>
          <table:table-cell table:style-name="ce16" office:value-type="float" office:value="224140" calcext:value-type="float">
            <text:p>224,140.00</text:p>
          </table:table-cell>
          <table:table-cell table:style-name="ce16" table:formula="of:=SUM([.B116:.E116])" office:value-type="float" office:value="649599.4" calcext:value-type="float">
            <text:p>649,599.4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650" calcext:value-type="float">
            <text:p>125,650.00</text:p>
          </table:table-cell>
          <table:table-cell table:style-name="ce16" office:value-type="float" office:value="4931.18" calcext:value-type="float">
            <text:p>4,931.18</text:p>
          </table:table-cell>
          <table:table-cell table:style-name="ce13"/>
          <table:table-cell table:style-name="ce13" office:value-type="float" office:value="649599.4" calcext:value-type="float">
            <text:p>649,599.4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6723" calcext:value-type="float">
            <text:p>366,72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1654.6" calcext:value-type="float">
            <text:p>41,654.60</text:p>
          </table:table-cell>
          <table:table-cell table:style-name="ce16" office:value-type="float" office:value="226346" calcext:value-type="float">
            <text:p>226,346.00</text:p>
          </table:table-cell>
          <table:table-cell table:style-name="ce16" table:formula="of:=SUM([.B117:.E117])" office:value-type="float" office:value="652282" calcext:value-type="float">
            <text:p>652,282.0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700" calcext:value-type="float">
            <text:p>125,700.00</text:p>
          </table:table-cell>
          <table:table-cell table:style-name="ce16" office:value-type="float" office:value="4931.94" calcext:value-type="float">
            <text:p>4,931.94</text:p>
          </table:table-cell>
          <table:table-cell table:style-name="ce13"/>
          <table:table-cell table:style-name="ce13" office:value-type="float" office:value="649599.4" calcext:value-type="float">
            <text:p>649,599.4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18:.E118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750" calcext:value-type="float">
            <text:p>125,750.00</text:p>
          </table:table-cell>
          <table:table-cell table:style-name="ce16" office:value-type="float" office:value="4935.92" calcext:value-type="float">
            <text:p>4,935.92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19:.E119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00" calcext:value-type="float">
            <text:p>125,800.00</text:p>
          </table:table-cell>
          <table:table-cell table:style-name="ce16" office:value-type="float" office:value="4928.2" calcext:value-type="float">
            <text:p>4,928.20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0:.E120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50" calcext:value-type="float">
            <text:p>125,850.00</text:p>
          </table:table-cell>
          <table:table-cell table:style-name="ce16" office:value-type="float" office:value="4927.44" calcext:value-type="float">
            <text:p>4,927.44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30" calcext:value-type="float">
            <text:p>364,730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1076" calcext:value-type="float">
            <text:p>41,076.00</text:p>
          </table:table-cell>
          <table:table-cell table:style-name="ce16" office:value-type="float" office:value="226873" calcext:value-type="float">
            <text:p>226,873.00</text:p>
          </table:table-cell>
          <table:table-cell table:style-name="ce16" table:formula="of:=SUM([.B121:.E121])" office:value-type="float" office:value="651797.8" calcext:value-type="float">
            <text:p>651,797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00" calcext:value-type="float">
            <text:p>125,900.00</text:p>
          </table:table-cell>
          <table:table-cell table:style-name="ce16" office:value-type="float" office:value="5041.81" calcext:value-type="float">
            <text:p>5,041.81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9756" calcext:value-type="float">
            <text:p>359,756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654.4" calcext:value-type="float">
            <text:p>38,654.40</text:p>
          </table:table-cell>
          <table:table-cell table:style-name="ce16" office:value-type="float" office:value="231178" calcext:value-type="float">
            <text:p>231,178.00</text:p>
          </table:table-cell>
          <table:table-cell table:style-name="ce16" table:formula="of:=SUM([.B122:.E122])" office:value-type="float" office:value="647146.8" calcext:value-type="float">
            <text:p>647,146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50" calcext:value-type="float">
            <text:p>125,950.00</text:p>
          </table:table-cell>
          <table:table-cell table:style-name="ce16" office:value-type="float" office:value="4937.9" calcext:value-type="float">
            <text:p>4,937.90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3:.E123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00" calcext:value-type="float">
            <text:p>126,000.00</text:p>
          </table:table-cell>
          <table:table-cell table:style-name="ce16" office:value-type="float" office:value="5042.88" calcext:value-type="float">
            <text:p>5,042.88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4:.E124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50" calcext:value-type="float">
            <text:p>126,050.00</text:p>
          </table:table-cell>
          <table:table-cell table:style-name="ce16" office:value-type="float" office:value="5050.12" calcext:value-type="float">
            <text:p>5,050.12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5:.E125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00" calcext:value-type="float">
            <text:p>126,100.00</text:p>
          </table:table-cell>
          <table:table-cell table:style-name="ce16" office:value-type="float" office:value="5062.25" calcext:value-type="float">
            <text:p>5,062.25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126:.E126])" office:value-type="float" office:value="647113.2" calcext:value-type="float">
            <text:p>647,113.2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50" calcext:value-type="float">
            <text:p>126,150.00</text:p>
          </table:table-cell>
          <table:table-cell table:style-name="ce16" office:value-type="float" office:value="5130.48" calcext:value-type="float">
            <text:p>5,130.4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127:.E127])" office:value-type="float" office:value="649322.9" calcext:value-type="float">
            <text:p>649,322.9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200" calcext:value-type="float">
            <text:p>126,200.00</text:p>
          </table:table-cell>
          <table:table-cell table:style-name="ce16" office:value-type="float" office:value="5112.98" calcext:value-type="float">
            <text:p>5,112.9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128:.E128])" office:value-type="float" office:value="649322.9" calcext:value-type="float">
            <text:p>649,322.9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250" calcext:value-type="float">
            <text:p>126,250.00</text:p>
          </table:table-cell>
          <table:table-cell table:style-name="ce16" office:value-type="float" office:value="5101.05" calcext:value-type="float">
            <text:p>5,101.05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129:.E129])" office:value-type="float" office:value="647113.2" calcext:value-type="float">
            <text:p>647,113.2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300" calcext:value-type="float">
            <text:p>126,300.00</text:p>
          </table:table-cell>
          <table:table-cell table:style-name="ce16" office:value-type="float" office:value="5131.28" calcext:value-type="float">
            <text:p>5,131.2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0:.E130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350" calcext:value-type="float">
            <text:p>126,350.00</text:p>
          </table:table-cell>
          <table:table-cell table:style-name="ce16" office:value-type="float" office:value="5084.8" calcext:value-type="float">
            <text:p>5,084.80</text:p>
          </table:table-cell>
          <table:table-cell table:style-name="ce13"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1:.E131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00" calcext:value-type="float">
            <text:p>126,400.00</text:p>
          </table:table-cell>
          <table:table-cell table:style-name="ce16" office:value-type="float" office:value="5081.57" calcext:value-type="float">
            <text:p>5,081.57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2:.E13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50" calcext:value-type="float">
            <text:p>126,450.00</text:p>
          </table:table-cell>
          <table:table-cell table:style-name="ce16" office:value-type="float" office:value="5061.67" calcext:value-type="float">
            <text:p>5,061.67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3:.E13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00" calcext:value-type="float">
            <text:p>126,500.00</text:p>
          </table:table-cell>
          <table:table-cell table:style-name="ce16" office:value-type="float" office:value="5081.96" calcext:value-type="float">
            <text:p>5,081.96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B134:.E134])" office:value-type="float" office:value="642908.3" calcext:value-type="float">
            <text:p>642,908.3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50" calcext:value-type="float">
            <text:p>126,550.00</text:p>
          </table:table-cell>
          <table:table-cell table:style-name="ce16" office:value-type="float" office:value="5076.41" calcext:value-type="float">
            <text:p>5,076.41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35:.E135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00" calcext:value-type="float">
            <text:p>126,600.00</text:p>
          </table:table-cell>
          <table:table-cell table:style-name="ce16" office:value-type="float" office:value="5093.02" calcext:value-type="float">
            <text:p>5,093.0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6:.E136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50" calcext:value-type="float">
            <text:p>126,650.00</text:p>
          </table:table-cell>
          <table:table-cell table:style-name="ce16" office:value-type="float" office:value="5100.19" calcext:value-type="float">
            <text:p>5,100.19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7:.E137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00" calcext:value-type="float">
            <text:p>126,700.00</text:p>
          </table:table-cell>
          <table:table-cell table:style-name="ce16" office:value-type="float" office:value="5090.65" calcext:value-type="float">
            <text:p>5,090.65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8:.E13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50" calcext:value-type="float">
            <text:p>126,750.00</text:p>
          </table:table-cell>
          <table:table-cell table:style-name="ce16" office:value-type="float" office:value="5092.32" calcext:value-type="float">
            <text:p>5,092.3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9:.E139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00" calcext:value-type="float">
            <text:p>126,800.00</text:p>
          </table:table-cell>
          <table:table-cell table:style-name="ce16" office:value-type="float" office:value="5092.16" calcext:value-type="float">
            <text:p>5,092.16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40:.E140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50" calcext:value-type="float">
            <text:p>126,850.00</text:p>
          </table:table-cell>
          <table:table-cell table:style-name="ce16" office:value-type="float" office:value="5099.59" calcext:value-type="float">
            <text:p>5,099.59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41:.E141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00" calcext:value-type="float">
            <text:p>126,900.00</text:p>
          </table:table-cell>
          <table:table-cell table:style-name="ce16" office:value-type="float" office:value="5147.65" calcext:value-type="float">
            <text:p>5,147.65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42:.E142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50" calcext:value-type="float">
            <text:p>126,950.00</text:p>
          </table:table-cell>
          <table:table-cell table:style-name="ce16" office:value-type="float" office:value="5105.18" calcext:value-type="float">
            <text:p>5,105.18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43:.E14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style-name="ce16" office:value-type="float" office:value="5111.72" calcext:value-type="float">
            <text:p>5,111.7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style-name="ce7"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style-name="ce26"/>
          <table:covered-table-cell table:style-name="ce35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6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35" office:value-type="string" calcext:value-type="string">
            <text:p>total cost</text:p>
          </table:table-cell>
          <table:table-cell table:style-name="ce35" office:value-type="string" calcext:value-type="string">
            <text:p>used</text:p>
          </table:table-cell>
          <table:table-cell table:style-name="ce26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38" calcext:value-type="float">
            <text:p>391,938.00</text:p>
          </table:table-cell>
          <table:table-cell table:style-name="ce16" office:value-type="float" office:value="39825.1" calcext:value-type="float">
            <text:p>39,825.10</text:p>
          </table:table-cell>
          <table:table-cell table:style-name="ce16" office:value-type="float" office:value="55498" calcext:value-type="float">
            <text:p>55,498.00</text:p>
          </table:table-cell>
          <table:table-cell table:style-name="ce16" office:value-type="float" office:value="20160" calcext:value-type="float">
            <text:p>20,160.00</text:p>
          </table:table-cell>
          <table:table-cell table:style-name="ce16" table:formula="of:=SUM([.B158:.E158])" office:value-type="float" office:value="507421.1" calcext:value-type="float">
            <text:p>507,421.10</text:p>
          </table:table-cell>
          <table:table-cell table:style-name="ce16" office:value-type="float" office:value="452834" calcext:value-type="float">
            <text:p>452,834.00</text:p>
          </table:table-cell>
          <table:table-cell table:style-name="ce16" office:value-type="float" office:value="452875" calcext:value-type="float">
            <text:p>452,875.00</text:p>
          </table:table-cell>
          <table:table-cell table:style-name="ce7" office:value-type="float" office:value="6073.6" calcext:value-type="float">
            <text:p>6073.6</text:p>
          </table:table-cell>
          <table:table-cell table:style-name="ce13" table:formula="of:=COM.MICROSOFT.MINIFS([.$F$158:.$F$378];[.$G$158:.$G$378];[.G158])" office:value-type="float" office:value="500389.7" calcext:value-type="float">
            <text:p>500,389.70</text:p>
          </table:table-cell>
          <table:table-cell table:style-name="ce13"/>
          <table:table-cell table:number-columns-repeated="13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0901" calcext:value-type="float">
            <text:p>390,901.00</text:p>
          </table:table-cell>
          <table:table-cell table:style-name="ce16" office:value-type="float" office:value="38599.9" calcext:value-type="float">
            <text:p>38,599.90</text:p>
          </table:table-cell>
          <table:table-cell table:style-name="ce16" office:value-type="float" office:value="57448.8" calcext:value-type="float">
            <text:p>57,448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59:.E159])" office:value-type="float" office:value="500389.7" calcext:value-type="float">
            <text:p>500,389.70</text:p>
          </table:table-cell>
          <table:table-cell table:style-name="ce16" office:value-type="float" office:value="452834" calcext:value-type="float">
            <text:p>452,834.00</text:p>
          </table:table-cell>
          <table:table-cell table:style-name="ce16" office:value-type="float" office:value="452925" calcext:value-type="float">
            <text:p>452,925.00</text:p>
          </table:table-cell>
          <table:table-cell table:style-name="ce7" office:value-type="float" office:value="6084.8" calcext:value-type="float">
            <text:p>6084.8</text:p>
          </table:table-cell>
          <table:table-cell table:style-name="ce13" table:formula="of:=COM.MICROSOFT.MINIFS([.$F$158:.$F$378];[.$G$158:.$G$378];[.G159])" office:value-type="float" office:value="500389.7" calcext:value-type="float">
            <text:p>500,389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670" calcext:value-type="float">
            <text:p>370,670.00</text:p>
          </table:table-cell>
          <table:table-cell table:style-name="ce16" office:value-type="float" office:value="41784.8" calcext:value-type="float">
            <text:p>41,784.80</text:p>
          </table:table-cell>
          <table:table-cell table:style-name="ce16" office:value-type="float" office:value="58583.6" calcext:value-type="float">
            <text:p>58,583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0:.E160])" office:value-type="float" office:value="485534.4" calcext:value-type="float">
            <text:p>485,534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2975" calcext:value-type="float">
            <text:p>452,975.00</text:p>
          </table:table-cell>
          <table:table-cell table:style-name="ce7" office:value-type="float" office:value="6049.28" calcext:value-type="float">
            <text:p>6049.28</text:p>
          </table:table-cell>
          <table:table-cell table:style-name="ce13" table:formula="of:=COM.MICROSOFT.MINIFS([.$F$158:.$F$378];[.$G$158:.$G$378];[.G16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354" calcext:value-type="float">
            <text:p>373,354.00</text:p>
          </table:table-cell>
          <table:table-cell table:style-name="ce16" office:value-type="float" office:value="53743.9" calcext:value-type="float">
            <text:p>53,743.90</text:p>
          </table:table-cell>
          <table:table-cell table:style-name="ce16" office:value-type="float" office:value="55337.2" calcext:value-type="float">
            <text:p>55,337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1:.E161])" office:value-type="float" office:value="496931.1" calcext:value-type="float">
            <text:p>496,931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025" calcext:value-type="float">
            <text:p>453,025.00</text:p>
          </table:table-cell>
          <table:table-cell table:style-name="ce7" office:value-type="float" office:value="6041.99" calcext:value-type="float">
            <text:p>6041.99</text:p>
          </table:table-cell>
          <table:table-cell table:style-name="ce13" table:formula="of:=COM.MICROSOFT.MINIFS([.$F$158:.$F$378];[.$G$158:.$G$378];[.G16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4400" calcext:value-type="float">
            <text:p>394,400.00</text:p>
          </table:table-cell>
          <table:table-cell table:style-name="ce16" office:value-type="float" office:value="31041.4" calcext:value-type="float">
            <text:p>31,041.40</text:p>
          </table:table-cell>
          <table:table-cell table:style-name="ce16" office:value-type="float" office:value="57937.8" calcext:value-type="float">
            <text:p>57,937.80</text:p>
          </table:table-cell>
          <table:table-cell table:style-name="ce16" office:value-type="float" office:value="15586.9" calcext:value-type="float">
            <text:p>15,586.90</text:p>
          </table:table-cell>
          <table:table-cell table:style-name="ce16" table:formula="of:=SUM([.B162:.E162])" office:value-type="float" office:value="498966.1" calcext:value-type="float">
            <text:p>498,966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075" calcext:value-type="float">
            <text:p>453,075.00</text:p>
          </table:table-cell>
          <table:table-cell table:style-name="ce7" office:value-type="float" office:value="6042.86" calcext:value-type="float">
            <text:p>6042.86</text:p>
          </table:table-cell>
          <table:table-cell table:style-name="ce13" table:formula="of:=COM.MICROSOFT.MINIFS([.$F$158:.$F$378];[.$G$158:.$G$378];[.G162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15" calcext:value-type="float">
            <text:p>375,015.00</text:p>
          </table:table-cell>
          <table:table-cell table:style-name="ce16" office:value-type="float" office:value="39381.6" calcext:value-type="float">
            <text:p>39,381.60</text:p>
          </table:table-cell>
          <table:table-cell table:style-name="ce16" office:value-type="float" office:value="55408.9" calcext:value-type="float">
            <text:p>55,408.9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63:.E163])" office:value-type="float" office:value="483245.5" calcext:value-type="float">
            <text:p>483,245.5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125" calcext:value-type="float">
            <text:p>453,125.00</text:p>
          </table:table-cell>
          <table:table-cell table:style-name="ce7" office:value-type="float" office:value="6042.33" calcext:value-type="float">
            <text:p>6042.33</text:p>
          </table:table-cell>
          <table:table-cell table:style-name="ce13" table:formula="of:=COM.MICROSOFT.MINIFS([.$F$158:.$F$378];[.$G$158:.$G$378];[.G163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4107" calcext:value-type="float">
            <text:p>404,107.00</text:p>
          </table:table-cell>
          <table:table-cell table:style-name="ce16" office:value-type="float" office:value="46358.7" calcext:value-type="float">
            <text:p>46,358.70</text:p>
          </table:table-cell>
          <table:table-cell table:style-name="ce16" office:value-type="float" office:value="59622.3" calcext:value-type="float">
            <text:p>59,622.30</text:p>
          </table:table-cell>
          <table:table-cell table:style-name="ce16" office:value-type="float" office:value="15947" calcext:value-type="float">
            <text:p>15,947.00</text:p>
          </table:table-cell>
          <table:table-cell table:style-name="ce16" table:formula="of:=SUM([.B164:.E164])" office:value-type="float" office:value="526035" calcext:value-type="float">
            <text:p>526,035.0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175" calcext:value-type="float">
            <text:p>453,175.00</text:p>
          </table:table-cell>
          <table:table-cell table:style-name="ce7" office:value-type="float" office:value="6079.29" calcext:value-type="float">
            <text:p>6079.29</text:p>
          </table:table-cell>
          <table:table-cell table:style-name="ce13" table:formula="of:=COM.MICROSOFT.MINIFS([.$F$158:.$F$378];[.$G$158:.$G$378];[.G164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846" calcext:value-type="float">
            <text:p>383,846.00</text:p>
          </table:table-cell>
          <table:table-cell table:style-name="ce16" office:value-type="float" office:value="53540.4" calcext:value-type="float">
            <text:p>53,540.40</text:p>
          </table:table-cell>
          <table:table-cell table:style-name="ce16" office:value-type="float" office:value="57348.4" calcext:value-type="float">
            <text:p>57,348.4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5:.E165])" office:value-type="float" office:value="509230.8" calcext:value-type="float">
            <text:p>509,230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225" calcext:value-type="float">
            <text:p>453,225.00</text:p>
          </table:table-cell>
          <table:table-cell table:style-name="ce7" office:value-type="float" office:value="6076.1" calcext:value-type="float">
            <text:p>6076.1</text:p>
          </table:table-cell>
          <table:table-cell table:style-name="ce13" table:formula="of:=COM.MICROSOFT.MINIFS([.$F$158:.$F$378];[.$G$158:.$G$378];[.G165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30" calcext:value-type="float">
            <text:p>378,330.00</text:p>
          </table:table-cell>
          <table:table-cell table:style-name="ce16" office:value-type="float" office:value="33028.1" calcext:value-type="float">
            <text:p>33,028.10</text:p>
          </table:table-cell>
          <table:table-cell table:style-name="ce16" office:value-type="float" office:value="56344.6" calcext:value-type="float">
            <text:p>56,344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6:.E166])" office:value-type="float" office:value="482198.7" calcext:value-type="float">
            <text:p>482,198.7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275" calcext:value-type="float">
            <text:p>453,275.00</text:p>
          </table:table-cell>
          <table:table-cell table:style-name="ce7" office:value-type="float" office:value="6067.38" calcext:value-type="float">
            <text:p>6067.38</text:p>
          </table:table-cell>
          <table:table-cell table:style-name="ce13" table:formula="of:=COM.MICROSOFT.MINIFS([.$F$158:.$F$378];[.$G$158:.$G$378];[.G166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80" calcext:value-type="float">
            <text:p>377,380.00</text:p>
          </table:table-cell>
          <table:table-cell table:style-name="ce16" office:value-type="float" office:value="53445.6" calcext:value-type="float">
            <text:p>53,445.60</text:p>
          </table:table-cell>
          <table:table-cell table:style-name="ce16" office:value-type="float" office:value="61116" calcext:value-type="float">
            <text:p>61,116.0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7:.E167])" office:value-type="float" office:value="506437.6" calcext:value-type="float">
            <text:p>506,437.6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325" calcext:value-type="float">
            <text:p>453,325.00</text:p>
          </table:table-cell>
          <table:table-cell table:style-name="ce7" office:value-type="float" office:value="6130.71" calcext:value-type="float">
            <text:p>6130.71</text:p>
          </table:table-cell>
          <table:table-cell table:style-name="ce13" table:formula="of:=COM.MICROSOFT.MINIFS([.$F$158:.$F$378];[.$G$158:.$G$378];[.G167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817" calcext:value-type="float">
            <text:p>376,817.00</text:p>
          </table:table-cell>
          <table:table-cell table:style-name="ce16" office:value-type="float" office:value="45363.8" calcext:value-type="float">
            <text:p>45,363.80</text:p>
          </table:table-cell>
          <table:table-cell table:style-name="ce16" office:value-type="float" office:value="56017.6" calcext:value-type="float">
            <text:p>56,017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8:.E168])" office:value-type="float" office:value="492694.4" calcext:value-type="float">
            <text:p>492,694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375" calcext:value-type="float">
            <text:p>453,375.00</text:p>
          </table:table-cell>
          <table:table-cell table:style-name="ce7" office:value-type="float" office:value="6116.86" calcext:value-type="float">
            <text:p>6116.86</text:p>
          </table:table-cell>
          <table:table-cell table:style-name="ce13" table:formula="of:=COM.MICROSOFT.MINIFS([.$F$158:.$F$378];[.$G$158:.$G$378];[.G168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535" calcext:value-type="float">
            <text:p>388,535.00</text:p>
          </table:table-cell>
          <table:table-cell table:style-name="ce16" office:value-type="float" office:value="38277.7" calcext:value-type="float">
            <text:p>38,277.70</text:p>
          </table:table-cell>
          <table:table-cell table:style-name="ce16" office:value-type="float" office:value="61578.9" calcext:value-type="float">
            <text:p>61,578.90</text:p>
          </table:table-cell>
          <table:table-cell table:style-name="ce16" office:value-type="float" office:value="15904.4" calcext:value-type="float">
            <text:p>15,904.40</text:p>
          </table:table-cell>
          <table:table-cell table:style-name="ce16" table:formula="of:=SUM([.B169:.E169])" office:value-type="float" office:value="504296" calcext:value-type="float">
            <text:p>504,296.0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425" calcext:value-type="float">
            <text:p>453,425.00</text:p>
          </table:table-cell>
          <table:table-cell table:style-name="ce7" office:value-type="float" office:value="6091.84" calcext:value-type="float">
            <text:p>6091.84</text:p>
          </table:table-cell>
          <table:table-cell table:style-name="ce13" table:formula="of:=COM.MICROSOFT.MINIFS([.$F$158:.$F$378];[.$G$158:.$G$378];[.G169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826" calcext:value-type="float">
            <text:p>373,826.00</text:p>
          </table:table-cell>
          <table:table-cell table:style-name="ce16" office:value-type="float" office:value="43380.3" calcext:value-type="float">
            <text:p>43,380.30</text:p>
          </table:table-cell>
          <table:table-cell table:style-name="ce16" office:value-type="float" office:value="62593.5" calcext:value-type="float">
            <text:p>62,593.5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0:.E170])" office:value-type="float" office:value="494295.8" calcext:value-type="float">
            <text:p>494,295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475" calcext:value-type="float">
            <text:p>453,475.00</text:p>
          </table:table-cell>
          <table:table-cell table:style-name="ce7" office:value-type="float" office:value="6085.74" calcext:value-type="float">
            <text:p>6085.74</text:p>
          </table:table-cell>
          <table:table-cell table:style-name="ce13" table:formula="of:=COM.MICROSOFT.MINIFS([.$F$158:.$F$378];[.$G$158:.$G$378];[.G17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933" calcext:value-type="float">
            <text:p>382,933.00</text:p>
          </table:table-cell>
          <table:table-cell table:style-name="ce16" office:value-type="float" office:value="47750.5" calcext:value-type="float">
            <text:p>47,750.50</text:p>
          </table:table-cell>
          <table:table-cell table:style-name="ce16" office:value-type="float" office:value="66712.3" calcext:value-type="float">
            <text:p>66,712.3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1:.E171])" office:value-type="float" office:value="511891.8" calcext:value-type="float">
            <text:p>511,891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525" calcext:value-type="float">
            <text:p>453,525.00</text:p>
          </table:table-cell>
          <table:table-cell table:style-name="ce7" office:value-type="float" office:value="6119.66" calcext:value-type="float">
            <text:p>6119.66</text:p>
          </table:table-cell>
          <table:table-cell table:style-name="ce13" table:formula="of:=COM.MICROSOFT.MINIFS([.$F$158:.$F$378];[.$G$158:.$G$378];[.G17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898" calcext:value-type="float">
            <text:p>377,898.00</text:p>
          </table:table-cell>
          <table:table-cell table:style-name="ce16" office:value-type="float" office:value="53100.8" calcext:value-type="float">
            <text:p>53,100.80</text:p>
          </table:table-cell>
          <table:table-cell table:style-name="ce16" office:value-type="float" office:value="58853" calcext:value-type="float">
            <text:p>58,853.0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172:.E172])" office:value-type="float" office:value="504532.9" calcext:value-type="float">
            <text:p>504,532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575" calcext:value-type="float">
            <text:p>453,575.00</text:p>
          </table:table-cell>
          <table:table-cell table:style-name="ce7" office:value-type="float" office:value="6102.7" calcext:value-type="float">
            <text:p>6102.7</text:p>
          </table:table-cell>
          <table:table-cell table:style-name="ce13" table:formula="of:=COM.MICROSOFT.MINIFS([.$F$158:.$F$378];[.$G$158:.$G$378];[.G172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582" calcext:value-type="float">
            <text:p>382,582.00</text:p>
          </table:table-cell>
          <table:table-cell table:style-name="ce16" office:value-type="float" office:value="35244.3" calcext:value-type="float">
            <text:p>35,244.30</text:p>
          </table:table-cell>
          <table:table-cell table:style-name="ce16" office:value-type="float" office:value="58789.6" calcext:value-type="float">
            <text:p>58,789.6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73:.E173])" office:value-type="float" office:value="490055.9" calcext:value-type="float">
            <text:p>490,055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625" calcext:value-type="float">
            <text:p>453,625.00</text:p>
          </table:table-cell>
          <table:table-cell table:style-name="ce7" office:value-type="float" office:value="6106.97" calcext:value-type="float">
            <text:p>6106.97</text:p>
          </table:table-cell>
          <table:table-cell table:style-name="ce13" table:formula="of:=COM.MICROSOFT.MINIFS([.$F$158:.$F$378];[.$G$158:.$G$378];[.G173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885" calcext:value-type="float">
            <text:p>391,885.00</text:p>
          </table:table-cell>
          <table:table-cell table:style-name="ce16" office:value-type="float" office:value="31738.5" calcext:value-type="float">
            <text:p>31,738.50</text:p>
          </table:table-cell>
          <table:table-cell table:style-name="ce16" office:value-type="float" office:value="61807.8" calcext:value-type="float">
            <text:p>61,807.8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4:.E174])" office:value-type="float" office:value="499927.3" calcext:value-type="float">
            <text:p>499,927.3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675" calcext:value-type="float">
            <text:p>453,675.00</text:p>
          </table:table-cell>
          <table:table-cell table:style-name="ce7" office:value-type="float" office:value="6074.74" calcext:value-type="float">
            <text:p>6074.74</text:p>
          </table:table-cell>
          <table:table-cell table:style-name="ce13" table:formula="of:=COM.MICROSOFT.MINIFS([.$F$158:.$F$378];[.$G$158:.$G$378];[.G174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3743" calcext:value-type="float">
            <text:p>393,743.00</text:p>
          </table:table-cell>
          <table:table-cell table:style-name="ce16" office:value-type="float" office:value="40157.2" calcext:value-type="float">
            <text:p>40,157.20</text:p>
          </table:table-cell>
          <table:table-cell table:style-name="ce16" office:value-type="float" office:value="60792.1" calcext:value-type="float">
            <text:p>60,792.1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75:.E175])" office:value-type="float" office:value="508132.3" calcext:value-type="float">
            <text:p>508,132.3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725" calcext:value-type="float">
            <text:p>453,725.00</text:p>
          </table:table-cell>
          <table:table-cell table:style-name="ce7" office:value-type="float" office:value="6063.8" calcext:value-type="float">
            <text:p>6063.8</text:p>
          </table:table-cell>
          <table:table-cell table:style-name="ce13" table:formula="of:=COM.MICROSOFT.MINIFS([.$F$158:.$F$378];[.$G$158:.$G$378];[.G175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45" calcext:value-type="float">
            <text:p>377,945.00</text:p>
          </table:table-cell>
          <table:table-cell table:style-name="ce16" office:value-type="float" office:value="38826.6" calcext:value-type="float">
            <text:p>38,826.60</text:p>
          </table:table-cell>
          <table:table-cell table:style-name="ce16" office:value-type="float" office:value="61147.2" calcext:value-type="float">
            <text:p>61,147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6:.E176])" office:value-type="float" office:value="492414.8" calcext:value-type="float">
            <text:p>492,414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775" calcext:value-type="float">
            <text:p>453,775.00</text:p>
          </table:table-cell>
          <table:table-cell table:style-name="ce7" office:value-type="float" office:value="6077.76" calcext:value-type="float">
            <text:p>6077.76</text:p>
          </table:table-cell>
          <table:table-cell table:style-name="ce13" table:formula="of:=COM.MICROSOFT.MINIFS([.$F$158:.$F$378];[.$G$158:.$G$378];[.G176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156" calcext:value-type="float">
            <text:p>381,156.00</text:p>
          </table:table-cell>
          <table:table-cell table:style-name="ce16" office:value-type="float" office:value="78155.6" calcext:value-type="float">
            <text:p>78,155.60</text:p>
          </table:table-cell>
          <table:table-cell table:style-name="ce16" office:value-type="float" office:value="59802.2" calcext:value-type="float">
            <text:p>59,802.20</text:p>
          </table:table-cell>
          <table:table-cell table:style-name="ce16" office:value-type="float" office:value="17401.1" calcext:value-type="float">
            <text:p>17,401.10</text:p>
          </table:table-cell>
          <table:table-cell table:style-name="ce16" table:formula="of:=SUM([.B177:.E177])" office:value-type="float" office:value="536514.9" calcext:value-type="float">
            <text:p>536,514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825" calcext:value-type="float">
            <text:p>453,825.00</text:p>
          </table:table-cell>
          <table:table-cell table:style-name="ce7" office:value-type="float" office:value="6078.89" calcext:value-type="float">
            <text:p>6078.89</text:p>
          </table:table-cell>
          <table:table-cell table:style-name="ce13" table:formula="of:=COM.MICROSOFT.MINIFS([.$F$158:.$F$378];[.$G$158:.$G$378];[.G177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037" calcext:value-type="float">
            <text:p>387,037.00</text:p>
          </table:table-cell>
          <table:table-cell table:style-name="ce16" office:value-type="float" office:value="47359.4" calcext:value-type="float">
            <text:p>47,359.40</text:p>
          </table:table-cell>
          <table:table-cell table:style-name="ce16" office:value-type="float" office:value="60593.3" calcext:value-type="float">
            <text:p>60,593.30</text:p>
          </table:table-cell>
          <table:table-cell table:style-name="ce16" office:value-type="float" office:value="22287.7" calcext:value-type="float">
            <text:p>22,287.70</text:p>
          </table:table-cell>
          <table:table-cell table:style-name="ce16" table:formula="of:=SUM([.B178:.E178])" office:value-type="float" office:value="517277.4" calcext:value-type="float">
            <text:p>517,277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875" calcext:value-type="float">
            <text:p>453,875.00</text:p>
          </table:table-cell>
          <table:table-cell table:style-name="ce7" office:value-type="float" office:value="6092.9" calcext:value-type="float">
            <text:p>6092.9</text:p>
          </table:table-cell>
          <table:table-cell table:style-name="ce13" table:formula="of:=COM.MICROSOFT.MINIFS([.$F$158:.$F$378];[.$G$158:.$G$378];[.G178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068" calcext:value-type="float">
            <text:p>363,068.00</text:p>
          </table:table-cell>
          <table:table-cell table:style-name="ce16" office:value-type="float" office:value="63324.3" calcext:value-type="float">
            <text:p>63,324.30</text:p>
          </table:table-cell>
          <table:table-cell table:style-name="ce16" office:value-type="float" office:value="63183" calcext:value-type="float">
            <text:p>63,183.00</text:p>
          </table:table-cell>
          <table:table-cell table:style-name="ce16" office:value-type="float" office:value="15737.1" calcext:value-type="float">
            <text:p>15,737.10</text:p>
          </table:table-cell>
          <table:table-cell table:style-name="ce16" table:formula="of:=SUM([.B179:.E179])" office:value-type="float" office:value="505312.4" calcext:value-type="float">
            <text:p>505,312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925" calcext:value-type="float">
            <text:p>453,925.00</text:p>
          </table:table-cell>
          <table:table-cell table:style-name="ce7" office:value-type="float" office:value="6093.54" calcext:value-type="float">
            <text:p>6093.54</text:p>
          </table:table-cell>
          <table:table-cell table:style-name="ce13" table:formula="of:=COM.MICROSOFT.MINIFS([.$F$158:.$F$378];[.$G$158:.$G$378];[.G179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352" calcext:value-type="float">
            <text:p>376,352.00</text:p>
          </table:table-cell>
          <table:table-cell table:style-name="ce16" office:value-type="float" office:value="31023.6" calcext:value-type="float">
            <text:p>31,023.60</text:p>
          </table:table-cell>
          <table:table-cell table:style-name="ce16" office:value-type="float" office:value="61102" calcext:value-type="float">
            <text:p>61,102.0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180:.E180])" office:value-type="float" office:value="483158.7" calcext:value-type="float">
            <text:p>483,158.7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975" calcext:value-type="float">
            <text:p>453,975.00</text:p>
          </table:table-cell>
          <table:table-cell table:style-name="ce7" office:value-type="float" office:value="6183.65" calcext:value-type="float">
            <text:p>6183.65</text:p>
          </table:table-cell>
          <table:table-cell table:style-name="ce13" table:formula="of:=COM.MICROSOFT.MINIFS([.$F$158:.$F$378];[.$G$158:.$G$378];[.G18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98" calcext:value-type="float">
            <text:p>375,098.00</text:p>
          </table:table-cell>
          <table:table-cell table:style-name="ce16" office:value-type="float" office:value="43144.9" calcext:value-type="float">
            <text:p>43,144.90</text:p>
          </table:table-cell>
          <table:table-cell table:style-name="ce16" office:value-type="float" office:value="62915.9" calcext:value-type="float">
            <text:p>62,915.90</text:p>
          </table:table-cell>
          <table:table-cell table:style-name="ce16" office:value-type="float" office:value="14707.3" calcext:value-type="float">
            <text:p>14,707.30</text:p>
          </table:table-cell>
          <table:table-cell table:style-name="ce16" table:formula="of:=SUM([.B181:.E181])" office:value-type="float" office:value="495866.1" calcext:value-type="float">
            <text:p>495,866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4025" calcext:value-type="float">
            <text:p>454,025.00</text:p>
          </table:table-cell>
          <table:table-cell table:style-name="ce7" office:value-type="float" office:value="6130.47" calcext:value-type="float">
            <text:p>6130.47</text:p>
          </table:table-cell>
          <table:table-cell table:style-name="ce13" table:formula="of:=COM.MICROSOFT.MINIFS([.$F$158:.$F$378];[.$G$158:.$G$378];[.G18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451" calcext:value-type="float">
            <text:p>381,451.00</text:p>
          </table:table-cell>
          <table:table-cell table:style-name="ce16" office:value-type="float" office:value="42855.8" calcext:value-type="float">
            <text:p>42,855.80</text:p>
          </table:table-cell>
          <table:table-cell table:style-name="ce16" office:value-type="float" office:value="58011.2" calcext:value-type="float">
            <text:p>58,011.2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2:.E182])" office:value-type="float" office:value="495758" calcext:value-type="float">
            <text:p>495,758.0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075" calcext:value-type="float">
            <text:p>454,075.00</text:p>
          </table:table-cell>
          <table:table-cell table:style-name="ce7" office:value-type="float" office:value="6078.06" calcext:value-type="float">
            <text:p>6078.06</text:p>
          </table:table-cell>
          <table:table-cell table:style-name="ce13" table:formula="of:=COM.MICROSOFT.MINIFS([.$F$158:.$F$378];[.$G$158:.$G$378];[.G18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906" calcext:value-type="float">
            <text:p>378,906.00</text:p>
          </table:table-cell>
          <table:table-cell table:style-name="ce16" office:value-type="float" office:value="30505.7" calcext:value-type="float">
            <text:p>30,505.70</text:p>
          </table:table-cell>
          <table:table-cell table:style-name="ce16" office:value-type="float" office:value="62827.2" calcext:value-type="float">
            <text:p>62,827.20</text:p>
          </table:table-cell>
          <table:table-cell table:style-name="ce16" office:value-type="float" office:value="16288.4" calcext:value-type="float">
            <text:p>16,288.40</text:p>
          </table:table-cell>
          <table:table-cell table:style-name="ce16" table:formula="of:=SUM([.B183:.E183])" office:value-type="float" office:value="488527.3" calcext:value-type="float">
            <text:p>488,527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125" calcext:value-type="float">
            <text:p>454,125.00</text:p>
          </table:table-cell>
          <table:table-cell table:style-name="ce7" office:value-type="float" office:value="6041.6" calcext:value-type="float">
            <text:p>6041.6</text:p>
          </table:table-cell>
          <table:table-cell table:style-name="ce13" table:formula="of:=COM.MICROSOFT.MINIFS([.$F$158:.$F$378];[.$G$158:.$G$378];[.G18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989" calcext:value-type="float">
            <text:p>374,989.00</text:p>
          </table:table-cell>
          <table:table-cell table:style-name="ce16" office:value-type="float" office:value="47962.6" calcext:value-type="float">
            <text:p>47,962.60</text:p>
          </table:table-cell>
          <table:table-cell table:style-name="ce16" office:value-type="float" office:value="58094.4" calcext:value-type="float">
            <text:p>58,094.40</text:p>
          </table:table-cell>
          <table:table-cell table:style-name="ce16" office:value-type="float" office:value="22230.6" calcext:value-type="float">
            <text:p>22,230.60</text:p>
          </table:table-cell>
          <table:table-cell table:style-name="ce16" table:formula="of:=SUM([.B184:.E184])" office:value-type="float" office:value="503276.6" calcext:value-type="float">
            <text:p>503,276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175" calcext:value-type="float">
            <text:p>454,175.00</text:p>
          </table:table-cell>
          <table:table-cell table:style-name="ce7" office:value-type="float" office:value="6054.31" calcext:value-type="float">
            <text:p>6054.31</text:p>
          </table:table-cell>
          <table:table-cell table:style-name="ce13" table:formula="of:=COM.MICROSOFT.MINIFS([.$F$158:.$F$378];[.$G$158:.$G$378];[.G18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822" calcext:value-type="float">
            <text:p>375,822.00</text:p>
          </table:table-cell>
          <table:table-cell table:style-name="ce16" office:value-type="float" office:value="39428.3" calcext:value-type="float">
            <text:p>39,428.30</text:p>
          </table:table-cell>
          <table:table-cell table:style-name="ce16" office:value-type="float" office:value="58810" calcext:value-type="float">
            <text:p>58,810.0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5:.E185])" office:value-type="float" office:value="487500.3" calcext:value-type="float">
            <text:p>487,500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225" calcext:value-type="float">
            <text:p>454,225.00</text:p>
          </table:table-cell>
          <table:table-cell table:style-name="ce7" office:value-type="float" office:value="6039.21" calcext:value-type="float">
            <text:p>6039.21</text:p>
          </table:table-cell>
          <table:table-cell table:style-name="ce13" table:formula="of:=COM.MICROSOFT.MINIFS([.$F$158:.$F$378];[.$G$158:.$G$378];[.G18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969" calcext:value-type="float">
            <text:p>372,969.00</text:p>
          </table:table-cell>
          <table:table-cell table:style-name="ce16" office:value-type="float" office:value="40855.7" calcext:value-type="float">
            <text:p>40,855.70</text:p>
          </table:table-cell>
          <table:table-cell table:style-name="ce16" office:value-type="float" office:value="60145.1" calcext:value-type="float">
            <text:p>60,145.10</text:p>
          </table:table-cell>
          <table:table-cell table:style-name="ce16" office:value-type="float" office:value="15552" calcext:value-type="float">
            <text:p>15,552.00</text:p>
          </table:table-cell>
          <table:table-cell table:style-name="ce16" table:formula="of:=SUM([.B186:.E186])" office:value-type="float" office:value="489521.8" calcext:value-type="float">
            <text:p>489,521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275" calcext:value-type="float">
            <text:p>454,275.00</text:p>
          </table:table-cell>
          <table:table-cell table:style-name="ce7" office:value-type="float" office:value="6041.59" calcext:value-type="float">
            <text:p>6041.59</text:p>
          </table:table-cell>
          <table:table-cell table:style-name="ce13" table:formula="of:=COM.MICROSOFT.MINIFS([.$F$158:.$F$378];[.$G$158:.$G$378];[.G186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734" calcext:value-type="float">
            <text:p>367,734.00</text:p>
          </table:table-cell>
          <table:table-cell table:style-name="ce16" office:value-type="float" office:value="32140.5" calcext:value-type="float">
            <text:p>32,140.50</text:p>
          </table:table-cell>
          <table:table-cell table:style-name="ce16" office:value-type="float" office:value="56681.8" calcext:value-type="float">
            <text:p>56,681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7:.E187])" office:value-type="float" office:value="469996.3" calcext:value-type="float">
            <text:p>469,996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325" calcext:value-type="float">
            <text:p>454,325.00</text:p>
          </table:table-cell>
          <table:table-cell table:style-name="ce7" office:value-type="float" office:value="6044.51" calcext:value-type="float">
            <text:p>6044.51</text:p>
          </table:table-cell>
          <table:table-cell table:style-name="ce13" table:formula="of:=COM.MICROSOFT.MINIFS([.$F$158:.$F$378];[.$G$158:.$G$378];[.G187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00" calcext:value-type="float">
            <text:p>391,900.00</text:p>
          </table:table-cell>
          <table:table-cell table:style-name="ce16" office:value-type="float" office:value="41809.2" calcext:value-type="float">
            <text:p>41,809.20</text:p>
          </table:table-cell>
          <table:table-cell table:style-name="ce16" office:value-type="float" office:value="60643.3" calcext:value-type="float">
            <text:p>60,643.30</text:p>
          </table:table-cell>
          <table:table-cell table:style-name="ce16" office:value-type="float" office:value="16092.5" calcext:value-type="float">
            <text:p>16,092.50</text:p>
          </table:table-cell>
          <table:table-cell table:style-name="ce16" table:formula="of:=SUM([.B188:.E188])" office:value-type="float" office:value="510445" calcext:value-type="float">
            <text:p>510,445.0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375" calcext:value-type="float">
            <text:p>454,375.00</text:p>
          </table:table-cell>
          <table:table-cell table:style-name="ce7" office:value-type="float" office:value="6042.85" calcext:value-type="float">
            <text:p>6042.85</text:p>
          </table:table-cell>
          <table:table-cell table:style-name="ce13" table:formula="of:=COM.MICROSOFT.MINIFS([.$F$158:.$F$378];[.$G$158:.$G$378];[.G188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186" calcext:value-type="float">
            <text:p>382,186.00</text:p>
          </table:table-cell>
          <table:table-cell table:style-name="ce16" office:value-type="float" office:value="34695.5" calcext:value-type="float">
            <text:p>34,695.50</text:p>
          </table:table-cell>
          <table:table-cell table:style-name="ce16" office:value-type="float" office:value="55755.2" calcext:value-type="float">
            <text:p>55,755.2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9:.E189])" office:value-type="float" office:value="486076.7" calcext:value-type="float">
            <text:p>486,076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425" calcext:value-type="float">
            <text:p>454,425.00</text:p>
          </table:table-cell>
          <table:table-cell table:style-name="ce7" office:value-type="float" office:value="6042.75" calcext:value-type="float">
            <text:p>6042.75</text:p>
          </table:table-cell>
          <table:table-cell table:style-name="ce13" table:formula="of:=COM.MICROSOFT.MINIFS([.$F$158:.$F$378];[.$G$158:.$G$378];[.G189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646" calcext:value-type="float">
            <text:p>378,646.00</text:p>
          </table:table-cell>
          <table:table-cell table:style-name="ce16" office:value-type="float" office:value="35442.5" calcext:value-type="float">
            <text:p>35,442.50</text:p>
          </table:table-cell>
          <table:table-cell table:style-name="ce16" office:value-type="float" office:value="61930.8" calcext:value-type="float">
            <text:p>61,930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0:.E190])" office:value-type="float" office:value="489459.3" calcext:value-type="float">
            <text:p>489,459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475" calcext:value-type="float">
            <text:p>454,475.00</text:p>
          </table:table-cell>
          <table:table-cell table:style-name="ce7" office:value-type="float" office:value="6041.14" calcext:value-type="float">
            <text:p>6041.14</text:p>
          </table:table-cell>
          <table:table-cell table:style-name="ce13" table:formula="of:=COM.MICROSOFT.MINIFS([.$F$158:.$F$378];[.$G$158:.$G$378];[.G190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628" calcext:value-type="float">
            <text:p>377,628.00</text:p>
          </table:table-cell>
          <table:table-cell table:style-name="ce16" office:value-type="float" office:value="36670.5" calcext:value-type="float">
            <text:p>36,670.50</text:p>
          </table:table-cell>
          <table:table-cell table:style-name="ce16" office:value-type="float" office:value="61814" calcext:value-type="float">
            <text:p>61,814.0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1:.E191])" office:value-type="float" office:value="489552.5" calcext:value-type="float">
            <text:p>489,552.5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525" calcext:value-type="float">
            <text:p>454,525.00</text:p>
          </table:table-cell>
          <table:table-cell table:style-name="ce7" office:value-type="float" office:value="6048.27" calcext:value-type="float">
            <text:p>6048.27</text:p>
          </table:table-cell>
          <table:table-cell table:style-name="ce13" table:formula="of:=COM.MICROSOFT.MINIFS([.$F$158:.$F$378];[.$G$158:.$G$378];[.G191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593" calcext:value-type="float">
            <text:p>379,593.00</text:p>
          </table:table-cell>
          <table:table-cell table:style-name="ce16" office:value-type="float" office:value="29974.1" calcext:value-type="float">
            <text:p>29,974.10</text:p>
          </table:table-cell>
          <table:table-cell table:style-name="ce16" office:value-type="float" office:value="56561.6" calcext:value-type="float">
            <text:p>56,561.60</text:p>
          </table:table-cell>
          <table:table-cell table:style-name="ce16" office:value-type="float" office:value="21216" calcext:value-type="float">
            <text:p>21,216.00</text:p>
          </table:table-cell>
          <table:table-cell table:style-name="ce16" table:formula="of:=SUM([.B192:.E192])" office:value-type="float" office:value="487344.7" calcext:value-type="float">
            <text:p>487,344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575" calcext:value-type="float">
            <text:p>454,575.00</text:p>
          </table:table-cell>
          <table:table-cell table:style-name="ce7" office:value-type="float" office:value="6051.63" calcext:value-type="float">
            <text:p>6051.63</text:p>
          </table:table-cell>
          <table:table-cell table:style-name="ce13" table:formula="of:=COM.MICROSOFT.MINIFS([.$F$158:.$F$378];[.$G$158:.$G$378];[.G19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6536" calcext:value-type="float">
            <text:p>356,536.00</text:p>
          </table:table-cell>
          <table:table-cell table:style-name="ce16" office:value-type="float" office:value="95254" calcext:value-type="float">
            <text:p>95,254.00</text:p>
          </table:table-cell>
          <table:table-cell table:style-name="ce16" office:value-type="float" office:value="63625.1" calcext:value-type="float">
            <text:p>63,625.10</text:p>
          </table:table-cell>
          <table:table-cell table:style-name="ce16" office:value-type="float" office:value="19832.5" calcext:value-type="float">
            <text:p>19,832.50</text:p>
          </table:table-cell>
          <table:table-cell table:style-name="ce16" table:formula="of:=SUM([.B193:.E193])" office:value-type="float" office:value="535247.6" calcext:value-type="float">
            <text:p>535,247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625" calcext:value-type="float">
            <text:p>454,625.00</text:p>
          </table:table-cell>
          <table:table-cell table:style-name="ce7" office:value-type="float" office:value="6049.12" calcext:value-type="float">
            <text:p>6049.12</text:p>
          </table:table-cell>
          <table:table-cell table:style-name="ce13" table:formula="of:=COM.MICROSOFT.MINIFS([.$F$158:.$F$378];[.$G$158:.$G$378];[.G19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628" calcext:value-type="float">
            <text:p>386,628.00</text:p>
          </table:table-cell>
          <table:table-cell table:style-name="ce16" office:value-type="float" office:value="41713" calcext:value-type="float">
            <text:p>41,713.00</text:p>
          </table:table-cell>
          <table:table-cell table:style-name="ce16" office:value-type="float" office:value="58169.7" calcext:value-type="float">
            <text:p>58,169.7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4:.E194])" office:value-type="float" office:value="499950.7" calcext:value-type="float">
            <text:p>499,950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675" calcext:value-type="float">
            <text:p>454,675.00</text:p>
          </table:table-cell>
          <table:table-cell table:style-name="ce7" office:value-type="float" office:value="6036.08" calcext:value-type="float">
            <text:p>6036.08</text:p>
          </table:table-cell>
          <table:table-cell table:style-name="ce13" table:formula="of:=COM.MICROSOFT.MINIFS([.$F$158:.$F$378];[.$G$158:.$G$378];[.G19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656" calcext:value-type="float">
            <text:p>386,656.00</text:p>
          </table:table-cell>
          <table:table-cell table:style-name="ce16" office:value-type="float" office:value="41450.9" calcext:value-type="float">
            <text:p>41,450.90</text:p>
          </table:table-cell>
          <table:table-cell table:style-name="ce16" office:value-type="float" office:value="60902.5" calcext:value-type="float">
            <text:p>60,902.5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5:.E195])" office:value-type="float" office:value="502449.4" calcext:value-type="float">
            <text:p>502,449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725" calcext:value-type="float">
            <text:p>454,725.00</text:p>
          </table:table-cell>
          <table:table-cell table:style-name="ce7" office:value-type="float" office:value="6046.87" calcext:value-type="float">
            <text:p>6046.87</text:p>
          </table:table-cell>
          <table:table-cell table:style-name="ce13" table:formula="of:=COM.MICROSOFT.MINIFS([.$F$158:.$F$378];[.$G$158:.$G$378];[.G19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5338" calcext:value-type="float">
            <text:p>395,338.00</text:p>
          </table:table-cell>
          <table:table-cell table:style-name="ce16" office:value-type="float" office:value="32681.5" calcext:value-type="float">
            <text:p>32,681.50</text:p>
          </table:table-cell>
          <table:table-cell table:style-name="ce16" office:value-type="float" office:value="62291.6" calcext:value-type="float">
            <text:p>62,291.6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6:.E196])" office:value-type="float" office:value="503751.1" calcext:value-type="float">
            <text:p>503,751.1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775" calcext:value-type="float">
            <text:p>454,775.00</text:p>
          </table:table-cell>
          <table:table-cell table:style-name="ce7" office:value-type="float" office:value="6057.3" calcext:value-type="float">
            <text:p>6057.3</text:p>
          </table:table-cell>
          <table:table-cell table:style-name="ce13" table:formula="of:=COM.MICROSOFT.MINIFS([.$F$158:.$F$378];[.$G$158:.$G$378];[.G196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5392" calcext:value-type="float">
            <text:p>385,392.00</text:p>
          </table:table-cell>
          <table:table-cell table:style-name="ce16" office:value-type="float" office:value="37930.8" calcext:value-type="float">
            <text:p>37,930.80</text:p>
          </table:table-cell>
          <table:table-cell table:style-name="ce16" office:value-type="float" office:value="59451.1" calcext:value-type="float">
            <text:p>59,451.1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7:.E197])" office:value-type="float" office:value="496213.9" calcext:value-type="float">
            <text:p>496,213.9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825" calcext:value-type="float">
            <text:p>454,825.00</text:p>
          </table:table-cell>
          <table:table-cell table:style-name="ce7" office:value-type="float" office:value="6051.37" calcext:value-type="float">
            <text:p>6051.37</text:p>
          </table:table-cell>
          <table:table-cell table:style-name="ce13" table:formula="of:=COM.MICROSOFT.MINIFS([.$F$158:.$F$378];[.$G$158:.$G$378];[.G197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26" calcext:value-type="float">
            <text:p>368,926.00</text:p>
          </table:table-cell>
          <table:table-cell table:style-name="ce16" office:value-type="float" office:value="50458.2" calcext:value-type="float">
            <text:p>50,458.20</text:p>
          </table:table-cell>
          <table:table-cell table:style-name="ce16" office:value-type="float" office:value="55912.4" calcext:value-type="float">
            <text:p>55,912.4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8:.E198])" office:value-type="float" office:value="488736.6" calcext:value-type="float">
            <text:p>488,736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875" calcext:value-type="float">
            <text:p>454,875.00</text:p>
          </table:table-cell>
          <table:table-cell table:style-name="ce7" office:value-type="float" office:value="6045.52" calcext:value-type="float">
            <text:p>6045.52</text:p>
          </table:table-cell>
          <table:table-cell table:style-name="ce13" table:formula="of:=COM.MICROSOFT.MINIFS([.$F$158:.$F$378];[.$G$158:.$G$378];[.G198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524" calcext:value-type="float">
            <text:p>378,524.00</text:p>
          </table:table-cell>
          <table:table-cell table:style-name="ce16" office:value-type="float" office:value="31515.6" calcext:value-type="float">
            <text:p>31,515.60</text:p>
          </table:table-cell>
          <table:table-cell table:style-name="ce16" office:value-type="float" office:value="59501.5" calcext:value-type="float">
            <text:p>59,501.50</text:p>
          </table:table-cell>
          <table:table-cell table:style-name="ce16" office:value-type="float" office:value="16135.6" calcext:value-type="float">
            <text:p>16,135.60</text:p>
          </table:table-cell>
          <table:table-cell table:style-name="ce16" table:formula="of:=SUM([.B199:.E199])" office:value-type="float" office:value="485676.7" calcext:value-type="float">
            <text:p>485,676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925" calcext:value-type="float">
            <text:p>454,925.00</text:p>
          </table:table-cell>
          <table:table-cell table:style-name="ce7" office:value-type="float" office:value="6046.8" calcext:value-type="float">
            <text:p>6046.8</text:p>
          </table:table-cell>
          <table:table-cell table:style-name="ce13" table:formula="of:=COM.MICROSOFT.MINIFS([.$F$158:.$F$378];[.$G$158:.$G$378];[.G199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430" calcext:value-type="float">
            <text:p>375,430.00</text:p>
          </table:table-cell>
          <table:table-cell table:style-name="ce16" office:value-type="float" office:value="35495.2" calcext:value-type="float">
            <text:p>35,495.20</text:p>
          </table:table-cell>
          <table:table-cell table:style-name="ce16" office:value-type="float" office:value="59973" calcext:value-type="float">
            <text:p>59,973.00</text:p>
          </table:table-cell>
          <table:table-cell table:style-name="ce16" office:value-type="float" office:value="16760.1" calcext:value-type="float">
            <text:p>16,760.10</text:p>
          </table:table-cell>
          <table:table-cell table:style-name="ce16" table:formula="of:=SUM([.B200:.E200])" office:value-type="float" office:value="487658.3" calcext:value-type="float">
            <text:p>487,658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975" calcext:value-type="float">
            <text:p>454,975.00</text:p>
          </table:table-cell>
          <table:table-cell table:style-name="ce7" office:value-type="float" office:value="6054.15" calcext:value-type="float">
            <text:p>6054.15</text:p>
          </table:table-cell>
          <table:table-cell table:style-name="ce13" table:formula="of:=COM.MICROSOFT.MINIFS([.$F$158:.$F$378];[.$G$158:.$G$378];[.G200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0302" calcext:value-type="float">
            <text:p>390,302.00</text:p>
          </table:table-cell>
          <table:table-cell table:style-name="ce16" office:value-type="float" office:value="33679.9" calcext:value-type="float">
            <text:p>33,679.90</text:p>
          </table:table-cell>
          <table:table-cell table:style-name="ce16" office:value-type="float" office:value="58881.9" calcext:value-type="float">
            <text:p>58,881.90</text:p>
          </table:table-cell>
          <table:table-cell table:style-name="ce16" office:value-type="float" office:value="20160" calcext:value-type="float">
            <text:p>20,160.00</text:p>
          </table:table-cell>
          <table:table-cell table:style-name="ce16" table:formula="of:=SUM([.B201:.E201])" office:value-type="float" office:value="503023.8" calcext:value-type="float">
            <text:p>503,023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025" calcext:value-type="float">
            <text:p>455,025.00</text:p>
          </table:table-cell>
          <table:table-cell table:style-name="ce7" office:value-type="float" office:value="6050.48" calcext:value-type="float">
            <text:p>6050.48</text:p>
          </table:table-cell>
          <table:table-cell table:style-name="ce13" table:formula="of:=COM.MICROSOFT.MINIFS([.$F$158:.$F$378];[.$G$158:.$G$378];[.G201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451" calcext:value-type="float">
            <text:p>376,451.00</text:p>
          </table:table-cell>
          <table:table-cell table:style-name="ce16" office:value-type="float" office:value="38262.6" calcext:value-type="float">
            <text:p>38,262.60</text:p>
          </table:table-cell>
          <table:table-cell table:style-name="ce16" office:value-type="float" office:value="57844.2" calcext:value-type="float">
            <text:p>57,844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202:.E202])" office:value-type="float" office:value="487053.8" calcext:value-type="float">
            <text:p>487,053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075" calcext:value-type="float">
            <text:p>455,075.00</text:p>
          </table:table-cell>
          <table:table-cell table:style-name="ce7" office:value-type="float" office:value="6063.07" calcext:value-type="float">
            <text:p>6063.07</text:p>
          </table:table-cell>
          <table:table-cell table:style-name="ce13" table:formula="of:=COM.MICROSOFT.MINIFS([.$F$158:.$F$378];[.$G$158:.$G$378];[.G20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29" calcext:value-type="float">
            <text:p>372,329.00</text:p>
          </table:table-cell>
          <table:table-cell table:style-name="ce16" office:value-type="float" office:value="33490" calcext:value-type="float">
            <text:p>33,490.00</text:p>
          </table:table-cell>
          <table:table-cell table:style-name="ce16" office:value-type="float" office:value="58846.7" calcext:value-type="float">
            <text:p>58,846.70</text:p>
          </table:table-cell>
          <table:table-cell table:style-name="ce16" office:value-type="float" office:value="18059" calcext:value-type="float">
            <text:p>18,059.00</text:p>
          </table:table-cell>
          <table:table-cell table:style-name="ce16" table:formula="of:=SUM([.B203:.E203])" office:value-type="float" office:value="482724.7" calcext:value-type="float">
            <text:p>482,724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125" calcext:value-type="float">
            <text:p>455,125.00</text:p>
          </table:table-cell>
          <table:table-cell table:style-name="ce7" office:value-type="float" office:value="6075.53" calcext:value-type="float">
            <text:p>6075.53</text:p>
          </table:table-cell>
          <table:table-cell table:style-name="ce13" table:formula="of:=COM.MICROSOFT.MINIFS([.$F$158:.$F$378];[.$G$158:.$G$378];[.G20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36" calcext:value-type="float">
            <text:p>375,936.00</text:p>
          </table:table-cell>
          <table:table-cell table:style-name="ce16" office:value-type="float" office:value="40840.5" calcext:value-type="float">
            <text:p>40,840.50</text:p>
          </table:table-cell>
          <table:table-cell table:style-name="ce16" office:value-type="float" office:value="58276.8" calcext:value-type="float">
            <text:p>58,276.8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204:.E204])" office:value-type="float" office:value="489734.4" calcext:value-type="float">
            <text:p>489,734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175" calcext:value-type="float">
            <text:p>455,175.00</text:p>
          </table:table-cell>
          <table:table-cell table:style-name="ce7" office:value-type="float" office:value="6063.96" calcext:value-type="float">
            <text:p>6063.96</text:p>
          </table:table-cell>
          <table:table-cell table:style-name="ce13" table:formula="of:=COM.MICROSOFT.MINIFS([.$F$158:.$F$378];[.$G$158:.$G$378];[.G20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490" calcext:value-type="float">
            <text:p>386,490.00</text:p>
          </table:table-cell>
          <table:table-cell table:style-name="ce16" office:value-type="float" office:value="36262.9" calcext:value-type="float">
            <text:p>36,262.90</text:p>
          </table:table-cell>
          <table:table-cell table:style-name="ce16" office:value-type="float" office:value="65152.2" calcext:value-type="float">
            <text:p>65,152.20</text:p>
          </table:table-cell>
          <table:table-cell table:style-name="ce16" office:value-type="float" office:value="14568.3" calcext:value-type="float">
            <text:p>14,568.30</text:p>
          </table:table-cell>
          <table:table-cell table:style-name="ce16" table:formula="of:=SUM([.B205:.E205])" office:value-type="float" office:value="502473.4" calcext:value-type="float">
            <text:p>502,473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225" calcext:value-type="float">
            <text:p>455,225.00</text:p>
          </table:table-cell>
          <table:table-cell table:style-name="ce7" office:value-type="float" office:value="6068.8" calcext:value-type="float">
            <text:p>6068.8</text:p>
          </table:table-cell>
          <table:table-cell table:style-name="ce13" table:formula="of:=COM.MICROSOFT.MINIFS([.$F$158:.$F$378];[.$G$158:.$G$378];[.G20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105" calcext:value-type="float">
            <text:p>388,105.00</text:p>
          </table:table-cell>
          <table:table-cell table:style-name="ce16" office:value-type="float" office:value="30864.6" calcext:value-type="float">
            <text:p>30,864.60</text:p>
          </table:table-cell>
          <table:table-cell table:style-name="ce16" office:value-type="float" office:value="58632.2" calcext:value-type="float">
            <text:p>58,632.20</text:p>
          </table:table-cell>
          <table:table-cell table:style-name="ce16" office:value-type="float" office:value="10317.5" calcext:value-type="float">
            <text:p>10,317.50</text:p>
          </table:table-cell>
          <table:table-cell table:style-name="ce16" table:formula="of:=SUM([.B206:.E206])" office:value-type="float" office:value="487919.3" calcext:value-type="float">
            <text:p>487,919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275" calcext:value-type="float">
            <text:p>455,275.00</text:p>
          </table:table-cell>
          <table:table-cell table:style-name="ce7" office:value-type="float" office:value="6035.68" calcext:value-type="float">
            <text:p>6035.68</text:p>
          </table:table-cell>
          <table:table-cell table:style-name="ce13" table:formula="of:=COM.MICROSOFT.MINIFS([.$F$158:.$F$378];[.$G$158:.$G$378];[.G206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53" calcext:value-type="float">
            <text:p>372,753.00</text:p>
          </table:table-cell>
          <table:table-cell table:style-name="ce16" office:value-type="float" office:value="36725.3" calcext:value-type="float">
            <text:p>36,725.30</text:p>
          </table:table-cell>
          <table:table-cell table:style-name="ce16" office:value-type="float" office:value="56014.2" calcext:value-type="float">
            <text:p>56,014.20</text:p>
          </table:table-cell>
          <table:table-cell table:style-name="ce16" office:value-type="float" office:value="7832.61" calcext:value-type="float">
            <text:p>7,832.61</text:p>
          </table:table-cell>
          <table:table-cell table:style-name="ce16" table:formula="of:=SUM([.B207:.E207])" office:value-type="float" office:value="473325.11" calcext:value-type="float">
            <text:p>473,325.11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325" calcext:value-type="float">
            <text:p>455,325.00</text:p>
          </table:table-cell>
          <table:table-cell table:style-name="ce7" office:value-type="float" office:value="6049.47" calcext:value-type="float">
            <text:p>6049.47</text:p>
          </table:table-cell>
          <table:table-cell table:style-name="ce13" table:formula="of:=COM.MICROSOFT.MINIFS([.$F$158:.$F$378];[.$G$158:.$G$378];[.G207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792" calcext:value-type="float">
            <text:p>377,792.00</text:p>
          </table:table-cell>
          <table:table-cell table:style-name="ce16" office:value-type="float" office:value="36861.8" calcext:value-type="float">
            <text:p>36,861.80</text:p>
          </table:table-cell>
          <table:table-cell table:style-name="ce16" office:value-type="float" office:value="59036.3" calcext:value-type="float">
            <text:p>59,036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08:.E208])" office:value-type="float" office:value="480410.1" calcext:value-type="float">
            <text:p>480,410.1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375" calcext:value-type="float">
            <text:p>455,375.00</text:p>
          </table:table-cell>
          <table:table-cell table:style-name="ce7" office:value-type="float" office:value="6056" calcext:value-type="float">
            <text:p>6056</text:p>
          </table:table-cell>
          <table:table-cell table:style-name="ce13" table:formula="of:=COM.MICROSOFT.MINIFS([.$F$158:.$F$378];[.$G$158:.$G$378];[.G208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691" calcext:value-type="float">
            <text:p>375,691.00</text:p>
          </table:table-cell>
          <table:table-cell table:style-name="ce16" office:value-type="float" office:value="36556.9" calcext:value-type="float">
            <text:p>36,556.90</text:p>
          </table:table-cell>
          <table:table-cell table:style-name="ce16" office:value-type="float" office:value="57625.8" calcext:value-type="float">
            <text:p>57,625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09:.E209])" office:value-type="float" office:value="476593.7" calcext:value-type="float">
            <text:p>476,593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425" calcext:value-type="float">
            <text:p>455,425.00</text:p>
          </table:table-cell>
          <table:table-cell table:style-name="ce7" office:value-type="float" office:value="6063.33" calcext:value-type="float">
            <text:p>6063.33</text:p>
          </table:table-cell>
          <table:table-cell table:style-name="ce13" table:formula="of:=COM.MICROSOFT.MINIFS([.$F$158:.$F$378];[.$G$158:.$G$378];[.G209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4562" calcext:value-type="float">
            <text:p>384,562.00</text:p>
          </table:table-cell>
          <table:table-cell table:style-name="ce16" office:value-type="float" office:value="34879.1" calcext:value-type="float">
            <text:p>34,879.10</text:p>
          </table:table-cell>
          <table:table-cell table:style-name="ce16" office:value-type="float" office:value="63208.4" calcext:value-type="float">
            <text:p>63,208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0:.E210])" office:value-type="float" office:value="489369.5" calcext:value-type="float">
            <text:p>489,369.5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475" calcext:value-type="float">
            <text:p>455,475.00</text:p>
          </table:table-cell>
          <table:table-cell table:style-name="ce7" office:value-type="float" office:value="6064.49" calcext:value-type="float">
            <text:p>6064.49</text:p>
          </table:table-cell>
          <table:table-cell table:style-name="ce13" table:formula="of:=COM.MICROSOFT.MINIFS([.$F$158:.$F$378];[.$G$158:.$G$378];[.G210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707" calcext:value-type="float">
            <text:p>387,707.00</text:p>
          </table:table-cell>
          <table:table-cell table:style-name="ce16" office:value-type="float" office:value="32371.4" calcext:value-type="float">
            <text:p>32,371.40</text:p>
          </table:table-cell>
          <table:table-cell table:style-name="ce16" office:value-type="float" office:value="60165" calcext:value-type="float">
            <text:p>60,165.00</text:p>
          </table:table-cell>
          <table:table-cell table:style-name="ce16" office:value-type="float" office:value="9120" calcext:value-type="float">
            <text:p>9,120.00</text:p>
          </table:table-cell>
          <table:table-cell table:style-name="ce16" table:formula="of:=SUM([.B211:.E211])" office:value-type="float" office:value="489363.4" calcext:value-type="float">
            <text:p>489,363.4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525" calcext:value-type="float">
            <text:p>455,525.00</text:p>
          </table:table-cell>
          <table:table-cell table:style-name="ce7" office:value-type="float" office:value="6082.65" calcext:value-type="float">
            <text:p>6082.65</text:p>
          </table:table-cell>
          <table:table-cell table:style-name="ce13" table:formula="of:=COM.MICROSOFT.MINIFS([.$F$158:.$F$378];[.$G$158:.$G$378];[.G211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384" calcext:value-type="float">
            <text:p>375,384.00</text:p>
          </table:table-cell>
          <table:table-cell table:style-name="ce16" office:value-type="float" office:value="34945.5" calcext:value-type="float">
            <text:p>34,945.50</text:p>
          </table:table-cell>
          <table:table-cell table:style-name="ce16" office:value-type="float" office:value="56604.8" calcext:value-type="float">
            <text:p>56,604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2:.E212])" office:value-type="float" office:value="473654.3" calcext:value-type="float">
            <text:p>473,654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575" calcext:value-type="float">
            <text:p>455,575.00</text:p>
          </table:table-cell>
          <table:table-cell table:style-name="ce7" office:value-type="float" office:value="6032.1" calcext:value-type="float">
            <text:p>6032.1</text:p>
          </table:table-cell>
          <table:table-cell table:style-name="ce13" table:formula="of:=COM.MICROSOFT.MINIFS([.$F$158:.$F$378];[.$G$158:.$G$378];[.G212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137" calcext:value-type="float">
            <text:p>369,137.00</text:p>
          </table:table-cell>
          <table:table-cell table:style-name="ce16" office:value-type="float" office:value="51542.1" calcext:value-type="float">
            <text:p>51,542.10</text:p>
          </table:table-cell>
          <table:table-cell table:style-name="ce16" office:value-type="float" office:value="57692.4" calcext:value-type="float">
            <text:p>57,692.40</text:p>
          </table:table-cell>
          <table:table-cell table:style-name="ce16" office:value-type="float" office:value="14780" calcext:value-type="float">
            <text:p>14,780.00</text:p>
          </table:table-cell>
          <table:table-cell table:style-name="ce16" table:formula="of:=SUM([.B213:.E213])" office:value-type="float" office:value="493151.5" calcext:value-type="float">
            <text:p>493,151.5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625" calcext:value-type="float">
            <text:p>455,625.00</text:p>
          </table:table-cell>
          <table:table-cell table:style-name="ce7" office:value-type="float" office:value="6044.86" calcext:value-type="float">
            <text:p>6044.86</text:p>
          </table:table-cell>
          <table:table-cell table:style-name="ce13" table:formula="of:=COM.MICROSOFT.MINIFS([.$F$158:.$F$378];[.$G$158:.$G$378];[.G213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345" calcext:value-type="float">
            <text:p>367,345.00</text:p>
          </table:table-cell>
          <table:table-cell table:style-name="ce16" office:value-type="float" office:value="39525.7" calcext:value-type="float">
            <text:p>39,525.70</text:p>
          </table:table-cell>
          <table:table-cell table:style-name="ce16" office:value-type="float" office:value="59018.6" calcext:value-type="float">
            <text:p>59,018.6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14:.E214])" office:value-type="float" office:value="473665.3" calcext:value-type="float">
            <text:p>473,665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675" calcext:value-type="float">
            <text:p>455,675.00</text:p>
          </table:table-cell>
          <table:table-cell table:style-name="ce7" office:value-type="float" office:value="6045.57" calcext:value-type="float">
            <text:p>6045.57</text:p>
          </table:table-cell>
          <table:table-cell table:style-name="ce13" table:formula="of:=COM.MICROSOFT.MINIFS([.$F$158:.$F$378];[.$G$158:.$G$378];[.G214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022" calcext:value-type="float">
            <text:p>376,022.00</text:p>
          </table:table-cell>
          <table:table-cell table:style-name="ce16" office:value-type="float" office:value="48093.5" calcext:value-type="float">
            <text:p>48,093.50</text:p>
          </table:table-cell>
          <table:table-cell table:style-name="ce16" office:value-type="float" office:value="60893.8" calcext:value-type="float">
            <text:p>60,893.80</text:p>
          </table:table-cell>
          <table:table-cell table:style-name="ce16" office:value-type="float" office:value="16282.6" calcext:value-type="float">
            <text:p>16,282.60</text:p>
          </table:table-cell>
          <table:table-cell table:style-name="ce16" table:formula="of:=SUM([.B215:.E215])" office:value-type="float" office:value="501291.9" calcext:value-type="float">
            <text:p>501,291.9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725" calcext:value-type="float">
            <text:p>455,725.00</text:p>
          </table:table-cell>
          <table:table-cell table:style-name="ce7" office:value-type="float" office:value="6046.22" calcext:value-type="float">
            <text:p>6046.22</text:p>
          </table:table-cell>
          <table:table-cell table:style-name="ce13" table:formula="of:=COM.MICROSOFT.MINIFS([.$F$158:.$F$378];[.$G$158:.$G$378];[.G215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81" calcext:value-type="float">
            <text:p>391,981.00</text:p>
          </table:table-cell>
          <table:table-cell table:style-name="ce16" office:value-type="float" office:value="46402" calcext:value-type="float">
            <text:p>46,402.00</text:p>
          </table:table-cell>
          <table:table-cell table:style-name="ce16" office:value-type="float" office:value="56641.7" calcext:value-type="float">
            <text:p>56,641.7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16:.E216])" office:value-type="float" office:value="502800.7" calcext:value-type="float">
            <text:p>502,800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775" calcext:value-type="float">
            <text:p>455,775.00</text:p>
          </table:table-cell>
          <table:table-cell table:style-name="ce7" office:value-type="float" office:value="6040.71" calcext:value-type="float">
            <text:p>6040.71</text:p>
          </table:table-cell>
          <table:table-cell table:style-name="ce13" table:formula="of:=COM.MICROSOFT.MINIFS([.$F$158:.$F$378];[.$G$158:.$G$378];[.G216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7358" calcext:value-type="float">
            <text:p>357,358.00</text:p>
          </table:table-cell>
          <table:table-cell table:style-name="ce16" office:value-type="float" office:value="62060.2" calcext:value-type="float">
            <text:p>62,060.20</text:p>
          </table:table-cell>
          <table:table-cell table:style-name="ce16" office:value-type="float" office:value="57236.8" calcext:value-type="float">
            <text:p>57,236.80</text:p>
          </table:table-cell>
          <table:table-cell table:style-name="ce16" office:value-type="float" office:value="9389.17" calcext:value-type="float">
            <text:p>9,389.17</text:p>
          </table:table-cell>
          <table:table-cell table:style-name="ce16" table:formula="of:=SUM([.B217:.E217])" office:value-type="float" office:value="486044.17" calcext:value-type="float">
            <text:p>486,044.17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825" calcext:value-type="float">
            <text:p>455,825.00</text:p>
          </table:table-cell>
          <table:table-cell table:style-name="ce7" office:value-type="float" office:value="6038.33" calcext:value-type="float">
            <text:p>6038.33</text:p>
          </table:table-cell>
          <table:table-cell table:style-name="ce13" table:formula="of:=COM.MICROSOFT.MINIFS([.$F$158:.$F$378];[.$G$158:.$G$378];[.G217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317" calcext:value-type="float">
            <text:p>371,317.00</text:p>
          </table:table-cell>
          <table:table-cell table:style-name="ce16" office:value-type="float" office:value="46567.6" calcext:value-type="float">
            <text:p>46,567.60</text:p>
          </table:table-cell>
          <table:table-cell table:style-name="ce16" office:value-type="float" office:value="60356.5" calcext:value-type="float">
            <text:p>60,356.50</text:p>
          </table:table-cell>
          <table:table-cell table:style-name="ce16" office:value-type="float" office:value="15456.6" calcext:value-type="float">
            <text:p>15,456.60</text:p>
          </table:table-cell>
          <table:table-cell table:style-name="ce16" table:formula="of:=SUM([.B218:.E218])" office:value-type="float" office:value="493697.7" calcext:value-type="float">
            <text:p>493,697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875" calcext:value-type="float">
            <text:p>455,875.00</text:p>
          </table:table-cell>
          <table:table-cell table:style-name="ce7" office:value-type="float" office:value="6051.76" calcext:value-type="float">
            <text:p>6051.76</text:p>
          </table:table-cell>
          <table:table-cell table:style-name="ce13" table:formula="of:=COM.MICROSOFT.MINIFS([.$F$158:.$F$378];[.$G$158:.$G$378];[.G218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017" calcext:value-type="float">
            <text:p>370,017.00</text:p>
          </table:table-cell>
          <table:table-cell table:style-name="ce16" office:value-type="float" office:value="42475.9" calcext:value-type="float">
            <text:p>42,475.90</text:p>
          </table:table-cell>
          <table:table-cell table:style-name="ce16" office:value-type="float" office:value="59766.8" calcext:value-type="float">
            <text:p>59,766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9:.E219])" office:value-type="float" office:value="478979.7" calcext:value-type="float">
            <text:p>478,979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925" calcext:value-type="float">
            <text:p>455,925.00</text:p>
          </table:table-cell>
          <table:table-cell table:style-name="ce7" office:value-type="float" office:value="6050.91" calcext:value-type="float">
            <text:p>6050.91</text:p>
          </table:table-cell>
          <table:table-cell table:style-name="ce13" table:formula="of:=COM.MICROSOFT.MINIFS([.$F$158:.$F$378];[.$G$158:.$G$378];[.G219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5025" calcext:value-type="float">
            <text:p>405,025.00</text:p>
          </table:table-cell>
          <table:table-cell table:style-name="ce16" office:value-type="float" office:value="33447.6" calcext:value-type="float">
            <text:p>33,447.60</text:p>
          </table:table-cell>
          <table:table-cell table:style-name="ce16" office:value-type="float" office:value="54551.1" calcext:value-type="float">
            <text:p>54,551.1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0:.E220])" office:value-type="float" office:value="499743.7" calcext:value-type="float">
            <text:p>499,743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975" calcext:value-type="float">
            <text:p>455,975.00</text:p>
          </table:table-cell>
          <table:table-cell table:style-name="ce7" office:value-type="float" office:value="6042.07" calcext:value-type="float">
            <text:p>6042.07</text:p>
          </table:table-cell>
          <table:table-cell table:style-name="ce13" table:formula="of:=COM.MICROSOFT.MINIFS([.$F$158:.$F$378];[.$G$158:.$G$378];[.G220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9884" calcext:value-type="float">
            <text:p>389,884.00</text:p>
          </table:table-cell>
          <table:table-cell table:style-name="ce16" office:value-type="float" office:value="23655.5" calcext:value-type="float">
            <text:p>23,655.50</text:p>
          </table:table-cell>
          <table:table-cell table:style-name="ce16" office:value-type="float" office:value="58629.7" calcext:value-type="float">
            <text:p>58,629.7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1:.E221])" office:value-type="float" office:value="478889.2" calcext:value-type="float">
            <text:p>478,889.2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025" calcext:value-type="float">
            <text:p>456,025.00</text:p>
          </table:table-cell>
          <table:table-cell table:style-name="ce7" office:value-type="float" office:value="6052.5" calcext:value-type="float">
            <text:p>6052.5</text:p>
          </table:table-cell>
          <table:table-cell table:style-name="ce13" table:formula="of:=COM.MICROSOFT.MINIFS([.$F$158:.$F$378];[.$G$158:.$G$378];[.G221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853" calcext:value-type="float">
            <text:p>373,853.00</text:p>
          </table:table-cell>
          <table:table-cell table:style-name="ce16" office:value-type="float" office:value="31543.2" calcext:value-type="float">
            <text:p>31,543.20</text:p>
          </table:table-cell>
          <table:table-cell table:style-name="ce16" office:value-type="float" office:value="56340.4" calcext:value-type="float">
            <text:p>56,340.4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2:.E222])" office:value-type="float" office:value="469512.6" calcext:value-type="float">
            <text:p>469,512.6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075" calcext:value-type="float">
            <text:p>456,075.00</text:p>
          </table:table-cell>
          <table:table-cell table:style-name="ce7" office:value-type="float" office:value="6070.4" calcext:value-type="float">
            <text:p>6070.4</text:p>
          </table:table-cell>
          <table:table-cell table:style-name="ce13" table:formula="of:=COM.MICROSOFT.MINIFS([.$F$158:.$F$378];[.$G$158:.$G$378];[.G222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6785" calcext:value-type="float">
            <text:p>366,785.00</text:p>
          </table:table-cell>
          <table:table-cell table:style-name="ce16" office:value-type="float" office:value="45805.6" calcext:value-type="float">
            <text:p>45,805.60</text:p>
          </table:table-cell>
          <table:table-cell table:style-name="ce16" office:value-type="float" office:value="59545" calcext:value-type="float">
            <text:p>59,545.0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3:.E223])" office:value-type="float" office:value="479911.6" calcext:value-type="float">
            <text:p>479,911.6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125" calcext:value-type="float">
            <text:p>456,125.00</text:p>
          </table:table-cell>
          <table:table-cell table:style-name="ce7" office:value-type="float" office:value="6065.81" calcext:value-type="float">
            <text:p>6065.81</text:p>
          </table:table-cell>
          <table:table-cell table:style-name="ce13" table:formula="of:=COM.MICROSOFT.MINIFS([.$F$158:.$F$378];[.$G$158:.$G$378];[.G223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212" calcext:value-type="float">
            <text:p>378,212.00</text:p>
          </table:table-cell>
          <table:table-cell table:style-name="ce16" office:value-type="float" office:value="43772.9" calcext:value-type="float">
            <text:p>43,772.90</text:p>
          </table:table-cell>
          <table:table-cell table:style-name="ce16" office:value-type="float" office:value="59257.4" calcext:value-type="float">
            <text:p>59,257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4:.E224])" office:value-type="float" office:value="487962.3" calcext:value-type="float">
            <text:p>487,962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175" calcext:value-type="float">
            <text:p>456,175.00</text:p>
          </table:table-cell>
          <table:table-cell table:style-name="ce7" office:value-type="float" office:value="6060.27" calcext:value-type="float">
            <text:p>6060.27</text:p>
          </table:table-cell>
          <table:table-cell table:style-name="ce13" table:formula="of:=COM.MICROSOFT.MINIFS([.$F$158:.$F$378];[.$G$158:.$G$378];[.G224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943" calcext:value-type="float">
            <text:p>378,943.00</text:p>
          </table:table-cell>
          <table:table-cell table:style-name="ce16" office:value-type="float" office:value="43675.4" calcext:value-type="float">
            <text:p>43,675.40</text:p>
          </table:table-cell>
          <table:table-cell table:style-name="ce16" office:value-type="float" office:value="59170.9" calcext:value-type="float">
            <text:p>59,170.9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5:.E225])" office:value-type="float" office:value="488509.3" calcext:value-type="float">
            <text:p>488,509.3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225" calcext:value-type="float">
            <text:p>456,225.00</text:p>
          </table:table-cell>
          <table:table-cell table:style-name="ce7" office:value-type="float" office:value="6052.98" calcext:value-type="float">
            <text:p>6052.98</text:p>
          </table:table-cell>
          <table:table-cell table:style-name="ce13" table:formula="of:=COM.MICROSOFT.MINIFS([.$F$158:.$F$378];[.$G$158:.$G$378];[.G22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4169" calcext:value-type="float">
            <text:p>384,169.00</text:p>
          </table:table-cell>
          <table:table-cell table:style-name="ce16" office:value-type="float" office:value="39842.3" calcext:value-type="float">
            <text:p>39,842.30</text:p>
          </table:table-cell>
          <table:table-cell table:style-name="ce16" office:value-type="float" office:value="59673.8" calcext:value-type="float">
            <text:p>59,673.8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6:.E226])" office:value-type="float" office:value="491461.1" calcext:value-type="float">
            <text:p>491,461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275" calcext:value-type="float">
            <text:p>456,275.00</text:p>
          </table:table-cell>
          <table:table-cell table:style-name="ce7" office:value-type="float" office:value="6052.39" calcext:value-type="float">
            <text:p>6052.39</text:p>
          </table:table-cell>
          <table:table-cell table:style-name="ce13" table:formula="of:=COM.MICROSOFT.MINIFS([.$F$158:.$F$378];[.$G$158:.$G$378];[.G22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019" calcext:value-type="float">
            <text:p>378,019.00</text:p>
          </table:table-cell>
          <table:table-cell table:style-name="ce16" office:value-type="float" office:value="38307.3" calcext:value-type="float">
            <text:p>38,307.30</text:p>
          </table:table-cell>
          <table:table-cell table:style-name="ce16" office:value-type="float" office:value="59656.4" calcext:value-type="float">
            <text:p>59,656.40</text:p>
          </table:table-cell>
          <table:table-cell table:style-name="ce16" office:value-type="float" office:value="9120" calcext:value-type="float">
            <text:p>9,120.00</text:p>
          </table:table-cell>
          <table:table-cell table:style-name="ce16" table:formula="of:=SUM([.B227:.E227])" office:value-type="float" office:value="485102.7" calcext:value-type="float">
            <text:p>485,102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325" calcext:value-type="float">
            <text:p>456,325.00</text:p>
          </table:table-cell>
          <table:table-cell table:style-name="ce7" office:value-type="float" office:value="6071.83" calcext:value-type="float">
            <text:p>6071.83</text:p>
          </table:table-cell>
          <table:table-cell table:style-name="ce13" table:formula="of:=COM.MICROSOFT.MINIFS([.$F$158:.$F$378];[.$G$158:.$G$378];[.G22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8211" calcext:value-type="float">
            <text:p>358,211.00</text:p>
          </table:table-cell>
          <table:table-cell table:style-name="ce16" office:value-type="float" office:value="57868.3" calcext:value-type="float">
            <text:p>57,868.30</text:p>
          </table:table-cell>
          <table:table-cell table:style-name="ce16" office:value-type="float" office:value="58035.8" calcext:value-type="float">
            <text:p>58,035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8:.E228])" office:value-type="float" office:value="480835.1" calcext:value-type="float">
            <text:p>480,835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375" calcext:value-type="float">
            <text:p>456,375.00</text:p>
          </table:table-cell>
          <table:table-cell table:style-name="ce7" office:value-type="float" office:value="6055.56" calcext:value-type="float">
            <text:p>6055.56</text:p>
          </table:table-cell>
          <table:table-cell table:style-name="ce13" table:formula="of:=COM.MICROSOFT.MINIFS([.$F$158:.$F$378];[.$G$158:.$G$378];[.G22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536" calcext:value-type="float">
            <text:p>386,536.00</text:p>
          </table:table-cell>
          <table:table-cell table:style-name="ce16" office:value-type="float" office:value="33578" calcext:value-type="float">
            <text:p>33,578.00</text:p>
          </table:table-cell>
          <table:table-cell table:style-name="ce16" office:value-type="float" office:value="57174.1" calcext:value-type="float">
            <text:p>57,174.1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9:.E229])" office:value-type="float" office:value="484008.1" calcext:value-type="float">
            <text:p>484,008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425" calcext:value-type="float">
            <text:p>456,425.00</text:p>
          </table:table-cell>
          <table:table-cell table:style-name="ce7" office:value-type="float" office:value="6046.86" calcext:value-type="float">
            <text:p>6046.86</text:p>
          </table:table-cell>
          <table:table-cell table:style-name="ce13" table:formula="of:=COM.MICROSOFT.MINIFS([.$F$158:.$F$378];[.$G$158:.$G$378];[.G229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743" calcext:value-type="float">
            <text:p>374,743.00</text:p>
          </table:table-cell>
          <table:table-cell table:style-name="ce16" office:value-type="float" office:value="39823.3" calcext:value-type="float">
            <text:p>39,823.30</text:p>
          </table:table-cell>
          <table:table-cell table:style-name="ce16" office:value-type="float" office:value="60452.2" calcext:value-type="float">
            <text:p>60,452.2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0:.E230])" office:value-type="float" office:value="481738.5" calcext:value-type="float">
            <text:p>481,738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475" calcext:value-type="float">
            <text:p>456,475.00</text:p>
          </table:table-cell>
          <table:table-cell table:style-name="ce7" office:value-type="float" office:value="6053.7" calcext:value-type="float">
            <text:p>6053.7</text:p>
          </table:table-cell>
          <table:table-cell table:style-name="ce13" table:formula="of:=COM.MICROSOFT.MINIFS([.$F$158:.$F$378];[.$G$158:.$G$378];[.G230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388" calcext:value-type="float">
            <text:p>387,388.00</text:p>
          </table:table-cell>
          <table:table-cell table:style-name="ce16" office:value-type="float" office:value="22680.3" calcext:value-type="float">
            <text:p>22,680.30</text:p>
          </table:table-cell>
          <table:table-cell table:style-name="ce16" office:value-type="float" office:value="61942.6" calcext:value-type="float">
            <text:p>61,942.60</text:p>
          </table:table-cell>
          <table:table-cell table:style-name="ce16" office:value-type="float" office:value="7807.84" calcext:value-type="float">
            <text:p>7,807.84</text:p>
          </table:table-cell>
          <table:table-cell table:style-name="ce16" table:formula="of:=SUM([.B231:.E231])" office:value-type="float" office:value="479818.74" calcext:value-type="float">
            <text:p>479,818.74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525" calcext:value-type="float">
            <text:p>456,525.00</text:p>
          </table:table-cell>
          <table:table-cell table:style-name="ce7" office:value-type="float" office:value="6056.36" calcext:value-type="float">
            <text:p>6056.36</text:p>
          </table:table-cell>
          <table:table-cell table:style-name="ce13" table:formula="of:=COM.MICROSOFT.MINIFS([.$F$158:.$F$378];[.$G$158:.$G$378];[.G231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21" calcext:value-type="float">
            <text:p>372,321.00</text:p>
          </table:table-cell>
          <table:table-cell table:style-name="ce16" office:value-type="float" office:value="43665.5" calcext:value-type="float">
            <text:p>43,665.50</text:p>
          </table:table-cell>
          <table:table-cell table:style-name="ce16" office:value-type="float" office:value="60141.1" calcext:value-type="float">
            <text:p>60,141.1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32:.E232])" office:value-type="float" office:value="483903.6" calcext:value-type="float">
            <text:p>483,903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575" calcext:value-type="float">
            <text:p>456,575.00</text:p>
          </table:table-cell>
          <table:table-cell table:style-name="ce7" office:value-type="float" office:value="6058.29" calcext:value-type="float">
            <text:p>6058.29</text:p>
          </table:table-cell>
          <table:table-cell table:style-name="ce13" table:formula="of:=COM.MICROSOFT.MINIFS([.$F$158:.$F$378];[.$G$158:.$G$378];[.G232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177" calcext:value-type="float">
            <text:p>371,177.00</text:p>
          </table:table-cell>
          <table:table-cell table:style-name="ce16" office:value-type="float" office:value="35154.9" calcext:value-type="float">
            <text:p>35,154.90</text:p>
          </table:table-cell>
          <table:table-cell table:style-name="ce16" office:value-type="float" office:value="55884.7" calcext:value-type="float">
            <text:p>55,884.70</text:p>
          </table:table-cell>
          <table:table-cell table:style-name="ce16" office:value-type="float" office:value="12506.4" calcext:value-type="float">
            <text:p>12,506.40</text:p>
          </table:table-cell>
          <table:table-cell table:style-name="ce16" table:formula="of:=SUM([.B233:.E233])" office:value-type="float" office:value="474723" calcext:value-type="float">
            <text:p>474,723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625" calcext:value-type="float">
            <text:p>456,625.00</text:p>
          </table:table-cell>
          <table:table-cell table:style-name="ce7" office:value-type="float" office:value="6055.55" calcext:value-type="float">
            <text:p>6055.55</text:p>
          </table:table-cell>
          <table:table-cell table:style-name="ce13" table:formula="of:=COM.MICROSOFT.MINIFS([.$F$158:.$F$378];[.$G$158:.$G$378];[.G233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125" calcext:value-type="float">
            <text:p>374,125.00</text:p>
          </table:table-cell>
          <table:table-cell table:style-name="ce16" office:value-type="float" office:value="53429.9" calcext:value-type="float">
            <text:p>53,429.90</text:p>
          </table:table-cell>
          <table:table-cell table:style-name="ce16" office:value-type="float" office:value="56560.8" calcext:value-type="float">
            <text:p>56,560.80</text:p>
          </table:table-cell>
          <table:table-cell table:style-name="ce16" office:value-type="float" office:value="7961.08" calcext:value-type="float">
            <text:p>7,961.08</text:p>
          </table:table-cell>
          <table:table-cell table:style-name="ce16" table:formula="of:=SUM([.B234:.E234])" office:value-type="float" office:value="492076.78" calcext:value-type="float">
            <text:p>492,076.78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675" calcext:value-type="float">
            <text:p>456,675.00</text:p>
          </table:table-cell>
          <table:table-cell table:style-name="ce7" office:value-type="float" office:value="6055.38" calcext:value-type="float">
            <text:p>6055.38</text:p>
          </table:table-cell>
          <table:table-cell table:style-name="ce13" table:formula="of:=COM.MICROSOFT.MINIFS([.$F$158:.$F$378];[.$G$158:.$G$378];[.G234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40" calcext:value-type="float">
            <text:p>379,640.00</text:p>
          </table:table-cell>
          <table:table-cell table:style-name="ce16" office:value-type="float" office:value="26416.6" calcext:value-type="float">
            <text:p>26,416.60</text:p>
          </table:table-cell>
          <table:table-cell table:style-name="ce16" office:value-type="float" office:value="55587.4" calcext:value-type="float">
            <text:p>55,587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5:.E235])" office:value-type="float" office:value="468364" calcext:value-type="float">
            <text:p>468,364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725" calcext:value-type="float">
            <text:p>456,725.00</text:p>
          </table:table-cell>
          <table:table-cell table:style-name="ce7" office:value-type="float" office:value="6058.24" calcext:value-type="float">
            <text:p>6058.24</text:p>
          </table:table-cell>
          <table:table-cell table:style-name="ce13" table:formula="of:=COM.MICROSOFT.MINIFS([.$F$158:.$F$378];[.$G$158:.$G$378];[.G23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448" calcext:value-type="float">
            <text:p>370,448.00</text:p>
          </table:table-cell>
          <table:table-cell table:style-name="ce16" office:value-type="float" office:value="36609.3" calcext:value-type="float">
            <text:p>36,609.30</text:p>
          </table:table-cell>
          <table:table-cell table:style-name="ce16" office:value-type="float" office:value="62109.4" calcext:value-type="float">
            <text:p>62,109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6:.E236])" office:value-type="float" office:value="475886.7" calcext:value-type="float">
            <text:p>475,886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775" calcext:value-type="float">
            <text:p>456,775.00</text:p>
          </table:table-cell>
          <table:table-cell table:style-name="ce7" office:value-type="float" office:value="6062.23" calcext:value-type="float">
            <text:p>6062.23</text:p>
          </table:table-cell>
          <table:table-cell table:style-name="ce13" table:formula="of:=COM.MICROSOFT.MINIFS([.$F$158:.$F$378];[.$G$158:.$G$378];[.G23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829" calcext:value-type="float">
            <text:p>361,829.00</text:p>
          </table:table-cell>
          <table:table-cell table:style-name="ce16" office:value-type="float" office:value="35306.9" calcext:value-type="float">
            <text:p>35,306.90</text:p>
          </table:table-cell>
          <table:table-cell table:style-name="ce16" office:value-type="float" office:value="57690.7" calcext:value-type="float">
            <text:p>57,690.7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37:.E237])" office:value-type="float" office:value="462602.6" calcext:value-type="float">
            <text:p>462,602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825" calcext:value-type="float">
            <text:p>456,825.00</text:p>
          </table:table-cell>
          <table:table-cell table:style-name="ce7" office:value-type="float" office:value="6056.18" calcext:value-type="float">
            <text:p>6056.18</text:p>
          </table:table-cell>
          <table:table-cell table:style-name="ce13" table:formula="of:=COM.MICROSOFT.MINIFS([.$F$158:.$F$378];[.$G$158:.$G$378];[.G23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821" calcext:value-type="float">
            <text:p>379,821.00</text:p>
          </table:table-cell>
          <table:table-cell table:style-name="ce16" office:value-type="float" office:value="37702.8" calcext:value-type="float">
            <text:p>37,702.80</text:p>
          </table:table-cell>
          <table:table-cell table:style-name="ce16" office:value-type="float" office:value="60601.1" calcext:value-type="float">
            <text:p>60,601.10</text:p>
          </table:table-cell>
          <table:table-cell table:style-name="ce16" office:value-type="float" office:value="10073.1" calcext:value-type="float">
            <text:p>10,073.10</text:p>
          </table:table-cell>
          <table:table-cell table:style-name="ce16" table:formula="of:=SUM([.B238:.E238])" office:value-type="float" office:value="488198" calcext:value-type="float">
            <text:p>488,198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875" calcext:value-type="float">
            <text:p>456,875.00</text:p>
          </table:table-cell>
          <table:table-cell table:style-name="ce7" office:value-type="float" office:value="6069.6" calcext:value-type="float">
            <text:p>6069.6</text:p>
          </table:table-cell>
          <table:table-cell table:style-name="ce13" table:formula="of:=COM.MICROSOFT.MINIFS([.$F$158:.$F$378];[.$G$158:.$G$378];[.G23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600" calcext:value-type="float">
            <text:p>365,600.00</text:p>
          </table:table-cell>
          <table:table-cell table:style-name="ce16" office:value-type="float" office:value="41354" calcext:value-type="float">
            <text:p>41,354.00</text:p>
          </table:table-cell>
          <table:table-cell table:style-name="ce16" office:value-type="float" office:value="56229" calcext:value-type="float">
            <text:p>56,229.0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9:.E239])" office:value-type="float" office:value="469903" calcext:value-type="float">
            <text:p>469,903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925" calcext:value-type="float">
            <text:p>456,925.00</text:p>
          </table:table-cell>
          <table:table-cell table:style-name="ce7" office:value-type="float" office:value="6068.33" calcext:value-type="float">
            <text:p>6068.33</text:p>
          </table:table-cell>
          <table:table-cell table:style-name="ce13" table:formula="of:=COM.MICROSOFT.MINIFS([.$F$158:.$F$378];[.$G$158:.$G$378];[.G239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672" calcext:value-type="float">
            <text:p>361,672.00</text:p>
          </table:table-cell>
          <table:table-cell table:style-name="ce16" office:value-type="float" office:value="47322.5" calcext:value-type="float">
            <text:p>47,322.50</text:p>
          </table:table-cell>
          <table:table-cell table:style-name="ce16" office:value-type="float" office:value="58730.4" calcext:value-type="float">
            <text:p>58,730.40</text:p>
          </table:table-cell>
          <table:table-cell table:style-name="ce16" office:value-type="float" office:value="8832" calcext:value-type="float">
            <text:p>8,832.00</text:p>
          </table:table-cell>
          <table:table-cell table:style-name="ce16" table:formula="of:=SUM([.B240:.E240])" office:value-type="float" office:value="476556.9" calcext:value-type="float">
            <text:p>476,556.9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975" calcext:value-type="float">
            <text:p>456,975.00</text:p>
          </table:table-cell>
          <table:table-cell table:style-name="ce7" office:value-type="float" office:value="6068.12" calcext:value-type="float">
            <text:p>6068.12</text:p>
          </table:table-cell>
          <table:table-cell table:style-name="ce13" table:formula="of:=COM.MICROSOFT.MINIFS([.$F$158:.$F$378];[.$G$158:.$G$378];[.G240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86" calcext:value-type="float">
            <text:p>367,986.00</text:p>
          </table:table-cell>
          <table:table-cell table:style-name="ce16" office:value-type="float" office:value="37174.3" calcext:value-type="float">
            <text:p>37,174.30</text:p>
          </table:table-cell>
          <table:table-cell table:style-name="ce16" office:value-type="float" office:value="57115.4" calcext:value-type="float">
            <text:p>57,115.40</text:p>
          </table:table-cell>
          <table:table-cell table:style-name="ce16" office:value-type="float" office:value="16792.9" calcext:value-type="float">
            <text:p>16,792.90</text:p>
          </table:table-cell>
          <table:table-cell table:style-name="ce16" table:formula="of:=SUM([.B241:.E241])" office:value-type="float" office:value="479068.6" calcext:value-type="float">
            <text:p>479,068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025" calcext:value-type="float">
            <text:p>457,025.00</text:p>
          </table:table-cell>
          <table:table-cell table:style-name="ce7" office:value-type="float" office:value="6049.75" calcext:value-type="float">
            <text:p>6049.75</text:p>
          </table:table-cell>
          <table:table-cell table:style-name="ce13" table:formula="of:=COM.MICROSOFT.MINIFS([.$F$158:.$F$378];[.$G$158:.$G$378];[.G241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423" calcext:value-type="float">
            <text:p>368,423.00</text:p>
          </table:table-cell>
          <table:table-cell table:style-name="ce16" office:value-type="float" office:value="45236.9" calcext:value-type="float">
            <text:p>45,236.90</text:p>
          </table:table-cell>
          <table:table-cell table:style-name="ce16" office:value-type="float" office:value="62591.3" calcext:value-type="float">
            <text:p>62,591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2:.E242])" office:value-type="float" office:value="482971.2" calcext:value-type="float">
            <text:p>482,971.2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075" calcext:value-type="float">
            <text:p>457,075.00</text:p>
          </table:table-cell>
          <table:table-cell table:style-name="ce7" office:value-type="float" office:value="6058.38" calcext:value-type="float">
            <text:p>6058.38</text:p>
          </table:table-cell>
          <table:table-cell table:style-name="ce13" table:formula="of:=COM.MICROSOFT.MINIFS([.$F$158:.$F$378];[.$G$158:.$G$378];[.G242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667" calcext:value-type="float">
            <text:p>372,667.00</text:p>
          </table:table-cell>
          <table:table-cell table:style-name="ce16" office:value-type="float" office:value="34741.1" calcext:value-type="float">
            <text:p>34,741.10</text:p>
          </table:table-cell>
          <table:table-cell table:style-name="ce16" office:value-type="float" office:value="58087.7" calcext:value-type="float">
            <text:p>58,087.7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3:.E243])" office:value-type="float" office:value="472215.8" calcext:value-type="float">
            <text:p>472,215.8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125" calcext:value-type="float">
            <text:p>457,125.00</text:p>
          </table:table-cell>
          <table:table-cell table:style-name="ce7" office:value-type="float" office:value="6064.98" calcext:value-type="float">
            <text:p>6064.98</text:p>
          </table:table-cell>
          <table:table-cell table:style-name="ce13" table:formula="of:=COM.MICROSOFT.MINIFS([.$F$158:.$F$378];[.$G$158:.$G$378];[.G243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169" calcext:value-type="float">
            <text:p>370,169.00</text:p>
          </table:table-cell>
          <table:table-cell table:style-name="ce16" office:value-type="float" office:value="48824.5" calcext:value-type="float">
            <text:p>48,824.50</text:p>
          </table:table-cell>
          <table:table-cell table:style-name="ce16" office:value-type="float" office:value="58499.1" calcext:value-type="float">
            <text:p>58,499.10</text:p>
          </table:table-cell>
          <table:table-cell table:style-name="ce16" office:value-type="float" office:value="7776.1" calcext:value-type="float">
            <text:p>7,776.10</text:p>
          </table:table-cell>
          <table:table-cell table:style-name="ce16" table:formula="of:=SUM([.B244:.E244])" office:value-type="float" office:value="485268.7" calcext:value-type="float">
            <text:p>485,268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175" calcext:value-type="float">
            <text:p>457,175.00</text:p>
          </table:table-cell>
          <table:table-cell table:style-name="ce7" office:value-type="float" office:value="6062.18" calcext:value-type="float">
            <text:p>6062.18</text:p>
          </table:table-cell>
          <table:table-cell table:style-name="ce13" table:formula="of:=COM.MICROSOFT.MINIFS([.$F$158:.$F$378];[.$G$158:.$G$378];[.G244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5" calcext:value-type="float">
            <text:p>367,085.00</text:p>
          </table:table-cell>
          <table:table-cell table:style-name="ce16" office:value-type="float" office:value="43159.9" calcext:value-type="float">
            <text:p>43,159.90</text:p>
          </table:table-cell>
          <table:table-cell table:style-name="ce16" office:value-type="float" office:value="58002.9" calcext:value-type="float">
            <text:p>58,002.9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45:.E245])" office:value-type="float" office:value="476023.8" calcext:value-type="float">
            <text:p>476,023.8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225" calcext:value-type="float">
            <text:p>457,225.00</text:p>
          </table:table-cell>
          <table:table-cell table:style-name="ce7" office:value-type="float" office:value="6073.72" calcext:value-type="float">
            <text:p>6073.72</text:p>
          </table:table-cell>
          <table:table-cell table:style-name="ce13" table:formula="of:=COM.MICROSOFT.MINIFS([.$F$158:.$F$378];[.$G$158:.$G$378];[.G24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757" calcext:value-type="float">
            <text:p>387,757.00</text:p>
          </table:table-cell>
          <table:table-cell table:style-name="ce16" office:value-type="float" office:value="33612" calcext:value-type="float">
            <text:p>33,612.00</text:p>
          </table:table-cell>
          <table:table-cell table:style-name="ce16" office:value-type="float" office:value="57106.4" calcext:value-type="float">
            <text:p>57,106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6:.E246])" office:value-type="float" office:value="485195.4" calcext:value-type="float">
            <text:p>485,195.4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275" calcext:value-type="float">
            <text:p>457,275.00</text:p>
          </table:table-cell>
          <table:table-cell table:style-name="ce7" office:value-type="float" office:value="6076.59" calcext:value-type="float">
            <text:p>6076.59</text:p>
          </table:table-cell>
          <table:table-cell table:style-name="ce13" table:formula="of:=COM.MICROSOFT.MINIFS([.$F$158:.$F$378];[.$G$158:.$G$378];[.G24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6843" calcext:value-type="float">
            <text:p>366,843.00</text:p>
          </table:table-cell>
          <table:table-cell table:style-name="ce16" office:value-type="float" office:value="44001.2" calcext:value-type="float">
            <text:p>44,001.20</text:p>
          </table:table-cell>
          <table:table-cell table:style-name="ce16" office:value-type="float" office:value="58372.3" calcext:value-type="float">
            <text:p>58,372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7:.E247])" office:value-type="float" office:value="475936.5" calcext:value-type="float">
            <text:p>475,936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325" calcext:value-type="float">
            <text:p>457,325.00</text:p>
          </table:table-cell>
          <table:table-cell table:style-name="ce7" office:value-type="float" office:value="6083.89" calcext:value-type="float">
            <text:p>6083.89</text:p>
          </table:table-cell>
          <table:table-cell table:style-name="ce13" table:formula="of:=COM.MICROSOFT.MINIFS([.$F$158:.$F$378];[.$G$158:.$G$378];[.G24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2172" calcext:value-type="float">
            <text:p>362,172.00</text:p>
          </table:table-cell>
          <table:table-cell table:style-name="ce16" office:value-type="float" office:value="35921.5" calcext:value-type="float">
            <text:p>35,921.50</text:p>
          </table:table-cell>
          <table:table-cell table:style-name="ce16" office:value-type="float" office:value="65431" calcext:value-type="float">
            <text:p>65,431.0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8:.E248])" office:value-type="float" office:value="470244.5" calcext:value-type="float">
            <text:p>470,244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375" calcext:value-type="float">
            <text:p>457,375.00</text:p>
          </table:table-cell>
          <table:table-cell table:style-name="ce7" office:value-type="float" office:value="6078.71" calcext:value-type="float">
            <text:p>6078.71</text:p>
          </table:table-cell>
          <table:table-cell table:style-name="ce13" table:formula="of:=COM.MICROSOFT.MINIFS([.$F$158:.$F$378];[.$G$158:.$G$378];[.G24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86" calcext:value-type="float">
            <text:p>378,386.00</text:p>
          </table:table-cell>
          <table:table-cell table:style-name="ce16" office:value-type="float" office:value="37661.3" calcext:value-type="float">
            <text:p>37,661.30</text:p>
          </table:table-cell>
          <table:table-cell table:style-name="ce16" office:value-type="float" office:value="64265.1" calcext:value-type="float">
            <text:p>64,265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49:.E249])" office:value-type="float" office:value="481368.4" calcext:value-type="float">
            <text:p>481,368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425" calcext:value-type="float">
            <text:p>457,425.00</text:p>
          </table:table-cell>
          <table:table-cell table:style-name="ce7" office:value-type="float" office:value="6016.09" calcext:value-type="float">
            <text:p>6016.09</text:p>
          </table:table-cell>
          <table:table-cell table:style-name="ce13" table:formula="of:=COM.MICROSOFT.MINIFS([.$F$158:.$F$378];[.$G$158:.$G$378];[.G24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6608" calcext:value-type="float">
            <text:p>356,608.00</text:p>
          </table:table-cell>
          <table:table-cell table:style-name="ce16" office:value-type="float" office:value="38041.5" calcext:value-type="float">
            <text:p>38,041.50</text:p>
          </table:table-cell>
          <table:table-cell table:style-name="ce16" office:value-type="float" office:value="60062.2" calcext:value-type="float">
            <text:p>60,062.20</text:p>
          </table:table-cell>
          <table:table-cell table:style-name="ce16" office:value-type="float" office:value="8790.6" calcext:value-type="float">
            <text:p>8,790.60</text:p>
          </table:table-cell>
          <table:table-cell table:style-name="ce16" table:formula="of:=SUM([.B250:.E250])" office:value-type="float" office:value="463502.3" calcext:value-type="float">
            <text:p>463,502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475" calcext:value-type="float">
            <text:p>457,475.00</text:p>
          </table:table-cell>
          <table:table-cell table:style-name="ce7" office:value-type="float" office:value="6024.58" calcext:value-type="float">
            <text:p>6024.58</text:p>
          </table:table-cell>
          <table:table-cell table:style-name="ce13" table:formula="of:=COM.MICROSOFT.MINIFS([.$F$158:.$F$378];[.$G$158:.$G$378];[.G25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198" calcext:value-type="float">
            <text:p>372,198.00</text:p>
          </table:table-cell>
          <table:table-cell table:style-name="ce16" office:value-type="float" office:value="39900.8" calcext:value-type="float">
            <text:p>39,900.80</text:p>
          </table:table-cell>
          <table:table-cell table:style-name="ce16" office:value-type="float" office:value="58994.3" calcext:value-type="float">
            <text:p>58,994.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1:.E251])" office:value-type="float" office:value="471093.1" calcext:value-type="float">
            <text:p>471,093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525" calcext:value-type="float">
            <text:p>457,525.00</text:p>
          </table:table-cell>
          <table:table-cell table:style-name="ce7" office:value-type="float" office:value="6017.28" calcext:value-type="float">
            <text:p>6017.28</text:p>
          </table:table-cell>
          <table:table-cell table:style-name="ce13" table:formula="of:=COM.MICROSOFT.MINIFS([.$F$158:.$F$378];[.$G$158:.$G$378];[.G25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114" calcext:value-type="float">
            <text:p>363,114.00</text:p>
          </table:table-cell>
          <table:table-cell table:style-name="ce16" office:value-type="float" office:value="39563.7" calcext:value-type="float">
            <text:p>39,563.70</text:p>
          </table:table-cell>
          <table:table-cell table:style-name="ce16" office:value-type="float" office:value="57599.7" calcext:value-type="float">
            <text:p>57,599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2:.E252])" office:value-type="float" office:value="460277.4" calcext:value-type="float">
            <text:p>460,277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575" calcext:value-type="float">
            <text:p>457,575.00</text:p>
          </table:table-cell>
          <table:table-cell table:style-name="ce7" office:value-type="float" office:value="6019.07" calcext:value-type="float">
            <text:p>6019.07</text:p>
          </table:table-cell>
          <table:table-cell table:style-name="ce13" table:formula="of:=COM.MICROSOFT.MINIFS([.$F$158:.$F$378];[.$G$158:.$G$378];[.G25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002" calcext:value-type="float">
            <text:p>365,002.00</text:p>
          </table:table-cell>
          <table:table-cell table:style-name="ce16" office:value-type="float" office:value="48873.1" calcext:value-type="float">
            <text:p>48,873.10</text:p>
          </table:table-cell>
          <table:table-cell table:style-name="ce16" office:value-type="float" office:value="60648.2" calcext:value-type="float">
            <text:p>60,648.20</text:p>
          </table:table-cell>
          <table:table-cell table:style-name="ce16" office:value-type="float" office:value="2158.45" calcext:value-type="float">
            <text:p>2,158.45</text:p>
          </table:table-cell>
          <table:table-cell table:style-name="ce16" table:formula="of:=SUM([.B253:.E253])" office:value-type="float" office:value="476681.75" calcext:value-type="float">
            <text:p>476,681.7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625" calcext:value-type="float">
            <text:p>457,625.00</text:p>
          </table:table-cell>
          <table:table-cell table:style-name="ce7" office:value-type="float" office:value="6018.42" calcext:value-type="float">
            <text:p>6018.42</text:p>
          </table:table-cell>
          <table:table-cell table:style-name="ce13" table:formula="of:=COM.MICROSOFT.MINIFS([.$F$158:.$F$378];[.$G$158:.$G$378];[.G25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76" calcext:value-type="float">
            <text:p>370,876.00</text:p>
          </table:table-cell>
          <table:table-cell table:style-name="ce16" office:value-type="float" office:value="37410.2" calcext:value-type="float">
            <text:p>37,410.20</text:p>
          </table:table-cell>
          <table:table-cell table:style-name="ce16" office:value-type="float" office:value="55131.7" calcext:value-type="float">
            <text:p>55,131.7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54:.E254])" office:value-type="float" office:value="464473.9" calcext:value-type="float">
            <text:p>464,473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675" calcext:value-type="float">
            <text:p>457,675.00</text:p>
          </table:table-cell>
          <table:table-cell table:style-name="ce7" office:value-type="float" office:value="6032.79" calcext:value-type="float">
            <text:p>6032.79</text:p>
          </table:table-cell>
          <table:table-cell table:style-name="ce13" table:formula="of:=COM.MICROSOFT.MINIFS([.$F$158:.$F$378];[.$G$158:.$G$378];[.G25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537" calcext:value-type="float">
            <text:p>365,537.00</text:p>
          </table:table-cell>
          <table:table-cell table:style-name="ce16" office:value-type="float" office:value="53178.3" calcext:value-type="float">
            <text:p>53,178.30</text:p>
          </table:table-cell>
          <table:table-cell table:style-name="ce16" office:value-type="float" office:value="56793.2" calcext:value-type="float">
            <text:p>56,793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55:.E255])" office:value-type="float" office:value="476564.5" calcext:value-type="float">
            <text:p>476,564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725" calcext:value-type="float">
            <text:p>457,725.00</text:p>
          </table:table-cell>
          <table:table-cell table:style-name="ce7" office:value-type="float" office:value="6023.36" calcext:value-type="float">
            <text:p>6023.36</text:p>
          </table:table-cell>
          <table:table-cell table:style-name="ce13" table:formula="of:=COM.MICROSOFT.MINIFS([.$F$158:.$F$378];[.$G$158:.$G$378];[.G25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08" calcext:value-type="float">
            <text:p>377,908.00</text:p>
          </table:table-cell>
          <table:table-cell table:style-name="ce16" office:value-type="float" office:value="39631.6" calcext:value-type="float">
            <text:p>39,631.60</text:p>
          </table:table-cell>
          <table:table-cell table:style-name="ce16" office:value-type="float" office:value="59081.7" calcext:value-type="float">
            <text:p>59,081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6:.E256])" office:value-type="float" office:value="476621.3" calcext:value-type="float">
            <text:p>476,621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775" calcext:value-type="float">
            <text:p>457,775.00</text:p>
          </table:table-cell>
          <table:table-cell table:style-name="ce7" office:value-type="float" office:value="6030.34" calcext:value-type="float">
            <text:p>6030.34</text:p>
          </table:table-cell>
          <table:table-cell table:style-name="ce13" table:formula="of:=COM.MICROSOFT.MINIFS([.$F$158:.$F$378];[.$G$158:.$G$378];[.G25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680" calcext:value-type="float">
            <text:p>368,680.00</text:p>
          </table:table-cell>
          <table:table-cell table:style-name="ce16" office:value-type="float" office:value="42075" calcext:value-type="float">
            <text:p>42,075.00</text:p>
          </table:table-cell>
          <table:table-cell table:style-name="ce16" office:value-type="float" office:value="59345.7" calcext:value-type="float">
            <text:p>59,345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7:.E257])" office:value-type="float" office:value="470100.7" calcext:value-type="float">
            <text:p>470,100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825" calcext:value-type="float">
            <text:p>457,825.00</text:p>
          </table:table-cell>
          <table:table-cell table:style-name="ce7" office:value-type="float" office:value="6042.68" calcext:value-type="float">
            <text:p>6042.68</text:p>
          </table:table-cell>
          <table:table-cell table:style-name="ce13" table:formula="of:=COM.MICROSOFT.MINIFS([.$F$158:.$F$378];[.$G$158:.$G$378];[.G25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062" calcext:value-type="float">
            <text:p>368,062.00</text:p>
          </table:table-cell>
          <table:table-cell table:style-name="ce16" office:value-type="float" office:value="28254.8" calcext:value-type="float">
            <text:p>28,254.80</text:p>
          </table:table-cell>
          <table:table-cell table:style-name="ce16" office:value-type="float" office:value="55990.6" calcext:value-type="float">
            <text:p>55,990.6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258:.E258])" office:value-type="float" office:value="453610.95" calcext:value-type="float">
            <text:p>453,610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875" calcext:value-type="float">
            <text:p>457,875.00</text:p>
          </table:table-cell>
          <table:table-cell table:style-name="ce7" office:value-type="float" office:value="6048.53" calcext:value-type="float">
            <text:p>6048.53</text:p>
          </table:table-cell>
          <table:table-cell table:style-name="ce13" table:formula="of:=COM.MICROSOFT.MINIFS([.$F$158:.$F$378];[.$G$158:.$G$378];[.G25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450" calcext:value-type="float">
            <text:p>381,450.00</text:p>
          </table:table-cell>
          <table:table-cell table:style-name="ce16" office:value-type="float" office:value="40537.8" calcext:value-type="float">
            <text:p>40,537.80</text:p>
          </table:table-cell>
          <table:table-cell table:style-name="ce16" office:value-type="float" office:value="58648.2" calcext:value-type="float">
            <text:p>58,648.20</text:p>
          </table:table-cell>
          <table:table-cell table:style-name="ce16" office:value-type="float" office:value="1210" calcext:value-type="float">
            <text:p>1,210.00</text:p>
          </table:table-cell>
          <table:table-cell table:style-name="ce16" table:formula="of:=SUM([.B259:.E259])" office:value-type="float" office:value="481846" calcext:value-type="float">
            <text:p>481,84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925" calcext:value-type="float">
            <text:p>457,925.00</text:p>
          </table:table-cell>
          <table:table-cell table:style-name="ce7" office:value-type="float" office:value="6027.03" calcext:value-type="float">
            <text:p>6027.03</text:p>
          </table:table-cell>
          <table:table-cell table:style-name="ce13" table:formula="of:=COM.MICROSOFT.MINIFS([.$F$158:.$F$378];[.$G$158:.$G$378];[.G25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96" calcext:value-type="float">
            <text:p>368,996.00</text:p>
          </table:table-cell>
          <table:table-cell table:style-name="ce16" office:value-type="float" office:value="39140.4" calcext:value-type="float">
            <text:p>39,140.40</text:p>
          </table:table-cell>
          <table:table-cell table:style-name="ce16" office:value-type="float" office:value="57680" calcext:value-type="float">
            <text:p>57,680.00</text:p>
          </table:table-cell>
          <table:table-cell table:style-name="ce16" office:value-type="float" office:value="-0.000000000000137676" calcext:value-type="float">
            <text:p>0.00</text:p>
          </table:table-cell>
          <table:table-cell table:style-name="ce16" table:formula="of:=SUM([.B260:.E260])" office:value-type="float" office:value="465816.4" calcext:value-type="float">
            <text:p>465,816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975" calcext:value-type="float">
            <text:p>457,975.00</text:p>
          </table:table-cell>
          <table:table-cell table:style-name="ce7" office:value-type="float" office:value="6046.63" calcext:value-type="float">
            <text:p>6046.63</text:p>
          </table:table-cell>
          <table:table-cell table:style-name="ce13" table:formula="of:=COM.MICROSOFT.MINIFS([.$F$158:.$F$378];[.$G$158:.$G$378];[.G26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64" calcext:value-type="float">
            <text:p>372,764.00</text:p>
          </table:table-cell>
          <table:table-cell table:style-name="ce16" office:value-type="float" office:value="40899.9" calcext:value-type="float">
            <text:p>40,899.90</text:p>
          </table:table-cell>
          <table:table-cell table:style-name="ce16" office:value-type="float" office:value="56336.7" calcext:value-type="float">
            <text:p>56,336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1:.E261])" office:value-type="float" office:value="470000.6" calcext:value-type="float">
            <text:p>470,000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025" calcext:value-type="float">
            <text:p>458,025.00</text:p>
          </table:table-cell>
          <table:table-cell table:style-name="ce7" office:value-type="float" office:value="6039.72" calcext:value-type="float">
            <text:p>6039.72</text:p>
          </table:table-cell>
          <table:table-cell table:style-name="ce13" table:formula="of:=COM.MICROSOFT.MINIFS([.$F$158:.$F$378];[.$G$158:.$G$378];[.G26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05" calcext:value-type="float">
            <text:p>375,905.00</text:p>
          </table:table-cell>
          <table:table-cell table:style-name="ce16" office:value-type="float" office:value="38233.7" calcext:value-type="float">
            <text:p>38,233.70</text:p>
          </table:table-cell>
          <table:table-cell table:style-name="ce16" office:value-type="float" office:value="57313" calcext:value-type="float">
            <text:p>57,313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2:.E262])" office:value-type="float" office:value="471451.7" calcext:value-type="float">
            <text:p>471,45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075" calcext:value-type="float">
            <text:p>458,075.00</text:p>
          </table:table-cell>
          <table:table-cell table:style-name="ce7" office:value-type="float" office:value="6031.71" calcext:value-type="float">
            <text:p>6031.71</text:p>
          </table:table-cell>
          <table:table-cell table:style-name="ce13" table:formula="of:=COM.MICROSOFT.MINIFS([.$F$158:.$F$378];[.$G$158:.$G$378];[.G26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04" calcext:value-type="float">
            <text:p>371,504.00</text:p>
          </table:table-cell>
          <table:table-cell table:style-name="ce16" office:value-type="float" office:value="43485.5" calcext:value-type="float">
            <text:p>43,485.50</text:p>
          </table:table-cell>
          <table:table-cell table:style-name="ce16" office:value-type="float" office:value="61652.1" calcext:value-type="float">
            <text:p>61,652.1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63:.E263])" office:value-type="float" office:value="479041.6" calcext:value-type="float">
            <text:p>479,041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125" calcext:value-type="float">
            <text:p>458,125.00</text:p>
          </table:table-cell>
          <table:table-cell table:style-name="ce7" office:value-type="float" office:value="6061" calcext:value-type="float">
            <text:p>6061</text:p>
          </table:table-cell>
          <table:table-cell table:style-name="ce13" table:formula="of:=COM.MICROSOFT.MINIFS([.$F$158:.$F$378];[.$G$158:.$G$378];[.G26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935" calcext:value-type="float">
            <text:p>371,935.00</text:p>
          </table:table-cell>
          <table:table-cell table:style-name="ce16" office:value-type="float" office:value="43844.4" calcext:value-type="float">
            <text:p>43,844.40</text:p>
          </table:table-cell>
          <table:table-cell table:style-name="ce16" office:value-type="float" office:value="58847.9" calcext:value-type="float">
            <text:p>58,847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4:.E264])" office:value-type="float" office:value="475683.3" calcext:value-type="float">
            <text:p>475,683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175" calcext:value-type="float">
            <text:p>458,175.00</text:p>
          </table:table-cell>
          <table:table-cell table:style-name="ce7" office:value-type="float" office:value="6018.23" calcext:value-type="float">
            <text:p>6018.23</text:p>
          </table:table-cell>
          <table:table-cell table:style-name="ce13" table:formula="of:=COM.MICROSOFT.MINIFS([.$F$158:.$F$378];[.$G$158:.$G$378];[.G26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58" calcext:value-type="float">
            <text:p>375,058.00</text:p>
          </table:table-cell>
          <table:table-cell table:style-name="ce16" office:value-type="float" office:value="35504.9" calcext:value-type="float">
            <text:p>35,504.90</text:p>
          </table:table-cell>
          <table:table-cell table:style-name="ce16" office:value-type="float" office:value="62710.1" calcext:value-type="float">
            <text:p>62,710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5:.E265])" office:value-type="float" office:value="473273" calcext:value-type="float">
            <text:p>473,273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225" calcext:value-type="float">
            <text:p>458,225.00</text:p>
          </table:table-cell>
          <table:table-cell table:style-name="ce7" office:value-type="float" office:value="6025.88" calcext:value-type="float">
            <text:p>6025.88</text:p>
          </table:table-cell>
          <table:table-cell table:style-name="ce13" table:formula="of:=COM.MICROSOFT.MINIFS([.$F$158:.$F$378];[.$G$158:.$G$378];[.G26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182" calcext:value-type="float">
            <text:p>377,182.00</text:p>
          </table:table-cell>
          <table:table-cell table:style-name="ce16" office:value-type="float" office:value="50126.9" calcext:value-type="float">
            <text:p>50,126.90</text:p>
          </table:table-cell>
          <table:table-cell table:style-name="ce16" office:value-type="float" office:value="57910.6" calcext:value-type="float">
            <text:p>57,910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6:.E266])" office:value-type="float" office:value="485219.5" calcext:value-type="float">
            <text:p>485,219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275" calcext:value-type="float">
            <text:p>458,275.00</text:p>
          </table:table-cell>
          <table:table-cell table:style-name="ce7" office:value-type="float" office:value="6037.58" calcext:value-type="float">
            <text:p>6037.58</text:p>
          </table:table-cell>
          <table:table-cell table:style-name="ce13" table:formula="of:=COM.MICROSOFT.MINIFS([.$F$158:.$F$378];[.$G$158:.$G$378];[.G26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985" calcext:value-type="float">
            <text:p>365,985.00</text:p>
          </table:table-cell>
          <table:table-cell table:style-name="ce16" office:value-type="float" office:value="31770.2" calcext:value-type="float">
            <text:p>31,770.20</text:p>
          </table:table-cell>
          <table:table-cell table:style-name="ce16" office:value-type="float" office:value="56108" calcext:value-type="float">
            <text:p>56,108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7:.E267])" office:value-type="float" office:value="454919.2" calcext:value-type="float">
            <text:p>454,919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325" calcext:value-type="float">
            <text:p>458,325.00</text:p>
          </table:table-cell>
          <table:table-cell table:style-name="ce7" office:value-type="float" office:value="6033.56" calcext:value-type="float">
            <text:p>6033.56</text:p>
          </table:table-cell>
          <table:table-cell table:style-name="ce13" table:formula="of:=COM.MICROSOFT.MINIFS([.$F$158:.$F$378];[.$G$158:.$G$378];[.G26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448" calcext:value-type="float">
            <text:p>367,448.00</text:p>
          </table:table-cell>
          <table:table-cell table:style-name="ce16" office:value-type="float" office:value="30605" calcext:value-type="float">
            <text:p>30,605.00</text:p>
          </table:table-cell>
          <table:table-cell table:style-name="ce16" office:value-type="float" office:value="57973.7" calcext:value-type="float">
            <text:p>57,973.7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8:.E268])" office:value-type="float" office:value="457082.7" calcext:value-type="float">
            <text:p>457,08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375" calcext:value-type="float">
            <text:p>458,375.00</text:p>
          </table:table-cell>
          <table:table-cell table:style-name="ce7" office:value-type="float" office:value="6049.54" calcext:value-type="float">
            <text:p>6049.54</text:p>
          </table:table-cell>
          <table:table-cell table:style-name="ce13" table:formula="of:=COM.MICROSOFT.MINIFS([.$F$158:.$F$378];[.$G$158:.$G$378];[.G26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312" calcext:value-type="float">
            <text:p>361,312.00</text:p>
          </table:table-cell>
          <table:table-cell table:style-name="ce16" office:value-type="float" office:value="44561" calcext:value-type="float">
            <text:p>44,561.00</text:p>
          </table:table-cell>
          <table:table-cell table:style-name="ce16" office:value-type="float" office:value="62353.9" calcext:value-type="float">
            <text:p>62,353.9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69:.E269])" office:value-type="float" office:value="470626.9" calcext:value-type="float">
            <text:p>470,626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425" calcext:value-type="float">
            <text:p>458,425.00</text:p>
          </table:table-cell>
          <table:table-cell table:style-name="ce7" office:value-type="float" office:value="6026.99" calcext:value-type="float">
            <text:p>6026.99</text:p>
          </table:table-cell>
          <table:table-cell table:style-name="ce13" table:formula="of:=COM.MICROSOFT.MINIFS([.$F$158:.$F$378];[.$G$158:.$G$378];[.G26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400" calcext:value-type="float">
            <text:p>380,400.00</text:p>
          </table:table-cell>
          <table:table-cell table:style-name="ce16" office:value-type="float" office:value="39281.5" calcext:value-type="float">
            <text:p>39,281.50</text:p>
          </table:table-cell>
          <table:table-cell table:style-name="ce16" office:value-type="float" office:value="58007" calcext:value-type="float">
            <text:p>58,007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0:.E270])" office:value-type="float" office:value="477688.5" calcext:value-type="float">
            <text:p>477,688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475" calcext:value-type="float">
            <text:p>458,475.00</text:p>
          </table:table-cell>
          <table:table-cell table:style-name="ce7" office:value-type="float" office:value="6046.41" calcext:value-type="float">
            <text:p>6046.41</text:p>
          </table:table-cell>
          <table:table-cell table:style-name="ce13" table:formula="of:=COM.MICROSOFT.MINIFS([.$F$158:.$F$378];[.$G$158:.$G$378];[.G27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77" calcext:value-type="float">
            <text:p>367,977.00</text:p>
          </table:table-cell>
          <table:table-cell table:style-name="ce16" office:value-type="float" office:value="43003.3" calcext:value-type="float">
            <text:p>43,003.30</text:p>
          </table:table-cell>
          <table:table-cell table:style-name="ce16" office:value-type="float" office:value="59871" calcext:value-type="float">
            <text:p>59,871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71:.E271])" office:value-type="float" office:value="471907.3" calcext:value-type="float">
            <text:p>471,907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525" calcext:value-type="float">
            <text:p>458,525.00</text:p>
          </table:table-cell>
          <table:table-cell table:style-name="ce7" office:value-type="float" office:value="6043.05" calcext:value-type="float">
            <text:p>6043.05</text:p>
          </table:table-cell>
          <table:table-cell table:style-name="ce13" table:formula="of:=COM.MICROSOFT.MINIFS([.$F$158:.$F$378];[.$G$158:.$G$378];[.G27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527" calcext:value-type="float">
            <text:p>372,527.00</text:p>
          </table:table-cell>
          <table:table-cell table:style-name="ce16" office:value-type="float" office:value="30126" calcext:value-type="float">
            <text:p>30,126.00</text:p>
          </table:table-cell>
          <table:table-cell table:style-name="ce16" office:value-type="float" office:value="55824.7" calcext:value-type="float">
            <text:p>55,824.7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272:.E272])" office:value-type="float" office:value="459781.25" calcext:value-type="float">
            <text:p>459,781.2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575" calcext:value-type="float">
            <text:p>458,575.00</text:p>
          </table:table-cell>
          <table:table-cell table:style-name="ce7" office:value-type="float" office:value="6042.09" calcext:value-type="float">
            <text:p>6042.09</text:p>
          </table:table-cell>
          <table:table-cell table:style-name="ce13" table:formula="of:=COM.MICROSOFT.MINIFS([.$F$158:.$F$378];[.$G$158:.$G$378];[.G27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217" calcext:value-type="float">
            <text:p>365,217.00</text:p>
          </table:table-cell>
          <table:table-cell table:style-name="ce16" office:value-type="float" office:value="43967.9" calcext:value-type="float">
            <text:p>43,967.90</text:p>
          </table:table-cell>
          <table:table-cell table:style-name="ce16" office:value-type="float" office:value="58319.8" calcext:value-type="float">
            <text:p>58,319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3:.E273])" office:value-type="float" office:value="467504.7" calcext:value-type="float">
            <text:p>467,50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625" calcext:value-type="float">
            <text:p>458,625.00</text:p>
          </table:table-cell>
          <table:table-cell table:style-name="ce7" office:value-type="float" office:value="6044.14" calcext:value-type="float">
            <text:p>6044.14</text:p>
          </table:table-cell>
          <table:table-cell table:style-name="ce13" table:formula="of:=COM.MICROSOFT.MINIFS([.$F$158:.$F$378];[.$G$158:.$G$378];[.G27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86" calcext:value-type="float">
            <text:p>378,386.00</text:p>
          </table:table-cell>
          <table:table-cell table:style-name="ce16" office:value-type="float" office:value="39416.5" calcext:value-type="float">
            <text:p>39,416.50</text:p>
          </table:table-cell>
          <table:table-cell table:style-name="ce16" office:value-type="float" office:value="57222.1" calcext:value-type="float">
            <text:p>57,222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74:.E274])" office:value-type="float" office:value="476080.6" calcext:value-type="float">
            <text:p>476,080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675" calcext:value-type="float">
            <text:p>458,675.00</text:p>
          </table:table-cell>
          <table:table-cell table:style-name="ce7" office:value-type="float" office:value="6060.71" calcext:value-type="float">
            <text:p>6060.71</text:p>
          </table:table-cell>
          <table:table-cell table:style-name="ce13" table:formula="of:=COM.MICROSOFT.MINIFS([.$F$158:.$F$378];[.$G$158:.$G$378];[.G27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533" calcext:value-type="float">
            <text:p>378,533.00</text:p>
          </table:table-cell>
          <table:table-cell table:style-name="ce16" office:value-type="float" office:value="34120.4" calcext:value-type="float">
            <text:p>34,120.40</text:p>
          </table:table-cell>
          <table:table-cell table:style-name="ce16" office:value-type="float" office:value="55695.1" calcext:value-type="float">
            <text:p>55,695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5:.E275])" office:value-type="float" office:value="468348.5" calcext:value-type="float">
            <text:p>468,348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725" calcext:value-type="float">
            <text:p>458,725.00</text:p>
          </table:table-cell>
          <table:table-cell table:style-name="ce7" office:value-type="float" office:value="6031.88" calcext:value-type="float">
            <text:p>6031.88</text:p>
          </table:table-cell>
          <table:table-cell table:style-name="ce13" table:formula="of:=COM.MICROSOFT.MINIFS([.$F$158:.$F$378];[.$G$158:.$G$378];[.G27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860" calcext:value-type="float">
            <text:p>383,860.00</text:p>
          </table:table-cell>
          <table:table-cell table:style-name="ce16" office:value-type="float" office:value="44475.6" calcext:value-type="float">
            <text:p>44,475.60</text:p>
          </table:table-cell>
          <table:table-cell table:style-name="ce16" office:value-type="float" office:value="55497.1" calcext:value-type="float">
            <text:p>55,497.10</text:p>
          </table:table-cell>
          <table:table-cell table:style-name="ce16" office:value-type="float" office:value="0.000000000100962" calcext:value-type="float">
            <text:p>0.00</text:p>
          </table:table-cell>
          <table:table-cell table:style-name="ce16" table:formula="of:=SUM([.B276:.E276])" office:value-type="float" office:value="483832.7" calcext:value-type="float">
            <text:p>483,83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775" calcext:value-type="float">
            <text:p>458,775.00</text:p>
          </table:table-cell>
          <table:table-cell table:style-name="ce7" office:value-type="float" office:value="6032.89" calcext:value-type="float">
            <text:p>6032.89</text:p>
          </table:table-cell>
          <table:table-cell table:style-name="ce13" table:formula="of:=COM.MICROSOFT.MINIFS([.$F$158:.$F$378];[.$G$158:.$G$378];[.G27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771" calcext:value-type="float">
            <text:p>371,771.00</text:p>
          </table:table-cell>
          <table:table-cell table:style-name="ce16" office:value-type="float" office:value="46339.2" calcext:value-type="float">
            <text:p>46,339.20</text:p>
          </table:table-cell>
          <table:table-cell table:style-name="ce16" office:value-type="float" office:value="62641.3" calcext:value-type="float">
            <text:p>62,641.30</text:p>
          </table:table-cell>
          <table:table-cell table:style-name="ce16" office:value-type="float" office:value="0.00000000000254659" calcext:value-type="float">
            <text:p>0.00</text:p>
          </table:table-cell>
          <table:table-cell table:style-name="ce16" table:formula="of:=SUM([.B277:.E277])" office:value-type="float" office:value="480751.5" calcext:value-type="float">
            <text:p>480,751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825" calcext:value-type="float">
            <text:p>458,825.00</text:p>
          </table:table-cell>
          <table:table-cell table:style-name="ce7" office:value-type="float" office:value="6027.31" calcext:value-type="float">
            <text:p>6027.31</text:p>
          </table:table-cell>
          <table:table-cell table:style-name="ce13" table:formula="of:=COM.MICROSOFT.MINIFS([.$F$158:.$F$378];[.$G$158:.$G$378];[.G27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301" calcext:value-type="float">
            <text:p>374,301.00</text:p>
          </table:table-cell>
          <table:table-cell table:style-name="ce16" office:value-type="float" office:value="57604.8" calcext:value-type="float">
            <text:p>57,604.80</text:p>
          </table:table-cell>
          <table:table-cell table:style-name="ce16" office:value-type="float" office:value="59522.5" calcext:value-type="float">
            <text:p>59,522.50</text:p>
          </table:table-cell>
          <table:table-cell table:style-name="ce16" office:value-type="float" office:value="0.00000000000445652" calcext:value-type="float">
            <text:p>0.00</text:p>
          </table:table-cell>
          <table:table-cell table:style-name="ce16" table:formula="of:=SUM([.B278:.E278])" office:value-type="float" office:value="491428.3" calcext:value-type="float">
            <text:p>491,428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875" calcext:value-type="float">
            <text:p>458,875.00</text:p>
          </table:table-cell>
          <table:table-cell table:style-name="ce7" office:value-type="float" office:value="6022.95" calcext:value-type="float">
            <text:p>6022.95</text:p>
          </table:table-cell>
          <table:table-cell table:style-name="ce13" table:formula="of:=COM.MICROSOFT.MINIFS([.$F$158:.$F$378];[.$G$158:.$G$378];[.G27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621" calcext:value-type="float">
            <text:p>364,621.00</text:p>
          </table:table-cell>
          <table:table-cell table:style-name="ce16" office:value-type="float" office:value="39085.4" calcext:value-type="float">
            <text:p>39,085.40</text:p>
          </table:table-cell>
          <table:table-cell table:style-name="ce16" office:value-type="float" office:value="56259.2" calcext:value-type="float">
            <text:p>56,259.20</text:p>
          </table:table-cell>
          <table:table-cell table:style-name="ce16" office:value-type="float" office:value="0.00000000160705" calcext:value-type="float">
            <text:p>0.00</text:p>
          </table:table-cell>
          <table:table-cell table:style-name="ce16" table:formula="of:=SUM([.B279:.E279])" office:value-type="float" office:value="459965.600000002" calcext:value-type="float">
            <text:p>459,965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925" calcext:value-type="float">
            <text:p>458,925.00</text:p>
          </table:table-cell>
          <table:table-cell table:style-name="ce7" office:value-type="float" office:value="6028.61" calcext:value-type="float">
            <text:p>6028.61</text:p>
          </table:table-cell>
          <table:table-cell table:style-name="ce13" table:formula="of:=COM.MICROSOFT.MINIFS([.$F$158:.$F$378];[.$G$158:.$G$378];[.G27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80" calcext:value-type="float">
            <text:p>370,780.00</text:p>
          </table:table-cell>
          <table:table-cell table:style-name="ce16" office:value-type="float" office:value="49959" calcext:value-type="float">
            <text:p>49,959.00</text:p>
          </table:table-cell>
          <table:table-cell table:style-name="ce16" office:value-type="float" office:value="59395" calcext:value-type="float">
            <text:p>59,395.00</text:p>
          </table:table-cell>
          <table:table-cell table:style-name="ce16" office:value-type="float" office:value="1211.46" calcext:value-type="float">
            <text:p>1,211.46</text:p>
          </table:table-cell>
          <table:table-cell table:style-name="ce16" table:formula="of:=SUM([.B280:.E280])" office:value-type="float" office:value="481345.46" calcext:value-type="float">
            <text:p>481,345.46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975" calcext:value-type="float">
            <text:p>458,975.00</text:p>
          </table:table-cell>
          <table:table-cell table:style-name="ce7" office:value-type="float" office:value="6042.86" calcext:value-type="float">
            <text:p>6042.86</text:p>
          </table:table-cell>
          <table:table-cell table:style-name="ce13" table:formula="of:=COM.MICROSOFT.MINIFS([.$F$158:.$F$378];[.$G$158:.$G$378];[.G28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19" calcext:value-type="float">
            <text:p>370,719.00</text:p>
          </table:table-cell>
          <table:table-cell table:style-name="ce16" office:value-type="float" office:value="32912.2" calcext:value-type="float">
            <text:p>32,912.20</text:p>
          </table:table-cell>
          <table:table-cell table:style-name="ce16" office:value-type="float" office:value="60299.2" calcext:value-type="float">
            <text:p>60,299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1:.E281])" office:value-type="float" office:value="463930.4" calcext:value-type="float">
            <text:p>463,930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025" calcext:value-type="float">
            <text:p>459,025.00</text:p>
          </table:table-cell>
          <table:table-cell table:style-name="ce7" office:value-type="float" office:value="6050.55" calcext:value-type="float">
            <text:p>6050.55</text:p>
          </table:table-cell>
          <table:table-cell table:style-name="ce13" table:formula="of:=COM.MICROSOFT.MINIFS([.$F$158:.$F$378];[.$G$158:.$G$378];[.G28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7911" calcext:value-type="float">
            <text:p>357,911.00</text:p>
          </table:table-cell>
          <table:table-cell table:style-name="ce16" office:value-type="float" office:value="60040.1" calcext:value-type="float">
            <text:p>60,040.10</text:p>
          </table:table-cell>
          <table:table-cell table:style-name="ce16" office:value-type="float" office:value="57953.6" calcext:value-type="float">
            <text:p>57,953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2:.E282])" office:value-type="float" office:value="475904.7" calcext:value-type="float">
            <text:p>475,90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075" calcext:value-type="float">
            <text:p>459,075.00</text:p>
          </table:table-cell>
          <table:table-cell table:style-name="ce7" office:value-type="float" office:value="6039.23" calcext:value-type="float">
            <text:p>6039.23</text:p>
          </table:table-cell>
          <table:table-cell table:style-name="ce13" table:formula="of:=COM.MICROSOFT.MINIFS([.$F$158:.$F$378];[.$G$158:.$G$378];[.G28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36" calcext:value-type="float">
            <text:p>379,636.00</text:p>
          </table:table-cell>
          <table:table-cell table:style-name="ce16" office:value-type="float" office:value="37667.1" calcext:value-type="float">
            <text:p>37,667.10</text:p>
          </table:table-cell>
          <table:table-cell table:style-name="ce16" office:value-type="float" office:value="54056.8" calcext:value-type="float">
            <text:p>54,056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3:.E283])" office:value-type="float" office:value="471359.9" calcext:value-type="float">
            <text:p>471,359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125" calcext:value-type="float">
            <text:p>459,125.00</text:p>
          </table:table-cell>
          <table:table-cell table:style-name="ce7" office:value-type="float" office:value="6037.96" calcext:value-type="float">
            <text:p>6037.96</text:p>
          </table:table-cell>
          <table:table-cell table:style-name="ce13" table:formula="of:=COM.MICROSOFT.MINIFS([.$F$158:.$F$378];[.$G$158:.$G$378];[.G28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10" calcext:value-type="float">
            <text:p>370,810.00</text:p>
          </table:table-cell>
          <table:table-cell table:style-name="ce16" office:value-type="float" office:value="44576.5" calcext:value-type="float">
            <text:p>44,576.50</text:p>
          </table:table-cell>
          <table:table-cell table:style-name="ce16" office:value-type="float" office:value="54242.2" calcext:value-type="float">
            <text:p>54,242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84:.E284])" office:value-type="float" office:value="470684.7" calcext:value-type="float">
            <text:p>470,68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175" calcext:value-type="float">
            <text:p>459,175.00</text:p>
          </table:table-cell>
          <table:table-cell table:style-name="ce7" office:value-type="float" office:value="6037.14" calcext:value-type="float">
            <text:p>6037.14</text:p>
          </table:table-cell>
          <table:table-cell table:style-name="ce13" table:formula="of:=COM.MICROSOFT.MINIFS([.$F$158:.$F$378];[.$G$158:.$G$378];[.G28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53" calcext:value-type="float">
            <text:p>377,353.00</text:p>
          </table:table-cell>
          <table:table-cell table:style-name="ce16" office:value-type="float" office:value="31231.6" calcext:value-type="float">
            <text:p>31,231.60</text:p>
          </table:table-cell>
          <table:table-cell table:style-name="ce16" office:value-type="float" office:value="57032.9" calcext:value-type="float">
            <text:p>57,032.90</text:p>
          </table:table-cell>
          <table:table-cell table:style-name="ce16" office:value-type="float" office:value="-0.000000000000550703" calcext:value-type="float">
            <text:p>0.00</text:p>
          </table:table-cell>
          <table:table-cell table:style-name="ce16" table:formula="of:=SUM([.B285:.E285])" office:value-type="float" office:value="465617.5" calcext:value-type="float">
            <text:p>465,61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225" calcext:value-type="float">
            <text:p>459,225.00</text:p>
          </table:table-cell>
          <table:table-cell table:style-name="ce7" office:value-type="float" office:value="6043.02" calcext:value-type="float">
            <text:p>6043.02</text:p>
          </table:table-cell>
          <table:table-cell table:style-name="ce13" table:formula="of:=COM.MICROSOFT.MINIFS([.$F$158:.$F$378];[.$G$158:.$G$378];[.G28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69" calcext:value-type="float">
            <text:p>367,569.00</text:p>
          </table:table-cell>
          <table:table-cell table:style-name="ce16" office:value-type="float" office:value="37119.4" calcext:value-type="float">
            <text:p>37,119.40</text:p>
          </table:table-cell>
          <table:table-cell table:style-name="ce16" office:value-type="float" office:value="58950.9" calcext:value-type="float">
            <text:p>58,950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86:.E286])" office:value-type="float" office:value="464695.3" calcext:value-type="float">
            <text:p>464,695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275" calcext:value-type="float">
            <text:p>459,275.00</text:p>
          </table:table-cell>
          <table:table-cell table:style-name="ce7" office:value-type="float" office:value="6046.9" calcext:value-type="float">
            <text:p>6046.9</text:p>
          </table:table-cell>
          <table:table-cell table:style-name="ce13" table:formula="of:=COM.MICROSOFT.MINIFS([.$F$158:.$F$378];[.$G$158:.$G$378];[.G28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45" calcext:value-type="float">
            <text:p>372,745.00</text:p>
          </table:table-cell>
          <table:table-cell table:style-name="ce16" office:value-type="float" office:value="42105.1" calcext:value-type="float">
            <text:p>42,105.10</text:p>
          </table:table-cell>
          <table:table-cell table:style-name="ce16" office:value-type="float" office:value="59770.8" calcext:value-type="float">
            <text:p>59,770.80</text:p>
          </table:table-cell>
          <table:table-cell table:style-name="ce16" office:value-type="float" office:value="9696" calcext:value-type="float">
            <text:p>9,696.00</text:p>
          </table:table-cell>
          <table:table-cell table:style-name="ce16" table:formula="of:=SUM([.B287:.E287])" office:value-type="float" office:value="484316.9" calcext:value-type="float">
            <text:p>484,316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325" calcext:value-type="float">
            <text:p>459,325.00</text:p>
          </table:table-cell>
          <table:table-cell table:style-name="ce7" office:value-type="float" office:value="6061.22" calcext:value-type="float">
            <text:p>6061.22</text:p>
          </table:table-cell>
          <table:table-cell table:style-name="ce13" table:formula="of:=COM.MICROSOFT.MINIFS([.$F$158:.$F$378];[.$G$158:.$G$378];[.G28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30" calcext:value-type="float">
            <text:p>372,330.00</text:p>
          </table:table-cell>
          <table:table-cell table:style-name="ce16" office:value-type="float" office:value="28918" calcext:value-type="float">
            <text:p>28,918.00</text:p>
          </table:table-cell>
          <table:table-cell table:style-name="ce16" office:value-type="float" office:value="61519.5" calcext:value-type="float">
            <text:p>61,519.50</text:p>
          </table:table-cell>
          <table:table-cell table:style-name="ce16" office:value-type="float" office:value="7378.15" calcext:value-type="float">
            <text:p>7,378.15</text:p>
          </table:table-cell>
          <table:table-cell table:style-name="ce16" table:formula="of:=SUM([.B288:.E288])" office:value-type="float" office:value="470145.65" calcext:value-type="float">
            <text:p>470,145.6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375" calcext:value-type="float">
            <text:p>459,375.00</text:p>
          </table:table-cell>
          <table:table-cell table:style-name="ce7" office:value-type="float" office:value="6046.41" calcext:value-type="float">
            <text:p>6046.41</text:p>
          </table:table-cell>
          <table:table-cell table:style-name="ce13" table:formula="of:=COM.MICROSOFT.MINIFS([.$F$158:.$F$378];[.$G$158:.$G$378];[.G28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868" calcext:value-type="float">
            <text:p>372,868.00</text:p>
          </table:table-cell>
          <table:table-cell table:style-name="ce16" office:value-type="float" office:value="42977.4" calcext:value-type="float">
            <text:p>42,977.40</text:p>
          </table:table-cell>
          <table:table-cell table:style-name="ce16" office:value-type="float" office:value="60984.5" calcext:value-type="float">
            <text:p>60,984.50</text:p>
          </table:table-cell>
          <table:table-cell table:style-name="ce16" office:value-type="float" office:value="3168" calcext:value-type="float">
            <text:p>3,168.00</text:p>
          </table:table-cell>
          <table:table-cell table:style-name="ce16" table:formula="of:=SUM([.B289:.E289])" office:value-type="float" office:value="479997.9" calcext:value-type="float">
            <text:p>479,997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425" calcext:value-type="float">
            <text:p>459,425.00</text:p>
          </table:table-cell>
          <table:table-cell table:style-name="ce7" office:value-type="float" office:value="6048.93" calcext:value-type="float">
            <text:p>6048.93</text:p>
          </table:table-cell>
          <table:table-cell table:style-name="ce13" table:formula="of:=COM.MICROSOFT.MINIFS([.$F$158:.$F$378];[.$G$158:.$G$378];[.G28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795" calcext:value-type="float">
            <text:p>369,795.00</text:p>
          </table:table-cell>
          <table:table-cell table:style-name="ce16" office:value-type="float" office:value="31985.9" calcext:value-type="float">
            <text:p>31,985.90</text:p>
          </table:table-cell>
          <table:table-cell table:style-name="ce16" office:value-type="float" office:value="54091.5" calcext:value-type="float">
            <text:p>54,091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0:.E290])" office:value-type="float" office:value="455872.4" calcext:value-type="float">
            <text:p>455,872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475" calcext:value-type="float">
            <text:p>459,475.00</text:p>
          </table:table-cell>
          <table:table-cell table:style-name="ce7" office:value-type="float" office:value="6037.41" calcext:value-type="float">
            <text:p>6037.41</text:p>
          </table:table-cell>
          <table:table-cell table:style-name="ce13" table:formula="of:=COM.MICROSOFT.MINIFS([.$F$158:.$F$378];[.$G$158:.$G$378];[.G29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750" calcext:value-type="float">
            <text:p>371,750.00</text:p>
          </table:table-cell>
          <table:table-cell table:style-name="ce16" office:value-type="float" office:value="51283.1" calcext:value-type="float">
            <text:p>51,283.10</text:p>
          </table:table-cell>
          <table:table-cell table:style-name="ce16" office:value-type="float" office:value="59012.1" calcext:value-type="float">
            <text:p>59,012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1:.E291])" office:value-type="float" office:value="482045.2" calcext:value-type="float">
            <text:p>482,045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525" calcext:value-type="float">
            <text:p>459,525.00</text:p>
          </table:table-cell>
          <table:table-cell table:style-name="ce7" office:value-type="float" office:value="6052.6" calcext:value-type="float">
            <text:p>6052.6</text:p>
          </table:table-cell>
          <table:table-cell table:style-name="ce13" table:formula="of:=COM.MICROSOFT.MINIFS([.$F$158:.$F$378];[.$G$158:.$G$378];[.G29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312" calcext:value-type="float">
            <text:p>379,312.00</text:p>
          </table:table-cell>
          <table:table-cell table:style-name="ce16" office:value-type="float" office:value="27207" calcext:value-type="float">
            <text:p>27,207.00</text:p>
          </table:table-cell>
          <table:table-cell table:style-name="ce16" office:value-type="float" office:value="56786.4" calcext:value-type="float">
            <text:p>56,786.40</text:p>
          </table:table-cell>
          <table:table-cell table:style-name="ce16" office:value-type="float" office:value="-0.0000000000000917839" calcext:value-type="float">
            <text:p>0.00</text:p>
          </table:table-cell>
          <table:table-cell table:style-name="ce16" table:formula="of:=SUM([.B292:.E292])" office:value-type="float" office:value="463305.4" calcext:value-type="float">
            <text:p>463,305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575" calcext:value-type="float">
            <text:p>459,575.00</text:p>
          </table:table-cell>
          <table:table-cell table:style-name="ce7" office:value-type="float" office:value="6038.73" calcext:value-type="float">
            <text:p>6038.73</text:p>
          </table:table-cell>
          <table:table-cell table:style-name="ce13" table:formula="of:=COM.MICROSOFT.MINIFS([.$F$158:.$F$378];[.$G$158:.$G$378];[.G29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594" calcext:value-type="float">
            <text:p>364,594.00</text:p>
          </table:table-cell>
          <table:table-cell table:style-name="ce16" office:value-type="float" office:value="59296.2" calcext:value-type="float">
            <text:p>59,296.20</text:p>
          </table:table-cell>
          <table:table-cell table:style-name="ce16" office:value-type="float" office:value="62446.6" calcext:value-type="float">
            <text:p>62,446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3:.E293])" office:value-type="float" office:value="486336.8" calcext:value-type="float">
            <text:p>486,336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625" calcext:value-type="float">
            <text:p>459,625.00</text:p>
          </table:table-cell>
          <table:table-cell table:style-name="ce7" office:value-type="float" office:value="6040.87" calcext:value-type="float">
            <text:p>6040.87</text:p>
          </table:table-cell>
          <table:table-cell table:style-name="ce13" table:formula="of:=COM.MICROSOFT.MINIFS([.$F$158:.$F$378];[.$G$158:.$G$378];[.G29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152" calcext:value-type="float">
            <text:p>371,152.00</text:p>
          </table:table-cell>
          <table:table-cell table:style-name="ce16" office:value-type="float" office:value="51433.8" calcext:value-type="float">
            <text:p>51,433.80</text:p>
          </table:table-cell>
          <table:table-cell table:style-name="ce16" office:value-type="float" office:value="56741.8" calcext:value-type="float">
            <text:p>56,741.80</text:p>
          </table:table-cell>
          <table:table-cell table:style-name="ce16" office:value-type="float" office:value="-0.0000000000000677748" calcext:value-type="float">
            <text:p>0.00</text:p>
          </table:table-cell>
          <table:table-cell table:style-name="ce16" table:formula="of:=SUM([.B294:.E294])" office:value-type="float" office:value="479327.6" calcext:value-type="float">
            <text:p>479,32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675" calcext:value-type="float">
            <text:p>459,675.00</text:p>
          </table:table-cell>
          <table:table-cell table:style-name="ce7" office:value-type="float" office:value="6042.43" calcext:value-type="float">
            <text:p>6042.43</text:p>
          </table:table-cell>
          <table:table-cell table:style-name="ce13" table:formula="of:=COM.MICROSOFT.MINIFS([.$F$158:.$F$378];[.$G$158:.$G$378];[.G29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925" calcext:value-type="float">
            <text:p>372,925.00</text:p>
          </table:table-cell>
          <table:table-cell table:style-name="ce16" office:value-type="float" office:value="44882.4" calcext:value-type="float">
            <text:p>44,882.40</text:p>
          </table:table-cell>
          <table:table-cell table:style-name="ce16" office:value-type="float" office:value="59012" calcext:value-type="float">
            <text:p>59,012.0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95:.E295])" office:value-type="float" office:value="479219.4" calcext:value-type="float">
            <text:p>479,219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725" calcext:value-type="float">
            <text:p>459,725.00</text:p>
          </table:table-cell>
          <table:table-cell table:style-name="ce7" office:value-type="float" office:value="6063.82" calcext:value-type="float">
            <text:p>6063.82</text:p>
          </table:table-cell>
          <table:table-cell table:style-name="ce13" table:formula="of:=COM.MICROSOFT.MINIFS([.$F$158:.$F$378];[.$G$158:.$G$378];[.G29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623" calcext:value-type="float">
            <text:p>378,623.00</text:p>
          </table:table-cell>
          <table:table-cell table:style-name="ce16" office:value-type="float" office:value="37432.8" calcext:value-type="float">
            <text:p>37,432.80</text:p>
          </table:table-cell>
          <table:table-cell table:style-name="ce16" office:value-type="float" office:value="58409.3" calcext:value-type="float">
            <text:p>58,409.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6:.E296])" office:value-type="float" office:value="474465.1" calcext:value-type="float">
            <text:p>474,465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775" calcext:value-type="float">
            <text:p>459,775.00</text:p>
          </table:table-cell>
          <table:table-cell table:style-name="ce7" office:value-type="float" office:value="6049.94" calcext:value-type="float">
            <text:p>6049.94</text:p>
          </table:table-cell>
          <table:table-cell table:style-name="ce13" table:formula="of:=COM.MICROSOFT.MINIFS([.$F$158:.$F$378];[.$G$158:.$G$378];[.G29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353" calcext:value-type="float">
            <text:p>388,353.00</text:p>
          </table:table-cell>
          <table:table-cell table:style-name="ce16" office:value-type="float" office:value="31167.1" calcext:value-type="float">
            <text:p>31,167.10</text:p>
          </table:table-cell>
          <table:table-cell table:style-name="ce16" office:value-type="float" office:value="60066.5" calcext:value-type="float">
            <text:p>60,066.50</text:p>
          </table:table-cell>
          <table:table-cell table:style-name="ce16" office:value-type="float" office:value="1124.41" calcext:value-type="float">
            <text:p>1,124.41</text:p>
          </table:table-cell>
          <table:table-cell table:style-name="ce16" table:formula="of:=SUM([.B297:.E297])" office:value-type="float" office:value="480711.01" calcext:value-type="float">
            <text:p>480,711.01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825" calcext:value-type="float">
            <text:p>459,825.00</text:p>
          </table:table-cell>
          <table:table-cell table:style-name="ce7" office:value-type="float" office:value="6046.76" calcext:value-type="float">
            <text:p>6046.76</text:p>
          </table:table-cell>
          <table:table-cell table:style-name="ce13" table:formula="of:=COM.MICROSOFT.MINIFS([.$F$158:.$F$378];[.$G$158:.$G$378];[.G29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2915" calcext:value-type="float">
            <text:p>362,915.00</text:p>
          </table:table-cell>
          <table:table-cell table:style-name="ce16" office:value-type="float" office:value="53212" calcext:value-type="float">
            <text:p>53,212.00</text:p>
          </table:table-cell>
          <table:table-cell table:style-name="ce16" office:value-type="float" office:value="56187.6" calcext:value-type="float">
            <text:p>56,187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8:.E298])" office:value-type="float" office:value="472314.6" calcext:value-type="float">
            <text:p>472,314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875" calcext:value-type="float">
            <text:p>459,875.00</text:p>
          </table:table-cell>
          <table:table-cell table:style-name="ce7" office:value-type="float" office:value="6048.09" calcext:value-type="float">
            <text:p>6048.09</text:p>
          </table:table-cell>
          <table:table-cell table:style-name="ce13" table:formula="of:=COM.MICROSOFT.MINIFS([.$F$158:.$F$378];[.$G$158:.$G$378];[.G29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25" calcext:value-type="float">
            <text:p>372,725.00</text:p>
          </table:table-cell>
          <table:table-cell table:style-name="ce16" office:value-type="float" office:value="46317.8" calcext:value-type="float">
            <text:p>46,317.80</text:p>
          </table:table-cell>
          <table:table-cell table:style-name="ce16" office:value-type="float" office:value="57723.2" calcext:value-type="float">
            <text:p>57,723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9:.E299])" office:value-type="float" office:value="476766" calcext:value-type="float">
            <text:p>476,76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925" calcext:value-type="float">
            <text:p>459,925.00</text:p>
          </table:table-cell>
          <table:table-cell table:style-name="ce7" office:value-type="float" office:value="6047.86" calcext:value-type="float">
            <text:p>6047.86</text:p>
          </table:table-cell>
          <table:table-cell table:style-name="ce13" table:formula="of:=COM.MICROSOFT.MINIFS([.$F$158:.$F$378];[.$G$158:.$G$378];[.G29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83" calcext:value-type="float">
            <text:p>371,583.00</text:p>
          </table:table-cell>
          <table:table-cell table:style-name="ce16" office:value-type="float" office:value="48025.4" calcext:value-type="float">
            <text:p>48,025.40</text:p>
          </table:table-cell>
          <table:table-cell table:style-name="ce16" office:value-type="float" office:value="59244.6" calcext:value-type="float">
            <text:p>59,244.60</text:p>
          </table:table-cell>
          <table:table-cell table:style-name="ce16" office:value-type="float" office:value="1380.35" calcext:value-type="float">
            <text:p>1,380.35</text:p>
          </table:table-cell>
          <table:table-cell table:style-name="ce16" table:formula="of:=SUM([.B300:.E300])" office:value-type="float" office:value="480233.35" calcext:value-type="float">
            <text:p>480,233.3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975" calcext:value-type="float">
            <text:p>459,975.00</text:p>
          </table:table-cell>
          <table:table-cell table:style-name="ce7" office:value-type="float" office:value="6028.79" calcext:value-type="float">
            <text:p>6028.79</text:p>
          </table:table-cell>
          <table:table-cell table:style-name="ce13" table:formula="of:=COM.MICROSOFT.MINIFS([.$F$158:.$F$378];[.$G$158:.$G$378];[.G30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433" calcext:value-type="float">
            <text:p>383,433.00</text:p>
          </table:table-cell>
          <table:table-cell table:style-name="ce16" office:value-type="float" office:value="45366.6" calcext:value-type="float">
            <text:p>45,366.60</text:p>
          </table:table-cell>
          <table:table-cell table:style-name="ce16" office:value-type="float" office:value="59613.9" calcext:value-type="float">
            <text:p>59,613.90</text:p>
          </table:table-cell>
          <table:table-cell table:style-name="ce16" office:value-type="float" office:value="3730" calcext:value-type="float">
            <text:p>3,730.00</text:p>
          </table:table-cell>
          <table:table-cell table:style-name="ce16" table:formula="of:=SUM([.B301:.E301])" office:value-type="float" office:value="492143.5" calcext:value-type="float">
            <text:p>492,143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025" calcext:value-type="float">
            <text:p>460,025.00</text:p>
          </table:table-cell>
          <table:table-cell table:style-name="ce7" office:value-type="float" office:value="6029.63" calcext:value-type="float">
            <text:p>6029.63</text:p>
          </table:table-cell>
          <table:table-cell table:style-name="ce13" table:formula="of:=COM.MICROSOFT.MINIFS([.$F$158:.$F$378];[.$G$158:.$G$378];[.G30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71" calcext:value-type="float">
            <text:p>368,971.00</text:p>
          </table:table-cell>
          <table:table-cell table:style-name="ce16" office:value-type="float" office:value="40125.6" calcext:value-type="float">
            <text:p>40,125.60</text:p>
          </table:table-cell>
          <table:table-cell table:style-name="ce16" office:value-type="float" office:value="60712.4" calcext:value-type="float">
            <text:p>60,712.40</text:p>
          </table:table-cell>
          <table:table-cell table:style-name="ce16" office:value-type="float" office:value="-0.000000000000183568" calcext:value-type="float">
            <text:p>0.00</text:p>
          </table:table-cell>
          <table:table-cell table:style-name="ce16" table:formula="of:=SUM([.B302:.E302])" office:value-type="float" office:value="469809" calcext:value-type="float">
            <text:p>469,809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075" calcext:value-type="float">
            <text:p>460,075.00</text:p>
          </table:table-cell>
          <table:table-cell table:style-name="ce7" office:value-type="float" office:value="6027.71" calcext:value-type="float">
            <text:p>6027.71</text:p>
          </table:table-cell>
          <table:table-cell table:style-name="ce13" table:formula="of:=COM.MICROSOFT.MINIFS([.$F$158:.$F$378];[.$G$158:.$G$378];[.G30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69" calcext:value-type="float">
            <text:p>367,569.00</text:p>
          </table:table-cell>
          <table:table-cell table:style-name="ce16" office:value-type="float" office:value="33020.4" calcext:value-type="float">
            <text:p>33,020.40</text:p>
          </table:table-cell>
          <table:table-cell table:style-name="ce16" office:value-type="float" office:value="58720.1" calcext:value-type="float">
            <text:p>58,720.10</text:p>
          </table:table-cell>
          <table:table-cell table:style-name="ce16" office:value-type="float" office:value="-0.0000000000000917839" calcext:value-type="float">
            <text:p>0.00</text:p>
          </table:table-cell>
          <table:table-cell table:style-name="ce16" table:formula="of:=SUM([.B303:.E303])" office:value-type="float" office:value="459309.5" calcext:value-type="float">
            <text:p>459,309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125" calcext:value-type="float">
            <text:p>460,125.00</text:p>
          </table:table-cell>
          <table:table-cell table:style-name="ce7" office:value-type="float" office:value="6026.87" calcext:value-type="float">
            <text:p>6026.87</text:p>
          </table:table-cell>
          <table:table-cell table:style-name="ce13" table:formula="of:=COM.MICROSOFT.MINIFS([.$F$158:.$F$378];[.$G$158:.$G$378];[.G30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35" calcext:value-type="float">
            <text:p>372,735.00</text:p>
          </table:table-cell>
          <table:table-cell table:style-name="ce16" office:value-type="float" office:value="35449.4" calcext:value-type="float">
            <text:p>35,449.40</text:p>
          </table:table-cell>
          <table:table-cell table:style-name="ce16" office:value-type="float" office:value="57228.1" calcext:value-type="float">
            <text:p>57,228.10</text:p>
          </table:table-cell>
          <table:table-cell table:style-name="ce16" office:value-type="float" office:value="1725.49" calcext:value-type="float">
            <text:p>1,725.49</text:p>
          </table:table-cell>
          <table:table-cell table:style-name="ce16" table:formula="of:=SUM([.B304:.E304])" office:value-type="float" office:value="467137.99" calcext:value-type="float">
            <text:p>467,137.99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175" calcext:value-type="float">
            <text:p>460,175.00</text:p>
          </table:table-cell>
          <table:table-cell table:style-name="ce7" office:value-type="float" office:value="6027.22" calcext:value-type="float">
            <text:p>6027.22</text:p>
          </table:table-cell>
          <table:table-cell table:style-name="ce13" table:formula="of:=COM.MICROSOFT.MINIFS([.$F$158:.$F$378];[.$G$158:.$G$378];[.G30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746" calcext:value-type="float">
            <text:p>379,746.00</text:p>
          </table:table-cell>
          <table:table-cell table:style-name="ce16" office:value-type="float" office:value="28973.7" calcext:value-type="float">
            <text:p>28,973.70</text:p>
          </table:table-cell>
          <table:table-cell table:style-name="ce16" office:value-type="float" office:value="56269.2" calcext:value-type="float">
            <text:p>56,269.20</text:p>
          </table:table-cell>
          <table:table-cell table:style-name="ce16" office:value-type="float" office:value="-0.00000000000608903" calcext:value-type="float">
            <text:p>0.00</text:p>
          </table:table-cell>
          <table:table-cell table:style-name="ce16" table:formula="of:=SUM([.B305:.E305])" office:value-type="float" office:value="464988.9" calcext:value-type="float">
            <text:p>464,988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225" calcext:value-type="float">
            <text:p>460,225.00</text:p>
          </table:table-cell>
          <table:table-cell table:style-name="ce7" office:value-type="float" office:value="6035.72" calcext:value-type="float">
            <text:p>6035.72</text:p>
          </table:table-cell>
          <table:table-cell table:style-name="ce13" table:formula="of:=COM.MICROSOFT.MINIFS([.$F$158:.$F$378];[.$G$158:.$G$378];[.G30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030" calcext:value-type="float">
            <text:p>373,030.00</text:p>
          </table:table-cell>
          <table:table-cell table:style-name="ce16" office:value-type="float" office:value="47774.3" calcext:value-type="float">
            <text:p>47,774.30</text:p>
          </table:table-cell>
          <table:table-cell table:style-name="ce16" office:value-type="float" office:value="59227.6" calcext:value-type="float">
            <text:p>59,227.60</text:p>
          </table:table-cell>
          <table:table-cell table:style-name="ce16" office:value-type="float" office:value="10094.2" calcext:value-type="float">
            <text:p>10,094.20</text:p>
          </table:table-cell>
          <table:table-cell table:style-name="ce16" table:formula="of:=SUM([.B306:.E306])" office:value-type="float" office:value="490126.1" calcext:value-type="float">
            <text:p>490,126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275" calcext:value-type="float">
            <text:p>460,275.00</text:p>
          </table:table-cell>
          <table:table-cell table:style-name="ce7" office:value-type="float" office:value="6033.93" calcext:value-type="float">
            <text:p>6033.93</text:p>
          </table:table-cell>
          <table:table-cell table:style-name="ce13" table:formula="of:=COM.MICROSOFT.MINIFS([.$F$158:.$F$378];[.$G$158:.$G$378];[.G30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568" calcext:value-type="float">
            <text:p>374,568.00</text:p>
          </table:table-cell>
          <table:table-cell table:style-name="ce16" office:value-type="float" office:value="25968.5" calcext:value-type="float">
            <text:p>25,968.50</text:p>
          </table:table-cell>
          <table:table-cell table:style-name="ce16" office:value-type="float" office:value="57491.8" calcext:value-type="float">
            <text:p>57,491.80</text:p>
          </table:table-cell>
          <table:table-cell table:style-name="ce16" office:value-type="float" office:value="1572.83" calcext:value-type="float">
            <text:p>1,572.83</text:p>
          </table:table-cell>
          <table:table-cell table:style-name="ce16" table:formula="of:=SUM([.B307:.E307])" office:value-type="float" office:value="459601.13" calcext:value-type="float">
            <text:p>459,601.13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325" calcext:value-type="float">
            <text:p>460,325.00</text:p>
          </table:table-cell>
          <table:table-cell table:style-name="ce7" office:value-type="float" office:value="6034.82" calcext:value-type="float">
            <text:p>6034.82</text:p>
          </table:table-cell>
          <table:table-cell table:style-name="ce13" table:formula="of:=COM.MICROSOFT.MINIFS([.$F$158:.$F$378];[.$G$158:.$G$378];[.G30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30" calcext:value-type="float">
            <text:p>370,830.00</text:p>
          </table:table-cell>
          <table:table-cell table:style-name="ce16" office:value-type="float" office:value="40408.4" calcext:value-type="float">
            <text:p>40,408.40</text:p>
          </table:table-cell>
          <table:table-cell table:style-name="ce16" office:value-type="float" office:value="55725.9" calcext:value-type="float">
            <text:p>55,725.90</text:p>
          </table:table-cell>
          <table:table-cell table:style-name="ce16" office:value-type="float" office:value="7296" calcext:value-type="float">
            <text:p>7,296.00</text:p>
          </table:table-cell>
          <table:table-cell table:style-name="ce16" table:formula="of:=SUM([.B308:.E308])" office:value-type="float" office:value="474260.3" calcext:value-type="float">
            <text:p>474,260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375" calcext:value-type="float">
            <text:p>460,375.00</text:p>
          </table:table-cell>
          <table:table-cell table:style-name="ce7" office:value-type="float" office:value="6030.01" calcext:value-type="float">
            <text:p>6030.01</text:p>
          </table:table-cell>
          <table:table-cell table:style-name="ce13" table:formula="of:=COM.MICROSOFT.MINIFS([.$F$158:.$F$378];[.$G$158:.$G$378];[.G30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359" calcext:value-type="float">
            <text:p>382,359.00</text:p>
          </table:table-cell>
          <table:table-cell table:style-name="ce16" office:value-type="float" office:value="35498.5" calcext:value-type="float">
            <text:p>35,498.50</text:p>
          </table:table-cell>
          <table:table-cell table:style-name="ce16" office:value-type="float" office:value="59001.7" calcext:value-type="float">
            <text:p>59,001.7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09:.E309])" office:value-type="float" office:value="478162.75" calcext:value-type="float">
            <text:p>478,162.7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425" calcext:value-type="float">
            <text:p>460,425.00</text:p>
          </table:table-cell>
          <table:table-cell table:style-name="ce7" office:value-type="float" office:value="6041.52" calcext:value-type="float">
            <text:p>6041.52</text:p>
          </table:table-cell>
          <table:table-cell table:style-name="ce13" table:formula="of:=COM.MICROSOFT.MINIFS([.$F$158:.$F$378];[.$G$158:.$G$378];[.G30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556" calcext:value-type="float">
            <text:p>377,556.00</text:p>
          </table:table-cell>
          <table:table-cell table:style-name="ce16" office:value-type="float" office:value="33557.8" calcext:value-type="float">
            <text:p>33,557.80</text:p>
          </table:table-cell>
          <table:table-cell table:style-name="ce16" office:value-type="float" office:value="56871.1" calcext:value-type="float">
            <text:p>56,871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0:.E310])" office:value-type="float" office:value="467984.9" calcext:value-type="float">
            <text:p>467,984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475" calcext:value-type="float">
            <text:p>460,475.00</text:p>
          </table:table-cell>
          <table:table-cell table:style-name="ce7" office:value-type="float" office:value="6040.16" calcext:value-type="float">
            <text:p>6040.16</text:p>
          </table:table-cell>
          <table:table-cell table:style-name="ce13" table:formula="of:=COM.MICROSOFT.MINIFS([.$F$158:.$F$378];[.$G$158:.$G$378];[.G31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734" calcext:value-type="float">
            <text:p>369,734.00</text:p>
          </table:table-cell>
          <table:table-cell table:style-name="ce16" office:value-type="float" office:value="42418.1" calcext:value-type="float">
            <text:p>42,418.10</text:p>
          </table:table-cell>
          <table:table-cell table:style-name="ce16" office:value-type="float" office:value="58365" calcext:value-type="float">
            <text:p>58,365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1:.E311])" office:value-type="float" office:value="470517.1" calcext:value-type="float">
            <text:p>470,517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525" calcext:value-type="float">
            <text:p>460,525.00</text:p>
          </table:table-cell>
          <table:table-cell table:style-name="ce7" office:value-type="float" office:value="6034.75" calcext:value-type="float">
            <text:p>6034.75</text:p>
          </table:table-cell>
          <table:table-cell table:style-name="ce13" table:formula="of:=COM.MICROSOFT.MINIFS([.$F$158:.$F$378];[.$G$158:.$G$378];[.G31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151" calcext:value-type="float">
            <text:p>379,151.00</text:p>
          </table:table-cell>
          <table:table-cell table:style-name="ce16" office:value-type="float" office:value="33738.7" calcext:value-type="float">
            <text:p>33,738.70</text:p>
          </table:table-cell>
          <table:table-cell table:style-name="ce16" office:value-type="float" office:value="58452.7" calcext:value-type="float">
            <text:p>58,452.70</text:p>
          </table:table-cell>
          <table:table-cell table:style-name="ce16" office:value-type="float" office:value="3919.63" calcext:value-type="float">
            <text:p>3,919.63</text:p>
          </table:table-cell>
          <table:table-cell table:style-name="ce16" table:formula="of:=SUM([.B312:.E312])" office:value-type="float" office:value="475262.03" calcext:value-type="float">
            <text:p>475,262.03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575" calcext:value-type="float">
            <text:p>460,575.00</text:p>
          </table:table-cell>
          <table:table-cell table:style-name="ce7" office:value-type="float" office:value="6032.85" calcext:value-type="float">
            <text:p>6032.85</text:p>
          </table:table-cell>
          <table:table-cell table:style-name="ce13" table:formula="of:=COM.MICROSOFT.MINIFS([.$F$158:.$F$378];[.$G$158:.$G$378];[.G31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04" calcext:value-type="float">
            <text:p>379,604.00</text:p>
          </table:table-cell>
          <table:table-cell table:style-name="ce16" office:value-type="float" office:value="36161.7" calcext:value-type="float">
            <text:p>36,161.70</text:p>
          </table:table-cell>
          <table:table-cell table:style-name="ce16" office:value-type="float" office:value="58511.6" calcext:value-type="float">
            <text:p>58,511.60</text:p>
          </table:table-cell>
          <table:table-cell table:style-name="ce16" office:value-type="float" office:value="2112" calcext:value-type="float">
            <text:p>2,112.00</text:p>
          </table:table-cell>
          <table:table-cell table:style-name="ce16" table:formula="of:=SUM([.B313:.E313])" office:value-type="float" office:value="476389.3" calcext:value-type="float">
            <text:p>476,389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625" calcext:value-type="float">
            <text:p>460,625.00</text:p>
          </table:table-cell>
          <table:table-cell table:style-name="ce7" office:value-type="float" office:value="6033.61" calcext:value-type="float">
            <text:p>6033.61</text:p>
          </table:table-cell>
          <table:table-cell table:style-name="ce13" table:formula="of:=COM.MICROSOFT.MINIFS([.$F$158:.$F$378];[.$G$158:.$G$378];[.G31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08" calcext:value-type="float">
            <text:p>370,708.00</text:p>
          </table:table-cell>
          <table:table-cell table:style-name="ce16" office:value-type="float" office:value="37244.9" calcext:value-type="float">
            <text:p>37,244.90</text:p>
          </table:table-cell>
          <table:table-cell table:style-name="ce16" office:value-type="float" office:value="57820" calcext:value-type="float">
            <text:p>57,82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4:.E314])" office:value-type="float" office:value="465772.9" calcext:value-type="float">
            <text:p>465,77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675" calcext:value-type="float">
            <text:p>460,675.00</text:p>
          </table:table-cell>
          <table:table-cell table:style-name="ce7" office:value-type="float" office:value="6033.83" calcext:value-type="float">
            <text:p>6033.83</text:p>
          </table:table-cell>
          <table:table-cell table:style-name="ce13" table:formula="of:=COM.MICROSOFT.MINIFS([.$F$158:.$F$378];[.$G$158:.$G$378];[.G31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530" calcext:value-type="float">
            <text:p>370,530.00</text:p>
          </table:table-cell>
          <table:table-cell table:style-name="ce16" office:value-type="float" office:value="38725.1" calcext:value-type="float">
            <text:p>38,725.10</text:p>
          </table:table-cell>
          <table:table-cell table:style-name="ce16" office:value-type="float" office:value="54377" calcext:value-type="float">
            <text:p>54,377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5:.E315])" office:value-type="float" office:value="463632.1" calcext:value-type="float">
            <text:p>463,632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725" calcext:value-type="float">
            <text:p>460,725.00</text:p>
          </table:table-cell>
          <table:table-cell table:style-name="ce7" office:value-type="float" office:value="6034.74" calcext:value-type="float">
            <text:p>6034.74</text:p>
          </table:table-cell>
          <table:table-cell table:style-name="ce13" table:formula="of:=COM.MICROSOFT.MINIFS([.$F$158:.$F$378];[.$G$158:.$G$378];[.G31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45" calcext:value-type="float">
            <text:p>368,945.00</text:p>
          </table:table-cell>
          <table:table-cell table:style-name="ce16" office:value-type="float" office:value="44608.4" calcext:value-type="float">
            <text:p>44,608.40</text:p>
          </table:table-cell>
          <table:table-cell table:style-name="ce16" office:value-type="float" office:value="55219.5" calcext:value-type="float">
            <text:p>55,219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6:.E316])" office:value-type="float" office:value="468772.9" calcext:value-type="float">
            <text:p>468,77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775" calcext:value-type="float">
            <text:p>460,775.00</text:p>
          </table:table-cell>
          <table:table-cell table:style-name="ce7" office:value-type="float" office:value="6039.8" calcext:value-type="float">
            <text:p>6039.8</text:p>
          </table:table-cell>
          <table:table-cell table:style-name="ce13" table:formula="of:=COM.MICROSOFT.MINIFS([.$F$158:.$F$378];[.$G$158:.$G$378];[.G31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47" calcext:value-type="float">
            <text:p>368,947.00</text:p>
          </table:table-cell>
          <table:table-cell table:style-name="ce16" office:value-type="float" office:value="39255.8" calcext:value-type="float">
            <text:p>39,255.80</text:p>
          </table:table-cell>
          <table:table-cell table:style-name="ce16" office:value-type="float" office:value="52324.9" calcext:value-type="float">
            <text:p>52,324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17:.E317])" office:value-type="float" office:value="461583.7" calcext:value-type="float">
            <text:p>461,583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825" calcext:value-type="float">
            <text:p>460,825.00</text:p>
          </table:table-cell>
          <table:table-cell table:style-name="ce7" office:value-type="float" office:value="6037.11" calcext:value-type="float">
            <text:p>6037.11</text:p>
          </table:table-cell>
          <table:table-cell table:style-name="ce13" table:formula="of:=COM.MICROSOFT.MINIFS([.$F$158:.$F$378];[.$G$158:.$G$378];[.G31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565" calcext:value-type="float">
            <text:p>363,565.00</text:p>
          </table:table-cell>
          <table:table-cell table:style-name="ce16" office:value-type="float" office:value="36233.8" calcext:value-type="float">
            <text:p>36,233.80</text:p>
          </table:table-cell>
          <table:table-cell table:style-name="ce16" office:value-type="float" office:value="57335.9" calcext:value-type="float">
            <text:p>57,335.90</text:p>
          </table:table-cell>
          <table:table-cell table:style-name="ce16" office:value-type="float" office:value="0.000000000000227374" calcext:value-type="float">
            <text:p>0.00</text:p>
          </table:table-cell>
          <table:table-cell table:style-name="ce16" table:formula="of:=SUM([.B318:.E318])" office:value-type="float" office:value="457134.7" calcext:value-type="float">
            <text:p>457,13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875" calcext:value-type="float">
            <text:p>460,875.00</text:p>
          </table:table-cell>
          <table:table-cell table:style-name="ce7" office:value-type="float" office:value="6039.18" calcext:value-type="float">
            <text:p>6039.18</text:p>
          </table:table-cell>
          <table:table-cell table:style-name="ce13" table:formula="of:=COM.MICROSOFT.MINIFS([.$F$158:.$F$378];[.$G$158:.$G$378];[.G31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516" calcext:value-type="float">
            <text:p>380,516.00</text:p>
          </table:table-cell>
          <table:table-cell table:style-name="ce16" office:value-type="float" office:value="38380.8" calcext:value-type="float">
            <text:p>38,380.80</text:p>
          </table:table-cell>
          <table:table-cell table:style-name="ce16" office:value-type="float" office:value="56226.3" calcext:value-type="float">
            <text:p>56,226.30</text:p>
          </table:table-cell>
          <table:table-cell table:style-name="ce16" office:value-type="float" office:value="2991.39" calcext:value-type="float">
            <text:p>2,991.39</text:p>
          </table:table-cell>
          <table:table-cell table:style-name="ce16" table:formula="of:=SUM([.B319:.E319])" office:value-type="float" office:value="478114.49" calcext:value-type="float">
            <text:p>478,114.49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925" calcext:value-type="float">
            <text:p>460,925.00</text:p>
          </table:table-cell>
          <table:table-cell table:style-name="ce7" office:value-type="float" office:value="6038.49" calcext:value-type="float">
            <text:p>6038.49</text:p>
          </table:table-cell>
          <table:table-cell table:style-name="ce13" table:formula="of:=COM.MICROSOFT.MINIFS([.$F$158:.$F$378];[.$G$158:.$G$378];[.G31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826" calcext:value-type="float">
            <text:p>372,826.00</text:p>
          </table:table-cell>
          <table:table-cell table:style-name="ce16" office:value-type="float" office:value="37175.9" calcext:value-type="float">
            <text:p>37,175.90</text:p>
          </table:table-cell>
          <table:table-cell table:style-name="ce16" office:value-type="float" office:value="62705.5" calcext:value-type="float">
            <text:p>62,705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0:.E320])" office:value-type="float" office:value="472707.4" calcext:value-type="float">
            <text:p>472,707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975" calcext:value-type="float">
            <text:p>460,975.00</text:p>
          </table:table-cell>
          <table:table-cell table:style-name="ce7" office:value-type="float" office:value="6027.65" calcext:value-type="float">
            <text:p>6027.65</text:p>
          </table:table-cell>
          <table:table-cell table:style-name="ce13" table:formula="of:=COM.MICROSOFT.MINIFS([.$F$158:.$F$378];[.$G$158:.$G$378];[.G32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570" calcext:value-type="float">
            <text:p>368,570.00</text:p>
          </table:table-cell>
          <table:table-cell table:style-name="ce16" office:value-type="float" office:value="42443.7" calcext:value-type="float">
            <text:p>42,443.70</text:p>
          </table:table-cell>
          <table:table-cell table:style-name="ce16" office:value-type="float" office:value="58686.6" calcext:value-type="float">
            <text:p>58,686.6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1:.E321])" office:value-type="float" office:value="470756.3" calcext:value-type="float">
            <text:p>470,756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025" calcext:value-type="float">
            <text:p>461,025.00</text:p>
          </table:table-cell>
          <table:table-cell table:style-name="ce7" office:value-type="float" office:value="6036.91" calcext:value-type="float">
            <text:p>6036.91</text:p>
          </table:table-cell>
          <table:table-cell table:style-name="ce13" table:formula="of:=COM.MICROSOFT.MINIFS([.$F$158:.$F$378];[.$G$158:.$G$378];[.G32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0692" calcext:value-type="float">
            <text:p>350,692.00</text:p>
          </table:table-cell>
          <table:table-cell table:style-name="ce16" office:value-type="float" office:value="60268.4" calcext:value-type="float">
            <text:p>60,268.40</text:p>
          </table:table-cell>
          <table:table-cell table:style-name="ce16" office:value-type="float" office:value="61639.4" calcext:value-type="float">
            <text:p>61,639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2:.E322])" office:value-type="float" office:value="473655.8" calcext:value-type="float">
            <text:p>473,655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075" calcext:value-type="float">
            <text:p>461,075.00</text:p>
          </table:table-cell>
          <table:table-cell table:style-name="ce7" office:value-type="float" office:value="6034.74" calcext:value-type="float">
            <text:p>6034.74</text:p>
          </table:table-cell>
          <table:table-cell table:style-name="ce13" table:formula="of:=COM.MICROSOFT.MINIFS([.$F$158:.$F$378];[.$G$158:.$G$378];[.G32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540" calcext:value-type="float">
            <text:p>368,540.00</text:p>
          </table:table-cell>
          <table:table-cell table:style-name="ce16" office:value-type="float" office:value="44511.6" calcext:value-type="float">
            <text:p>44,511.60</text:p>
          </table:table-cell>
          <table:table-cell table:style-name="ce16" office:value-type="float" office:value="57234.6" calcext:value-type="float">
            <text:p>57,234.60</text:p>
          </table:table-cell>
          <table:table-cell table:style-name="ce16" office:value-type="float" office:value="4879.94" calcext:value-type="float">
            <text:p>4,879.94</text:p>
          </table:table-cell>
          <table:table-cell table:style-name="ce16" table:formula="of:=SUM([.B323:.E323])" office:value-type="float" office:value="475166.14" calcext:value-type="float">
            <text:p>475,166.14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125" calcext:value-type="float">
            <text:p>461,125.00</text:p>
          </table:table-cell>
          <table:table-cell table:style-name="ce7" office:value-type="float" office:value="6034.15" calcext:value-type="float">
            <text:p>6034.15</text:p>
          </table:table-cell>
          <table:table-cell table:style-name="ce13" table:formula="of:=COM.MICROSOFT.MINIFS([.$F$158:.$F$378];[.$G$158:.$G$378];[.G32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31" calcext:value-type="float">
            <text:p>377,931.00</text:p>
          </table:table-cell>
          <table:table-cell table:style-name="ce16" office:value-type="float" office:value="35133.7" calcext:value-type="float">
            <text:p>35,133.70</text:p>
          </table:table-cell>
          <table:table-cell table:style-name="ce16" office:value-type="float" office:value="57233.6" calcext:value-type="float">
            <text:p>57,233.6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4:.E324])" office:value-type="float" office:value="471354.3" calcext:value-type="float">
            <text:p>471,354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175" calcext:value-type="float">
            <text:p>461,175.00</text:p>
          </table:table-cell>
          <table:table-cell table:style-name="ce7" office:value-type="float" office:value="6031.06" calcext:value-type="float">
            <text:p>6031.06</text:p>
          </table:table-cell>
          <table:table-cell table:style-name="ce13" table:formula="of:=COM.MICROSOFT.MINIFS([.$F$158:.$F$378];[.$G$158:.$G$378];[.G32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546" calcext:value-type="float">
            <text:p>370,546.00</text:p>
          </table:table-cell>
          <table:table-cell table:style-name="ce16" office:value-type="float" office:value="38371.1" calcext:value-type="float">
            <text:p>38,371.10</text:p>
          </table:table-cell>
          <table:table-cell table:style-name="ce16" office:value-type="float" office:value="57190.4" calcext:value-type="float">
            <text:p>57,190.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5:.E325])" office:value-type="float" office:value="466107.5" calcext:value-type="float">
            <text:p>466,10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225" calcext:value-type="float">
            <text:p>461,225.00</text:p>
          </table:table-cell>
          <table:table-cell table:style-name="ce7" office:value-type="float" office:value="6033.08" calcext:value-type="float">
            <text:p>6033.08</text:p>
          </table:table-cell>
          <table:table-cell table:style-name="ce13" table:formula="of:=COM.MICROSOFT.MINIFS([.$F$158:.$F$378];[.$G$158:.$G$378];[.G32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997" calcext:value-type="float">
            <text:p>383,997.00</text:p>
          </table:table-cell>
          <table:table-cell table:style-name="ce16" office:value-type="float" office:value="28951.9" calcext:value-type="float">
            <text:p>28,951.90</text:p>
          </table:table-cell>
          <table:table-cell table:style-name="ce16" office:value-type="float" office:value="56074.7" calcext:value-type="float">
            <text:p>56,074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6:.E326])" office:value-type="float" office:value="469023.6" calcext:value-type="float">
            <text:p>469,023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275" calcext:value-type="float">
            <text:p>461,275.00</text:p>
          </table:table-cell>
          <table:table-cell table:style-name="ce7" office:value-type="float" office:value="6042.56" calcext:value-type="float">
            <text:p>6042.56</text:p>
          </table:table-cell>
          <table:table-cell table:style-name="ce13" table:formula="of:=COM.MICROSOFT.MINIFS([.$F$158:.$F$378];[.$G$158:.$G$378];[.G32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129" calcext:value-type="float">
            <text:p>363,129.00</text:p>
          </table:table-cell>
          <table:table-cell table:style-name="ce16" office:value-type="float" office:value="35503.6" calcext:value-type="float">
            <text:p>35,503.60</text:p>
          </table:table-cell>
          <table:table-cell table:style-name="ce16" office:value-type="float" office:value="56985.1" calcext:value-type="float">
            <text:p>56,985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7:.E327])" office:value-type="float" office:value="456673.7" calcext:value-type="float">
            <text:p>456,673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325" calcext:value-type="float">
            <text:p>461,325.00</text:p>
          </table:table-cell>
          <table:table-cell table:style-name="ce7" office:value-type="float" office:value="6042.58" calcext:value-type="float">
            <text:p>6042.58</text:p>
          </table:table-cell>
          <table:table-cell table:style-name="ce13" table:formula="of:=COM.MICROSOFT.MINIFS([.$F$158:.$F$378];[.$G$158:.$G$378];[.G32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870" calcext:value-type="float">
            <text:p>368,870.00</text:p>
          </table:table-cell>
          <table:table-cell table:style-name="ce16" office:value-type="float" office:value="37397.6" calcext:value-type="float">
            <text:p>37,397.60</text:p>
          </table:table-cell>
          <table:table-cell table:style-name="ce16" office:value-type="float" office:value="58091.3" calcext:value-type="float">
            <text:p>58,091.3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28:.E328])" office:value-type="float" office:value="465662.45" calcext:value-type="float">
            <text:p>465,662.4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375" calcext:value-type="float">
            <text:p>461,375.00</text:p>
          </table:table-cell>
          <table:table-cell table:style-name="ce7" office:value-type="float" office:value="6039.75" calcext:value-type="float">
            <text:p>6039.75</text:p>
          </table:table-cell>
          <table:table-cell table:style-name="ce13" table:formula="of:=COM.MICROSOFT.MINIFS([.$F$158:.$F$378];[.$G$158:.$G$378];[.G32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9" calcext:value-type="float">
            <text:p>367,089.00</text:p>
          </table:table-cell>
          <table:table-cell table:style-name="ce16" office:value-type="float" office:value="38210.3" calcext:value-type="float">
            <text:p>38,210.30</text:p>
          </table:table-cell>
          <table:table-cell table:style-name="ce16" office:value-type="float" office:value="56748.7" calcext:value-type="float">
            <text:p>56,748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9:.E329])" office:value-type="float" office:value="462048" calcext:value-type="float">
            <text:p>462,048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425" calcext:value-type="float">
            <text:p>461,425.00</text:p>
          </table:table-cell>
          <table:table-cell table:style-name="ce7" office:value-type="float" office:value="6038.05" calcext:value-type="float">
            <text:p>6038.05</text:p>
          </table:table-cell>
          <table:table-cell table:style-name="ce13" table:formula="of:=COM.MICROSOFT.MINIFS([.$F$158:.$F$378];[.$G$158:.$G$378];[.G32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941" calcext:value-type="float">
            <text:p>369,941.00</text:p>
          </table:table-cell>
          <table:table-cell table:style-name="ce16" office:value-type="float" office:value="44133.9" calcext:value-type="float">
            <text:p>44,133.90</text:p>
          </table:table-cell>
          <table:table-cell table:style-name="ce16" office:value-type="float" office:value="61043.5" calcext:value-type="float">
            <text:p>61,043.50</text:p>
          </table:table-cell>
          <table:table-cell table:style-name="ce16" office:value-type="float" office:value="3456" calcext:value-type="float">
            <text:p>3,456.00</text:p>
          </table:table-cell>
          <table:table-cell table:style-name="ce16" table:formula="of:=SUM([.B330:.E330])" office:value-type="float" office:value="478574.4" calcext:value-type="float">
            <text:p>478,574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475" calcext:value-type="float">
            <text:p>461,475.00</text:p>
          </table:table-cell>
          <table:table-cell table:style-name="ce7" office:value-type="float" office:value="6031.8" calcext:value-type="float">
            <text:p>6031.8</text:p>
          </table:table-cell>
          <table:table-cell table:style-name="ce13" table:formula="of:=COM.MICROSOFT.MINIFS([.$F$158:.$F$378];[.$G$158:.$G$378];[.G33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9" calcext:value-type="float">
            <text:p>367,089.00</text:p>
          </table:table-cell>
          <table:table-cell table:style-name="ce16" office:value-type="float" office:value="35475.5" calcext:value-type="float">
            <text:p>35,475.50</text:p>
          </table:table-cell>
          <table:table-cell table:style-name="ce16" office:value-type="float" office:value="59191.4" calcext:value-type="float">
            <text:p>59,191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31:.E331])" office:value-type="float" office:value="462811.9" calcext:value-type="float">
            <text:p>462,811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525" calcext:value-type="float">
            <text:p>461,525.00</text:p>
          </table:table-cell>
          <table:table-cell table:style-name="ce7" office:value-type="float" office:value="6040.9" calcext:value-type="float">
            <text:p>6040.9</text:p>
          </table:table-cell>
          <table:table-cell table:style-name="ce13" table:formula="of:=COM.MICROSOFT.MINIFS([.$F$158:.$F$378];[.$G$158:.$G$378];[.G33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302" calcext:value-type="float">
            <text:p>375,302.00</text:p>
          </table:table-cell>
          <table:table-cell table:style-name="ce16" office:value-type="float" office:value="27837.8" calcext:value-type="float">
            <text:p>27,837.80</text:p>
          </table:table-cell>
          <table:table-cell table:style-name="ce16" office:value-type="float" office:value="58351.9" calcext:value-type="float">
            <text:p>58,351.90</text:p>
          </table:table-cell>
          <table:table-cell table:style-name="ce16" office:value-type="float" office:value="0.000000000000454747" calcext:value-type="float">
            <text:p>0.00</text:p>
          </table:table-cell>
          <table:table-cell table:style-name="ce16" table:formula="of:=SUM([.B332:.E332])" office:value-type="float" office:value="461491.7" calcext:value-type="float">
            <text:p>461,49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575" calcext:value-type="float">
            <text:p>461,575.00</text:p>
          </table:table-cell>
          <table:table-cell table:style-name="ce7" office:value-type="float" office:value="6034.3" calcext:value-type="float">
            <text:p>6034.3</text:p>
          </table:table-cell>
          <table:table-cell table:style-name="ce13" table:formula="of:=COM.MICROSOFT.MINIFS([.$F$158:.$F$378];[.$G$158:.$G$378];[.G33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331" calcext:value-type="float">
            <text:p>369,331.00</text:p>
          </table:table-cell>
          <table:table-cell table:style-name="ce16" office:value-type="float" office:value="38833.3" calcext:value-type="float">
            <text:p>38,833.30</text:p>
          </table:table-cell>
          <table:table-cell table:style-name="ce16" office:value-type="float" office:value="59319.9" calcext:value-type="float">
            <text:p>59,319.90</text:p>
          </table:table-cell>
          <table:table-cell table:style-name="ce16" office:value-type="float" office:value="0.00000000000509317" calcext:value-type="float">
            <text:p>0.00</text:p>
          </table:table-cell>
          <table:table-cell table:style-name="ce16" table:formula="of:=SUM([.B333:.E333])" office:value-type="float" office:value="467484.2" calcext:value-type="float">
            <text:p>467,484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625" calcext:value-type="float">
            <text:p>461,625.00</text:p>
          </table:table-cell>
          <table:table-cell table:style-name="ce7" office:value-type="float" office:value="6037.57" calcext:value-type="float">
            <text:p>6037.57</text:p>
          </table:table-cell>
          <table:table-cell table:style-name="ce13" table:formula="of:=COM.MICROSOFT.MINIFS([.$F$158:.$F$378];[.$G$158:.$G$378];[.G33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3501" calcext:value-type="float">
            <text:p>403,501.00</text:p>
          </table:table-cell>
          <table:table-cell table:style-name="ce16" office:value-type="float" office:value="34121.2" calcext:value-type="float">
            <text:p>34,121.20</text:p>
          </table:table-cell>
          <table:table-cell table:style-name="ce16" office:value-type="float" office:value="58475.4" calcext:value-type="float">
            <text:p>58,475.40</text:p>
          </table:table-cell>
          <table:table-cell table:style-name="ce16" office:value-type="float" office:value="-0.000000000000321244" calcext:value-type="float">
            <text:p>0.00</text:p>
          </table:table-cell>
          <table:table-cell table:style-name="ce16" table:formula="of:=SUM([.B334:.E334])" office:value-type="float" office:value="496097.6" calcext:value-type="float">
            <text:p>496,09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675" calcext:value-type="float">
            <text:p>461,675.00</text:p>
          </table:table-cell>
          <table:table-cell table:style-name="ce7" office:value-type="float" office:value="6031.9" calcext:value-type="float">
            <text:p>6031.9</text:p>
          </table:table-cell>
          <table:table-cell table:style-name="ce13" table:formula="of:=COM.MICROSOFT.MINIFS([.$F$158:.$F$378];[.$G$158:.$G$378];[.G33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566" calcext:value-type="float">
            <text:p>375,566.00</text:p>
          </table:table-cell>
          <table:table-cell table:style-name="ce16" office:value-type="float" office:value="30513.8" calcext:value-type="float">
            <text:p>30,513.80</text:p>
          </table:table-cell>
          <table:table-cell table:style-name="ce16" office:value-type="float" office:value="56194.6" calcext:value-type="float">
            <text:p>56,194.6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35:.E335])" office:value-type="float" office:value="463577.95" calcext:value-type="float">
            <text:p>463,577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725" calcext:value-type="float">
            <text:p>461,725.00</text:p>
          </table:table-cell>
          <table:table-cell table:style-name="ce7" office:value-type="float" office:value="6044.95" calcext:value-type="float">
            <text:p>6044.95</text:p>
          </table:table-cell>
          <table:table-cell table:style-name="ce13" table:formula="of:=COM.MICROSOFT.MINIFS([.$F$158:.$F$378];[.$G$158:.$G$378];[.G33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5213" calcext:value-type="float">
            <text:p>355,213.00</text:p>
          </table:table-cell>
          <table:table-cell table:style-name="ce16" office:value-type="float" office:value="39885.4" calcext:value-type="float">
            <text:p>39,885.40</text:p>
          </table:table-cell>
          <table:table-cell table:style-name="ce16" office:value-type="float" office:value="58409.1" calcext:value-type="float">
            <text:p>58,409.10</text:p>
          </table:table-cell>
          <table:table-cell table:style-name="ce16" office:value-type="float" office:value="0.000000000000642487" calcext:value-type="float">
            <text:p>0.00</text:p>
          </table:table-cell>
          <table:table-cell table:style-name="ce16" table:formula="of:=SUM([.B336:.E336])" office:value-type="float" office:value="453507.5" calcext:value-type="float">
            <text:p>453,50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775" calcext:value-type="float">
            <text:p>461,775.00</text:p>
          </table:table-cell>
          <table:table-cell table:style-name="ce7" office:value-type="float" office:value="6034.97" calcext:value-type="float">
            <text:p>6034.97</text:p>
          </table:table-cell>
          <table:table-cell table:style-name="ce13" table:formula="of:=COM.MICROSOFT.MINIFS([.$F$158:.$F$378];[.$G$158:.$G$378];[.G33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444" calcext:value-type="float">
            <text:p>380,444.00</text:p>
          </table:table-cell>
          <table:table-cell table:style-name="ce16" office:value-type="float" office:value="30087.5" calcext:value-type="float">
            <text:p>30,087.50</text:p>
          </table:table-cell>
          <table:table-cell table:style-name="ce16" office:value-type="float" office:value="56875.6" calcext:value-type="float">
            <text:p>56,875.60</text:p>
          </table:table-cell>
          <table:table-cell table:style-name="ce16" office:value-type="float" office:value="7407.41" calcext:value-type="float">
            <text:p>7,407.41</text:p>
          </table:table-cell>
          <table:table-cell table:style-name="ce16" table:formula="of:=SUM([.B337:.E337])" office:value-type="float" office:value="474814.51" calcext:value-type="float">
            <text:p>474,814.51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825" calcext:value-type="float">
            <text:p>461,825.00</text:p>
          </table:table-cell>
          <table:table-cell table:style-name="ce7" office:value-type="float" office:value="6037.37" calcext:value-type="float">
            <text:p>6037.37</text:p>
          </table:table-cell>
          <table:table-cell table:style-name="ce13" table:formula="of:=COM.MICROSOFT.MINIFS([.$F$158:.$F$378];[.$G$158:.$G$378];[.G33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202" calcext:value-type="float">
            <text:p>363,202.00</text:p>
          </table:table-cell>
          <table:table-cell table:style-name="ce16" office:value-type="float" office:value="61128.3" calcext:value-type="float">
            <text:p>61,128.30</text:p>
          </table:table-cell>
          <table:table-cell table:style-name="ce16" office:value-type="float" office:value="63362.6" calcext:value-type="float">
            <text:p>63,362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38:.E338])" office:value-type="float" office:value="487692.9" calcext:value-type="float">
            <text:p>487,69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875" calcext:value-type="float">
            <text:p>461,875.00</text:p>
          </table:table-cell>
          <table:table-cell table:style-name="ce7" office:value-type="float" office:value="6035.5" calcext:value-type="float">
            <text:p>6035.5</text:p>
          </table:table-cell>
          <table:table-cell table:style-name="ce13" table:formula="of:=COM.MICROSOFT.MINIFS([.$F$158:.$F$378];[.$G$158:.$G$378];[.G33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825" calcext:value-type="float">
            <text:p>378,825.00</text:p>
          </table:table-cell>
          <table:table-cell table:style-name="ce16" office:value-type="float" office:value="34124.9" calcext:value-type="float">
            <text:p>34,124.90</text:p>
          </table:table-cell>
          <table:table-cell table:style-name="ce16" office:value-type="float" office:value="57224.9" calcext:value-type="float">
            <text:p>57,224.9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39:.E339])" office:value-type="float" office:value="470174.8" calcext:value-type="float">
            <text:p>470,174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925" calcext:value-type="float">
            <text:p>461,925.00</text:p>
          </table:table-cell>
          <table:table-cell table:style-name="ce7" office:value-type="float" office:value="6038.47" calcext:value-type="float">
            <text:p>6038.47</text:p>
          </table:table-cell>
          <table:table-cell table:style-name="ce13" table:formula="of:=COM.MICROSOFT.MINIFS([.$F$158:.$F$378];[.$G$158:.$G$378];[.G33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295" calcext:value-type="float">
            <text:p>374,295.00</text:p>
          </table:table-cell>
          <table:table-cell table:style-name="ce16" office:value-type="float" office:value="34747.8" calcext:value-type="float">
            <text:p>34,747.80</text:p>
          </table:table-cell>
          <table:table-cell table:style-name="ce16" office:value-type="float" office:value="57311" calcext:value-type="float">
            <text:p>57,311.00</text:p>
          </table:table-cell>
          <table:table-cell table:style-name="ce16" office:value-type="float" office:value="13011.5" calcext:value-type="float">
            <text:p>13,011.50</text:p>
          </table:table-cell>
          <table:table-cell table:style-name="ce16" table:formula="of:=SUM([.B340:.E340])" office:value-type="float" office:value="479365.3" calcext:value-type="float">
            <text:p>479,365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975" calcext:value-type="float">
            <text:p>461,975.00</text:p>
          </table:table-cell>
          <table:table-cell table:style-name="ce7" office:value-type="float" office:value="6048.33" calcext:value-type="float">
            <text:p>6048.33</text:p>
          </table:table-cell>
          <table:table-cell table:style-name="ce13" table:formula="of:=COM.MICROSOFT.MINIFS([.$F$158:.$F$378];[.$G$158:.$G$378];[.G34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417" calcext:value-type="float">
            <text:p>372,417.00</text:p>
          </table:table-cell>
          <table:table-cell table:style-name="ce16" office:value-type="float" office:value="37074.1" calcext:value-type="float">
            <text:p>37,074.10</text:p>
          </table:table-cell>
          <table:table-cell table:style-name="ce16" office:value-type="float" office:value="57312.1" calcext:value-type="float">
            <text:p>57,312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41:.E341])" office:value-type="float" office:value="467859.2" calcext:value-type="float">
            <text:p>467,859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025" calcext:value-type="float">
            <text:p>462,025.00</text:p>
          </table:table-cell>
          <table:table-cell table:style-name="ce7" office:value-type="float" office:value="6044.39" calcext:value-type="float">
            <text:p>6044.39</text:p>
          </table:table-cell>
          <table:table-cell table:style-name="ce13" table:formula="of:=COM.MICROSOFT.MINIFS([.$F$158:.$F$378];[.$G$158:.$G$378];[.G34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43" calcext:value-type="float">
            <text:p>369,443.00</text:p>
          </table:table-cell>
          <table:table-cell table:style-name="ce16" office:value-type="float" office:value="45992.9" calcext:value-type="float">
            <text:p>45,992.90</text:p>
          </table:table-cell>
          <table:table-cell table:style-name="ce16" office:value-type="float" office:value="58855.9" calcext:value-type="float">
            <text:p>58,855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42:.E342])" office:value-type="float" office:value="475347.8" calcext:value-type="float">
            <text:p>475,347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075" calcext:value-type="float">
            <text:p>462,075.00</text:p>
          </table:table-cell>
          <table:table-cell table:style-name="ce7" office:value-type="float" office:value="6048.95" calcext:value-type="float">
            <text:p>6048.95</text:p>
          </table:table-cell>
          <table:table-cell table:style-name="ce13" table:formula="of:=COM.MICROSOFT.MINIFS([.$F$158:.$F$378];[.$G$158:.$G$378];[.G34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84" calcext:value-type="float">
            <text:p>369,484.00</text:p>
          </table:table-cell>
          <table:table-cell table:style-name="ce16" office:value-type="float" office:value="34736.5" calcext:value-type="float">
            <text:p>34,736.50</text:p>
          </table:table-cell>
          <table:table-cell table:style-name="ce16" office:value-type="float" office:value="57699.2" calcext:value-type="float">
            <text:p>57,699.20</text:p>
          </table:table-cell>
          <table:table-cell table:style-name="ce16" office:value-type="float" office:value="0.000000000000183568" calcext:value-type="float">
            <text:p>0.00</text:p>
          </table:table-cell>
          <table:table-cell table:style-name="ce16" table:formula="of:=SUM([.B343:.E343])" office:value-type="float" office:value="461919.7" calcext:value-type="float">
            <text:p>461,919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125" calcext:value-type="float">
            <text:p>462,125.00</text:p>
          </table:table-cell>
          <table:table-cell table:style-name="ce7" office:value-type="float" office:value="6041.77" calcext:value-type="float">
            <text:p>6041.77</text:p>
          </table:table-cell>
          <table:table-cell table:style-name="ce13" table:formula="of:=COM.MICROSOFT.MINIFS([.$F$158:.$F$378];[.$G$158:.$G$378];[.G34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818" calcext:value-type="float">
            <text:p>365,818.00</text:p>
          </table:table-cell>
          <table:table-cell table:style-name="ce16" office:value-type="float" office:value="50908.6" calcext:value-type="float">
            <text:p>50,908.60</text:p>
          </table:table-cell>
          <table:table-cell table:style-name="ce16" office:value-type="float" office:value="61093.2" calcext:value-type="float">
            <text:p>61,093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44:.E344])" office:value-type="float" office:value="477819.8" calcext:value-type="float">
            <text:p>477,819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175" calcext:value-type="float">
            <text:p>462,175.00</text:p>
          </table:table-cell>
          <table:table-cell table:style-name="ce7" office:value-type="float" office:value="6054.43" calcext:value-type="float">
            <text:p>6054.43</text:p>
          </table:table-cell>
          <table:table-cell table:style-name="ce13" table:formula="of:=COM.MICROSOFT.MINIFS([.$F$158:.$F$378];[.$G$158:.$G$378];[.G34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192" calcext:value-type="float">
            <text:p>369,192.00</text:p>
          </table:table-cell>
          <table:table-cell table:style-name="ce16" office:value-type="float" office:value="49560.6" calcext:value-type="float">
            <text:p>49,560.60</text:p>
          </table:table-cell>
          <table:table-cell table:style-name="ce16" office:value-type="float" office:value="61158.4" calcext:value-type="float">
            <text:p>61,158.40</text:p>
          </table:table-cell>
          <table:table-cell table:style-name="ce16" office:value-type="float" office:value="10176" calcext:value-type="float">
            <text:p>10,176.00</text:p>
          </table:table-cell>
          <table:table-cell table:style-name="ce16" table:formula="of:=SUM([.B345:.E345])" office:value-type="float" office:value="490087" calcext:value-type="float">
            <text:p>490,087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225" calcext:value-type="float">
            <text:p>462,225.00</text:p>
          </table:table-cell>
          <table:table-cell table:style-name="ce7" office:value-type="float" office:value="6053.97" calcext:value-type="float">
            <text:p>6053.97</text:p>
          </table:table-cell>
          <table:table-cell table:style-name="ce13" table:formula="of:=COM.MICROSOFT.MINIFS([.$F$158:.$F$378];[.$G$158:.$G$378];[.G34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638" calcext:value-type="float">
            <text:p>370,638.00</text:p>
          </table:table-cell>
          <table:table-cell table:style-name="ce16" office:value-type="float" office:value="48903.1" calcext:value-type="float">
            <text:p>48,903.10</text:p>
          </table:table-cell>
          <table:table-cell table:style-name="ce16" office:value-type="float" office:value="58390.9" calcext:value-type="float">
            <text:p>58,390.90</text:p>
          </table:table-cell>
          <table:table-cell table:style-name="ce16" office:value-type="float" office:value="2492.38" calcext:value-type="float">
            <text:p>2,492.38</text:p>
          </table:table-cell>
          <table:table-cell table:style-name="ce16" table:formula="of:=SUM([.B346:.E346])" office:value-type="float" office:value="480424.38" calcext:value-type="float">
            <text:p>480,424.38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275" calcext:value-type="float">
            <text:p>462,275.00</text:p>
          </table:table-cell>
          <table:table-cell table:style-name="ce7" office:value-type="float" office:value="6042.87" calcext:value-type="float">
            <text:p>6042.87</text:p>
          </table:table-cell>
          <table:table-cell table:style-name="ce13" table:formula="of:=COM.MICROSOFT.MINIFS([.$F$158:.$F$378];[.$G$158:.$G$378];[.G34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10" calcext:value-type="float">
            <text:p>370,710.00</text:p>
          </table:table-cell>
          <table:table-cell table:style-name="ce16" office:value-type="float" office:value="46396.8" calcext:value-type="float">
            <text:p>46,396.80</text:p>
          </table:table-cell>
          <table:table-cell table:style-name="ce16" office:value-type="float" office:value="59240" calcext:value-type="float">
            <text:p>59,24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47:.E347])" office:value-type="float" office:value="476346.8" calcext:value-type="float">
            <text:p>476,346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325" calcext:value-type="float">
            <text:p>462,325.00</text:p>
          </table:table-cell>
          <table:table-cell table:style-name="ce7" office:value-type="float" office:value="6046.9" calcext:value-type="float">
            <text:p>6046.9</text:p>
          </table:table-cell>
          <table:table-cell table:style-name="ce13" table:formula="of:=COM.MICROSOFT.MINIFS([.$F$158:.$F$378];[.$G$158:.$G$378];[.G34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776" calcext:value-type="float">
            <text:p>374,776.00</text:p>
          </table:table-cell>
          <table:table-cell table:style-name="ce16" office:value-type="float" office:value="30882.5" calcext:value-type="float">
            <text:p>30,882.50</text:p>
          </table:table-cell>
          <table:table-cell table:style-name="ce16" office:value-type="float" office:value="56101.3" calcext:value-type="float">
            <text:p>56,101.30</text:p>
          </table:table-cell>
          <table:table-cell table:style-name="ce16" office:value-type="float" office:value="1663.42" calcext:value-type="float">
            <text:p>1,663.42</text:p>
          </table:table-cell>
          <table:table-cell table:style-name="ce16" table:formula="of:=SUM([.B348:.E348])" office:value-type="float" office:value="463423.22" calcext:value-type="float">
            <text:p>463,423.22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375" calcext:value-type="float">
            <text:p>462,375.00</text:p>
          </table:table-cell>
          <table:table-cell table:style-name="ce7" office:value-type="float" office:value="6046.78" calcext:value-type="float">
            <text:p>6046.78</text:p>
          </table:table-cell>
          <table:table-cell table:style-name="ce13" table:formula="of:=COM.MICROSOFT.MINIFS([.$F$158:.$F$378];[.$G$158:.$G$378];[.G34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8009" calcext:value-type="float">
            <text:p>358,009.00</text:p>
          </table:table-cell>
          <table:table-cell table:style-name="ce16" office:value-type="float" office:value="30884.8" calcext:value-type="float">
            <text:p>30,884.80</text:p>
          </table:table-cell>
          <table:table-cell table:style-name="ce16" office:value-type="float" office:value="57513.6" calcext:value-type="float">
            <text:p>57,513.60</text:p>
          </table:table-cell>
          <table:table-cell table:style-name="ce16" office:value-type="float" office:value="9846.6" calcext:value-type="float">
            <text:p>9,846.60</text:p>
          </table:table-cell>
          <table:table-cell table:style-name="ce16" table:formula="of:=SUM([.B349:.E349])" office:value-type="float" office:value="456254" calcext:value-type="float">
            <text:p>456,254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425" calcext:value-type="float">
            <text:p>462,425.00</text:p>
          </table:table-cell>
          <table:table-cell table:style-name="ce7" office:value-type="float" office:value="6039.6" calcext:value-type="float">
            <text:p>6039.6</text:p>
          </table:table-cell>
          <table:table-cell table:style-name="ce13" table:formula="of:=COM.MICROSOFT.MINIFS([.$F$158:.$F$378];[.$G$158:.$G$378];[.G34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139" calcext:value-type="float">
            <text:p>372,139.00</text:p>
          </table:table-cell>
          <table:table-cell table:style-name="ce16" office:value-type="float" office:value="39350.8" calcext:value-type="float">
            <text:p>39,350.80</text:p>
          </table:table-cell>
          <table:table-cell table:style-name="ce16" office:value-type="float" office:value="59606.6" calcext:value-type="float">
            <text:p>59,606.60</text:p>
          </table:table-cell>
          <table:table-cell table:style-name="ce16" office:value-type="float" office:value="0.00000000000509317" calcext:value-type="float">
            <text:p>0.00</text:p>
          </table:table-cell>
          <table:table-cell table:style-name="ce16" table:formula="of:=SUM([.B350:.E350])" office:value-type="float" office:value="471096.4" calcext:value-type="float">
            <text:p>471,096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475" calcext:value-type="float">
            <text:p>462,475.00</text:p>
          </table:table-cell>
          <table:table-cell table:style-name="ce7" office:value-type="float" office:value="6045.42" calcext:value-type="float">
            <text:p>6045.42</text:p>
          </table:table-cell>
          <table:table-cell table:style-name="ce13" table:formula="of:=COM.MICROSOFT.MINIFS([.$F$158:.$F$378];[.$G$158:.$G$378];[.G35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24" calcext:value-type="float">
            <text:p>372,724.00</text:p>
          </table:table-cell>
          <table:table-cell table:style-name="ce16" office:value-type="float" office:value="39671.2" calcext:value-type="float">
            <text:p>39,671.20</text:p>
          </table:table-cell>
          <table:table-cell table:style-name="ce16" office:value-type="float" office:value="60199.5" calcext:value-type="float">
            <text:p>60,199.50</text:p>
          </table:table-cell>
          <table:table-cell table:style-name="ce16" office:value-type="float" office:value="-0.00000000000151203" calcext:value-type="float">
            <text:p>0.00</text:p>
          </table:table-cell>
          <table:table-cell table:style-name="ce16" table:formula="of:=SUM([.B351:.E351])" office:value-type="float" office:value="472594.7" calcext:value-type="float">
            <text:p>472,59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525" calcext:value-type="float">
            <text:p>462,525.00</text:p>
          </table:table-cell>
          <table:table-cell table:style-name="ce7" office:value-type="float" office:value="6038" calcext:value-type="float">
            <text:p>6038</text:p>
          </table:table-cell>
          <table:table-cell table:style-name="ce13" table:formula="of:=COM.MICROSOFT.MINIFS([.$F$158:.$F$378];[.$G$158:.$G$378];[.G35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5149" calcext:value-type="float">
            <text:p>385,149.00</text:p>
          </table:table-cell>
          <table:table-cell table:style-name="ce16" office:value-type="float" office:value="37069.9" calcext:value-type="float">
            <text:p>37,069.90</text:p>
          </table:table-cell>
          <table:table-cell table:style-name="ce16" office:value-type="float" office:value="50946.6" calcext:value-type="float">
            <text:p>50,946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52:.E352])" office:value-type="float" office:value="473165.5" calcext:value-type="float">
            <text:p>473,165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575" calcext:value-type="float">
            <text:p>462,575.00</text:p>
          </table:table-cell>
          <table:table-cell table:style-name="ce7" office:value-type="float" office:value="6035.48" calcext:value-type="float">
            <text:p>6035.48</text:p>
          </table:table-cell>
          <table:table-cell table:style-name="ce13" table:formula="of:=COM.MICROSOFT.MINIFS([.$F$158:.$F$378];[.$G$158:.$G$378];[.G35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590" calcext:value-type="float">
            <text:p>382,590.00</text:p>
          </table:table-cell>
          <table:table-cell table:style-name="ce16" office:value-type="float" office:value="30406.8" calcext:value-type="float">
            <text:p>30,406.80</text:p>
          </table:table-cell>
          <table:table-cell table:style-name="ce16" office:value-type="float" office:value="58667.7" calcext:value-type="float">
            <text:p>58,667.70</text:p>
          </table:table-cell>
          <table:table-cell table:style-name="ce16" office:value-type="float" office:value="10655.1" calcext:value-type="float">
            <text:p>10,655.10</text:p>
          </table:table-cell>
          <table:table-cell table:style-name="ce16" table:formula="of:=SUM([.B353:.E353])" office:value-type="float" office:value="482319.6" calcext:value-type="float">
            <text:p>482,319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625" calcext:value-type="float">
            <text:p>462,625.00</text:p>
          </table:table-cell>
          <table:table-cell table:style-name="ce7" office:value-type="float" office:value="6043.68" calcext:value-type="float">
            <text:p>6043.68</text:p>
          </table:table-cell>
          <table:table-cell table:style-name="ce13" table:formula="of:=COM.MICROSOFT.MINIFS([.$F$158:.$F$378];[.$G$158:.$G$378];[.G35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029" calcext:value-type="float">
            <text:p>381,029.00</text:p>
          </table:table-cell>
          <table:table-cell table:style-name="ce16" office:value-type="float" office:value="39200.2" calcext:value-type="float">
            <text:p>39,200.20</text:p>
          </table:table-cell>
          <table:table-cell table:style-name="ce16" office:value-type="float" office:value="59093.6" calcext:value-type="float">
            <text:p>59,093.60</text:p>
          </table:table-cell>
          <table:table-cell table:style-name="ce16" office:value-type="float" office:value="1100.4" calcext:value-type="float">
            <text:p>1,100.40</text:p>
          </table:table-cell>
          <table:table-cell table:style-name="ce16" table:formula="of:=SUM([.B354:.E354])" office:value-type="float" office:value="480423.2" calcext:value-type="float">
            <text:p>480,423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675" calcext:value-type="float">
            <text:p>462,675.00</text:p>
          </table:table-cell>
          <table:table-cell table:style-name="ce7" office:value-type="float" office:value="6042.95" calcext:value-type="float">
            <text:p>6042.95</text:p>
          </table:table-cell>
          <table:table-cell table:style-name="ce13" table:formula="of:=COM.MICROSOFT.MINIFS([.$F$158:.$F$378];[.$G$158:.$G$378];[.G35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544" calcext:value-type="float">
            <text:p>376,544.00</text:p>
          </table:table-cell>
          <table:table-cell table:style-name="ce16" office:value-type="float" office:value="40154.2" calcext:value-type="float">
            <text:p>40,154.20</text:p>
          </table:table-cell>
          <table:table-cell table:style-name="ce16" office:value-type="float" office:value="61032.5" calcext:value-type="float">
            <text:p>61,032.5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55:.E355])" office:value-type="float" office:value="478786.7" calcext:value-type="float">
            <text:p>478,786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725" calcext:value-type="float">
            <text:p>462,725.00</text:p>
          </table:table-cell>
          <table:table-cell table:style-name="ce7" office:value-type="float" office:value="6037.24" calcext:value-type="float">
            <text:p>6037.24</text:p>
          </table:table-cell>
          <table:table-cell table:style-name="ce13" table:formula="of:=COM.MICROSOFT.MINIFS([.$F$158:.$F$378];[.$G$158:.$G$378];[.G35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035" calcext:value-type="float">
            <text:p>365,035.00</text:p>
          </table:table-cell>
          <table:table-cell table:style-name="ce16" office:value-type="float" office:value="40884.5" calcext:value-type="float">
            <text:p>40,884.50</text:p>
          </table:table-cell>
          <table:table-cell table:style-name="ce16" office:value-type="float" office:value="58650.7" calcext:value-type="float">
            <text:p>58,650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56:.E356])" office:value-type="float" office:value="464570.2" calcext:value-type="float">
            <text:p>464,570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775" calcext:value-type="float">
            <text:p>462,775.00</text:p>
          </table:table-cell>
          <table:table-cell table:style-name="ce7" office:value-type="float" office:value="6047.3" calcext:value-type="float">
            <text:p>6047.3</text:p>
          </table:table-cell>
          <table:table-cell table:style-name="ce13" table:formula="of:=COM.MICROSOFT.MINIFS([.$F$158:.$F$378];[.$G$158:.$G$378];[.G35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277" calcext:value-type="float">
            <text:p>372,277.00</text:p>
          </table:table-cell>
          <table:table-cell table:style-name="ce16" office:value-type="float" office:value="42632.1" calcext:value-type="float">
            <text:p>42,632.10</text:p>
          </table:table-cell>
          <table:table-cell table:style-name="ce16" office:value-type="float" office:value="56603.6" calcext:value-type="float">
            <text:p>56,603.60</text:p>
          </table:table-cell>
          <table:table-cell table:style-name="ce16" office:value-type="float" office:value="0.000000000000917839" calcext:value-type="float">
            <text:p>0.00</text:p>
          </table:table-cell>
          <table:table-cell table:style-name="ce16" table:formula="of:=SUM([.B357:.E357])" office:value-type="float" office:value="471512.7" calcext:value-type="float">
            <text:p>471,51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825" calcext:value-type="float">
            <text:p>462,825.00</text:p>
          </table:table-cell>
          <table:table-cell table:style-name="ce7" office:value-type="float" office:value="6037.04" calcext:value-type="float">
            <text:p>6037.04</text:p>
          </table:table-cell>
          <table:table-cell table:style-name="ce13" table:formula="of:=COM.MICROSOFT.MINIFS([.$F$158:.$F$378];[.$G$158:.$G$378];[.G35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19" calcext:value-type="float">
            <text:p>367,919.00</text:p>
          </table:table-cell>
          <table:table-cell table:style-name="ce16" office:value-type="float" office:value="36375" calcext:value-type="float">
            <text:p>36,375.00</text:p>
          </table:table-cell>
          <table:table-cell table:style-name="ce16" office:value-type="float" office:value="60390.9" calcext:value-type="float">
            <text:p>60,390.9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358:.E358])" office:value-type="float" office:value="467084.9" calcext:value-type="float">
            <text:p>467,084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875" calcext:value-type="float">
            <text:p>462,875.00</text:p>
          </table:table-cell>
          <table:table-cell table:style-name="ce7" office:value-type="float" office:value="6040.9" calcext:value-type="float">
            <text:p>6040.9</text:p>
          </table:table-cell>
          <table:table-cell table:style-name="ce13" table:formula="of:=COM.MICROSOFT.MINIFS([.$F$158:.$F$378];[.$G$158:.$G$378];[.G35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52" calcext:value-type="float">
            <text:p>371,552.00</text:p>
          </table:table-cell>
          <table:table-cell table:style-name="ce16" office:value-type="float" office:value="39710.4" calcext:value-type="float">
            <text:p>39,710.40</text:p>
          </table:table-cell>
          <table:table-cell table:style-name="ce16" office:value-type="float" office:value="56069.5" calcext:value-type="float">
            <text:p>56,069.5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59:.E359])" office:value-type="float" office:value="468387.9" calcext:value-type="float">
            <text:p>468,387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925" calcext:value-type="float">
            <text:p>462,925.00</text:p>
          </table:table-cell>
          <table:table-cell table:style-name="ce7" office:value-type="float" office:value="6046.19" calcext:value-type="float">
            <text:p>6046.19</text:p>
          </table:table-cell>
          <table:table-cell table:style-name="ce13" table:formula="of:=COM.MICROSOFT.MINIFS([.$F$158:.$F$378];[.$G$158:.$G$378];[.G35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749" calcext:value-type="float">
            <text:p>361,749.00</text:p>
          </table:table-cell>
          <table:table-cell table:style-name="ce16" office:value-type="float" office:value="36405.4" calcext:value-type="float">
            <text:p>36,405.40</text:p>
          </table:table-cell>
          <table:table-cell table:style-name="ce16" office:value-type="float" office:value="56750.4" calcext:value-type="float">
            <text:p>56,750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0:.E360])" office:value-type="float" office:value="455960.8" calcext:value-type="float">
            <text:p>455,960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975" calcext:value-type="float">
            <text:p>462,975.00</text:p>
          </table:table-cell>
          <table:table-cell table:style-name="ce7" office:value-type="float" office:value="6038.71" calcext:value-type="float">
            <text:p>6038.71</text:p>
          </table:table-cell>
          <table:table-cell table:style-name="ce13" table:formula="of:=COM.MICROSOFT.MINIFS([.$F$158:.$F$378];[.$G$158:.$G$378];[.G36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451" calcext:value-type="float">
            <text:p>365,451.00</text:p>
          </table:table-cell>
          <table:table-cell table:style-name="ce16" office:value-type="float" office:value="43526.8" calcext:value-type="float">
            <text:p>43,526.80</text:p>
          </table:table-cell>
          <table:table-cell table:style-name="ce16" office:value-type="float" office:value="57248.7" calcext:value-type="float">
            <text:p>57,248.70</text:p>
          </table:table-cell>
          <table:table-cell table:style-name="ce16" office:value-type="float" office:value="3437.45" calcext:value-type="float">
            <text:p>3,437.45</text:p>
          </table:table-cell>
          <table:table-cell table:style-name="ce16" table:formula="of:=SUM([.B361:.E361])" office:value-type="float" office:value="469663.95" calcext:value-type="float">
            <text:p>469,663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025" calcext:value-type="float">
            <text:p>463,025.00</text:p>
          </table:table-cell>
          <table:table-cell table:style-name="ce7" office:value-type="float" office:value="6054.25" calcext:value-type="float">
            <text:p>6054.25</text:p>
          </table:table-cell>
          <table:table-cell table:style-name="ce13" table:formula="of:=COM.MICROSOFT.MINIFS([.$F$158:.$F$378];[.$G$158:.$G$378];[.G36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953" calcext:value-type="float">
            <text:p>365,953.00</text:p>
          </table:table-cell>
          <table:table-cell table:style-name="ce16" office:value-type="float" office:value="40365.9" calcext:value-type="float">
            <text:p>40,365.90</text:p>
          </table:table-cell>
          <table:table-cell table:style-name="ce16" office:value-type="float" office:value="56274.2" calcext:value-type="float">
            <text:p>56,274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2:.E362])" office:value-type="float" office:value="463649.1" calcext:value-type="float">
            <text:p>463,649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075" calcext:value-type="float">
            <text:p>463,075.00</text:p>
          </table:table-cell>
          <table:table-cell table:style-name="ce7" office:value-type="float" office:value="6039.8" calcext:value-type="float">
            <text:p>6039.8</text:p>
          </table:table-cell>
          <table:table-cell table:style-name="ce13" table:formula="of:=COM.MICROSOFT.MINIFS([.$F$158:.$F$378];[.$G$158:.$G$378];[.G36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158" calcext:value-type="float">
            <text:p>378,158.00</text:p>
          </table:table-cell>
          <table:table-cell table:style-name="ce16" office:value-type="float" office:value="42433.8" calcext:value-type="float">
            <text:p>42,433.80</text:p>
          </table:table-cell>
          <table:table-cell table:style-name="ce16" office:value-type="float" office:value="53723.6" calcext:value-type="float">
            <text:p>53,723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3:.E363])" office:value-type="float" office:value="474315.4" calcext:value-type="float">
            <text:p>474,315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125" calcext:value-type="float">
            <text:p>463,125.00</text:p>
          </table:table-cell>
          <table:table-cell table:style-name="ce7" office:value-type="float" office:value="6042.77" calcext:value-type="float">
            <text:p>6042.77</text:p>
          </table:table-cell>
          <table:table-cell table:style-name="ce13" table:formula="of:=COM.MICROSOFT.MINIFS([.$F$158:.$F$378];[.$G$158:.$G$378];[.G36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549" calcext:value-type="float">
            <text:p>363,549.00</text:p>
          </table:table-cell>
          <table:table-cell table:style-name="ce16" office:value-type="float" office:value="40111.7" calcext:value-type="float">
            <text:p>40,111.70</text:p>
          </table:table-cell>
          <table:table-cell table:style-name="ce16" office:value-type="float" office:value="58645.3" calcext:value-type="float">
            <text:p>58,645.30</text:p>
          </table:table-cell>
          <table:table-cell table:style-name="ce16" office:value-type="float" office:value="0.00000000000100962" calcext:value-type="float">
            <text:p>0.00</text:p>
          </table:table-cell>
          <table:table-cell table:style-name="ce16" table:formula="of:=SUM([.B364:.E364])" office:value-type="float" office:value="462306" calcext:value-type="float">
            <text:p>462,30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175" calcext:value-type="float">
            <text:p>463,175.00</text:p>
          </table:table-cell>
          <table:table-cell table:style-name="ce7" office:value-type="float" office:value="6044.01" calcext:value-type="float">
            <text:p>6044.01</text:p>
          </table:table-cell>
          <table:table-cell table:style-name="ce13" table:formula="of:=COM.MICROSOFT.MINIFS([.$F$158:.$F$378];[.$G$158:.$G$378];[.G36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213" calcext:value-type="float">
            <text:p>368,213.00</text:p>
          </table:table-cell>
          <table:table-cell table:style-name="ce16" office:value-type="float" office:value="30548" calcext:value-type="float">
            <text:p>30,548.00</text:p>
          </table:table-cell>
          <table:table-cell table:style-name="ce16" office:value-type="float" office:value="56542.9" calcext:value-type="float">
            <text:p>56,542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5:.E365])" office:value-type="float" office:value="456359.9" calcext:value-type="float">
            <text:p>456,359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225" calcext:value-type="float">
            <text:p>463,225.00</text:p>
          </table:table-cell>
          <table:table-cell table:style-name="ce7" office:value-type="float" office:value="6046.03" calcext:value-type="float">
            <text:p>6046.03</text:p>
          </table:table-cell>
          <table:table-cell table:style-name="ce13" table:formula="of:=COM.MICROSOFT.MINIFS([.$F$158:.$F$378];[.$G$158:.$G$378];[.G36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932" calcext:value-type="float">
            <text:p>364,932.00</text:p>
          </table:table-cell>
          <table:table-cell table:style-name="ce16" office:value-type="float" office:value="34560.8" calcext:value-type="float">
            <text:p>34,560.80</text:p>
          </table:table-cell>
          <table:table-cell table:style-name="ce16" office:value-type="float" office:value="58554" calcext:value-type="float">
            <text:p>58,554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6:.E366])" office:value-type="float" office:value="459102.8" calcext:value-type="float">
            <text:p>459,102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275" calcext:value-type="float">
            <text:p>463,275.00</text:p>
          </table:table-cell>
          <table:table-cell table:style-name="ce7" office:value-type="float" office:value="6041.94" calcext:value-type="float">
            <text:p>6041.94</text:p>
          </table:table-cell>
          <table:table-cell table:style-name="ce13" table:formula="of:=COM.MICROSOFT.MINIFS([.$F$158:.$F$378];[.$G$158:.$G$378];[.G36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775" calcext:value-type="float">
            <text:p>365,775.00</text:p>
          </table:table-cell>
          <table:table-cell table:style-name="ce16" office:value-type="float" office:value="46059.7" calcext:value-type="float">
            <text:p>46,059.70</text:p>
          </table:table-cell>
          <table:table-cell table:style-name="ce16" office:value-type="float" office:value="56395.3" calcext:value-type="float">
            <text:p>56,395.3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7:.E367])" office:value-type="float" office:value="469286" calcext:value-type="float">
            <text:p>469,28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325" calcext:value-type="float">
            <text:p>463,325.00</text:p>
          </table:table-cell>
          <table:table-cell table:style-name="ce7" office:value-type="float" office:value="6040.93" calcext:value-type="float">
            <text:p>6040.93</text:p>
          </table:table-cell>
          <table:table-cell table:style-name="ce13" table:formula="of:=COM.MICROSOFT.MINIFS([.$F$158:.$F$378];[.$G$158:.$G$378];[.G36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69" calcext:value-type="float">
            <text:p>375,969.00</text:p>
          </table:table-cell>
          <table:table-cell table:style-name="ce16" office:value-type="float" office:value="48809.9" calcext:value-type="float">
            <text:p>48,809.90</text:p>
          </table:table-cell>
          <table:table-cell table:style-name="ce16" office:value-type="float" office:value="56681.4" calcext:value-type="float">
            <text:p>56,681.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8:.E368])" office:value-type="float" office:value="481460.3" calcext:value-type="float">
            <text:p>481,460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375" calcext:value-type="float">
            <text:p>463,375.00</text:p>
          </table:table-cell>
          <table:table-cell table:style-name="ce7" office:value-type="float" office:value="6033.19" calcext:value-type="float">
            <text:p>6033.19</text:p>
          </table:table-cell>
          <table:table-cell table:style-name="ce13" table:formula="of:=COM.MICROSOFT.MINIFS([.$F$158:.$F$378];[.$G$158:.$G$378];[.G36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37" calcext:value-type="float">
            <text:p>377,337.00</text:p>
          </table:table-cell>
          <table:table-cell table:style-name="ce16" office:value-type="float" office:value="44205.5" calcext:value-type="float">
            <text:p>44,205.50</text:p>
          </table:table-cell>
          <table:table-cell table:style-name="ce16" office:value-type="float" office:value="54689.5" calcext:value-type="float">
            <text:p>54,689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9:.E369])" office:value-type="float" office:value="476232" calcext:value-type="float">
            <text:p>476,232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425" calcext:value-type="float">
            <text:p>463,425.00</text:p>
          </table:table-cell>
          <table:table-cell table:style-name="ce7" office:value-type="float" office:value="6035.18" calcext:value-type="float">
            <text:p>6035.18</text:p>
          </table:table-cell>
          <table:table-cell table:style-name="ce13" table:formula="of:=COM.MICROSOFT.MINIFS([.$F$158:.$F$378];[.$G$158:.$G$378];[.G36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535" calcext:value-type="float">
            <text:p>372,535.00</text:p>
          </table:table-cell>
          <table:table-cell table:style-name="ce16" office:value-type="float" office:value="31976.5" calcext:value-type="float">
            <text:p>31,976.50</text:p>
          </table:table-cell>
          <table:table-cell table:style-name="ce16" office:value-type="float" office:value="59366.1" calcext:value-type="float">
            <text:p>59,366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0:.E370])" office:value-type="float" office:value="463877.6" calcext:value-type="float">
            <text:p>463,87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475" calcext:value-type="float">
            <text:p>463,475.00</text:p>
          </table:table-cell>
          <table:table-cell table:style-name="ce7" office:value-type="float" office:value="6048.88" calcext:value-type="float">
            <text:p>6048.88</text:p>
          </table:table-cell>
          <table:table-cell table:style-name="ce13" table:formula="of:=COM.MICROSOFT.MINIFS([.$F$158:.$F$378];[.$G$158:.$G$378];[.G37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320" calcext:value-type="float">
            <text:p>367,320.00</text:p>
          </table:table-cell>
          <table:table-cell table:style-name="ce16" office:value-type="float" office:value="44768.3" calcext:value-type="float">
            <text:p>44,768.30</text:p>
          </table:table-cell>
          <table:table-cell table:style-name="ce16" office:value-type="float" office:value="56852.8" calcext:value-type="float">
            <text:p>56,852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1:.E371])" office:value-type="float" office:value="468941.1" calcext:value-type="float">
            <text:p>468,941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525" calcext:value-type="float">
            <text:p>463,525.00</text:p>
          </table:table-cell>
          <table:table-cell table:style-name="ce7" office:value-type="float" office:value="6036.83" calcext:value-type="float">
            <text:p>6036.83</text:p>
          </table:table-cell>
          <table:table-cell table:style-name="ce13" table:formula="of:=COM.MICROSOFT.MINIFS([.$F$158:.$F$378];[.$G$158:.$G$378];[.G37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812" calcext:value-type="float">
            <text:p>369,812.00</text:p>
          </table:table-cell>
          <table:table-cell table:style-name="ce16" office:value-type="float" office:value="35265.1" calcext:value-type="float">
            <text:p>35,265.10</text:p>
          </table:table-cell>
          <table:table-cell table:style-name="ce16" office:value-type="float" office:value="58223.2" calcext:value-type="float">
            <text:p>58,223.20</text:p>
          </table:table-cell>
          <table:table-cell table:style-name="ce16" office:value-type="float" office:value="6971.26" calcext:value-type="float">
            <text:p>6,971.26</text:p>
          </table:table-cell>
          <table:table-cell table:style-name="ce16" table:formula="of:=SUM([.B372:.E372])" office:value-type="float" office:value="470271.56" calcext:value-type="float">
            <text:p>470,271.56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575" calcext:value-type="float">
            <text:p>463,575.00</text:p>
          </table:table-cell>
          <table:table-cell table:style-name="ce7" office:value-type="float" office:value="6034.15" calcext:value-type="float">
            <text:p>6034.15</text:p>
          </table:table-cell>
          <table:table-cell table:style-name="ce13" table:formula="of:=COM.MICROSOFT.MINIFS([.$F$158:.$F$378];[.$G$158:.$G$378];[.G37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116" calcext:value-type="float">
            <text:p>375,116.00</text:p>
          </table:table-cell>
          <table:table-cell table:style-name="ce16" office:value-type="float" office:value="42947.5" calcext:value-type="float">
            <text:p>42,947.50</text:p>
          </table:table-cell>
          <table:table-cell table:style-name="ce16" office:value-type="float" office:value="61442.1" calcext:value-type="float">
            <text:p>61,442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3:.E373])" office:value-type="float" office:value="479505.6" calcext:value-type="float">
            <text:p>479,505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625" calcext:value-type="float">
            <text:p>463,625.00</text:p>
          </table:table-cell>
          <table:table-cell table:style-name="ce7" office:value-type="float" office:value="6044.92" calcext:value-type="float">
            <text:p>6044.92</text:p>
          </table:table-cell>
          <table:table-cell table:style-name="ce13" table:formula="of:=COM.MICROSOFT.MINIFS([.$F$158:.$F$378];[.$G$158:.$G$378];[.G37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748" calcext:value-type="float">
            <text:p>373,748.00</text:p>
          </table:table-cell>
          <table:table-cell table:style-name="ce16" office:value-type="float" office:value="34054" calcext:value-type="float">
            <text:p>34,054.00</text:p>
          </table:table-cell>
          <table:table-cell table:style-name="ce16" office:value-type="float" office:value="56621.5" calcext:value-type="float">
            <text:p>56,621.50</text:p>
          </table:table-cell>
          <table:table-cell table:style-name="ce16" office:value-type="float" office:value="7647.55" calcext:value-type="float">
            <text:p>7,647.55</text:p>
          </table:table-cell>
          <table:table-cell table:style-name="ce16" table:formula="of:=SUM([.B374:.E374])" office:value-type="float" office:value="472071.05" calcext:value-type="float">
            <text:p>472,071.0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675" calcext:value-type="float">
            <text:p>463,675.00</text:p>
          </table:table-cell>
          <table:table-cell table:style-name="ce7" office:value-type="float" office:value="6045.1" calcext:value-type="float">
            <text:p>6045.1</text:p>
          </table:table-cell>
          <table:table-cell table:style-name="ce13" table:formula="of:=COM.MICROSOFT.MINIFS([.$F$158:.$F$378];[.$G$158:.$G$378];[.G37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9804" calcext:value-type="float">
            <text:p>359,804.00</text:p>
          </table:table-cell>
          <table:table-cell table:style-name="ce16" office:value-type="float" office:value="44967.5" calcext:value-type="float">
            <text:p>44,967.50</text:p>
          </table:table-cell>
          <table:table-cell table:style-name="ce16" office:value-type="float" office:value="58693.2" calcext:value-type="float">
            <text:p>58,693.20</text:p>
          </table:table-cell>
          <table:table-cell table:style-name="ce16" office:value-type="float" office:value="7099.07" calcext:value-type="float">
            <text:p>7,099.07</text:p>
          </table:table-cell>
          <table:table-cell table:style-name="ce16" table:formula="of:=SUM([.B375:.E375])" office:value-type="float" office:value="470563.77" calcext:value-type="float">
            <text:p>470,563.77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725" calcext:value-type="float">
            <text:p>463,725.00</text:p>
          </table:table-cell>
          <table:table-cell table:style-name="ce7" office:value-type="float" office:value="6039.14" calcext:value-type="float">
            <text:p>6039.14</text:p>
          </table:table-cell>
          <table:table-cell table:style-name="ce13" table:formula="of:=COM.MICROSOFT.MINIFS([.$F$158:.$F$378];[.$G$158:.$G$378];[.G37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57" calcext:value-type="float">
            <text:p>367,557.00</text:p>
          </table:table-cell>
          <table:table-cell table:style-name="ce16" office:value-type="float" office:value="48947.9" calcext:value-type="float">
            <text:p>48,947.90</text:p>
          </table:table-cell>
          <table:table-cell table:style-name="ce16" office:value-type="float" office:value="66270" calcext:value-type="float">
            <text:p>66,270.0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376:.E376])" office:value-type="float" office:value="490550.9" calcext:value-type="float">
            <text:p>490,550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775" calcext:value-type="float">
            <text:p>463,775.00</text:p>
          </table:table-cell>
          <table:table-cell table:style-name="ce7" office:value-type="float" office:value="6058.05" calcext:value-type="float">
            <text:p>6058.05</text:p>
          </table:table-cell>
          <table:table-cell table:style-name="ce13" table:formula="of:=COM.MICROSOFT.MINIFS([.$F$158:.$F$378];[.$G$158:.$G$378];[.G37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474" calcext:value-type="float">
            <text:p>382,474.00</text:p>
          </table:table-cell>
          <table:table-cell table:style-name="ce16" office:value-type="float" office:value="34658.1" calcext:value-type="float">
            <text:p>34,658.10</text:p>
          </table:table-cell>
          <table:table-cell table:style-name="ce16" office:value-type="float" office:value="57689.6" calcext:value-type="float">
            <text:p>57,689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7:.E377])" office:value-type="float" office:value="474821.7" calcext:value-type="float">
            <text:p>474,82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825" calcext:value-type="float">
            <text:p>463,825.00</text:p>
          </table:table-cell>
          <table:table-cell table:style-name="ce7" office:value-type="float" office:value="6034.8" calcext:value-type="float">
            <text:p>6034.8</text:p>
          </table:table-cell>
          <table:table-cell table:style-name="ce13" table:formula="of:=COM.MICROSOFT.MINIFS([.$F$158:.$F$378];[.$G$158:.$G$378];[.G37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37" calcext:value-type="float">
            <text:p>369,437.00</text:p>
          </table:table-cell>
          <table:table-cell table:style-name="ce16" office:value-type="float" office:value="39773.9" calcext:value-type="float">
            <text:p>39,773.90</text:p>
          </table:table-cell>
          <table:table-cell table:style-name="ce16" office:value-type="float" office:value="60521.2" calcext:value-type="float">
            <text:p>60,521.20</text:p>
          </table:table-cell>
          <table:table-cell table:style-name="ce16" office:value-type="float" office:value="2112" calcext:value-type="float">
            <text:p>2,112.00</text:p>
          </table:table-cell>
          <table:table-cell table:style-name="ce16" table:formula="of:=SUM([.B378:.E378])" office:value-type="float" office:value="471844.1" calcext:value-type="float">
            <text:p>471,844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875" calcext:value-type="float">
            <text:p>463,875.00</text:p>
          </table:table-cell>
          <table:table-cell table:style-name="ce7" office:value-type="float" office:value="6047.74" calcext:value-type="float">
            <text:p>6047.74</text:p>
          </table:table-cell>
          <table:table-cell table:style-name="ce13" table:formula="of:=COM.MICROSOFT.MINIFS([.$F$158:.$F$378];[.$G$158:.$G$378];[.G37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19"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Costs</text:p>
          </table:table-cell>
          <table:covered-table-cell table:style-name="ce26"/>
          <table:covered-table-cell table:style-name="ce35"/>
          <table:covered-table-cell table:style-name="ce26"/>
          <table:covered-table-cell table:style-name="ce35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6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st</text:p>
          </table:table-cell>
          <table:table-cell table:style-name="ce26" office:value-type="string" calcext:value-type="string">
            <text:p>stock</text:p>
          </table:table-cell>
          <table:table-cell table:style-name="ce26" office:value-type="string" calcext:value-type="string">
            <text:p>backlog</text:p>
          </table:table-cell>
          <table:table-cell table:style-name="ce35" office:value-type="string" calcext:value-type="string">
            <text:p>setup</text:p>
          </table:table-cell>
          <table:table-cell table:style-name="ce26" office:value-type="string" calcext:value-type="string">
            <text:p>production</text:p>
          </table:table-cell>
          <table:table-cell table:style-name="ce35" office:value-type="string" calcext:value-type="string">
            <text:p>total cost</text:p>
          </table:table-cell>
          <table:table-cell table:style-name="ce35" office:value-type="string" calcext:value-type="string">
            <text:p>used</text:p>
          </table:table-cell>
          <table:table-cell table:style-name="ce26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80765" calcext:value-type="float">
            <text:p>380765</text:p>
          </table:table-cell>
          <table:table-cell office:value-type="float" office:value="44888.8" calcext:value-type="float">
            <text:p>44888.8</text:p>
          </table:table-cell>
          <table:table-cell office:value-type="float" office:value="55047.2" calcext:value-type="float">
            <text:p>55047.2</text:p>
          </table:table-cell>
          <table:table-cell office:value-type="float" office:value="13440" calcext:value-type="float">
            <text:p>13440</text:p>
          </table:table-cell>
          <table:table-cell table:formula="of:=SUM([.B401:.E401])" office:value-type="float" office:value="494141" calcext:value-type="float">
            <text:p>494,141.00</text:p>
          </table:table-cell>
          <table:table-cell office:value-type="float" office:value="452834" calcext:value-type="float">
            <text:p>452,834.00</text:p>
          </table:table-cell>
          <table:table-cell office:value-type="float" office:value="452939" calcext:value-type="float">
            <text:p>452,939.00</text:p>
          </table:table-cell>
          <table:table-cell office:value-type="float" office:value="6043.07" calcext:value-type="float">
            <text:p>6043.07</text:p>
          </table:table-cell>
          <table:table-cell table:style-name="ce13" table:formula="of:=COM.MICROSOFT.MINIFS([.$F$401:.$F$482];[.$G$401:.$G$482];[.G401])" office:value-type="float" office:value="494141" calcext:value-type="float">
            <text:p>494,141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5217" calcext:value-type="float">
            <text:p>375217</text:p>
          </table:table-cell>
          <table:table-cell office:value-type="float" office:value="34952.9" calcext:value-type="float">
            <text:p>34952.9</text:p>
          </table:table-cell>
          <table:table-cell office:value-type="float" office:value="54027.1" calcext:value-type="float">
            <text:p>54027.1</text:p>
          </table:table-cell>
          <table:table-cell office:value-type="float" office:value="13440" calcext:value-type="float">
            <text:p>13440</text:p>
          </table:table-cell>
          <table:table-cell table:formula="of:=SUM([.B402:.E402])" office:value-type="float" office:value="477637" calcext:value-type="float">
            <text:p>477,637.00</text:p>
          </table:table-cell>
          <table:table-cell office:value-type="float" office:value="452940" calcext:value-type="float">
            <text:p>452,940.00</text:p>
          </table:table-cell>
          <table:table-cell office:value-type="float" office:value="453899" calcext:value-type="float">
            <text:p>453,899.00</text:p>
          </table:table-cell>
          <table:table-cell office:value-type="float" office:value="6026.78" calcext:value-type="float">
            <text:p>6026.78</text:p>
          </table:table-cell>
          <table:table-cell table:style-name="ce13" table:formula="of:=COM.MICROSOFT.MINIFS([.$F$401:.$F$482];[.$G$401:.$G$482];[.G402])" office:value-type="float" office:value="477637" calcext:value-type="float">
            <text:p>477,637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1202" calcext:value-type="float">
            <text:p>361202</text:p>
          </table:table-cell>
          <table:table-cell office:value-type="float" office:value="37997.7" calcext:value-type="float">
            <text:p>37997.7</text:p>
          </table:table-cell>
          <table:table-cell office:value-type="float" office:value="51912.5" calcext:value-type="float">
            <text:p>51912.5</text:p>
          </table:table-cell>
          <table:table-cell office:value-type="float" office:value="13440" calcext:value-type="float">
            <text:p>13440</text:p>
          </table:table-cell>
          <table:table-cell table:formula="of:=SUM([.B403:.E403])" office:value-type="float" office:value="464552.2" calcext:value-type="float">
            <text:p>464,552.20</text:p>
          </table:table-cell>
          <table:table-cell office:value-type="float" office:value="453900" calcext:value-type="float">
            <text:p>453,900.00</text:p>
          </table:table-cell>
          <table:table-cell office:value-type="float" office:value="454035" calcext:value-type="float">
            <text:p>454,035.00</text:p>
          </table:table-cell>
          <table:table-cell office:value-type="float" office:value="6020.99" calcext:value-type="float">
            <text:p>6020.99</text:p>
          </table:table-cell>
          <table:table-cell table:style-name="ce13" table:formula="of:=COM.MICROSOFT.MINIFS([.$F$401:.$F$482];[.$G$401:.$G$482];[.G403])" office:value-type="float" office:value="464552.2" calcext:value-type="float">
            <text:p>464,552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0029" calcext:value-type="float">
            <text:p>370029</text:p>
          </table:table-cell>
          <table:table-cell office:value-type="float" office:value="35991.4" calcext:value-type="float">
            <text:p>35991.4</text:p>
          </table:table-cell>
          <table:table-cell office:value-type="float" office:value="55809.1" calcext:value-type="float">
            <text:p>55809.1</text:p>
          </table:table-cell>
          <table:table-cell office:value-type="float" office:value="22230.6" calcext:value-type="float">
            <text:p>22230.6</text:p>
          </table:table-cell>
          <table:table-cell table:formula="of:=SUM([.B404:.E404])" office:value-type="float" office:value="484060.1" calcext:value-type="float">
            <text:p>484,060.10</text:p>
          </table:table-cell>
          <table:table-cell office:value-type="float" office:value="454036" calcext:value-type="float">
            <text:p>454,036.00</text:p>
          </table:table-cell>
          <table:table-cell office:value-type="float" office:value="455234" calcext:value-type="float">
            <text:p>455,234.00</text:p>
          </table:table-cell>
          <table:table-cell office:value-type="float" office:value="6011.92" calcext:value-type="float">
            <text:p>6011.92</text:p>
          </table:table-cell>
          <table:table-cell table:style-name="ce13" table:formula="of:=COM.MICROSOFT.MINIFS([.$F$401:.$F$482];[.$G$401:.$G$482];[.G404])" office:value-type="float" office:value="484060.1" calcext:value-type="float">
            <text:p>484,060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127" calcext:value-type="float">
            <text:p>368127</text:p>
          </table:table-cell>
          <table:table-cell office:value-type="float" office:value="35921.5" calcext:value-type="float">
            <text:p>35921.5</text:p>
          </table:table-cell>
          <table:table-cell office:value-type="float" office:value="56330.8" calcext:value-type="float">
            <text:p>56330.8</text:p>
          </table:table-cell>
          <table:table-cell office:value-type="float" office:value="6720" calcext:value-type="float">
            <text:p>6720</text:p>
          </table:table-cell>
          <table:table-cell table:formula="of:=SUM([.B405:.E405])" office:value-type="float" office:value="467099.3" calcext:value-type="float">
            <text:p>467,099.30</text:p>
          </table:table-cell>
          <table:table-cell office:value-type="float" office:value="455235" calcext:value-type="float">
            <text:p>455,235.00</text:p>
          </table:table-cell>
          <table:table-cell office:value-type="float" office:value="456195" calcext:value-type="float">
            <text:p>456,195.00</text:p>
          </table:table-cell>
          <table:table-cell office:value-type="float" office:value="6016.74" calcext:value-type="float">
            <text:p>6016.74</text:p>
          </table:table-cell>
          <table:table-cell table:style-name="ce13" table:formula="of:=COM.MICROSOFT.MINIFS([.$F$401:.$F$482];[.$G$401:.$G$482];[.G405])" office:value-type="float" office:value="467099.3" calcext:value-type="float">
            <text:p>467,099.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6212" calcext:value-type="float">
            <text:p>366212</text:p>
          </table:table-cell>
          <table:table-cell office:value-type="float" office:value="46172.4" calcext:value-type="float">
            <text:p>46172.4</text:p>
          </table:table-cell>
          <table:table-cell office:value-type="float" office:value="51584.8" calcext:value-type="float">
            <text:p>51584.8</text:p>
          </table:table-cell>
          <table:table-cell office:value-type="float" office:value="6720" calcext:value-type="float">
            <text:p>6720</text:p>
          </table:table-cell>
          <table:table-cell table:formula="of:=SUM([.B406:.E406])" office:value-type="float" office:value="470689.2" calcext:value-type="float">
            <text:p>470,689.20</text:p>
          </table:table-cell>
          <table:table-cell office:value-type="float" office:value="456196" calcext:value-type="float">
            <text:p>456,196.00</text:p>
          </table:table-cell>
          <table:table-cell office:value-type="float" office:value="457394" calcext:value-type="float">
            <text:p>457,394.00</text:p>
          </table:table-cell>
          <table:table-cell office:value-type="float" office:value="6011.36" calcext:value-type="float">
            <text:p>6011.36</text:p>
          </table:table-cell>
          <table:table-cell table:style-name="ce13" table:formula="of:=COM.MICROSOFT.MINIFS([.$F$401:.$F$482];[.$G$401:.$G$482];[.G406])" office:value-type="float" office:value="470689.2" calcext:value-type="float">
            <text:p>470,689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343" calcext:value-type="float">
            <text:p>368343</text:p>
          </table:table-cell>
          <table:table-cell office:value-type="float" office:value="29155.8" calcext:value-type="float">
            <text:p>29155.8</text:p>
          </table:table-cell>
          <table:table-cell office:value-type="float" office:value="56167.6" calcext:value-type="float">
            <text:p>56167.6</text:p>
          </table:table-cell>
          <table:table-cell office:value-type="float" office:value="0" calcext:value-type="float">
            <text:p>0</text:p>
          </table:table-cell>
          <table:table-cell table:formula="of:=SUM([.B407:.E407])" office:value-type="float" office:value="453666.4" calcext:value-type="float">
            <text:p>453,666.40</text:p>
          </table:table-cell>
          <table:table-cell office:value-type="float" office:value="457395" calcext:value-type="float">
            <text:p>457,395.00</text:p>
          </table:table-cell>
          <table:table-cell office:value-type="float" office:value="463874" calcext:value-type="float">
            <text:p>463,874.00</text:p>
          </table:table-cell>
          <table:table-cell office:value-type="float" office:value="6011.75" calcext:value-type="float">
            <text:p>6011.75</text:p>
          </table:table-cell>
          <table:table-cell table:style-name="ce13" table:formula="of:=COM.MICROSOFT.MINIFS([.$F$401:.$F$482];[.$G$401:.$G$482];[.G407])" office:value-type="float" office:value="453666.4" calcext:value-type="float">
            <text:p>453,666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55247" calcext:value-type="float">
            <text:p>355247</text:p>
          </table:table-cell>
          <table:table-cell office:value-type="float" office:value="56405.5" calcext:value-type="float">
            <text:p>56405.5</text:p>
          </table:table-cell>
          <table:table-cell office:value-type="float" office:value="52727.4" calcext:value-type="float">
            <text:p>52727.4</text:p>
          </table:table-cell>
          <table:table-cell office:value-type="float" office:value="-0.00000000000254659" calcext:value-type="float">
            <text:p>-2.54659E-12</text:p>
          </table:table-cell>
          <table:table-cell table:formula="of:=SUM([.B408:.E408])" office:value-type="float" office:value="464379.9" calcext:value-type="float">
            <text:p>464,379.90</text:p>
          </table:table-cell>
          <table:table-cell office:value-type="float" office:value="463875" calcext:value-type="float">
            <text:p>463,875.00</text:p>
          </table:table-cell>
          <table:table-cell office:value-type="float" office:value="650000" calcext:value-type="float">
            <text:p>650,000.00</text:p>
          </table:table-cell>
          <table:table-cell office:value-type="float" office:value="6004.08" calcext:value-type="float">
            <text:p>6004.08</text:p>
          </table:table-cell>
          <table:table-cell table:style-name="ce13" table:formula="of:=COM.MICROSOFT.MINIFS([.$F$401:.$F$482];[.$G$401:.$G$482];[.G408])" office:value-type="float" office:value="464379.9" calcext:value-type="float">
            <text:p>464,379.90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13"/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357" calcext:value-type="float">
            <text:p>130357</text:p>
          </table:table-cell>
          <table:table-cell office:value-type="float" office:value="21185.2" calcext:value-type="float">
            <text:p>21185.2</text:p>
          </table:table-cell>
          <table:table-cell office:value-type="float" office:value="52449.9" calcext:value-type="float">
            <text:p>52449.9</text:p>
          </table:table-cell>
          <table:table-cell office:value-type="float" office:value="205436" calcext:value-type="float">
            <text:p>205436</text:p>
          </table:table-cell>
          <table:table-cell table:formula="of:=SUM([.B410:.E410])" office:value-type="float" office:value="409428.1" calcext:value-type="float">
            <text:p>409,428.10</text:p>
          </table:table-cell>
          <table:table-cell table:number-columns-repeated="2" office:value-type="float" office:value="130942" calcext:value-type="float">
            <text:p>130,942.00</text:p>
          </table:table-cell>
          <table:table-cell office:value-type="float" office:value="7200.85" calcext:value-type="float">
            <text:p>7200.85</text:p>
          </table:table-cell>
          <table:table-cell table:style-name="ce13" table:formula="of:=COM.MICROSOFT.MINIFS([.$F$401:.$F$482];[.$G$401:.$G$482];[.G410])" office:value-type="float" office:value="409428.1" calcext:value-type="float">
            <text:p>409,428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378" calcext:value-type="float">
            <text:p>128378</text:p>
          </table:table-cell>
          <table:table-cell office:value-type="float" office:value="24424.7" calcext:value-type="float">
            <text:p>24424.7</text:p>
          </table:table-cell>
          <table:table-cell office:value-type="float" office:value="50839.5" calcext:value-type="float">
            <text:p>50839.5</text:p>
          </table:table-cell>
          <table:table-cell office:value-type="float" office:value="201098" calcext:value-type="float">
            <text:p>201098</text:p>
          </table:table-cell>
          <table:table-cell table:formula="of:=SUM([.B411:.E411])" office:value-type="float" office:value="404740.2" calcext:value-type="float">
            <text:p>404,740.20</text:p>
          </table:table-cell>
          <table:table-cell table:number-columns-repeated="2" office:value-type="float" office:value="130943" calcext:value-type="float">
            <text:p>130,943.00</text:p>
          </table:table-cell>
          <table:table-cell office:value-type="float" office:value="6680.41" calcext:value-type="float">
            <text:p>6680.41</text:p>
          </table:table-cell>
          <table:table-cell table:style-name="ce13" table:formula="of:=COM.MICROSOFT.MINIFS([.$F$401:.$F$482];[.$G$401:.$G$482];[.G411])" office:value-type="float" office:value="404740.2" calcext:value-type="float">
            <text:p>404,740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642" calcext:value-type="float">
            <text:p>126642</text:p>
          </table:table-cell>
          <table:table-cell office:value-type="float" office:value="17892.8" calcext:value-type="float">
            <text:p>17892.8</text:p>
          </table:table-cell>
          <table:table-cell office:value-type="float" office:value="52035.3" calcext:value-type="float">
            <text:p>52035.3</text:p>
          </table:table-cell>
          <table:table-cell office:value-type="float" office:value="212427" calcext:value-type="float">
            <text:p>212427</text:p>
          </table:table-cell>
          <table:table-cell table:formula="of:=SUM([.B412:.E412])" office:value-type="float" office:value="408997.1" calcext:value-type="float">
            <text:p>408,997.10</text:p>
          </table:table-cell>
          <table:table-cell table:number-columns-repeated="2" office:value-type="float" office:value="130944" calcext:value-type="float">
            <text:p>130,944.00</text:p>
          </table:table-cell>
          <table:table-cell office:value-type="float" office:value="6211.41" calcext:value-type="float">
            <text:p>6211.41</text:p>
          </table:table-cell>
          <table:table-cell table:style-name="ce13" table:formula="of:=COM.MICROSOFT.MINIFS([.$F$401:.$F$482];[.$G$401:.$G$482];[.G412])" office:value-type="float" office:value="408997.1" calcext:value-type="float">
            <text:p>408,997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296" calcext:value-type="float">
            <text:p>128296</text:p>
          </table:table-cell>
          <table:table-cell office:value-type="float" office:value="25142" calcext:value-type="float">
            <text:p>25142</text:p>
          </table:table-cell>
          <table:table-cell office:value-type="float" office:value="50947.3" calcext:value-type="float">
            <text:p>50947.3</text:p>
          </table:table-cell>
          <table:table-cell office:value-type="float" office:value="201509" calcext:value-type="float">
            <text:p>201509</text:p>
          </table:table-cell>
          <table:table-cell table:formula="of:=SUM([.B413:.E413])" office:value-type="float" office:value="405894.3" calcext:value-type="float">
            <text:p>405,894.30</text:p>
          </table:table-cell>
          <table:table-cell table:number-columns-repeated="2" office:value-type="float" office:value="130945" calcext:value-type="float">
            <text:p>130,945.00</text:p>
          </table:table-cell>
          <table:table-cell office:value-type="float" office:value="7200.44" calcext:value-type="float">
            <text:p>7200.44</text:p>
          </table:table-cell>
          <table:table-cell table:style-name="ce13" table:formula="of:=COM.MICROSOFT.MINIFS([.$F$401:.$F$482];[.$G$401:.$G$482];[.G413])" office:value-type="float" office:value="405894.3" calcext:value-type="float">
            <text:p>405,894.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589" calcext:value-type="float">
            <text:p>131589</text:p>
          </table:table-cell>
          <table:table-cell office:value-type="float" office:value="22008.7" calcext:value-type="float">
            <text:p>22008.7</text:p>
          </table:table-cell>
          <table:table-cell office:value-type="float" office:value="52299.5" calcext:value-type="float">
            <text:p>52299.5</text:p>
          </table:table-cell>
          <table:table-cell office:value-type="float" office:value="203740" calcext:value-type="float">
            <text:p>203740</text:p>
          </table:table-cell>
          <table:table-cell table:formula="of:=SUM([.B414:.E414])" office:value-type="float" office:value="409637.2" calcext:value-type="float">
            <text:p>409,637.20</text:p>
          </table:table-cell>
          <table:table-cell table:number-columns-repeated="2" office:value-type="float" office:value="130946" calcext:value-type="float">
            <text:p>130,946.00</text:p>
          </table:table-cell>
          <table:table-cell office:value-type="float" office:value="7125.37" calcext:value-type="float">
            <text:p>7125.37</text:p>
          </table:table-cell>
          <table:table-cell table:style-name="ce13" table:formula="of:=COM.MICROSOFT.MINIFS([.$F$401:.$F$482];[.$G$401:.$G$482];[.G414])" office:value-type="float" office:value="409637.2" calcext:value-type="float">
            <text:p>409,637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33" calcext:value-type="float">
            <text:p>124333</text:p>
          </table:table-cell>
          <table:table-cell office:value-type="float" office:value="22747.3" calcext:value-type="float">
            <text:p>22747.3</text:p>
          </table:table-cell>
          <table:table-cell office:value-type="float" office:value="53587.9" calcext:value-type="float">
            <text:p>53587.9</text:p>
          </table:table-cell>
          <table:table-cell office:value-type="float" office:value="207175" calcext:value-type="float">
            <text:p>207175</text:p>
          </table:table-cell>
          <table:table-cell table:formula="of:=SUM([.B415:.E415])" office:value-type="float" office:value="407843.2" calcext:value-type="float">
            <text:p>407,843.20</text:p>
          </table:table-cell>
          <table:table-cell table:number-columns-repeated="2" office:value-type="float" office:value="130947" calcext:value-type="float">
            <text:p>130,947.00</text:p>
          </table:table-cell>
          <table:table-cell office:value-type="float" office:value="6540.72" calcext:value-type="float">
            <text:p>6540.72</text:p>
          </table:table-cell>
          <table:table-cell table:style-name="ce13" table:formula="of:=COM.MICROSOFT.MINIFS([.$F$401:.$F$482];[.$G$401:.$G$482];[.G415])" office:value-type="float" office:value="407843.2" calcext:value-type="float">
            <text:p>407,843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922" calcext:value-type="float">
            <text:p>136922</text:p>
          </table:table-cell>
          <table:table-cell office:value-type="float" office:value="17527.6" calcext:value-type="float">
            <text:p>17527.6</text:p>
          </table:table-cell>
          <table:table-cell office:value-type="float" office:value="49455.2" calcext:value-type="float">
            <text:p>49455.2</text:p>
          </table:table-cell>
          <table:table-cell office:value-type="float" office:value="203231" calcext:value-type="float">
            <text:p>203231</text:p>
          </table:table-cell>
          <table:table-cell table:formula="of:=SUM([.B416:.E416])" office:value-type="float" office:value="407135.8" calcext:value-type="float">
            <text:p>407,135.80</text:p>
          </table:table-cell>
          <table:table-cell table:number-columns-repeated="2" office:value-type="float" office:value="130948" calcext:value-type="float">
            <text:p>130,948.00</text:p>
          </table:table-cell>
          <table:table-cell office:value-type="float" office:value="6502.17" calcext:value-type="float">
            <text:p>6502.17</text:p>
          </table:table-cell>
          <table:table-cell table:style-name="ce13" table:formula="of:=COM.MICROSOFT.MINIFS([.$F$401:.$F$482];[.$G$401:.$G$482];[.G416])" office:value-type="float" office:value="407135.8" calcext:value-type="float">
            <text:p>407,135.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240" calcext:value-type="float">
            <text:p>133240</text:p>
          </table:table-cell>
          <table:table-cell office:value-type="float" office:value="18740.5" calcext:value-type="float">
            <text:p>18740.5</text:p>
          </table:table-cell>
          <table:table-cell office:value-type="float" office:value="48770" calcext:value-type="float">
            <text:p>48770</text:p>
          </table:table-cell>
          <table:table-cell office:value-type="float" office:value="201316" calcext:value-type="float">
            <text:p>201316</text:p>
          </table:table-cell>
          <table:table-cell table:formula="of:=SUM([.B417:.E417])" office:value-type="float" office:value="402066.5" calcext:value-type="float">
            <text:p>402,066.50</text:p>
          </table:table-cell>
          <table:table-cell table:number-columns-repeated="2" office:value-type="float" office:value="130949" calcext:value-type="float">
            <text:p>130,949.00</text:p>
          </table:table-cell>
          <table:table-cell office:value-type="float" office:value="7200.35" calcext:value-type="float">
            <text:p>7200.35</text:p>
          </table:table-cell>
          <table:table-cell table:style-name="ce13" table:formula="of:=COM.MICROSOFT.MINIFS([.$F$401:.$F$482];[.$G$401:.$G$482];[.G417])" office:value-type="float" office:value="402066.5" calcext:value-type="float">
            <text:p>402,066.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842" calcext:value-type="float">
            <text:p>128842</text:p>
          </table:table-cell>
          <table:table-cell office:value-type="float" office:value="17580.6" calcext:value-type="float">
            <text:p>17580.6</text:p>
          </table:table-cell>
          <table:table-cell office:value-type="float" office:value="51712" calcext:value-type="float">
            <text:p>51712</text:p>
          </table:table-cell>
          <table:table-cell office:value-type="float" office:value="208061" calcext:value-type="float">
            <text:p>208061</text:p>
          </table:table-cell>
          <table:table-cell table:formula="of:=SUM([.B418:.E418])" office:value-type="float" office:value="406195.6" calcext:value-type="float">
            <text:p>406,195.60</text:p>
          </table:table-cell>
          <table:table-cell table:number-columns-repeated="2" office:value-type="float" office:value="130950" calcext:value-type="float">
            <text:p>130,950.00</text:p>
          </table:table-cell>
          <table:table-cell office:value-type="float" office:value="6332.55" calcext:value-type="float">
            <text:p>6332.55</text:p>
          </table:table-cell>
          <table:table-cell table:style-name="ce13" table:formula="of:=COM.MICROSOFT.MINIFS([.$F$401:.$F$482];[.$G$401:.$G$482];[.G418])" office:value-type="float" office:value="406195.6" calcext:value-type="float">
            <text:p>406,195.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484" calcext:value-type="float">
            <text:p>125484</text:p>
          </table:table-cell>
          <table:table-cell office:value-type="float" office:value="21864.7" calcext:value-type="float">
            <text:p>21864.7</text:p>
          </table:table-cell>
          <table:table-cell office:value-type="float" office:value="51143.4" calcext:value-type="float">
            <text:p>51143.4</text:p>
          </table:table-cell>
          <table:table-cell office:value-type="float" office:value="207415" calcext:value-type="float">
            <text:p>207415</text:p>
          </table:table-cell>
          <table:table-cell table:formula="of:=SUM([.B419:.E419])" office:value-type="float" office:value="405907.1" calcext:value-type="float">
            <text:p>405,907.10</text:p>
          </table:table-cell>
          <table:table-cell table:number-columns-repeated="2" office:value-type="float" office:value="130951" calcext:value-type="float">
            <text:p>130,951.00</text:p>
          </table:table-cell>
          <table:table-cell office:value-type="float" office:value="6721.7" calcext:value-type="float">
            <text:p>6721.7</text:p>
          </table:table-cell>
          <table:table-cell table:style-name="ce13" table:formula="of:=COM.MICROSOFT.MINIFS([.$F$401:.$F$482];[.$G$401:.$G$482];[.G419])" office:value-type="float" office:value="405907.1" calcext:value-type="float">
            <text:p>405,907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81" calcext:value-type="float">
            <text:p>124381</text:p>
          </table:table-cell>
          <table:table-cell office:value-type="float" office:value="23858.4" calcext:value-type="float">
            <text:p>23858.4</text:p>
          </table:table-cell>
          <table:table-cell office:value-type="float" office:value="52007.8" calcext:value-type="float">
            <text:p>52007.8</text:p>
          </table:table-cell>
          <table:table-cell office:value-type="float" office:value="208673" calcext:value-type="float">
            <text:p>208673</text:p>
          </table:table-cell>
          <table:table-cell table:formula="of:=SUM([.B420:.E420])" office:value-type="float" office:value="408920.2" calcext:value-type="float">
            <text:p>408,920.20</text:p>
          </table:table-cell>
          <table:table-cell table:number-columns-repeated="2" office:value-type="float" office:value="130952" calcext:value-type="float">
            <text:p>130,952.00</text:p>
          </table:table-cell>
          <table:table-cell office:value-type="float" office:value="6195.56" calcext:value-type="float">
            <text:p>6195.56</text:p>
          </table:table-cell>
          <table:table-cell table:style-name="ce13" table:formula="of:=COM.MICROSOFT.MINIFS([.$F$401:.$F$482];[.$G$401:.$G$482];[.G420])" office:value-type="float" office:value="408920.2" calcext:value-type="float">
            <text:p>408,920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080" calcext:value-type="float">
            <text:p>126080</text:p>
          </table:table-cell>
          <table:table-cell office:value-type="float" office:value="22043.1" calcext:value-type="float">
            <text:p>22043.1</text:p>
          </table:table-cell>
          <table:table-cell office:value-type="float" office:value="51944.8" calcext:value-type="float">
            <text:p>51944.8</text:p>
          </table:table-cell>
          <table:table-cell office:value-type="float" office:value="205746" calcext:value-type="float">
            <text:p>205746</text:p>
          </table:table-cell>
          <table:table-cell table:formula="of:=SUM([.B421:.E421])" office:value-type="float" office:value="405813.9" calcext:value-type="float">
            <text:p>405,813.90</text:p>
          </table:table-cell>
          <table:table-cell table:number-columns-repeated="2" office:value-type="float" office:value="130953" calcext:value-type="float">
            <text:p>130,953.00</text:p>
          </table:table-cell>
          <table:table-cell office:value-type="float" office:value="6311.62" calcext:value-type="float">
            <text:p>6311.62</text:p>
          </table:table-cell>
          <table:table-cell table:style-name="ce13" table:formula="of:=COM.MICROSOFT.MINIFS([.$F$401:.$F$482];[.$G$401:.$G$482];[.G421])" office:value-type="float" office:value="405813.9" calcext:value-type="float">
            <text:p>405,813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219" calcext:value-type="float">
            <text:p>126219</text:p>
          </table:table-cell>
          <table:table-cell office:value-type="float" office:value="19908.5" calcext:value-type="float">
            <text:p>19908.5</text:p>
          </table:table-cell>
          <table:table-cell office:value-type="float" office:value="52064.4" calcext:value-type="float">
            <text:p>52064.4</text:p>
          </table:table-cell>
          <table:table-cell office:value-type="float" office:value="207213" calcext:value-type="float">
            <text:p>207213</text:p>
          </table:table-cell>
          <table:table-cell table:formula="of:=SUM([.B422:.E422])" office:value-type="float" office:value="405404.9" calcext:value-type="float">
            <text:p>405,404.90</text:p>
          </table:table-cell>
          <table:table-cell office:value-type="float" office:value="130954" calcext:value-type="float">
            <text:p>130,954.00</text:p>
          </table:table-cell>
          <table:table-cell office:value-type="float" office:value="215000" calcext:value-type="float">
            <text:p>215,000.00</text:p>
          </table:table-cell>
          <table:table-cell office:value-type="float" office:value="6592.1" calcext:value-type="float">
            <text:p>6592.1</text:p>
          </table:table-cell>
          <table:table-cell table:style-name="ce13" table:formula="of:=COM.MICROSOFT.MINIFS([.$F$401:.$F$482];[.$G$401:.$G$482];[.G422])" office:value-type="float" office:value="405404.9" calcext:value-type="float">
            <text:p>405,404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1587" calcext:value-type="float">
            <text:p>601587</text:p>
          </table:table-cell>
          <table:table-cell office:value-type="float" office:value="486977" calcext:value-type="float">
            <text:p>486977</text:p>
          </table:table-cell>
          <table:table-cell office:value-type="float" office:value="143389" calcext:value-type="float">
            <text:p>143389</text:p>
          </table:table-cell>
          <table:table-cell office:value-type="float" office:value="574472" calcext:value-type="float">
            <text:p>574472</text:p>
          </table:table-cell>
          <table:table-cell table:formula="of:=SUM([.B423:.E423])" office:value-type="float" office:value="1806425" calcext:value-type="float">
            <text:p>1,806,425.00</text:p>
          </table:table-cell>
          <table:table-cell office:value-type="float" office:value="203329" calcext:value-type="float">
            <text:p>203,329.00</text:p>
          </table:table-cell>
          <table:table-cell office:value-type="float" office:value="203331" calcext:value-type="float">
            <text:p>203,331.00</text:p>
          </table:table-cell>
          <table:table-cell office:value-type="float" office:value="6151.06" calcext:value-type="float">
            <text:p>6151.06</text:p>
          </table:table-cell>
          <table:table-cell table:style-name="ce13" table:formula="of:=COM.MICROSOFT.MINIFS([.$F$401:.$F$482];[.$G$401:.$G$482];[.G423])" office:value-type="float" office:value="1806425" calcext:value-type="float">
            <text:p>1,806,42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4944" calcext:value-type="float">
            <text:p>564944</text:p>
          </table:table-cell>
          <table:table-cell office:value-type="float" office:value="470147" calcext:value-type="float">
            <text:p>470147</text:p>
          </table:table-cell>
          <table:table-cell office:value-type="float" office:value="159146" calcext:value-type="float">
            <text:p>159146</text:p>
          </table:table-cell>
          <table:table-cell office:value-type="float" office:value="628386" calcext:value-type="float">
            <text:p>628386</text:p>
          </table:table-cell>
          <table:table-cell table:formula="of:=SUM([.B424:.E424])" office:value-type="float" office:value="1822623" calcext:value-type="float">
            <text:p>1,822,623.00</text:p>
          </table:table-cell>
          <table:table-cell office:value-type="float" office:value="203332" calcext:value-type="float">
            <text:p>203,332.00</text:p>
          </table:table-cell>
          <table:table-cell office:value-type="float" office:value="203334" calcext:value-type="float">
            <text:p>203,334.00</text:p>
          </table:table-cell>
          <table:table-cell office:value-type="float" office:value="6117.82" calcext:value-type="float">
            <text:p>6117.82</text:p>
          </table:table-cell>
          <table:table-cell table:style-name="ce13" table:formula="of:=COM.MICROSOFT.MINIFS([.$F$401:.$F$482];[.$G$401:.$G$482];[.G424])" office:value-type="float" office:value="1822623" calcext:value-type="float">
            <text:p>1,822,623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3258" calcext:value-type="float">
            <text:p>613258</text:p>
          </table:table-cell>
          <table:table-cell office:value-type="float" office:value="433968" calcext:value-type="float">
            <text:p>433968</text:p>
          </table:table-cell>
          <table:table-cell office:value-type="float" office:value="142877" calcext:value-type="float">
            <text:p>142877</text:p>
          </table:table-cell>
          <table:table-cell office:value-type="float" office:value="628707" calcext:value-type="float">
            <text:p>628707</text:p>
          </table:table-cell>
          <table:table-cell table:formula="of:=SUM([.B425:.E425])" office:value-type="float" office:value="1818810" calcext:value-type="float">
            <text:p>1,818,810.00</text:p>
          </table:table-cell>
          <table:table-cell office:value-type="float" office:value="203335" calcext:value-type="float">
            <text:p>203,335.00</text:p>
          </table:table-cell>
          <table:table-cell office:value-type="float" office:value="203337" calcext:value-type="float">
            <text:p>203,337.00</text:p>
          </table:table-cell>
          <table:table-cell office:value-type="float" office:value="6155.06" calcext:value-type="float">
            <text:p>6155.06</text:p>
          </table:table-cell>
          <table:table-cell table:style-name="ce13" table:formula="of:=COM.MICROSOFT.MINIFS([.$F$401:.$F$482];[.$G$401:.$G$482];[.G425])" office:value-type="float" office:value="1818810" calcext:value-type="float">
            <text:p>1,818,81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432" calcext:value-type="float">
            <text:p>627432</text:p>
          </table:table-cell>
          <table:table-cell office:value-type="float" office:value="439587" calcext:value-type="float">
            <text:p>439587</text:p>
          </table:table-cell>
          <table:table-cell office:value-type="float" office:value="154035" calcext:value-type="float">
            <text:p>154035</text:p>
          </table:table-cell>
          <table:table-cell office:value-type="float" office:value="603916" calcext:value-type="float">
            <text:p>603916</text:p>
          </table:table-cell>
          <table:table-cell table:formula="of:=SUM([.B426:.E426])" office:value-type="float" office:value="1824970" calcext:value-type="float">
            <text:p>1,824,970.00</text:p>
          </table:table-cell>
          <table:table-cell office:value-type="float" office:value="203338" calcext:value-type="float">
            <text:p>203,338.00</text:p>
          </table:table-cell>
          <table:table-cell office:value-type="float" office:value="203340" calcext:value-type="float">
            <text:p>203,340.00</text:p>
          </table:table-cell>
          <table:table-cell office:value-type="float" office:value="6163.15" calcext:value-type="float">
            <text:p>6163.15</text:p>
          </table:table-cell>
          <table:table-cell table:style-name="ce13" table:formula="of:=COM.MICROSOFT.MINIFS([.$F$401:.$F$482];[.$G$401:.$G$482];[.G426])" office:value-type="float" office:value="1824970" calcext:value-type="float">
            <text:p>1,824,97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4348" calcext:value-type="float">
            <text:p>604348</text:p>
          </table:table-cell>
          <table:table-cell office:value-type="float" office:value="432856" calcext:value-type="float">
            <text:p>432856</text:p>
          </table:table-cell>
          <table:table-cell office:value-type="float" office:value="158409" calcext:value-type="float">
            <text:p>158409</text:p>
          </table:table-cell>
          <table:table-cell office:value-type="float" office:value="642562" calcext:value-type="float">
            <text:p>642562</text:p>
          </table:table-cell>
          <table:table-cell table:formula="of:=SUM([.B427:.E427])" office:value-type="float" office:value="1838175" calcext:value-type="float">
            <text:p>1,838,175.00</text:p>
          </table:table-cell>
          <table:table-cell office:value-type="float" office:value="203341" calcext:value-type="float">
            <text:p>203,341.00</text:p>
          </table:table-cell>
          <table:table-cell office:value-type="float" office:value="203343" calcext:value-type="float">
            <text:p>203,343.00</text:p>
          </table:table-cell>
          <table:table-cell office:value-type="float" office:value="6286" calcext:value-type="float">
            <text:p>6286</text:p>
          </table:table-cell>
          <table:table-cell table:style-name="ce13" table:formula="of:=COM.MICROSOFT.MINIFS([.$F$401:.$F$482];[.$G$401:.$G$482];[.G427])" office:value-type="float" office:value="1838175" calcext:value-type="float">
            <text:p>1,838,17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56107" calcext:value-type="float">
            <text:p>656107</text:p>
          </table:table-cell>
          <table:table-cell office:value-type="float" office:value="348187" calcext:value-type="float">
            <text:p>348187</text:p>
          </table:table-cell>
          <table:table-cell office:value-type="float" office:value="156641" calcext:value-type="float">
            <text:p>156641</text:p>
          </table:table-cell>
          <table:table-cell office:value-type="float" office:value="573584" calcext:value-type="float">
            <text:p>573584</text:p>
          </table:table-cell>
          <table:table-cell table:formula="of:=SUM([.B428:.E428])" office:value-type="float" office:value="1734519" calcext:value-type="float">
            <text:p>1,734,519.00</text:p>
          </table:table-cell>
          <table:table-cell office:value-type="float" office:value="203344" calcext:value-type="float">
            <text:p>203,344.00</text:p>
          </table:table-cell>
          <table:table-cell office:value-type="float" office:value="203346" calcext:value-type="float">
            <text:p>203,346.00</text:p>
          </table:table-cell>
          <table:table-cell office:value-type="float" office:value="6075.99" calcext:value-type="float">
            <text:p>6075.99</text:p>
          </table:table-cell>
          <table:table-cell table:style-name="ce13" table:formula="of:=COM.MICROSOFT.MINIFS([.$F$401:.$F$482];[.$G$401:.$G$482];[.G428])" office:value-type="float" office:value="1734519" calcext:value-type="float">
            <text:p>1,734,519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396" calcext:value-type="float">
            <text:p>616396</text:p>
          </table:table-cell>
          <table:table-cell office:value-type="float" office:value="394283" calcext:value-type="float">
            <text:p>394283</text:p>
          </table:table-cell>
          <table:table-cell office:value-type="float" office:value="145813" calcext:value-type="float">
            <text:p>145813</text:p>
          </table:table-cell>
          <table:table-cell office:value-type="float" office:value="580353" calcext:value-type="float">
            <text:p>580353</text:p>
          </table:table-cell>
          <table:table-cell table:formula="of:=SUM([.B429:.E429])" office:value-type="float" office:value="1736845" calcext:value-type="float">
            <text:p>1,736,845.00</text:p>
          </table:table-cell>
          <table:table-cell office:value-type="float" office:value="203347" calcext:value-type="float">
            <text:p>203,347.00</text:p>
          </table:table-cell>
          <table:table-cell office:value-type="float" office:value="203349" calcext:value-type="float">
            <text:p>203,349.00</text:p>
          </table:table-cell>
          <table:table-cell office:value-type="float" office:value="6060.35" calcext:value-type="float">
            <text:p>6060.35</text:p>
          </table:table-cell>
          <table:table-cell table:style-name="ce13" table:formula="of:=COM.MICROSOFT.MINIFS([.$F$401:.$F$482];[.$G$401:.$G$482];[.G429])" office:value-type="float" office:value="1736845" calcext:value-type="float">
            <text:p>1,736,84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1729" calcext:value-type="float">
            <text:p>641729</text:p>
          </table:table-cell>
          <table:table-cell office:value-type="float" office:value="288196" calcext:value-type="float">
            <text:p>288196</text:p>
          </table:table-cell>
          <table:table-cell office:value-type="float" office:value="150610" calcext:value-type="float">
            <text:p>150610</text:p>
          </table:table-cell>
          <table:table-cell office:value-type="float" office:value="612012" calcext:value-type="float">
            <text:p>612012</text:p>
          </table:table-cell>
          <table:table-cell table:formula="of:=SUM([.B430:.E430])" office:value-type="float" office:value="1692547" calcext:value-type="float">
            <text:p>1,692,547.00</text:p>
          </table:table-cell>
          <table:table-cell office:value-type="float" office:value="203350" calcext:value-type="float">
            <text:p>203,350.00</text:p>
          </table:table-cell>
          <table:table-cell office:value-type="float" office:value="203352" calcext:value-type="float">
            <text:p>203,352.00</text:p>
          </table:table-cell>
          <table:table-cell office:value-type="float" office:value="6102.54" calcext:value-type="float">
            <text:p>6102.54</text:p>
          </table:table-cell>
          <table:table-cell table:style-name="ce13" table:formula="of:=COM.MICROSOFT.MINIFS([.$F$401:.$F$482];[.$G$401:.$G$482];[.G430])" office:value-type="float" office:value="1692547" calcext:value-type="float">
            <text:p>1,692,547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2864" calcext:value-type="float">
            <text:p>642864</text:p>
          </table:table-cell>
          <table:table-cell office:value-type="float" office:value="300135" calcext:value-type="float">
            <text:p>300135</text:p>
          </table:table-cell>
          <table:table-cell office:value-type="float" office:value="144431" calcext:value-type="float">
            <text:p>144431</text:p>
          </table:table-cell>
          <table:table-cell office:value-type="float" office:value="593800" calcext:value-type="float">
            <text:p>593800</text:p>
          </table:table-cell>
          <table:table-cell table:formula="of:=SUM([.B431:.E431])" office:value-type="float" office:value="1681230" calcext:value-type="float">
            <text:p>1,681,230.00</text:p>
          </table:table-cell>
          <table:table-cell office:value-type="float" office:value="203353" calcext:value-type="float">
            <text:p>203,353.00</text:p>
          </table:table-cell>
          <table:table-cell office:value-type="float" office:value="203355" calcext:value-type="float">
            <text:p>203,355.00</text:p>
          </table:table-cell>
          <table:table-cell office:value-type="float" office:value="6086.37" calcext:value-type="float">
            <text:p>6086.37</text:p>
          </table:table-cell>
          <table:table-cell table:style-name="ce13" table:formula="of:=COM.MICROSOFT.MINIFS([.$F$401:.$F$482];[.$G$401:.$G$482];[.G431])" office:value-type="float" office:value="1681230" calcext:value-type="float">
            <text:p>1,681,23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781" calcext:value-type="float">
            <text:p>593781</text:p>
          </table:table-cell>
          <table:table-cell office:value-type="float" office:value="532315" calcext:value-type="float">
            <text:p>532315</text:p>
          </table:table-cell>
          <table:table-cell office:value-type="float" office:value="163248" calcext:value-type="float">
            <text:p>163248</text:p>
          </table:table-cell>
          <table:table-cell office:value-type="float" office:value="636931" calcext:value-type="float">
            <text:p>636931</text:p>
          </table:table-cell>
          <table:table-cell table:formula="of:=SUM([.B432:.E432])" office:value-type="float" office:value="1926275" calcext:value-type="float">
            <text:p>1,926,275.00</text:p>
          </table:table-cell>
          <table:table-cell office:value-type="float" office:value="203356" calcext:value-type="float">
            <text:p>203,356.00</text:p>
          </table:table-cell>
          <table:table-cell office:value-type="float" office:value="203358" calcext:value-type="float">
            <text:p>203,358.00</text:p>
          </table:table-cell>
          <table:table-cell office:value-type="float" office:value="6152.34" calcext:value-type="float">
            <text:p>6152.34</text:p>
          </table:table-cell>
          <table:table-cell table:style-name="ce13" table:formula="of:=COM.MICROSOFT.MINIFS([.$F$401:.$F$482];[.$G$401:.$G$482];[.G432])" office:value-type="float" office:value="1926275" calcext:value-type="float">
            <text:p>1,926,27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0355" calcext:value-type="float">
            <text:p>610355</text:p>
          </table:table-cell>
          <table:table-cell office:value-type="float" office:value="341124" calcext:value-type="float">
            <text:p>341124</text:p>
          </table:table-cell>
          <table:table-cell office:value-type="float" office:value="140067" calcext:value-type="float">
            <text:p>140067</text:p>
          </table:table-cell>
          <table:table-cell office:value-type="float" office:value="561673" calcext:value-type="float">
            <text:p>561673</text:p>
          </table:table-cell>
          <table:table-cell table:formula="of:=SUM([.B433:.E433])" office:value-type="float" office:value="1653219" calcext:value-type="float">
            <text:p>1,653,219.00</text:p>
          </table:table-cell>
          <table:table-cell office:value-type="float" office:value="203359" calcext:value-type="float">
            <text:p>203,359.00</text:p>
          </table:table-cell>
          <table:table-cell office:value-type="float" office:value="215670" calcext:value-type="float">
            <text:p>215,670.00</text:p>
          </table:table-cell>
          <table:table-cell office:value-type="float" office:value="6096.85" calcext:value-type="float">
            <text:p>6096.85</text:p>
          </table:table-cell>
          <table:table-cell table:style-name="ce13" table:formula="of:=COM.MICROSOFT.MINIFS([.$F$401:.$F$482];[.$G$401:.$G$482];[.G433])" office:value-type="float" office:value="1653219" calcext:value-type="float">
            <text:p>1,653,219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6654" calcext:value-type="float">
            <text:p>646654</text:p>
          </table:table-cell>
          <table:table-cell office:value-type="float" office:value="246261" calcext:value-type="float">
            <text:p>246261</text:p>
          </table:table-cell>
          <table:table-cell office:value-type="float" office:value="154996" calcext:value-type="float">
            <text:p>154996</text:p>
          </table:table-cell>
          <table:table-cell office:value-type="float" office:value="601567" calcext:value-type="float">
            <text:p>601567</text:p>
          </table:table-cell>
          <table:table-cell table:formula="of:=SUM([.B434:.E434])" office:value-type="float" office:value="1649478" calcext:value-type="float">
            <text:p>1,649,478.00</text:p>
          </table:table-cell>
          <table:table-cell office:value-type="float" office:value="215671" calcext:value-type="float">
            <text:p>215,671.00</text:p>
          </table:table-cell>
          <table:table-cell office:value-type="float" office:value="220380" calcext:value-type="float">
            <text:p>220,380.00</text:p>
          </table:table-cell>
          <table:table-cell office:value-type="float" office:value="6093.8" calcext:value-type="float">
            <text:p>6093.8</text:p>
          </table:table-cell>
          <table:table-cell table:style-name="ce13" table:formula="of:=COM.MICROSOFT.MINIFS([.$F$401:.$F$482];[.$G$401:.$G$482];[.G434])" office:value-type="float" office:value="1649478" calcext:value-type="float">
            <text:p>1,649,478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61211" calcext:value-type="float">
            <text:p>661211</text:p>
          </table:table-cell>
          <table:table-cell office:value-type="float" office:value="321305" calcext:value-type="float">
            <text:p>321305</text:p>
          </table:table-cell>
          <table:table-cell office:value-type="float" office:value="154210" calcext:value-type="float">
            <text:p>154210</text:p>
          </table:table-cell>
          <table:table-cell office:value-type="float" office:value="587857" calcext:value-type="float">
            <text:p>587857</text:p>
          </table:table-cell>
          <table:table-cell table:formula="of:=SUM([.B435:.E435])" office:value-type="float" office:value="1724583" calcext:value-type="float">
            <text:p>1,724,583.00</text:p>
          </table:table-cell>
          <table:table-cell office:value-type="float" office:value="220381" calcext:value-type="float">
            <text:p>220,381.00</text:p>
          </table:table-cell>
          <table:table-cell office:value-type="float" office:value="224994" calcext:value-type="float">
            <text:p>224,994.00</text:p>
          </table:table-cell>
          <table:table-cell office:value-type="float" office:value="6068.01" calcext:value-type="float">
            <text:p>6068.01</text:p>
          </table:table-cell>
          <table:table-cell table:style-name="ce13" table:formula="of:=COM.MICROSOFT.MINIFS([.$F$401:.$F$482];[.$G$401:.$G$482];[.G435])" office:value-type="float" office:value="1724583" calcext:value-type="float">
            <text:p>1,724,583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3958" calcext:value-type="float">
            <text:p>643958</text:p>
          </table:table-cell>
          <table:table-cell office:value-type="float" office:value="270161" calcext:value-type="float">
            <text:p>270161</text:p>
          </table:table-cell>
          <table:table-cell office:value-type="float" office:value="149977" calcext:value-type="float">
            <text:p>149977</text:p>
          </table:table-cell>
          <table:table-cell office:value-type="float" office:value="578946" calcext:value-type="float">
            <text:p>578946</text:p>
          </table:table-cell>
          <table:table-cell table:formula="of:=SUM([.B436:.E436])" office:value-type="float" office:value="1643042" calcext:value-type="float">
            <text:p>1,643,042.00</text:p>
          </table:table-cell>
          <table:table-cell office:value-type="float" office:value="224995" calcext:value-type="float">
            <text:p>224,995.00</text:p>
          </table:table-cell>
          <table:table-cell office:value-type="float" office:value="330000" calcext:value-type="float">
            <text:p>330,000.00</text:p>
          </table:table-cell>
          <table:table-cell office:value-type="float" office:value="6099.12" calcext:value-type="float">
            <text:p>6099.12</text:p>
          </table:table-cell>
          <table:table-cell table:style-name="ce13" table:formula="of:=COM.MICROSOFT.MINIFS([.$F$401:.$F$482];[.$G$401:.$G$482];[.G436])" office:value-type="float" office:value="1643042" calcext:value-type="float">
            <text:p>1,643,042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77.72" calcext:value-type="float">
            <text:p>6977.72</text:p>
          </table:table-cell>
          <table:table-cell office:value-type="float" office:value="2078.63" calcext:value-type="float">
            <text:p>2078.63</text:p>
          </table:table-cell>
          <table:table-cell office:value-type="float" office:value="8603.97" calcext:value-type="float">
            <text:p>8603.97</text:p>
          </table:table-cell>
          <table:table-cell office:value-type="float" office:value="-0.0000000000049713" calcext:value-type="float">
            <text:p>-4.9713E-12</text:p>
          </table:table-cell>
          <table:table-cell table:formula="of:=SUM([.B437:.E437])" office:value-type="float" office:value="17660.32" calcext:value-type="float">
            <text:p>17,660.32</text:p>
          </table:table-cell>
          <table:table-cell office:value-type="float" office:value="9288" calcext:value-type="float">
            <text:p>9,288.00</text:p>
          </table:table-cell>
          <table:table-cell office:value-type="float" office:value="9289" calcext:value-type="float">
            <text:p>9,289.00</text:p>
          </table:table-cell>
          <table:table-cell office:value-type="float" office:value="7201.23" calcext:value-type="float">
            <text:p>7201.23</text:p>
          </table:table-cell>
          <table:table-cell table:style-name="ce13" table:formula="of:=COM.MICROSOFT.MINIFS([.$F$401:.$F$482];[.$G$401:.$G$482];[.G437])" office:value-type="float" office:value="17660.32" calcext:value-type="float">
            <text:p>17,660.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33.55" calcext:value-type="float">
            <text:p>7033.55</text:p>
          </table:table-cell>
          <table:table-cell office:value-type="float" office:value="864.881" calcext:value-type="float">
            <text:p>864.881</text:p>
          </table:table-cell>
          <table:table-cell office:value-type="float" office:value="8124" calcext:value-type="float">
            <text:p>8124</text:p>
          </table:table-cell>
          <table:table-cell office:value-type="float" office:value="-0.00000000000119087" calcext:value-type="float">
            <text:p>-1.19087E-12</text:p>
          </table:table-cell>
          <table:table-cell table:formula="of:=SUM([.B438:.E438])" office:value-type="float" office:value="16022.431" calcext:value-type="float">
            <text:p>16,022.43</text:p>
          </table:table-cell>
          <table:table-cell office:value-type="float" office:value="9290" calcext:value-type="float">
            <text:p>9,290.00</text:p>
          </table:table-cell>
          <table:table-cell office:value-type="float" office:value="9324" calcext:value-type="float">
            <text:p>9,324.00</text:p>
          </table:table-cell>
          <table:table-cell office:value-type="float" office:value="7200.46" calcext:value-type="float">
            <text:p>7200.46</text:p>
          </table:table-cell>
          <table:table-cell table:style-name="ce13" table:formula="of:=COM.MICROSOFT.MINIFS([.$F$401:.$F$482];[.$G$401:.$G$482];[.G438])" office:value-type="float" office:value="16022.431" calcext:value-type="float">
            <text:p>16,02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85.35" calcext:value-type="float">
            <text:p>7085.35</text:p>
          </table:table-cell>
          <table:table-cell office:value-type="float" office:value="1347.86" calcext:value-type="float">
            <text:p>1347.86</text:p>
          </table:table-cell>
          <table:table-cell office:value-type="float" office:value="8407.04" calcext:value-type="float">
            <text:p>8407.04</text:p>
          </table:table-cell>
          <table:table-cell office:value-type="float" office:value="0" calcext:value-type="float">
            <text:p>0</text:p>
          </table:table-cell>
          <table:table-cell table:formula="of:=SUM([.B439:.E439])" office:value-type="float" office:value="16840.25" calcext:value-type="float">
            <text:p>16,840.25</text:p>
          </table:table-cell>
          <table:table-cell office:value-type="float" office:value="9325" calcext:value-type="float">
            <text:p>9,325.00</text:p>
          </table:table-cell>
          <table:table-cell office:value-type="float" office:value="9326" calcext:value-type="float">
            <text:p>9,326.00</text:p>
          </table:table-cell>
          <table:table-cell office:value-type="float" office:value="7200.37" calcext:value-type="float">
            <text:p>7200.37</text:p>
          </table:table-cell>
          <table:table-cell table:style-name="ce13" table:formula="of:=COM.MICROSOFT.MINIFS([.$F$401:.$F$482];[.$G$401:.$G$482];[.G439])" office:value-type="float" office:value="16840.25" calcext:value-type="float">
            <text:p>16,840.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4.75" calcext:value-type="float">
            <text:p>7444.75</text:p>
          </table:table-cell>
          <table:table-cell office:value-type="float" office:value="1815.85" calcext:value-type="float">
            <text:p>1815.85</text:p>
          </table:table-cell>
          <table:table-cell office:value-type="float" office:value="8394.9" calcext:value-type="float">
            <text:p>8394.9</text:p>
          </table:table-cell>
          <table:table-cell office:value-type="float" office:value="0" calcext:value-type="float">
            <text:p>0</text:p>
          </table:table-cell>
          <table:table-cell table:formula="of:=SUM([.B440:.E440])" office:value-type="float" office:value="17655.5" calcext:value-type="float">
            <text:p>17,655.50</text:p>
          </table:table-cell>
          <table:table-cell office:value-type="float" office:value="9327" calcext:value-type="float">
            <text:p>9,327.00</text:p>
          </table:table-cell>
          <table:table-cell office:value-type="float" office:value="9328" calcext:value-type="float">
            <text:p>9,328.00</text:p>
          </table:table-cell>
          <table:table-cell office:value-type="float" office:value="7200.7" calcext:value-type="float">
            <text:p>7200.7</text:p>
          </table:table-cell>
          <table:table-cell table:style-name="ce13" table:formula="of:=COM.MICROSOFT.MINIFS([.$F$401:.$F$482];[.$G$401:.$G$482];[.G440])" office:value-type="float" office:value="17655.5" calcext:value-type="float">
            <text:p>17,655.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03.76" calcext:value-type="float">
            <text:p>7003.76</text:p>
          </table:table-cell>
          <table:table-cell office:value-type="float" office:value="1913.86" calcext:value-type="float">
            <text:p>1913.86</text:p>
          </table:table-cell>
          <table:table-cell office:value-type="float" office:value="8662.61" calcext:value-type="float">
            <text:p>8662.61</text:p>
          </table:table-cell>
          <table:table-cell office:value-type="float" office:value="0" calcext:value-type="float">
            <text:p>0</text:p>
          </table:table-cell>
          <table:table-cell table:formula="of:=SUM([.B441:.E441])" office:value-type="float" office:value="17580.23" calcext:value-type="float">
            <text:p>17,580.23</text:p>
          </table:table-cell>
          <table:table-cell office:value-type="float" office:value="9329" calcext:value-type="float">
            <text:p>9,329.00</text:p>
          </table:table-cell>
          <table:table-cell office:value-type="float" office:value="9330" calcext:value-type="float">
            <text:p>9,330.00</text:p>
          </table:table-cell>
          <table:table-cell office:value-type="float" office:value="7200.94" calcext:value-type="float">
            <text:p>7200.94</text:p>
          </table:table-cell>
          <table:table-cell table:style-name="ce13" table:formula="of:=COM.MICROSOFT.MINIFS([.$F$401:.$F$482];[.$G$401:.$G$482];[.G441])" office:value-type="float" office:value="17580.23" calcext:value-type="float">
            <text:p>17,580.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175.14" calcext:value-type="float">
            <text:p>7175.14</text:p>
          </table:table-cell>
          <table:table-cell office:value-type="float" office:value="1287.44" calcext:value-type="float">
            <text:p>1287.44</text:p>
          </table:table-cell>
          <table:table-cell office:value-type="float" office:value="8598.33" calcext:value-type="float">
            <text:p>8598.33</text:p>
          </table:table-cell>
          <table:table-cell office:value-type="float" office:value="0" calcext:value-type="float">
            <text:p>0</text:p>
          </table:table-cell>
          <table:table-cell table:formula="of:=SUM([.B442:.E442])" office:value-type="float" office:value="17060.91" calcext:value-type="float">
            <text:p>17,060.91</text:p>
          </table:table-cell>
          <table:table-cell office:value-type="float" office:value="9331" calcext:value-type="float">
            <text:p>9,331.00</text:p>
          </table:table-cell>
          <table:table-cell office:value-type="float" office:value="9332" calcext:value-type="float">
            <text:p>9,332.00</text:p>
          </table:table-cell>
          <table:table-cell office:value-type="float" office:value="7200.55" calcext:value-type="float">
            <text:p>7200.55</text:p>
          </table:table-cell>
          <table:table-cell table:style-name="ce13" table:formula="of:=COM.MICROSOFT.MINIFS([.$F$401:.$F$482];[.$G$401:.$G$482];[.G442])" office:value-type="float" office:value="17060.91" calcext:value-type="float">
            <text:p>17,060.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673.06" calcext:value-type="float">
            <text:p>7673.06</text:p>
          </table:table-cell>
          <table:table-cell office:value-type="float" office:value="1666.68" calcext:value-type="float">
            <text:p>1666.68</text:p>
          </table:table-cell>
          <table:table-cell office:value-type="float" office:value="8694.07" calcext:value-type="float">
            <text:p>8694.07</text:p>
          </table:table-cell>
          <table:table-cell office:value-type="float" office:value="0" calcext:value-type="float">
            <text:p>0</text:p>
          </table:table-cell>
          <table:table-cell table:formula="of:=SUM([.B443:.E443])" office:value-type="float" office:value="18033.81" calcext:value-type="float">
            <text:p>18,033.81</text:p>
          </table:table-cell>
          <table:table-cell office:value-type="float" office:value="9333" calcext:value-type="float">
            <text:p>9,333.00</text:p>
          </table:table-cell>
          <table:table-cell office:value-type="float" office:value="9335" calcext:value-type="float">
            <text:p>9,335.00</text:p>
          </table:table-cell>
          <table:table-cell office:value-type="float" office:value="7200.5" calcext:value-type="float">
            <text:p>7200.5</text:p>
          </table:table-cell>
          <table:table-cell table:style-name="ce13" table:formula="of:=COM.MICROSOFT.MINIFS([.$F$401:.$F$482];[.$G$401:.$G$482];[.G443])" office:value-type="float" office:value="18033.81" calcext:value-type="float">
            <text:p>18,033.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20.82" calcext:value-type="float">
            <text:p>7220.82</text:p>
          </table:table-cell>
          <table:table-cell office:value-type="float" office:value="1369.48" calcext:value-type="float">
            <text:p>1369.48</text:p>
          </table:table-cell>
          <table:table-cell office:value-type="float" office:value="8371.45" calcext:value-type="float">
            <text:p>8371.45</text:p>
          </table:table-cell>
          <table:table-cell office:value-type="float" office:value="0" calcext:value-type="float">
            <text:p>0</text:p>
          </table:table-cell>
          <table:table-cell table:formula="of:=SUM([.B444:.E444])" office:value-type="float" office:value="16961.75" calcext:value-type="float">
            <text:p>16,961.75</text:p>
          </table:table-cell>
          <table:table-cell office:value-type="float" office:value="9336" calcext:value-type="float">
            <text:p>9,336.00</text:p>
          </table:table-cell>
          <table:table-cell office:value-type="float" office:value="9338" calcext:value-type="float">
            <text:p>9,338.00</text:p>
          </table:table-cell>
          <table:table-cell office:value-type="float" office:value="7200.46" calcext:value-type="float">
            <text:p>7200.46</text:p>
          </table:table-cell>
          <table:table-cell table:style-name="ce13" table:formula="of:=COM.MICROSOFT.MINIFS([.$F$401:.$F$482];[.$G$401:.$G$482];[.G444])" office:value-type="float" office:value="16961.75" calcext:value-type="float">
            <text:p>16,961.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347.37" calcext:value-type="float">
            <text:p>7347.37</text:p>
          </table:table-cell>
          <table:table-cell office:value-type="float" office:value="1022.66" calcext:value-type="float">
            <text:p>1022.66</text:p>
          </table:table-cell>
          <table:table-cell office:value-type="float" office:value="8133.23" calcext:value-type="float">
            <text:p>8133.23</text:p>
          </table:table-cell>
          <table:table-cell office:value-type="float" office:value="-0.0000000000291766" calcext:value-type="float">
            <text:p>-2.91766E-11</text:p>
          </table:table-cell>
          <table:table-cell table:formula="of:=SUM([.B445:.E445])" office:value-type="float" office:value="16503.26" calcext:value-type="float">
            <text:p>16,503.26</text:p>
          </table:table-cell>
          <table:table-cell office:value-type="float" office:value="9339" calcext:value-type="float">
            <text:p>9,339.00</text:p>
          </table:table-cell>
          <table:table-cell office:value-type="float" office:value="9341" calcext:value-type="float">
            <text:p>9,341.00</text:p>
          </table:table-cell>
          <table:table-cell office:value-type="float" office:value="7200.42" calcext:value-type="float">
            <text:p>7200.42</text:p>
          </table:table-cell>
          <table:table-cell table:style-name="ce13" table:formula="of:=COM.MICROSOFT.MINIFS([.$F$401:.$F$482];[.$G$401:.$G$482];[.G445])" office:value-type="float" office:value="16503.26" calcext:value-type="float">
            <text:p>16,503.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73.25" calcext:value-type="float">
            <text:p>7573.25</text:p>
          </table:table-cell>
          <table:table-cell office:value-type="float" office:value="726.827" calcext:value-type="float">
            <text:p>726.827</text:p>
          </table:table-cell>
          <table:table-cell office:value-type="float" office:value="8303.35" calcext:value-type="float">
            <text:p>8303.35</text:p>
          </table:table-cell>
          <table:table-cell office:value-type="float" office:value="0.000000000000196962" calcext:value-type="float">
            <text:p>1.96962E-13</text:p>
          </table:table-cell>
          <table:table-cell table:formula="of:=SUM([.B446:.E446])" office:value-type="float" office:value="16603.427" calcext:value-type="float">
            <text:p>16,603.43</text:p>
          </table:table-cell>
          <table:table-cell office:value-type="float" office:value="9342" calcext:value-type="float">
            <text:p>9,342.00</text:p>
          </table:table-cell>
          <table:table-cell office:value-type="float" office:value="11216" calcext:value-type="float">
            <text:p>11,216.00</text:p>
          </table:table-cell>
          <table:table-cell office:value-type="float" office:value="7200.39" calcext:value-type="float">
            <text:p>7200.39</text:p>
          </table:table-cell>
          <table:table-cell table:style-name="ce13" table:formula="of:=COM.MICROSOFT.MINIFS([.$F$401:.$F$482];[.$G$401:.$G$482];[.G446])" office:value-type="float" office:value="16603.427" calcext:value-type="float">
            <text:p>16,603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3.18" calcext:value-type="float">
            <text:p>7443.18</text:p>
          </table:table-cell>
          <table:table-cell office:value-type="float" office:value="1706.71" calcext:value-type="float">
            <text:p>1706.71</text:p>
          </table:table-cell>
          <table:table-cell office:value-type="float" office:value="8167.34" calcext:value-type="float">
            <text:p>8167.34</text:p>
          </table:table-cell>
          <table:table-cell office:value-type="float" office:value="0" calcext:value-type="float">
            <text:p>0</text:p>
          </table:table-cell>
          <table:table-cell table:formula="of:=SUM([.B447:.E447])" office:value-type="float" office:value="17317.23" calcext:value-type="float">
            <text:p>17,317.23</text:p>
          </table:table-cell>
          <table:table-cell office:value-type="float" office:value="11217" calcext:value-type="float">
            <text:p>11,217.00</text:p>
          </table:table-cell>
          <table:table-cell office:value-type="float" office:value="11219" calcext:value-type="float">
            <text:p>11,219.00</text:p>
          </table:table-cell>
          <table:table-cell office:value-type="float" office:value="7200.37" calcext:value-type="float">
            <text:p>7200.37</text:p>
          </table:table-cell>
          <table:table-cell table:style-name="ce13" table:formula="of:=COM.MICROSOFT.MINIFS([.$F$401:.$F$482];[.$G$401:.$G$482];[.G447])" office:value-type="float" office:value="17317.23" calcext:value-type="float">
            <text:p>17,317.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017.01" calcext:value-type="float">
            <text:p>8017.01</text:p>
          </table:table-cell>
          <table:table-cell office:value-type="float" office:value="752.456" calcext:value-type="float">
            <text:p>752.456</text:p>
          </table:table-cell>
          <table:table-cell office:value-type="float" office:value="8014.18" calcext:value-type="float">
            <text:p>8014.18</text:p>
          </table:table-cell>
          <table:table-cell office:value-type="float" office:value="0" calcext:value-type="float">
            <text:p>0</text:p>
          </table:table-cell>
          <table:table-cell table:formula="of:=SUM([.B448:.E448])" office:value-type="float" office:value="16783.646" calcext:value-type="float">
            <text:p>16,783.65</text:p>
          </table:table-cell>
          <table:table-cell office:value-type="float" office:value="11220" calcext:value-type="float">
            <text:p>11,220.00</text:p>
          </table:table-cell>
          <table:table-cell office:value-type="float" office:value="25000" calcext:value-type="float">
            <text:p>25,000.00</text:p>
          </table:table-cell>
          <table:table-cell office:value-type="float" office:value="7200.51" calcext:value-type="float">
            <text:p>7200.51</text:p>
          </table:table-cell>
          <table:table-cell table:style-name="ce13" table:formula="of:=COM.MICROSOFT.MINIFS([.$F$401:.$F$482];[.$G$401:.$G$482];[.G448])" office:value-type="float" office:value="16783.646" calcext:value-type="float">
            <text:p>16,783.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37.7" calcext:value-type="float">
            <text:p>12737.7</text:p>
          </table:table-cell>
          <table:table-cell office:value-type="float" office:value="1229.79" calcext:value-type="float">
            <text:p>1229.79</text:p>
          </table:table-cell>
          <table:table-cell office:value-type="float" office:value="6818.75" calcext:value-type="float">
            <text:p>6818.75</text:p>
          </table:table-cell>
          <table:table-cell office:value-type="float" office:value="1361.83" calcext:value-type="float">
            <text:p>1361.83</text:p>
          </table:table-cell>
          <table:table-cell table:formula="of:=SUM([.B449:.E449])" office:value-type="float" office:value="22148.07" calcext:value-type="float">
            <text:p>22,148.07</text:p>
          </table:table-cell>
          <table:table-cell office:value-type="float" office:value="25600" calcext:value-type="float">
            <text:p>25,600.00</text:p>
          </table:table-cell>
          <table:table-cell office:value-type="float" office:value="25616" calcext:value-type="float">
            <text:p>25,616.00</text:p>
          </table:table-cell>
          <table:table-cell office:value-type="float" office:value="6008.18" calcext:value-type="float">
            <text:p>6008.18</text:p>
          </table:table-cell>
          <table:table-cell table:style-name="ce13" table:formula="of:=COM.MICROSOFT.MINIFS([.$F$401:.$F$482];[.$G$401:.$G$482];[.G449])" office:value-type="float" office:value="22148.07" calcext:value-type="float">
            <text:p>22,148.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85.5" calcext:value-type="float">
            <text:p>12785.5</text:p>
          </table:table-cell>
          <table:table-cell office:value-type="float" office:value="930.34" calcext:value-type="float">
            <text:p>930.34</text:p>
          </table:table-cell>
          <table:table-cell office:value-type="float" office:value="6640" calcext:value-type="float">
            <text:p>6640</text:p>
          </table:table-cell>
          <table:table-cell office:value-type="float" office:value="809.827" calcext:value-type="float">
            <text:p>809.827</text:p>
          </table:table-cell>
          <table:table-cell table:formula="of:=SUM([.B450:.E450])" office:value-type="float" office:value="21165.667" calcext:value-type="float">
            <text:p>21,165.67</text:p>
          </table:table-cell>
          <table:table-cell office:value-type="float" office:value="25617" calcext:value-type="float">
            <text:p>25,617.00</text:p>
          </table:table-cell>
          <table:table-cell office:value-type="float" office:value="25855" calcext:value-type="float">
            <text:p>25,855.00</text:p>
          </table:table-cell>
          <table:table-cell office:value-type="float" office:value="6011.35" calcext:value-type="float">
            <text:p>6011.35</text:p>
          </table:table-cell>
          <table:table-cell table:style-name="ce13" table:formula="of:=COM.MICROSOFT.MINIFS([.$F$401:.$F$482];[.$G$401:.$G$482];[.G450])" office:value-type="float" office:value="21165.667" calcext:value-type="float">
            <text:p>21,165.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75.3" calcext:value-type="float">
            <text:p>12775.3</text:p>
          </table:table-cell>
          <table:table-cell office:value-type="float" office:value="930.34" calcext:value-type="float">
            <text:p>930.34</text:p>
          </table:table-cell>
          <table:table-cell office:value-type="float" office:value="6535" calcext:value-type="float">
            <text:p>6535</text:p>
          </table:table-cell>
          <table:table-cell office:value-type="float" office:value="347.526" calcext:value-type="float">
            <text:p>347.526</text:p>
          </table:table-cell>
          <table:table-cell table:formula="of:=SUM([.B451:.E451])" office:value-type="float" office:value="20588.166" calcext:value-type="float">
            <text:p>20,588.17</text:p>
          </table:table-cell>
          <table:table-cell office:value-type="float" office:value="25856" calcext:value-type="float">
            <text:p>25,856.00</text:p>
          </table:table-cell>
          <table:table-cell office:value-type="float" office:value="51000" calcext:value-type="float">
            <text:p>51,000.00</text:p>
          </table:table-cell>
          <table:table-cell office:value-type="float" office:value="6009.12" calcext:value-type="float">
            <text:p>6009.12</text:p>
          </table:table-cell>
          <table:table-cell table:style-name="ce13" table:formula="of:=COM.MICROSOFT.MINIFS([.$F$401:.$F$482];[.$G$401:.$G$482];[.G451])" office:value-type="float" office:value="20588.166" calcext:value-type="float">
            <text:p>20,588.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73" calcext:value-type="float">
            <text:p>12007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21" calcext:value-type="float">
            <text:p>313221</text:p>
          </table:table-cell>
          <table:table-cell table:formula="of:=SUM([.B452:.E452])" office:value-type="float" office:value="475503.7" calcext:value-type="float">
            <text:p>475,503.70</text:p>
          </table:table-cell>
          <table:table-cell office:value-type="float" office:value="62399" calcext:value-type="float">
            <text:p>62,399.00</text:p>
          </table:table-cell>
          <table:table-cell office:value-type="float" office:value="62401" calcext:value-type="float">
            <text:p>62,401.00</text:p>
          </table:table-cell>
          <table:table-cell office:value-type="float" office:value="5074.48" calcext:value-type="float">
            <text:p>5074.48</text:p>
          </table:table-cell>
          <table:table-cell table:style-name="ce13" table:formula="of:=COM.MICROSOFT.MINIFS([.$F$401:.$F$482];[.$G$401:.$G$482];[.G452])" office:value-type="float" office:value="475503.7" calcext:value-type="float">
            <text:p>475,503.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0" calcext:value-type="float">
            <text:p>12008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99" calcext:value-type="float">
            <text:p>313199</text:p>
          </table:table-cell>
          <table:table-cell table:formula="of:=SUM([.B453:.E453])" office:value-type="float" office:value="475419.4" calcext:value-type="float">
            <text:p>475,419.40</text:p>
          </table:table-cell>
          <table:table-cell office:value-type="float" office:value="62402" calcext:value-type="float">
            <text:p>62,402.00</text:p>
          </table:table-cell>
          <table:table-cell office:value-type="float" office:value="62404" calcext:value-type="float">
            <text:p>62,404.00</text:p>
          </table:table-cell>
          <table:table-cell office:value-type="float" office:value="4974.02" calcext:value-type="float">
            <text:p>4974.02</text:p>
          </table:table-cell>
          <table:table-cell table:style-name="ce13" table:formula="of:=COM.MICROSOFT.MINIFS([.$F$401:.$F$482];[.$G$401:.$G$482];[.G453])" office:value-type="float" office:value="475419.4" calcext:value-type="float">
            <text:p>475,419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3" calcext:value-type="float">
            <text:p>120553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71" calcext:value-type="float">
            <text:p>313571</text:p>
          </table:table-cell>
          <table:table-cell table:formula="of:=SUM([.B454:.E454])" office:value-type="float" office:value="473154.1" calcext:value-type="float">
            <text:p>473,154.10</text:p>
          </table:table-cell>
          <table:table-cell office:value-type="float" office:value="62405" calcext:value-type="float">
            <text:p>62,405.00</text:p>
          </table:table-cell>
          <table:table-cell office:value-type="float" office:value="62407" calcext:value-type="float">
            <text:p>62,407.00</text:p>
          </table:table-cell>
          <table:table-cell office:value-type="float" office:value="4986.94" calcext:value-type="float">
            <text:p>4986.94</text:p>
          </table:table-cell>
          <table:table-cell table:style-name="ce13" table:formula="of:=COM.MICROSOFT.MINIFS([.$F$401:.$F$482];[.$G$401:.$G$482];[.G454])" office:value-type="float" office:value="473154.1" calcext:value-type="float">
            <text:p>473,154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7" calcext:value-type="float">
            <text:p>12055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66" calcext:value-type="float">
            <text:p>313566</text:p>
          </table:table-cell>
          <table:table-cell table:formula="of:=SUM([.B455:.E455])" office:value-type="float" office:value="473153.1" calcext:value-type="float">
            <text:p>473,153.10</text:p>
          </table:table-cell>
          <table:table-cell office:value-type="float" office:value="62408" calcext:value-type="float">
            <text:p>62,408.00</text:p>
          </table:table-cell>
          <table:table-cell office:value-type="float" office:value="62410" calcext:value-type="float">
            <text:p>62,410.00</text:p>
          </table:table-cell>
          <table:table-cell office:value-type="float" office:value="5002.61" calcext:value-type="float">
            <text:p>5002.61</text:p>
          </table:table-cell>
          <table:table-cell table:style-name="ce13" table:formula="of:=COM.MICROSOFT.MINIFS([.$F$401:.$F$482];[.$G$401:.$G$482];[.G455])" office:value-type="float" office:value="473153.1" calcext:value-type="float">
            <text:p>473,153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7" calcext:value-type="float">
            <text:p>12008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01" calcext:value-type="float">
            <text:p>313201</text:p>
          </table:table-cell>
          <table:table-cell table:formula="of:=SUM([.B456:.E456])" office:value-type="float" office:value="475497.7" calcext:value-type="float">
            <text:p>475,497.70</text:p>
          </table:table-cell>
          <table:table-cell office:value-type="float" office:value="62411" calcext:value-type="float">
            <text:p>62,411.00</text:p>
          </table:table-cell>
          <table:table-cell office:value-type="float" office:value="62413" calcext:value-type="float">
            <text:p>62,413.00</text:p>
          </table:table-cell>
          <table:table-cell office:value-type="float" office:value="5032.72" calcext:value-type="float">
            <text:p>5032.72</text:p>
          </table:table-cell>
          <table:table-cell table:style-name="ce13" table:formula="of:=COM.MICROSOFT.MINIFS([.$F$401:.$F$482];[.$G$401:.$G$482];[.G456])" office:value-type="float" office:value="475497.7" calcext:value-type="float">
            <text:p>475,497.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68" calcext:value-type="float">
            <text:p>12006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99" calcext:value-type="float">
            <text:p>313599</text:p>
          </table:table-cell>
          <table:table-cell table:formula="of:=SUM([.B457:.E457])" office:value-type="float" office:value="475809.4" calcext:value-type="float">
            <text:p>475,809.40</text:p>
          </table:table-cell>
          <table:table-cell office:value-type="float" office:value="62414" calcext:value-type="float">
            <text:p>62,414.00</text:p>
          </table:table-cell>
          <table:table-cell office:value-type="float" office:value="62416" calcext:value-type="float">
            <text:p>62,416.00</text:p>
          </table:table-cell>
          <table:table-cell office:value-type="float" office:value="5084.04" calcext:value-type="float">
            <text:p>5084.04</text:p>
          </table:table-cell>
          <table:table-cell table:style-name="ce13" table:formula="of:=COM.MICROSOFT.MINIFS([.$F$401:.$F$482];[.$G$401:.$G$482];[.G457])" office:value-type="float" office:value="475809.4" calcext:value-type="float">
            <text:p>475,809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67" calcext:value-type="float">
            <text:p>12056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50" calcext:value-type="float">
            <text:p>313550</text:p>
          </table:table-cell>
          <table:table-cell table:formula="of:=SUM([.B458:.E458])" office:value-type="float" office:value="473147.1" calcext:value-type="float">
            <text:p>473,147.10</text:p>
          </table:table-cell>
          <table:table-cell office:value-type="float" office:value="62417" calcext:value-type="float">
            <text:p>62,417.00</text:p>
          </table:table-cell>
          <table:table-cell office:value-type="float" office:value="62419" calcext:value-type="float">
            <text:p>62,419.00</text:p>
          </table:table-cell>
          <table:table-cell office:value-type="float" office:value="4959.23" calcext:value-type="float">
            <text:p>4959.23</text:p>
          </table:table-cell>
          <table:table-cell table:style-name="ce13" table:formula="of:=COM.MICROSOFT.MINIFS([.$F$401:.$F$482];[.$G$401:.$G$482];[.G458])" office:value-type="float" office:value="473147.1" calcext:value-type="float">
            <text:p>473,147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1" calcext:value-type="float">
            <text:p>12010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69" calcext:value-type="float">
            <text:p>313169</text:p>
          </table:table-cell>
          <table:table-cell table:formula="of:=SUM([.B459:.E459])" office:value-type="float" office:value="475410.4" calcext:value-type="float">
            <text:p>475,410.40</text:p>
          </table:table-cell>
          <table:table-cell office:value-type="float" office:value="62420" calcext:value-type="float">
            <text:p>62,420.00</text:p>
          </table:table-cell>
          <table:table-cell office:value-type="float" office:value="62422" calcext:value-type="float">
            <text:p>62,422.00</text:p>
          </table:table-cell>
          <table:table-cell office:value-type="float" office:value="4980.5" calcext:value-type="float">
            <text:p>4980.5</text:p>
          </table:table-cell>
          <table:table-cell table:style-name="ce13" table:formula="of:=COM.MICROSOFT.MINIFS([.$F$401:.$F$482];[.$G$401:.$G$482];[.G459])" office:value-type="float" office:value="475410.4" calcext:value-type="float">
            <text:p>475,410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4" calcext:value-type="float">
            <text:p>12010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64" calcext:value-type="float">
            <text:p>313164</text:p>
          </table:table-cell>
          <table:table-cell table:formula="of:=SUM([.B460:.E460])" office:value-type="float" office:value="475414.2" calcext:value-type="float">
            <text:p>475,414.20</text:p>
          </table:table-cell>
          <table:table-cell office:value-type="float" office:value="62423" calcext:value-type="float">
            <text:p>62,423.00</text:p>
          </table:table-cell>
          <table:table-cell office:value-type="float" office:value="62425" calcext:value-type="float">
            <text:p>62,425.00</text:p>
          </table:table-cell>
          <table:table-cell office:value-type="float" office:value="4973.88" calcext:value-type="float">
            <text:p>4973.88</text:p>
          </table:table-cell>
          <table:table-cell table:style-name="ce13" table:formula="of:=COM.MICROSOFT.MINIFS([.$F$401:.$F$482];[.$G$401:.$G$482];[.G460])" office:value-type="float" office:value="475414.2" calcext:value-type="float">
            <text:p>475,414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78" calcext:value-type="float">
            <text:p>12057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5" calcext:value-type="float">
            <text:p>313535</text:p>
          </table:table-cell>
          <table:table-cell table:formula="of:=SUM([.B461:.E461])" office:value-type="float" office:value="473143.1" calcext:value-type="float">
            <text:p>473,143.10</text:p>
          </table:table-cell>
          <table:table-cell office:value-type="float" office:value="62426" calcext:value-type="float">
            <text:p>62,426.00</text:p>
          </table:table-cell>
          <table:table-cell office:value-type="float" office:value="62428" calcext:value-type="float">
            <text:p>62,428.00</text:p>
          </table:table-cell>
          <table:table-cell office:value-type="float" office:value="4969.25" calcext:value-type="float">
            <text:p>4969.25</text:p>
          </table:table-cell>
          <table:table-cell table:style-name="ce13" table:formula="of:=COM.MICROSOFT.MINIFS([.$F$401:.$F$482];[.$G$401:.$G$482];[.G461])" office:value-type="float" office:value="473143.1" calcext:value-type="float">
            <text:p>473,143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81" calcext:value-type="float">
            <text:p>120581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0" calcext:value-type="float">
            <text:p>313530</text:p>
          </table:table-cell>
          <table:table-cell table:formula="of:=SUM([.B462:.E462])" office:value-type="float" office:value="473141.1" calcext:value-type="float">
            <text:p>473,141.10</text:p>
          </table:table-cell>
          <table:table-cell office:value-type="float" office:value="62429" calcext:value-type="float">
            <text:p>62,429.00</text:p>
          </table:table-cell>
          <table:table-cell office:value-type="float" office:value="62431" calcext:value-type="float">
            <text:p>62,431.00</text:p>
          </table:table-cell>
          <table:table-cell office:value-type="float" office:value="4980.71" calcext:value-type="float">
            <text:p>4980.71</text:p>
          </table:table-cell>
          <table:table-cell table:style-name="ce13" table:formula="of:=COM.MICROSOFT.MINIFS([.$F$401:.$F$482];[.$G$401:.$G$482];[.G462])" office:value-type="float" office:value="473141.1" calcext:value-type="float">
            <text:p>473,141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4" calcext:value-type="float">
            <text:p>12011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49" calcext:value-type="float">
            <text:p>313149</text:p>
          </table:table-cell>
          <table:table-cell table:formula="of:=SUM([.B463:.E463])" office:value-type="float" office:value="475403.4" calcext:value-type="float">
            <text:p>475,403.40</text:p>
          </table:table-cell>
          <table:table-cell office:value-type="float" office:value="62432" calcext:value-type="float">
            <text:p>62,432.00</text:p>
          </table:table-cell>
          <table:table-cell office:value-type="float" office:value="62434" calcext:value-type="float">
            <text:p>62,434.00</text:p>
          </table:table-cell>
          <table:table-cell office:value-type="float" office:value="4960.85" calcext:value-type="float">
            <text:p>4960.85</text:p>
          </table:table-cell>
          <table:table-cell table:style-name="ce13" table:formula="of:=COM.MICROSOFT.MINIFS([.$F$401:.$F$482];[.$G$401:.$G$482];[.G463])" office:value-type="float" office:value="475403.4" calcext:value-type="float">
            <text:p>475,403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8" calcext:value-type="float">
            <text:p>12011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44" calcext:value-type="float">
            <text:p>313144</text:p>
          </table:table-cell>
          <table:table-cell table:formula="of:=SUM([.B464:.E464])" office:value-type="float" office:value="475408.2" calcext:value-type="float">
            <text:p>475,408.20</text:p>
          </table:table-cell>
          <table:table-cell office:value-type="float" office:value="62435" calcext:value-type="float">
            <text:p>62,435.00</text:p>
          </table:table-cell>
          <table:table-cell office:value-type="float" office:value="62437" calcext:value-type="float">
            <text:p>62,437.00</text:p>
          </table:table-cell>
          <table:table-cell office:value-type="float" office:value="5022.08" calcext:value-type="float">
            <text:p>5022.08</text:p>
          </table:table-cell>
          <table:table-cell table:style-name="ce13" table:formula="of:=COM.MICROSOFT.MINIFS([.$F$401:.$F$482];[.$G$401:.$G$482];[.G464])" office:value-type="float" office:value="475408.2" calcext:value-type="float">
            <text:p>475,408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95" calcext:value-type="float">
            <text:p>12009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59" calcext:value-type="float">
            <text:p>313559</text:p>
          </table:table-cell>
          <table:table-cell table:formula="of:=SUM([.B465:.E465])" office:value-type="float" office:value="475796.4" calcext:value-type="float">
            <text:p>475,796.40</text:p>
          </table:table-cell>
          <table:table-cell office:value-type="float" office:value="62438" calcext:value-type="float">
            <text:p>62,438.00</text:p>
          </table:table-cell>
          <table:table-cell office:value-type="float" office:value="62440" calcext:value-type="float">
            <text:p>62,440.00</text:p>
          </table:table-cell>
          <table:table-cell office:value-type="float" office:value="5005.63" calcext:value-type="float">
            <text:p>5005.63</text:p>
          </table:table-cell>
          <table:table-cell table:style-name="ce13" table:formula="of:=COM.MICROSOFT.MINIFS([.$F$401:.$F$482];[.$G$401:.$G$482];[.G465])" office:value-type="float" office:value="475796.4" calcext:value-type="float">
            <text:p>475,796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5" calcext:value-type="float">
            <text:p>12012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33" calcext:value-type="float">
            <text:p>313133</text:p>
          </table:table-cell>
          <table:table-cell table:formula="of:=SUM([.B466:.E466])" office:value-type="float" office:value="475398.4" calcext:value-type="float">
            <text:p>475,398.40</text:p>
          </table:table-cell>
          <table:table-cell office:value-type="float" office:value="62441" calcext:value-type="float">
            <text:p>62,441.00</text:p>
          </table:table-cell>
          <table:table-cell office:value-type="float" office:value="62443" calcext:value-type="float">
            <text:p>62,443.00</text:p>
          </table:table-cell>
          <table:table-cell office:value-type="float" office:value="4965.97" calcext:value-type="float">
            <text:p>4965.97</text:p>
          </table:table-cell>
          <table:table-cell table:style-name="ce13" table:formula="of:=COM.MICROSOFT.MINIFS([.$F$401:.$F$482];[.$G$401:.$G$482];[.G466])" office:value-type="float" office:value="475398.4" calcext:value-type="float">
            <text:p>475,398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8" calcext:value-type="float">
            <text:p>12012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8" calcext:value-type="float">
            <text:p>313128</text:p>
          </table:table-cell>
          <table:table-cell table:formula="of:=SUM([.B467:.E467])" office:value-type="float" office:value="475396.4" calcext:value-type="float">
            <text:p>475,396.40</text:p>
          </table:table-cell>
          <table:table-cell office:value-type="float" office:value="62444" calcext:value-type="float">
            <text:p>62,444.00</text:p>
          </table:table-cell>
          <table:table-cell office:value-type="float" office:value="62446" calcext:value-type="float">
            <text:p>62,446.00</text:p>
          </table:table-cell>
          <table:table-cell office:value-type="float" office:value="4965.36" calcext:value-type="float">
            <text:p>4965.36</text:p>
          </table:table-cell>
          <table:table-cell table:style-name="ce13" table:formula="of:=COM.MICROSOFT.MINIFS([.$F$401:.$F$482];[.$G$401:.$G$482];[.G467])" office:value-type="float" office:value="475396.4" calcext:value-type="float">
            <text:p>475,396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32" calcext:value-type="float">
            <text:p>12013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4" calcext:value-type="float">
            <text:p>313124</text:p>
          </table:table-cell>
          <table:table-cell table:formula="of:=SUM([.B468:.E468])" office:value-type="float" office:value="475396.4" calcext:value-type="float">
            <text:p>475,396.40</text:p>
          </table:table-cell>
          <table:table-cell office:value-type="float" office:value="62447" calcext:value-type="float">
            <text:p>62,447.00</text:p>
          </table:table-cell>
          <table:table-cell office:value-type="float" office:value="105000" calcext:value-type="float">
            <text:p>105,000.00</text:p>
          </table:table-cell>
          <table:table-cell office:value-type="float" office:value="4998.81" calcext:value-type="float">
            <text:p>4998.81</text:p>
          </table:table-cell>
          <table:table-cell table:style-name="ce13" table:formula="of:=COM.MICROSOFT.MINIFS([.$F$401:.$F$482];[.$G$401:.$G$482];[.G468])" office:value-type="float" office:value="475396.4" calcext:value-type="float">
            <text:p>475,396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418" calcext:value-type="float">
            <text:p>211418</text:p>
          </table:table-cell>
          <table:table-cell office:value-type="float" office:value="13696.6" calcext:value-type="float">
            <text:p>13696.6</text:p>
          </table:table-cell>
          <table:table-cell office:value-type="float" office:value="76506.1" calcext:value-type="float">
            <text:p>76506.1</text:p>
          </table:table-cell>
          <table:table-cell office:value-type="float" office:value="152313" calcext:value-type="float">
            <text:p>152313</text:p>
          </table:table-cell>
          <table:table-cell table:formula="of:=SUM([.B469:.E469])" office:value-type="float" office:value="453933.7" calcext:value-type="float">
            <text:p>453,933.70</text:p>
          </table:table-cell>
          <table:table-cell office:value-type="float" office:value="71112" calcext:value-type="float">
            <text:p>71,112.00</text:p>
          </table:table-cell>
          <table:table-cell office:value-type="float" office:value="71115" calcext:value-type="float">
            <text:p>71,115.00</text:p>
          </table:table-cell>
          <table:table-cell office:value-type="float" office:value="6414.93" calcext:value-type="float">
            <text:p>6414.93</text:p>
          </table:table-cell>
          <table:table-cell table:style-name="ce13" table:formula="of:=COM.MICROSOFT.MINIFS([.$F$401:.$F$482];[.$G$401:.$G$482];[.G469])" office:value-type="float" office:value="453933.7" calcext:value-type="float">
            <text:p>453,933.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04" calcext:value-type="float">
            <text:p>205504</text:p>
          </table:table-cell>
          <table:table-cell office:value-type="float" office:value="27992.9" calcext:value-type="float">
            <text:p>27992.9</text:p>
          </table:table-cell>
          <table:table-cell office:value-type="float" office:value="79318.5" calcext:value-type="float">
            <text:p>79318.5</text:p>
          </table:table-cell>
          <table:table-cell office:value-type="float" office:value="144010" calcext:value-type="float">
            <text:p>144010</text:p>
          </table:table-cell>
          <table:table-cell table:formula="of:=SUM([.B470:.E470])" office:value-type="float" office:value="456825.4" calcext:value-type="float">
            <text:p>456,825.40</text:p>
          </table:table-cell>
          <table:table-cell office:value-type="float" office:value="71116" calcext:value-type="float">
            <text:p>71,116.00</text:p>
          </table:table-cell>
          <table:table-cell office:value-type="float" office:value="71119" calcext:value-type="float">
            <text:p>71,119.00</text:p>
          </table:table-cell>
          <table:table-cell office:value-type="float" office:value="6170.85" calcext:value-type="float">
            <text:p>6170.85</text:p>
          </table:table-cell>
          <table:table-cell table:style-name="ce13" table:formula="of:=COM.MICROSOFT.MINIFS([.$F$401:.$F$482];[.$G$401:.$G$482];[.G470])" office:value-type="float" office:value="456825.4" calcext:value-type="float">
            <text:p>456,825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35" calcext:value-type="float">
            <text:p>206135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2638" calcext:value-type="float">
            <text:p>142638</text:p>
          </table:table-cell>
          <table:table-cell table:formula="of:=SUM([.B471:.E471])" office:value-type="float" office:value="449686.4" calcext:value-type="float">
            <text:p>449,686.40</text:p>
          </table:table-cell>
          <table:table-cell office:value-type="float" office:value="71120" calcext:value-type="float">
            <text:p>71,120.00</text:p>
          </table:table-cell>
          <table:table-cell office:value-type="float" office:value="71123" calcext:value-type="float">
            <text:p>71,123.00</text:p>
          </table:table-cell>
          <table:table-cell office:value-type="float" office:value="6161.11" calcext:value-type="float">
            <text:p>6161.11</text:p>
          </table:table-cell>
          <table:table-cell table:style-name="ce13" table:formula="of:=COM.MICROSOFT.MINIFS([.$F$401:.$F$482];[.$G$401:.$G$482];[.G471])" office:value-type="float" office:value="449686.4" calcext:value-type="float">
            <text:p>449,686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867" calcext:value-type="float">
            <text:p>207867</text:p>
          </table:table-cell>
          <table:table-cell office:value-type="float" office:value="28508.4" calcext:value-type="float">
            <text:p>28508.4</text:p>
          </table:table-cell>
          <table:table-cell office:value-type="float" office:value="78483" calcext:value-type="float">
            <text:p>78483</text:p>
          </table:table-cell>
          <table:table-cell office:value-type="float" office:value="141555" calcext:value-type="float">
            <text:p>141555</text:p>
          </table:table-cell>
          <table:table-cell table:formula="of:=SUM([.B472:.E472])" office:value-type="float" office:value="456413.4" calcext:value-type="float">
            <text:p>456,413.40</text:p>
          </table:table-cell>
          <table:table-cell office:value-type="float" office:value="71124" calcext:value-type="float">
            <text:p>71,124.00</text:p>
          </table:table-cell>
          <table:table-cell office:value-type="float" office:value="71127" calcext:value-type="float">
            <text:p>71,127.00</text:p>
          </table:table-cell>
          <table:table-cell office:value-type="float" office:value="6401" calcext:value-type="float">
            <text:p>6401</text:p>
          </table:table-cell>
          <table:table-cell table:style-name="ce13" table:formula="of:=COM.MICROSOFT.MINIFS([.$F$401:.$F$482];[.$G$401:.$G$482];[.G472])" office:value-type="float" office:value="456413.4" calcext:value-type="float">
            <text:p>456,413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048" calcext:value-type="float">
            <text:p>203048</text:p>
          </table:table-cell>
          <table:table-cell office:value-type="float" office:value="27817.2" calcext:value-type="float">
            <text:p>27817.2</text:p>
          </table:table-cell>
          <table:table-cell office:value-type="float" office:value="75165.7" calcext:value-type="float">
            <text:p>75165.7</text:p>
          </table:table-cell>
          <table:table-cell office:value-type="float" office:value="141546" calcext:value-type="float">
            <text:p>141546</text:p>
          </table:table-cell>
          <table:table-cell table:formula="of:=SUM([.B473:.E473])" office:value-type="float" office:value="447576.9" calcext:value-type="float">
            <text:p>447,576.90</text:p>
          </table:table-cell>
          <table:table-cell office:value-type="float" office:value="71128" calcext:value-type="float">
            <text:p>71,128.00</text:p>
          </table:table-cell>
          <table:table-cell office:value-type="float" office:value="71131" calcext:value-type="float">
            <text:p>71,131.00</text:p>
          </table:table-cell>
          <table:table-cell office:value-type="float" office:value="6532.74" calcext:value-type="float">
            <text:p>6532.74</text:p>
          </table:table-cell>
          <table:table-cell table:style-name="ce13" table:formula="of:=COM.MICROSOFT.MINIFS([.$F$401:.$F$482];[.$G$401:.$G$482];[.G473])" office:value-type="float" office:value="447576.9" calcext:value-type="float">
            <text:p>447,576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89" calcext:value-type="float">
            <text:p>205589</text:p>
          </table:table-cell>
          <table:table-cell office:value-type="float" office:value="26047.8" calcext:value-type="float">
            <text:p>26047.8</text:p>
          </table:table-cell>
          <table:table-cell office:value-type="float" office:value="75723" calcext:value-type="float">
            <text:p>75723</text:p>
          </table:table-cell>
          <table:table-cell office:value-type="float" office:value="142339" calcext:value-type="float">
            <text:p>142339</text:p>
          </table:table-cell>
          <table:table-cell table:formula="of:=SUM([.B474:.E474])" office:value-type="float" office:value="449698.8" calcext:value-type="float">
            <text:p>449,698.80</text:p>
          </table:table-cell>
          <table:table-cell office:value-type="float" office:value="71132" calcext:value-type="float">
            <text:p>71,132.00</text:p>
          </table:table-cell>
          <table:table-cell office:value-type="float" office:value="71660" calcext:value-type="float">
            <text:p>71,660.00</text:p>
          </table:table-cell>
          <table:table-cell office:value-type="float" office:value="6198.6" calcext:value-type="float">
            <text:p>6198.6</text:p>
          </table:table-cell>
          <table:table-cell table:style-name="ce13" table:formula="of:=COM.MICROSOFT.MINIFS([.$F$401:.$F$482];[.$G$401:.$G$482];[.G474])" office:value-type="float" office:value="449698.8" calcext:value-type="float">
            <text:p>449,698.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388" calcext:value-type="float">
            <text:p>209388</text:p>
          </table:table-cell>
          <table:table-cell office:value-type="float" office:value="20266.1" calcext:value-type="float">
            <text:p>20266.1</text:p>
          </table:table-cell>
          <table:table-cell office:value-type="float" office:value="75908.3" calcext:value-type="float">
            <text:p>75908.3</text:p>
          </table:table-cell>
          <table:table-cell office:value-type="float" office:value="150342" calcext:value-type="float">
            <text:p>150342</text:p>
          </table:table-cell>
          <table:table-cell table:formula="of:=SUM([.B475:.E475])" office:value-type="float" office:value="455904.4" calcext:value-type="float">
            <text:p>455,904.40</text:p>
          </table:table-cell>
          <table:table-cell office:value-type="float" office:value="71661" calcext:value-type="float">
            <text:p>71,661.00</text:p>
          </table:table-cell>
          <table:table-cell office:value-type="float" office:value="72476" calcext:value-type="float">
            <text:p>72,476.00</text:p>
          </table:table-cell>
          <table:table-cell office:value-type="float" office:value="6162.05" calcext:value-type="float">
            <text:p>6162.05</text:p>
          </table:table-cell>
          <table:table-cell table:style-name="ce13" table:formula="of:=COM.MICROSOFT.MINIFS([.$F$401:.$F$482];[.$G$401:.$G$482];[.G475])" office:value-type="float" office:value="455904.4" calcext:value-type="float">
            <text:p>455,904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557" calcext:value-type="float">
            <text:p>203557</text:p>
          </table:table-cell>
          <table:table-cell office:value-type="float" office:value="28076.5" calcext:value-type="float">
            <text:p>28076.5</text:p>
          </table:table-cell>
          <table:table-cell office:value-type="float" office:value="74943.4" calcext:value-type="float">
            <text:p>74943.4</text:p>
          </table:table-cell>
          <table:table-cell office:value-type="float" office:value="138881" calcext:value-type="float">
            <text:p>138881</text:p>
          </table:table-cell>
          <table:table-cell table:formula="of:=SUM([.B476:.E476])" office:value-type="float" office:value="445457.9" calcext:value-type="float">
            <text:p>445,457.90</text:p>
          </table:table-cell>
          <table:table-cell office:value-type="float" office:value="72477" calcext:value-type="float">
            <text:p>72,477.00</text:p>
          </table:table-cell>
          <table:table-cell office:value-type="float" office:value="72480" calcext:value-type="float">
            <text:p>72,480.00</text:p>
          </table:table-cell>
          <table:table-cell office:value-type="float" office:value="6161.66" calcext:value-type="float">
            <text:p>6161.66</text:p>
          </table:table-cell>
          <table:table-cell table:style-name="ce13" table:formula="of:=COM.MICROSOFT.MINIFS([.$F$401:.$F$482];[.$G$401:.$G$482];[.G476])" office:value-type="float" office:value="445457.9" calcext:value-type="float">
            <text:p>445,457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8472" calcext:value-type="float">
            <text:p>208472</text:p>
          </table:table-cell>
          <table:table-cell office:value-type="float" office:value="26049.5" calcext:value-type="float">
            <text:p>26049.5</text:p>
          </table:table-cell>
          <table:table-cell office:value-type="float" office:value="76219.4" calcext:value-type="float">
            <text:p>76219.4</text:p>
          </table:table-cell>
          <table:table-cell office:value-type="float" office:value="140891" calcext:value-type="float">
            <text:p>140891</text:p>
          </table:table-cell>
          <table:table-cell table:formula="of:=SUM([.B477:.E477])" office:value-type="float" office:value="451631.9" calcext:value-type="float">
            <text:p>451,631.90</text:p>
          </table:table-cell>
          <table:table-cell office:value-type="float" office:value="72481" calcext:value-type="float">
            <text:p>72,481.00</text:p>
          </table:table-cell>
          <table:table-cell office:value-type="float" office:value="72483" calcext:value-type="float">
            <text:p>72,483.00</text:p>
          </table:table-cell>
          <table:table-cell office:value-type="float" office:value="6168.38" calcext:value-type="float">
            <text:p>6168.38</text:p>
          </table:table-cell>
          <table:table-cell table:style-name="ce13" table:formula="of:=COM.MICROSOFT.MINIFS([.$F$401:.$F$482];[.$G$401:.$G$482];[.G477])" office:value-type="float" office:value="451631.9" calcext:value-type="float">
            <text:p>451,631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586" calcext:value-type="float">
            <text:p>202586</text:p>
          </table:table-cell>
          <table:table-cell office:value-type="float" office:value="25359" calcext:value-type="float">
            <text:p>25359</text:p>
          </table:table-cell>
          <table:table-cell office:value-type="float" office:value="77985" calcext:value-type="float">
            <text:p>77985</text:p>
          </table:table-cell>
          <table:table-cell office:value-type="float" office:value="139798" calcext:value-type="float">
            <text:p>139798</text:p>
          </table:table-cell>
          <table:table-cell table:formula="of:=SUM([.B478:.E478])" office:value-type="float" office:value="445728" calcext:value-type="float">
            <text:p>445,728.00</text:p>
          </table:table-cell>
          <table:table-cell office:value-type="float" office:value="72484" calcext:value-type="float">
            <text:p>72,484.00</text:p>
          </table:table-cell>
          <table:table-cell office:value-type="float" office:value="72487" calcext:value-type="float">
            <text:p>72,487.00</text:p>
          </table:table-cell>
          <table:table-cell office:value-type="float" office:value="6207.49" calcext:value-type="float">
            <text:p>6207.49</text:p>
          </table:table-cell>
          <table:table-cell table:style-name="ce13" table:formula="of:=COM.MICROSOFT.MINIFS([.$F$401:.$F$482];[.$G$401:.$G$482];[.G478])" office:value-type="float" office:value="445728" calcext:value-type="float">
            <text:p>445,728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617" calcext:value-type="float">
            <text:p>211617</text:p>
          </table:table-cell>
          <table:table-cell office:value-type="float" office:value="26581.8" calcext:value-type="float">
            <text:p>26581.8</text:p>
          </table:table-cell>
          <table:table-cell office:value-type="float" office:value="79221.1" calcext:value-type="float">
            <text:p>79221.1</text:p>
          </table:table-cell>
          <table:table-cell office:value-type="float" office:value="138275" calcext:value-type="float">
            <text:p>138275</text:p>
          </table:table-cell>
          <table:table-cell table:formula="of:=SUM([.B479:.E479])" office:value-type="float" office:value="455694.9" calcext:value-type="float">
            <text:p>455,694.90</text:p>
          </table:table-cell>
          <table:table-cell office:value-type="float" office:value="72488" calcext:value-type="float">
            <text:p>72,488.00</text:p>
          </table:table-cell>
          <table:table-cell office:value-type="float" office:value="72967" calcext:value-type="float">
            <text:p>72,967.00</text:p>
          </table:table-cell>
          <table:table-cell office:value-type="float" office:value="6224.21" calcext:value-type="float">
            <text:p>6224.21</text:p>
          </table:table-cell>
          <table:table-cell table:style-name="ce13" table:formula="of:=COM.MICROSOFT.MINIFS([.$F$401:.$F$482];[.$G$401:.$G$482];[.G479])" office:value-type="float" office:value="455694.9" calcext:value-type="float">
            <text:p>455,694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480" calcext:value-type="float">
            <text:p>209480</text:p>
          </table:table-cell>
          <table:table-cell office:value-type="float" office:value="24911.9" calcext:value-type="float">
            <text:p>24911.9</text:p>
          </table:table-cell>
          <table:table-cell office:value-type="float" office:value="78780.2" calcext:value-type="float">
            <text:p>78780.2</text:p>
          </table:table-cell>
          <table:table-cell office:value-type="float" office:value="139914" calcext:value-type="float">
            <text:p>139914</text:p>
          </table:table-cell>
          <table:table-cell table:formula="of:=SUM([.B480:.E480])" office:value-type="float" office:value="453086.1" calcext:value-type="float">
            <text:p>453,086.10</text:p>
          </table:table-cell>
          <table:table-cell office:value-type="float" office:value="72968" calcext:value-type="float">
            <text:p>72,968.00</text:p>
          </table:table-cell>
          <table:table-cell office:value-type="float" office:value="73326" calcext:value-type="float">
            <text:p>73,326.00</text:p>
          </table:table-cell>
          <table:table-cell office:value-type="float" office:value="6151.44" calcext:value-type="float">
            <text:p>6151.44</text:p>
          </table:table-cell>
          <table:table-cell table:style-name="ce13" table:formula="of:=COM.MICROSOFT.MINIFS([.$F$401:.$F$482];[.$G$401:.$G$482];[.G480])" office:value-type="float" office:value="453086.1" calcext:value-type="float">
            <text:p>453,086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27" calcext:value-type="float">
            <text:p>206127</text:p>
          </table:table-cell>
          <table:table-cell office:value-type="float" office:value="24743.8" calcext:value-type="float">
            <text:p>24743.8</text:p>
          </table:table-cell>
          <table:table-cell office:value-type="float" office:value="76426" calcext:value-type="float">
            <text:p>76426</text:p>
          </table:table-cell>
          <table:table-cell office:value-type="float" office:value="141119" calcext:value-type="float">
            <text:p>141119</text:p>
          </table:table-cell>
          <table:table-cell table:formula="of:=SUM([.B481:.E481])" office:value-type="float" office:value="448415.8" calcext:value-type="float">
            <text:p>448,415.80</text:p>
          </table:table-cell>
          <table:table-cell office:value-type="float" office:value="73327" calcext:value-type="float">
            <text:p>73,327.00</text:p>
          </table:table-cell>
          <table:table-cell office:value-type="float" office:value="74030" calcext:value-type="float">
            <text:p>74,030.00</text:p>
          </table:table-cell>
          <table:table-cell office:value-type="float" office:value="6202.43" calcext:value-type="float">
            <text:p>6202.43</text:p>
          </table:table-cell>
          <table:table-cell table:style-name="ce13" table:formula="of:=COM.MICROSOFT.MINIFS([.$F$401:.$F$482];[.$G$401:.$G$482];[.G481])" office:value-type="float" office:value="448415.8" calcext:value-type="float">
            <text:p>448,415.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627" calcext:value-type="float">
            <text:p>207627</text:p>
          </table:table-cell>
          <table:table-cell office:value-type="float" office:value="22925.6" calcext:value-type="float">
            <text:p>22925.6</text:p>
          </table:table-cell>
          <table:table-cell office:value-type="float" office:value="78571.5" calcext:value-type="float">
            <text:p>78571.5</text:p>
          </table:table-cell>
          <table:table-cell office:value-type="float" office:value="142238" calcext:value-type="float">
            <text:p>142238</text:p>
          </table:table-cell>
          <table:table-cell table:formula="of:=SUM([.B482:.E482])" office:value-type="float" office:value="451362.1" calcext:value-type="float">
            <text:p>451,362.10</text:p>
          </table:table-cell>
          <table:table-cell office:value-type="float" office:value="74031" calcext:value-type="float">
            <text:p>74,031.00</text:p>
          </table:table-cell>
          <table:table-cell office:value-type="float" office:value="152000" calcext:value-type="float">
            <text:p>152,000.00</text:p>
          </table:table-cell>
          <table:table-cell office:value-type="float" office:value="6238.3" calcext:value-type="float">
            <text:p>6238.3</text:p>
          </table:table-cell>
          <table:table-cell table:style-name="ce13" table:formula="of:=COM.MICROSOFT.MINIFS([.$F$401:.$F$482];[.$G$401:.$G$482];[.G482])" office:value-type="float" office:value="451362.1" calcext:value-type="float">
            <text:p>451,362.10</text:p>
          </table:table-cell>
          <table:table-cell table:number-columns-repeated="14"/>
        </table:table-row>
        <table:table-row table:style-name="ro1" table:number-rows-repeated="1048093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  <table:database-ranges>
        <table:database-range table:name="__Anonymous_Sheet_DB__0" table:target-range-address="Planilha1.A48:Planilha1.M76" table:contains-header="false">
          <table:sort>
            <table:sort-by table:field-number="12" table:order="descending" table:data-type="automatic"/>
          </table:sort>
        </table:database-range>
        <table:database-range table:name="__Anonymous_Sheet_DB__1" table:target-range-address="7200s.J401:7200s.P482" table:contains-header="false">
          <table:sort>
            <table:sort-by table:field-number="0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8:19:51.97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0:29:36.202000000</meta:creation-date>
    <dc:date>2022-05-19T18:34:23.451000000</dc:date>
    <meta:editing-duration>PT2H9M43S</meta:editing-duration>
    <meta:editing-cycles>6</meta:editing-cycles>
    <meta:generator>LibreOffice/7.2.2.2$Windows_X86_64 LibreOffice_project/02b2acce88a210515b4a5bb2e46cbfb63fe97d56</meta:generator>
    <meta:document-statistic meta:table-count="2" meta:cell-count="5089" meta:object-count="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legend chart:legend-position="end" svg:x="13.241cm" svg:y="4.204cm" style:legend-expansion="high" chart:style-name="ch2"/>
        <chart:plot-area chart:style-name="ch3" table:cell-range-address="Planilha1.H49:Planilha1.H76" svg:x="0.319cm" svg:y="0.18cm" svg:width="12.603cm" svg:height="8.646cm">
          <chart:coordinate-region svg:x="2.263cm" svg:y="0.379cm" svg:width="10.47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H49:Planilha1.H76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680">
                <text:p>652680</text:p>
                <draw:g>
                  <svg:desc>Planilha1.H49:Planilha1.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7849">
                <text:p>647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7849">
                <text:p>6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2295">
                <text:p>642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7849">
                <text:p>647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7849">
                <text:p>647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2909">
                <text:p>642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5336">
                <text:p>645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2909">
                <text:p>642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6183">
                <text:p>646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7296">
                <text:p>647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9323">
                <text:p>649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9323">
                <text:p>649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7113">
                <text:p>6471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7175">
                <text:p>647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1798">
                <text:p>6517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850">
                <text:p>6498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8761">
                <text:p>6387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8748">
                <text:p>6487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9588">
                <text:p>649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8855">
                <text:p>648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8855">
                <text:p>6488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2282">
                <text:p>652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2282">
                <text:p>652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4.201cm" style:legend-expansion="high" chart:style-name="ch2"/>
        <chart:plot-area chart:style-name="ch3" table:cell-range-address="7200s.H401:7200s.H408 7200s.J401:7200s.J408" chart:data-source-has-labels="column" svg:x="0.32cm" svg:y="0.18cm" svg:width="12.667cm" svg:height="8.64cm">
          <chart:coordinate-region svg:x="2.264cm" svg:y="0.18cm" svg:width="10.582cm" svg:height="6.713cm"/>
          <chart:axis chart:dimension="x" chart:name="primary-x" chart:style-name="ch4" chartooo:axis-type="auto">
            <chartooo:date-scale/>
            <chart:categories table:cell-range-address="7200s.H401:7200s.H4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J401:7200s.J408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float" office:value="452939">
                <text:p>452939</text:p>
                <draw:g>
                  <svg:desc>7200s.H401:7200s.H408</svg:desc>
                </draw:g>
              </table:table-cell>
              <table:table-cell office:value-type="float" office:value="494141">
                <text:p>494141</text:p>
                <draw:g>
                  <svg:desc>7200s.J401:7200s.J408</svg:desc>
                </draw:g>
              </table:table-cell>
            </table:table-row>
            <table:table-row>
              <table:table-cell office:value-type="float" office:value="453899">
                <text:p>453899</text:p>
              </table:table-cell>
              <table:table-cell office:value-type="float" office:value="477637">
                <text:p>477637</text:p>
              </table:table-cell>
            </table:table-row>
            <table:table-row>
              <table:table-cell office:value-type="float" office:value="454035">
                <text:p>454035</text:p>
              </table:table-cell>
              <table:table-cell office:value-type="float" office:value="464552.2">
                <text:p>464552.2</text:p>
              </table:table-cell>
            </table:table-row>
            <table:table-row>
              <table:table-cell office:value-type="float" office:value="455234">
                <text:p>455234</text:p>
              </table:table-cell>
              <table:table-cell office:value-type="float" office:value="484060.1">
                <text:p>484060.1</text:p>
              </table:table-cell>
            </table:table-row>
            <table:table-row>
              <table:table-cell office:value-type="float" office:value="456195">
                <text:p>456195</text:p>
              </table:table-cell>
              <table:table-cell office:value-type="float" office:value="467099.3">
                <text:p>467099.3</text:p>
              </table:table-cell>
            </table:table-row>
            <table:table-row>
              <table:table-cell office:value-type="float" office:value="457394">
                <text:p>457394</text:p>
              </table:table-cell>
              <table:table-cell office:value-type="float" office:value="470689.2">
                <text:p>470689.2</text:p>
              </table:table-cell>
            </table:table-row>
            <table:table-row>
              <table:table-cell office:value-type="float" office:value="463874">
                <text:p>463874</text:p>
              </table:table-cell>
              <table:table-cell office:value-type="float" office:value="453666.4">
                <text:p>453666.4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464379.9">
                <text:p>464379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legend chart:legend-position="end" svg:x="13.241cm" svg:y="4.203cm" style:legend-expansion="high" chart:style-name="ch2"/>
        <chart:plot-area chart:style-name="ch3" table:cell-range-address="Planilha1.F82:Planilha1.G109 Planilha1.F81:Planilha1.F81" chart:data-source-has-labels="both" svg:x="0.32cm" svg:y="0.18cm" svg:width="12.601cm" svg:height="7.664cm">
          <chart:coordinate-region svg:x="2.264cm" svg:y="0.18cm" svg:width="10.657cm" svg:height="6.149cm"/>
          <chart:axis chart:dimension="x" chart:name="primary-x" chart:style-name="ch4" chartooo:axis-type="auto">
            <chartooo:date-scale/>
            <chart:title svg:x="5.967cm" svg:y="8.024cm" chart:style-name="ch5">
              <text:p>capacity</text:p>
            </chart:title>
            <chart:categories table:cell-range-address="Planilha1.G82:Planilha1.G10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82:Planilha1.F109" chart:label-cell-address="Planilha1.F81:Planilha1.F81" chart:class="chart:line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Planilha1.F81:Planilha1.F81</svg:desc>
                </draw:g>
              </table:table-cell>
            </table:table-row>
          </table:table-header-rows>
          <table:table-rows>
            <table:table-row>
              <table:table-cell office:value-type="float" office:value="127000">
                <text:p>127000</text:p>
                <draw:g>
                  <svg:desc>Planilha1.G82:Planilha1.G109</svg:desc>
                </draw:g>
              </table:table-cell>
              <table:table-cell office:value-type="float" office:value="652679.8">
                <text:p>652679.8</text:p>
                <draw:g>
                  <svg:desc>Planilha1.F82:Planilha1.F109</svg:desc>
                </draw:g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2294.9">
                <text:p>642294.9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5335.6">
                <text:p>645335.6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6183.2">
                <text:p>646183.2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296.2">
                <text:p>647296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7175">
                <text:p>647175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51797.8">
                <text:p>651797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9849.6">
                <text:p>649849.6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38760.8">
                <text:p>638760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48747.2">
                <text:p>648747.2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52282">
                <text:p>652282</text:p>
              </table:table-cell>
            </table:table-row>
            <table:table-row>
              <table:table-cell office:value-type="float" office:value="125650">
                <text:p>125650</text:p>
              </table:table-cell>
              <table:table-cell office:value-type="float" office:value="652282">
                <text:p>6522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legend chart:legend-position="end" svg:x="13.241cm" svg:y="4.204cm" style:legend-expansion="high" chart:style-name="ch2"/>
        <chart:plot-area chart:style-name="ch3" table:cell-range-address="7200s.H49:7200s.H76" svg:x="0.319cm" svg:y="0.18cm" svg:width="12.603cm" svg:height="8.646cm">
          <chart:coordinate-region svg:x="0.755cm" svg:y="0.38cm" svg:width="11.79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7200s.H49:7200s.H76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7200s.H49:7200s.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legend chart:legend-position="end" svg:x="13.207cm" svg:y="4.203cm" style:legend-expansion="high" chart:style-name="ch2"/>
        <chart:plot-area chart:style-name="ch3" table:cell-range-address="7200s.H82:7200s.H109 7200s.F81:7200s.F109" chart:data-source-has-labels="both" svg:x="0.319cm" svg:y="0.18cm" svg:width="12.569cm" svg:height="8.645cm">
          <chart:coordinate-region svg:x="2.263cm" svg:y="0.18cm" svg:width="10.625cm" svg:height="6.718cm"/>
          <chart:axis chart:dimension="x" chart:name="primary-x" chart:style-name="ch4" chartooo:axis-type="auto">
            <chartooo:date-scale/>
            <chart:categories table:cell-range-address="7200s.H82:7200s.H10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F82:7200s.F109" chart:label-cell-address="7200s.F81:7200s.F81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F81:7200s.F81</svg:desc>
                </draw:g>
              </table:table-cell>
            </table:table-row>
          </table:table-header-rows>
          <table:table-rows>
            <table:table-row>
              <table:table-cell office:value-type="float" office:value="127000">
                <text:p>127000</text:p>
                <draw:g>
                  <svg:desc>7200s.H82:7200s.H109</svg:desc>
                </draw:g>
              </table:table-cell>
              <table:table-cell office:value-type="float" office:value="645528.9">
                <text:p>645528.9</text:p>
                <draw:g>
                  <svg:desc>7200s.F82:7200s.F109</svg:desc>
                </draw:g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51797.8">
                <text:p>651797.8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52282">
                <text:p>652282</text:p>
              </table:table-cell>
            </table:table-row>
            <table:table-row>
              <table:table-cell office:value-type="float" office:value="125650">
                <text:p>125650</text:p>
              </table:table-cell>
              <table:table-cell office:value-type="float" office:value="649599.4">
                <text:p>649599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235cm" svg:y="4.204cm" style:legend-expansion="high" chart:style-name="ch2"/>
        <chart:plot-area chart:style-name="ch3" table:cell-range-address="7200s.H116:7200s.H143 7200s.K115:7200s.K143" chart:data-source-has-labels="both" svg:x="0.32cm" svg:y="0.18cm" svg:width="12.595cm" svg:height="8.646cm">
          <chart:coordinate-region svg:x="2.264cm" svg:y="0.18cm" svg:width="10.651cm" svg:height="6.719cm"/>
          <chart:axis chart:dimension="x" chart:name="primary-x" chart:style-name="ch4" chartooo:axis-type="auto">
            <chartooo:date-scale/>
            <chart:categories table:cell-range-address="7200s.H116:7200s.H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K116:7200s.K143" chart:label-cell-address="7200s.K115:7200s.K115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K115:7200s.K115</svg:desc>
                </draw:g>
              </table:table-cell>
            </table:table-row>
          </table:table-header-rows>
          <table:table-rows>
            <table:table-row>
              <table:table-cell office:value-type="float" office:value="125650">
                <text:p>125650</text:p>
                <draw:g>
                  <svg:desc>7200s.H116:7200s.H143</svg:desc>
                </draw:g>
              </table:table-cell>
              <table:table-cell office:value-type="float" office:value="649599.4">
                <text:p>649599.4</text:p>
                <draw:g>
                  <svg:desc>7200s.K116:7200s.K143</svg:desc>
                </draw:g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49599.4">
                <text:p>649599.4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642908.3">
                <text:p>642908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923cm" svg:y="4.204cm" style:legend-expansion="high" chart:style-name="ch2"/>
        <chart:plot-area chart:style-name="ch3" table:cell-range-address="7200s.G116:7200s.H143 7200s.G115:7200s.G115" chart:data-source-has-labels="both" svg:x="0.32cm" svg:y="0.18cm" svg:width="13.283cm" svg:height="8.646cm">
          <chart:coordinate-region svg:x="2.264cm" svg:y="0.18cm" svg:width="11.339cm" svg:height="6.719cm"/>
          <chart:axis chart:dimension="x" chart:name="primary-x" chart:style-name="ch4" chartooo:axis-type="auto">
            <chartooo:date-scale/>
            <chart:categories table:cell-range-address="7200s.H116:7200s.H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G116:7200s.G143" chart:label-cell-address="7200s.G115:7200s.G115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7200s.G115:7200s.G115</svg:desc>
                </draw:g>
              </table:table-cell>
            </table:table-row>
          </table:table-header-rows>
          <table:table-rows>
            <table:table-row>
              <table:table-cell office:value-type="float" office:value="125650">
                <text:p>125650</text:p>
                <draw:g>
                  <svg:desc>7200s.H116:7200s.H143</svg:desc>
                </draw:g>
              </table:table-cell>
              <table:table-cell office:value-type="float" office:value="125646">
                <text:p>125646</text:p>
                <draw:g>
                  <svg:desc>7200s.G116:7200s.G143</svg:desc>
                </draw:g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125646">
                <text:p>125646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126307">
                <text:p>1263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618cm" svg:height="9cm" xlink:href=".." xlink:type="simple" chart:class="chart:line" chart:style-name="ch1">
        <chart:legend chart:legend-position="end" svg:x="14.845cm" svg:y="4.201cm" style:legend-expansion="high" chart:style-name="ch2"/>
        <chart:plot-area chart:style-name="ch3" table:cell-range-address="7200s.H158:7200s.H378 7200s.F157:7200s.F157 7200s.J158:7200s.J378" chart:data-source-has-labels="both" svg:x="0.352cm" svg:y="0.18cm" svg:width="14.141cm" svg:height="8.64cm">
          <chart:coordinate-region svg:x="2.296cm" svg:y="0.18cm" svg:width="12.056cm" svg:height="6.713cm"/>
          <chart:axis chart:dimension="x" chart:name="primary-x" chart:style-name="ch4" chartooo:axis-type="auto">
            <chartooo:date-scale/>
            <chart:categories table:cell-range-address="7200s.H158:7200s.H3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J158:7200s.J378" chart:label-cell-address="7200s.F157:7200s.F157" chart:class="chart:line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F157:7200s.F157</svg:desc>
                </draw:g>
              </table:table-cell>
            </table:table-row>
          </table:table-header-rows>
          <table:table-rows>
            <table:table-row>
              <table:table-cell office:value-type="float" office:value="452875">
                <text:p>452875</text:p>
                <draw:g>
                  <svg:desc>7200s.H158:7200s.H378</svg:desc>
                </draw:g>
              </table:table-cell>
              <table:table-cell office:value-type="float" office:value="500389.7">
                <text:p>500389.7</text:p>
                <draw:g>
                  <svg:desc>7200s.J158:7200s.J378</svg:desc>
                </draw:g>
              </table:table-cell>
            </table:table-row>
            <table:table-row>
              <table:table-cell office:value-type="float" office:value="452925">
                <text:p>452925</text:p>
              </table:table-cell>
              <table:table-cell office:value-type="float" office:value="500389.7">
                <text:p>500389.7</text:p>
              </table:table-cell>
            </table:table-row>
            <table:table-row>
              <table:table-cell office:value-type="float" office:value="452975">
                <text:p>4529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025">
                <text:p>4530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075">
                <text:p>4530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125">
                <text:p>4531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175">
                <text:p>4531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225">
                <text:p>4532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275">
                <text:p>4532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325">
                <text:p>4533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375">
                <text:p>4533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425">
                <text:p>4534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475">
                <text:p>4534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525">
                <text:p>4535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575">
                <text:p>4535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625">
                <text:p>4536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675">
                <text:p>4536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725">
                <text:p>4537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775">
                <text:p>4537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825">
                <text:p>4538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875">
                <text:p>4538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925">
                <text:p>4539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975">
                <text:p>4539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4025">
                <text:p>4540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4075">
                <text:p>4540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125">
                <text:p>4541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175">
                <text:p>4541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225">
                <text:p>4542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275">
                <text:p>4542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325">
                <text:p>4543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375">
                <text:p>4543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425">
                <text:p>4544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475">
                <text:p>4544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525">
                <text:p>4545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575">
                <text:p>4545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625">
                <text:p>4546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675">
                <text:p>4546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725">
                <text:p>4547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775">
                <text:p>4547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825">
                <text:p>4548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875">
                <text:p>4548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925">
                <text:p>4549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975">
                <text:p>4549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025">
                <text:p>4550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075">
                <text:p>4550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125">
                <text:p>4551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175">
                <text:p>4551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225">
                <text:p>4552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275">
                <text:p>4552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325">
                <text:p>4553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375">
                <text:p>4553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425">
                <text:p>4554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475">
                <text:p>4554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525">
                <text:p>4555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575">
                <text:p>4555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625">
                <text:p>4556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675">
                <text:p>4556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725">
                <text:p>4557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775">
                <text:p>4557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825">
                <text:p>4558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875">
                <text:p>4558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925">
                <text:p>4559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975">
                <text:p>4559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025">
                <text:p>4560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075">
                <text:p>4560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125">
                <text:p>4561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175">
                <text:p>4561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225">
                <text:p>4562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275">
                <text:p>4562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325">
                <text:p>4563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375">
                <text:p>4563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425">
                <text:p>4564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475">
                <text:p>4564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525">
                <text:p>4565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575">
                <text:p>4565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625">
                <text:p>4566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675">
                <text:p>4566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725">
                <text:p>4567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775">
                <text:p>4567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825">
                <text:p>4568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875">
                <text:p>4568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925">
                <text:p>4569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975">
                <text:p>4569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025">
                <text:p>4570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075">
                <text:p>4570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125">
                <text:p>4571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175">
                <text:p>4571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225">
                <text:p>4572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275">
                <text:p>4572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325">
                <text:p>4573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375">
                <text:p>4573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425">
                <text:p>457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475">
                <text:p>457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525">
                <text:p>457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575">
                <text:p>457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625">
                <text:p>457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675">
                <text:p>457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725">
                <text:p>457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775">
                <text:p>457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825">
                <text:p>457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875">
                <text:p>457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925">
                <text:p>457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975">
                <text:p>457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025">
                <text:p>458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075">
                <text:p>458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125">
                <text:p>458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175">
                <text:p>458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225">
                <text:p>458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275">
                <text:p>458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325">
                <text:p>458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375">
                <text:p>458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425">
                <text:p>458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475">
                <text:p>458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525">
                <text:p>458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575">
                <text:p>458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625">
                <text:p>458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675">
                <text:p>458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725">
                <text:p>458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775">
                <text:p>458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825">
                <text:p>458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875">
                <text:p>458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925">
                <text:p>458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975">
                <text:p>458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025">
                <text:p>459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075">
                <text:p>459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125">
                <text:p>459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175">
                <text:p>459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225">
                <text:p>459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275">
                <text:p>459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325">
                <text:p>459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375">
                <text:p>459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425">
                <text:p>459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475">
                <text:p>459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525">
                <text:p>459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575">
                <text:p>459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625">
                <text:p>459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675">
                <text:p>459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725">
                <text:p>459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775">
                <text:p>459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825">
                <text:p>459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875">
                <text:p>459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925">
                <text:p>459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975">
                <text:p>459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025">
                <text:p>460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075">
                <text:p>460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125">
                <text:p>460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175">
                <text:p>460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225">
                <text:p>460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275">
                <text:p>460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325">
                <text:p>460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375">
                <text:p>460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425">
                <text:p>460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475">
                <text:p>460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525">
                <text:p>460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575">
                <text:p>460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625">
                <text:p>460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675">
                <text:p>460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725">
                <text:p>460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775">
                <text:p>460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825">
                <text:p>460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875">
                <text:p>460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925">
                <text:p>460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975">
                <text:p>460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025">
                <text:p>461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075">
                <text:p>461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125">
                <text:p>461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175">
                <text:p>461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225">
                <text:p>461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275">
                <text:p>461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325">
                <text:p>461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375">
                <text:p>461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425">
                <text:p>461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475">
                <text:p>461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525">
                <text:p>461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575">
                <text:p>461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625">
                <text:p>461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675">
                <text:p>461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725">
                <text:p>461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775">
                <text:p>461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825">
                <text:p>461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875">
                <text:p>461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925">
                <text:p>461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975">
                <text:p>461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025">
                <text:p>462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075">
                <text:p>462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125">
                <text:p>462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175">
                <text:p>462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225">
                <text:p>462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275">
                <text:p>462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325">
                <text:p>462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375">
                <text:p>462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425">
                <text:p>462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475">
                <text:p>462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525">
                <text:p>462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575">
                <text:p>462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625">
                <text:p>462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675">
                <text:p>462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725">
                <text:p>462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775">
                <text:p>462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825">
                <text:p>462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875">
                <text:p>462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925">
                <text:p>462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975">
                <text:p>462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025">
                <text:p>463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075">
                <text:p>463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125">
                <text:p>463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175">
                <text:p>463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225">
                <text:p>463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275">
                <text:p>463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325">
                <text:p>463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375">
                <text:p>463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425">
                <text:p>463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475">
                <text:p>463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525">
                <text:p>463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575">
                <text:p>463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625">
                <text:p>463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675">
                <text:p>463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725">
                <text:p>463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775">
                <text:p>463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825">
                <text:p>463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875">
                <text:p>463875</text:p>
              </table:table-cell>
              <table:table-cell office:value-type="float" office:value="453507.5">
                <text:p>453507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201cm" style:legend-expansion="high" chart:style-name="ch2"/>
        <chart:plot-area chart:style-name="ch3" table:cell-range-address="7200s.G158:7200s.H378 7200s.G157:7200s.G157" chart:data-source-has-labels="both" svg:x="0.32cm" svg:y="0.18cm" svg:width="13.275cm" svg:height="8.64cm">
          <chart:coordinate-region svg:x="2.264cm" svg:y="0.18cm" svg:width="11.19cm" svg:height="6.713cm"/>
          <chart:axis chart:dimension="x" chart:name="primary-x" chart:style-name="ch4" chartooo:axis-type="auto">
            <chartooo:date-scale/>
            <chart:categories table:cell-range-address="7200s.H158:7200s.H3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G158:7200s.G378" chart:label-cell-address="7200s.G157:7200s.G157" chart:class="chart:line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7200s.G157:7200s.G157</svg:desc>
                </draw:g>
              </table:table-cell>
            </table:table-row>
          </table:table-header-rows>
          <table:table-rows>
            <table:table-row>
              <table:table-cell office:value-type="float" office:value="452875">
                <text:p>452875</text:p>
                <draw:g>
                  <svg:desc>7200s.H158:7200s.H378</svg:desc>
                </draw:g>
              </table:table-cell>
              <table:table-cell office:value-type="float" office:value="452834">
                <text:p>452834</text:p>
                <draw:g>
                  <svg:desc>7200s.G158:7200s.G378</svg:desc>
                </draw:g>
              </table:table-cell>
            </table:table-row>
            <table:table-row>
              <table:table-cell office:value-type="float" office:value="452925">
                <text:p>452925</text:p>
              </table:table-cell>
              <table:table-cell office:value-type="float" office:value="452834">
                <text:p>452834</text:p>
              </table:table-cell>
            </table:table-row>
            <table:table-row>
              <table:table-cell office:value-type="float" office:value="452975">
                <text:p>4529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025">
                <text:p>4530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075">
                <text:p>4530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125">
                <text:p>4531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175">
                <text:p>4531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225">
                <text:p>4532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275">
                <text:p>4532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325">
                <text:p>4533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375">
                <text:p>4533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425">
                <text:p>4534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475">
                <text:p>4534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525">
                <text:p>4535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575">
                <text:p>4535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625">
                <text:p>4536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675">
                <text:p>4536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725">
                <text:p>4537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775">
                <text:p>4537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825">
                <text:p>4538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875">
                <text:p>4538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925">
                <text:p>4539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975">
                <text:p>4539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4025">
                <text:p>4540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4075">
                <text:p>4540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125">
                <text:p>4541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175">
                <text:p>4541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225">
                <text:p>4542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275">
                <text:p>4542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325">
                <text:p>4543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375">
                <text:p>4543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425">
                <text:p>4544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475">
                <text:p>4544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525">
                <text:p>4545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575">
                <text:p>4545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625">
                <text:p>4546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675">
                <text:p>4546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725">
                <text:p>4547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775">
                <text:p>4547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825">
                <text:p>4548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875">
                <text:p>4548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925">
                <text:p>4549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975">
                <text:p>4549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025">
                <text:p>4550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075">
                <text:p>4550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125">
                <text:p>4551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175">
                <text:p>4551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225">
                <text:p>4552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275">
                <text:p>4552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325">
                <text:p>4553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375">
                <text:p>4553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425">
                <text:p>4554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475">
                <text:p>4554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525">
                <text:p>4555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575">
                <text:p>4555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625">
                <text:p>4556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675">
                <text:p>4556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725">
                <text:p>4557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775">
                <text:p>4557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825">
                <text:p>4558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875">
                <text:p>4558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925">
                <text:p>4559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975">
                <text:p>4559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025">
                <text:p>4560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075">
                <text:p>4560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125">
                <text:p>4561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175">
                <text:p>4561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225">
                <text:p>4562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275">
                <text:p>4562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325">
                <text:p>4563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375">
                <text:p>4563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425">
                <text:p>4564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475">
                <text:p>4564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525">
                <text:p>4565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575">
                <text:p>4565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625">
                <text:p>4566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675">
                <text:p>4566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725">
                <text:p>4567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775">
                <text:p>4567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825">
                <text:p>4568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875">
                <text:p>4568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925">
                <text:p>4569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975">
                <text:p>4569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025">
                <text:p>4570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075">
                <text:p>4570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125">
                <text:p>4571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175">
                <text:p>4571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225">
                <text:p>4572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275">
                <text:p>4572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325">
                <text:p>4573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375">
                <text:p>4573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425">
                <text:p>457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475">
                <text:p>457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525">
                <text:p>457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575">
                <text:p>457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625">
                <text:p>457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675">
                <text:p>457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725">
                <text:p>457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775">
                <text:p>457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825">
                <text:p>457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875">
                <text:p>457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925">
                <text:p>457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975">
                <text:p>457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025">
                <text:p>458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075">
                <text:p>458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125">
                <text:p>458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175">
                <text:p>458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225">
                <text:p>458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275">
                <text:p>458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325">
                <text:p>458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375">
                <text:p>458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425">
                <text:p>458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475">
                <text:p>458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525">
                <text:p>458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575">
                <text:p>458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625">
                <text:p>458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675">
                <text:p>458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725">
                <text:p>458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775">
                <text:p>458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825">
                <text:p>458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875">
                <text:p>458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925">
                <text:p>458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975">
                <text:p>458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025">
                <text:p>459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075">
                <text:p>459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125">
                <text:p>459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175">
                <text:p>459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225">
                <text:p>459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275">
                <text:p>459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325">
                <text:p>459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375">
                <text:p>459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425">
                <text:p>459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475">
                <text:p>459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525">
                <text:p>459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575">
                <text:p>459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625">
                <text:p>459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675">
                <text:p>459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725">
                <text:p>459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775">
                <text:p>459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825">
                <text:p>459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875">
                <text:p>459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925">
                <text:p>459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975">
                <text:p>459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025">
                <text:p>460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075">
                <text:p>460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125">
                <text:p>460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175">
                <text:p>460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225">
                <text:p>460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275">
                <text:p>460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325">
                <text:p>460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375">
                <text:p>460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425">
                <text:p>460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475">
                <text:p>460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525">
                <text:p>460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575">
                <text:p>460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625">
                <text:p>460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675">
                <text:p>460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725">
                <text:p>460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775">
                <text:p>460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825">
                <text:p>460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875">
                <text:p>460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925">
                <text:p>460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975">
                <text:p>460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025">
                <text:p>461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075">
                <text:p>461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125">
                <text:p>461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175">
                <text:p>461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225">
                <text:p>461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275">
                <text:p>461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325">
                <text:p>461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375">
                <text:p>461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425">
                <text:p>461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475">
                <text:p>461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525">
                <text:p>461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575">
                <text:p>461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625">
                <text:p>461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675">
                <text:p>461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725">
                <text:p>461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775">
                <text:p>461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825">
                <text:p>461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875">
                <text:p>461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925">
                <text:p>461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975">
                <text:p>461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025">
                <text:p>462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075">
                <text:p>462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125">
                <text:p>462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175">
                <text:p>462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225">
                <text:p>462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275">
                <text:p>462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325">
                <text:p>462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375">
                <text:p>462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425">
                <text:p>462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475">
                <text:p>462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525">
                <text:p>462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575">
                <text:p>462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625">
                <text:p>462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675">
                <text:p>462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725">
                <text:p>462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775">
                <text:p>462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825">
                <text:p>462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875">
                <text:p>462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925">
                <text:p>462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975">
                <text:p>462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025">
                <text:p>463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075">
                <text:p>463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125">
                <text:p>463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175">
                <text:p>463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225">
                <text:p>463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275">
                <text:p>463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325">
                <text:p>463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375">
                <text:p>463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425">
                <text:p>463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475">
                <text:p>463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525">
                <text:p>463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575">
                <text:p>463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625">
                <text:p>463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675">
                <text:p>463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725">
                <text:p>463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775">
                <text:p>463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825">
                <text:p>463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875">
                <text:p>463875</text:p>
              </table:table-cell>
              <table:table-cell office:value-type="float" office:value="457395">
                <text:p>4573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